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20.3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829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tions_to_annotate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tion_id</text:p>
          </table:table-cell>
          <table:table-cell office:value-type="string" calcext:value-type="string">
            <text:p>image_i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A traditional wooden kitchen with a black water boiler, a black oven, a plant and a window.</text:p>
          </table:table-cell>
          <table:table-cell office:value-type="string" calcext:value-type="string">
            <text:p>training/k/kitchen/ADE_train_00010717.jpg</text:p>
          </table:table-cell>
          <table:table-cell table:formula="of:=HYPERLINK(&quot;https://jarvis.ling.uni-potsdam.de/clp-pmvss21-1/jupyter/user/alatif/view/data/ImageCorpora/ADE20K_2016_07_26/images/training/k/kitchen/ADE_train_00010717.jpg&quot;)" office:value-type="string" office:string-value="https://jarvis.ling.uni-potsdam.de/clp-pmvss21-1/jupyter/user/alatif/view/data/ImageCorpora/ADE20K_2016_07_26/images/training/k/kitchen/ADE_train_00010717.jpg" calcext:value-type="string">
            <text:p>https://jarvis.ling.uni-potsdam.de/clp-pmvss21-1/jupyter/user/alatif/view/data/ImageCorpora/ADE20K_2016_07_26/images/training/k/kitchen/ADE_train_00010717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well-lit bathroom with a nice sea view, with wooden furniture and a white bathtub.</text:p>
          </table:table-cell>
          <table:table-cell office:value-type="string" calcext:value-type="string">
            <text:p>training/b/bathroom/ADE_train_00000032.jpg</text:p>
          </table:table-cell>
          <table:table-cell table:formula="of:=HYPERLINK(&quot;https://jarvis.ling.uni-potsdam.de/clp-pmvss21-1/jupyter/user/alatif/view/data/ImageCorpora/ADE20K_2016_07_26/images/training/b/bathroom/ADE_train_00000032.jpg&quot;)" office:value-type="string" office:string-value="https://jarvis.ling.uni-potsdam.de/clp-pmvss21-1/jupyter/user/alatif/view/data/ImageCorpora/ADE20K_2016_07_26/images/training/b/bathroom/ADE_train_00000032.jpg" calcext:value-type="string">
            <text:p>https://jarvis.ling.uni-potsdam.de/clp-pmvss21-1/jupyter/user/alatif/view/data/ImageCorpora/ADE20K_2016_07_26/images/training/b/bathroom/ADE_train_00000032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A children bedroom with a bed, a white alarm clock and a lamp with metallic color.</text:p>
          </table:table-cell>
          <table:table-cell office:value-type="string" calcext:value-type="string">
            <text:p>training/c/childs_room/ADE_train_00005510.jpg</text:p>
          </table:table-cell>
          <table:table-cell table:formula="of:=HYPERLINK(&quot;https://jarvis.ling.uni-potsdam.de/clp-pmvss21-1/jupyter/user/alatif/view/data/ImageCorpora/ADE20K_2016_07_26/images/training/c/childs_room/ADE_train_00005510.jpg&quot;)" office:value-type="string" office:string-value="https://jarvis.ling.uni-potsdam.de/clp-pmvss21-1/jupyter/user/alatif/view/data/ImageCorpora/ADE20K_2016_07_26/images/training/c/childs_room/ADE_train_00005510.jpg" calcext:value-type="string">
            <text:p>https://jarvis.ling.uni-potsdam.de/clp-pmvss21-1/jupyter/user/alatif/view/data/ImageCorpora/ADE20K_2016_07_26/images/training/c/childs_room/ADE_train_00005510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A well-equipped white kitchen with a quadratic wooden table with 3 stools under a <text:s/>luster.</text:p>
          </table:table-cell>
          <table:table-cell office:value-type="string" calcext:value-type="string">
            <text:p>training/k/kitchen/ADE_train_00010719.jpg</text:p>
          </table:table-cell>
          <table:table-cell table:formula="of:=HYPERLINK(&quot;https://jarvis.ling.uni-potsdam.de/clp-pmvss21-1/jupyter/user/alatif/view/data/ImageCorpora/ADE20K_2016_07_26/images/training/k/kitchen/ADE_train_00010719.jpg&quot;)" office:value-type="string" office:string-value="https://jarvis.ling.uni-potsdam.de/clp-pmvss21-1/jupyter/user/alatif/view/data/ImageCorpora/ADE20K_2016_07_26/images/training/k/kitchen/ADE_train_00010719.jpg" calcext:value-type="string">
            <text:p>https://jarvis.ling.uni-potsdam.de/clp-pmvss21-1/jupyter/user/alatif/view/data/ImageCorpora/ADE20K_2016_07_26/images/training/k/kitchen/ADE_train_00010719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 large kitchen with a window, equipped with a gas stove and a metal sink.</text:p>
          </table:table-cell>
          <table:table-cell office:value-type="string" calcext:value-type="string">
            <text:p>training/k/kitchen/ADE_train_00000634.jpg</text:p>
          </table:table-cell>
          <table:table-cell table:formula="of:=HYPERLINK(&quot;https://jarvis.ling.uni-potsdam.de/clp-pmvss21-1/jupyter/user/alatif/view/data/ImageCorpora/ADE20K_2016_07_26/images/training/k/kitchen/ADE_train_00000634.jpg&quot;)" office:value-type="string" office:string-value="https://jarvis.ling.uni-potsdam.de/clp-pmvss21-1/jupyter/user/alatif/view/data/ImageCorpora/ADE20K_2016_07_26/images/training/k/kitchen/ADE_train_00000634.jpg" calcext:value-type="string">
            <text:p>https://jarvis.ling.uni-potsdam.de/clp-pmvss21-1/jupyter/user/alatif/view/data/ImageCorpora/ADE20K_2016_07_26/images/training/k/kitchen/ADE_train_0000063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A large living-room with a chimney, 3 paintings and walls painted in yellow.</text:p>
          </table:table-cell>
          <table:table-cell office:value-type="string" calcext:value-type="string">
            <text:p>training/l/living_room/ADE_train_00011301.jpg</text:p>
          </table:table-cell>
          <table:table-cell table:formula="of:=HYPERLINK(&quot;https://jarvis.ling.uni-potsdam.de/clp-pmvss21-1/jupyter/user/alatif/view/data/ImageCorpora/ADE20K_2016_07_26/images/training/l/living_room/ADE_train_00011301.jpg&quot;)" office:value-type="string" office:string-value="https://jarvis.ling.uni-potsdam.de/clp-pmvss21-1/jupyter/user/alatif/view/data/ImageCorpora/ADE20K_2016_07_26/images/training/l/living_room/ADE_train_00011301.jpg" calcext:value-type="string">
            <text:p>https://jarvis.ling.uni-potsdam.de/clp-pmvss21-1/jupyter/user/alatif/view/data/ImageCorpora/ADE20K_2016_07_26/images/training/l/living_room/ADE_train_00011301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This is a clean hotel bedroom with a blue carpeted floor and a couch of the same color.</text:p>
          </table:table-cell>
          <table:table-cell office:value-type="string" calcext:value-type="string">
            <text:p>training/b/bedroom/ADE_train_00004218.jpg</text:p>
          </table:table-cell>
          <table:table-cell table:formula="of:=HYPERLINK(&quot;https://jarvis.ling.uni-potsdam.de/clp-pmvss21-1/jupyter/user/alatif/view/data/ImageCorpora/ADE20K_2016_07_26/images/training/b/bedroom/ADE_train_00004218.jpg&quot;)" office:value-type="string" office:string-value="https://jarvis.ling.uni-potsdam.de/clp-pmvss21-1/jupyter/user/alatif/view/data/ImageCorpora/ADE20K_2016_07_26/images/training/b/bedroom/ADE_train_00004218.jpg" calcext:value-type="string">
            <text:p>https://jarvis.ling.uni-potsdam.de/clp-pmvss21-1/jupyter/user/alatif/view/data/ImageCorpora/ADE20K_2016_07_26/images/training/b/bedroom/ADE_train_00004218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A small kitchen with a wall cupboard, a sink on the left of the door and an electric stove above fridge. </text:p>
          </table:table-cell>
          <table:table-cell office:value-type="string" calcext:value-type="string">
            <text:p>training/k/kitchenette/ADE_train_00010754.jpg</text:p>
          </table:table-cell>
          <table:table-cell table:formula="of:=HYPERLINK(&quot;https://jarvis.ling.uni-potsdam.de/clp-pmvss21-1/jupyter/user/alatif/view/data/ImageCorpora/ADE20K_2016_07_26/images/training/k/kitchenette/ADE_train_00010754.jpg&quot;)" office:value-type="string" office:string-value="https://jarvis.ling.uni-potsdam.de/clp-pmvss21-1/jupyter/user/alatif/view/data/ImageCorpora/ADE20K_2016_07_26/images/training/k/kitchenette/ADE_train_00010754.jpg" calcext:value-type="string">
            <text:p>https://jarvis.ling.uni-potsdam.de/clp-pmvss21-1/jupyter/user/alatif/view/data/ImageCorpora/ADE20K_2016_07_26/images/training/k/kitchenette/ADE_train_00010754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81" calcext:value-type="float">
            <text:p>14981</text:p>
          </table:table-cell>
          <table:table-cell office:value-type="string" calcext:value-type="string">
            <text:p>A close-up on a pantry with office supply and some kitchen utensil.</text:p>
          </table:table-cell>
          <table:table-cell office:value-type="string" calcext:value-type="string">
            <text:p>training/p/pantry/ADE_train_00014981.jpg</text:p>
          </table:table-cell>
          <table:table-cell table:formula="of:=HYPERLINK(&quot;https://jarvis.ling.uni-potsdam.de/clp-pmvss21-1/jupyter/user/alatif/view/data/ImageCorpora/ADE20K_2016_07_26/images/training/p/pantry/ADE_train_00014981.jpg&quot;)" office:value-type="string" office:string-value="https://jarvis.ling.uni-potsdam.de/clp-pmvss21-1/jupyter/user/alatif/view/data/ImageCorpora/ADE20K_2016_07_26/images/training/p/pantry/ADE_train_00014981.jpg" calcext:value-type="string">
            <text:p>https://jarvis.ling.uni-potsdam.de/clp-pmvss21-1/jupyter/user/alatif/view/data/ImageCorpora/ADE20K_2016_07_26/images/training/p/pantry/ADE_train_00014981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n empty attic room in white with 2 ceiling fans with lights.</text:p>
          </table:table-cell>
          <table:table-cell office:value-type="string" calcext:value-type="string">
            <text:p>training/a/attic/ADE_train_00001913.jpg</text:p>
          </table:table-cell>
          <table:table-cell table:formula="of:=HYPERLINK(&quot;https://jarvis.ling.uni-potsdam.de/clp-pmvss21-1/jupyter/user/alatif/view/data/ImageCorpora/ADE20K_2016_07_26/images/training/a/attic/ADE_train_00001913.jpg&quot;)" office:value-type="string" office:string-value="https://jarvis.ling.uni-potsdam.de/clp-pmvss21-1/jupyter/user/alatif/view/data/ImageCorpora/ADE20K_2016_07_26/images/training/a/attic/ADE_train_00001913.jpg" calcext:value-type="string">
            <text:p>https://jarvis.ling.uni-potsdam.de/clp-pmvss21-1/jupyter/user/alatif/view/data/ImageCorpora/ADE20K_2016_07_26/images/training/a/attic/ADE_train_00001913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A narrow kitchen with neon light a window and brown furniture.</text:p>
          </table:table-cell>
          <table:table-cell office:value-type="string" calcext:value-type="string">
            <text:p>validation/k/kitchen/ADE_val_00001485.jpg</text:p>
          </table:table-cell>
          <table:table-cell table:formula="of:=HYPERLINK(&quot;https://jarvis.ling.uni-potsdam.de/clp-pmvss21-1/jupyter/user/alatif/view/data/ImageCorpora/ADE20K_2016_07_26/images/validation/k/kitchen/ADE_val_00001485.jpg&quot;)" office:value-type="string" office:string-value="https://jarvis.ling.uni-potsdam.de/clp-pmvss21-1/jupyter/user/alatif/view/data/ImageCorpora/ADE20K_2016_07_26/images/validation/k/kitchen/ADE_val_00001485.jpg" calcext:value-type="string">
            <text:p>https://jarvis.ling.uni-potsdam.de/clp-pmvss21-1/jupyter/user/alatif/view/data/ImageCorpora/ADE20K_2016_07_26/images/validation/k/kitchen/ADE_val_00001485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mall bathroom with white square tiles, a toilet and a painting with flowers above it.</text:p>
          </table:table-cell>
          <table:table-cell office:value-type="string" calcext:value-type="string">
            <text:p>training/b/bathroom/ADE_train_00000009.jpg</text:p>
          </table:table-cell>
          <table:table-cell table:formula="of:=HYPERLINK(&quot;https://jarvis.ling.uni-potsdam.de/clp-pmvss21-1/jupyter/user/alatif/view/data/ImageCorpora/ADE20K_2016_07_26/images/training/b/bathroom/ADE_train_00000009.jpg&quot;)" office:value-type="string" office:string-value="https://jarvis.ling.uni-potsdam.de/clp-pmvss21-1/jupyter/user/alatif/view/data/ImageCorpora/ADE20K_2016_07_26/images/training/b/bathroom/ADE_train_00000009.jpg" calcext:value-type="string">
            <text:p>https://jarvis.ling.uni-potsdam.de/clp-pmvss21-1/jupyter/user/alatif/view/data/ImageCorpora/ADE20K_2016_07_26/images/training/b/bathroom/ADE_train_00000009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A living room accessed though a staircase with a corner couch and a airhockey table.</text:p>
          </table:table-cell>
          <table:table-cell office:value-type="string" calcext:value-type="string">
            <text:p>training/g/game_room/ADE_train_00008394.jpg</text:p>
          </table:table-cell>
          <table:table-cell table:formula="of:=HYPERLINK(&quot;https://jarvis.ling.uni-potsdam.de/clp-pmvss21-1/jupyter/user/alatif/view/data/ImageCorpora/ADE20K_2016_07_26/images/training/g/game_room/ADE_train_00008394.jpg&quot;)" office:value-type="string" office:string-value="https://jarvis.ling.uni-potsdam.de/clp-pmvss21-1/jupyter/user/alatif/view/data/ImageCorpora/ADE20K_2016_07_26/images/training/g/game_room/ADE_train_00008394.jpg" calcext:value-type="string">
            <text:p>https://jarvis.ling.uni-potsdam.de/clp-pmvss21-1/jupyter/user/alatif/view/data/ImageCorpora/ADE20K_2016_07_26/images/training/g/game_room/ADE_train_00008394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A bathroom with a white sink and a mirror.</text:p>
          </table:table-cell>
          <table:table-cell office:value-type="string" calcext:value-type="string">
            <text:p>training/b/bathroom/ADE_train_00002711.jpg</text:p>
          </table:table-cell>
          <table:table-cell table:formula="of:=HYPERLINK(&quot;https://jarvis.ling.uni-potsdam.de/clp-pmvss21-1/jupyter/user/alatif/view/data/ImageCorpora/ADE20K_2016_07_26/images/training/b/bathroom/ADE_train_00002711.jpg&quot;)" office:value-type="string" office:string-value="https://jarvis.ling.uni-potsdam.de/clp-pmvss21-1/jupyter/user/alatif/view/data/ImageCorpora/ADE20K_2016_07_26/images/training/b/bathroom/ADE_train_00002711.jpg" calcext:value-type="string">
            <text:p>https://jarvis.ling.uni-potsdam.de/clp-pmvss21-1/jupyter/user/alatif/view/data/ImageCorpora/ADE20K_2016_07_26/images/training/b/bathroom/ADE_train_00002711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A big closet containing a luster with many different types of clothes, shoes and 2 carpets.</text:p>
          </table:table-cell>
          <table:table-cell office:value-type="string" calcext:value-type="string">
            <text:p>training/c/closet/ADE_train_00005707.jpg</text:p>
          </table:table-cell>
          <table:table-cell table:formula="of:=HYPERLINK(&quot;https://jarvis.ling.uni-potsdam.de/clp-pmvss21-1/jupyter/user/alatif/view/data/ImageCorpora/ADE20K_2016_07_26/images/training/c/closet/ADE_train_00005707.jpg&quot;)" office:value-type="string" office:string-value="https://jarvis.ling.uni-potsdam.de/clp-pmvss21-1/jupyter/user/alatif/view/data/ImageCorpora/ADE20K_2016_07_26/images/training/c/closet/ADE_train_00005707.jpg" calcext:value-type="string">
            <text:p>https://jarvis.ling.uni-potsdam.de/clp-pmvss21-1/jupyter/user/alatif/view/data/ImageCorpora/ADE20K_2016_07_26/images/training/c/closet/ADE_train_00005707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A water closet with a sink, a toilet and a bidet.</text:p>
          </table:table-cell>
          <table:table-cell office:value-type="string" calcext:value-type="string">
            <text:p>training/b/bathroom/ADE_train_00002629.jpg</text:p>
          </table:table-cell>
          <table:table-cell table:formula="of:=HYPERLINK(&quot;https://jarvis.ling.uni-potsdam.de/clp-pmvss21-1/jupyter/user/alatif/view/data/ImageCorpora/ADE20K_2016_07_26/images/training/b/bathroom/ADE_train_00002629.jpg&quot;)" office:value-type="string" office:string-value="https://jarvis.ling.uni-potsdam.de/clp-pmvss21-1/jupyter/user/alatif/view/data/ImageCorpora/ADE20K_2016_07_26/images/training/b/bathroom/ADE_train_00002629.jpg" calcext:value-type="string">
            <text:p>https://jarvis.ling.uni-potsdam.de/clp-pmvss21-1/jupyter/user/alatif/view/data/ImageCorpora/ADE20K_2016_07_26/images/training/b/bathroom/ADE_train_00002629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A bathroom with a wooden floor, a bathtube on the right, a sink on the left and a toilet behind the bathtube.</text:p>
          </table:table-cell>
          <table:table-cell office:value-type="string" calcext:value-type="string">
            <text:p>training/b/bathroom/ADE_train_00002887.jpg</text:p>
          </table:table-cell>
          <table:table-cell table:formula="of:=HYPERLINK(&quot;https://jarvis.ling.uni-potsdam.de/clp-pmvss21-1/jupyter/user/alatif/view/data/ImageCorpora/ADE20K_2016_07_26/images/training/b/bathroom/ADE_train_00002887.jpg&quot;)" office:value-type="string" office:string-value="https://jarvis.ling.uni-potsdam.de/clp-pmvss21-1/jupyter/user/alatif/view/data/ImageCorpora/ADE20K_2016_07_26/images/training/b/bathroom/ADE_train_00002887.jpg" calcext:value-type="string">
            <text:p>https://jarvis.ling.uni-potsdam.de/clp-pmvss21-1/jupyter/user/alatif/view/data/ImageCorpora/ADE20K_2016_07_26/images/training/b/bathroom/ADE_train_00002887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A room with a bow window and a luster.</text:p>
          </table:table-cell>
          <table:table-cell office:value-type="string" calcext:value-type="string">
            <text:p>training/b/bow_window/indoor/ADE_train_00004456.jpg</text:p>
          </table:table-cell>
          <table:table-cell table:formula="of:=HYPERLINK(&quot;https://jarvis.ling.uni-potsdam.de/clp-pmvss21-1/jupyter/user/alatif/view/data/ImageCorpora/ADE20K_2016_07_26/images/training/b/bow_window/indoor/ADE_train_00004456.jpg&quot;)" office:value-type="string" office:string-value="https://jarvis.ling.uni-potsdam.de/clp-pmvss21-1/jupyter/user/alatif/view/data/ImageCorpora/ADE20K_2016_07_26/images/training/b/bow_window/indoor/ADE_train_00004456.jpg" calcext:value-type="string">
            <text:p>https://jarvis.ling.uni-potsdam.de/clp-pmvss21-1/jupyter/user/alatif/view/data/ImageCorpora/ADE20K_2016_07_26/images/training/b/bow_window/indoor/ADE_train_00004456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306" calcext:value-type="float">
            <text:p>101306</text:p>
          </table:table-cell>
          <table:table-cell office:value-type="string" calcext:value-type="string">
            <text:p>An old fashioned dinning room with a table set for 8 person and a richly decorated ceiling. </text:p>
          </table:table-cell>
          <table:table-cell office:value-type="string" calcext:value-type="string">
            <text:p>validation/d/dining_room/ADE_val_00001306.jpg</text:p>
          </table:table-cell>
          <table:table-cell table:formula="of:=HYPERLINK(&quot;https://jarvis.ling.uni-potsdam.de/clp-pmvss21-1/jupyter/user/alatif/view/data/ImageCorpora/ADE20K_2016_07_26/images/validation/d/dining_room/ADE_val_00001306.jpg&quot;)" office:value-type="string" office:string-value="https://jarvis.ling.uni-potsdam.de/clp-pmvss21-1/jupyter/user/alatif/view/data/ImageCorpora/ADE20K_2016_07_26/images/validation/d/dining_room/ADE_val_00001306.jpg" calcext:value-type="string">
            <text:p>https://jarvis.ling.uni-potsdam.de/clp-pmvss21-1/jupyter/user/alatif/view/data/ImageCorpora/ADE20K_2016_07_26/images/validation/d/dining_room/ADE_val_00001306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A small living room with 2 couches, a chimney with burning fire, a mirror and three lamps.</text:p>
          </table:table-cell>
          <table:table-cell office:value-type="string" calcext:value-type="string">
            <text:p>training/l/living_room/ADE_train_00011397.jpg</text:p>
          </table:table-cell>
          <table:table-cell table:formula="of:=HYPERLINK(&quot;https://jarvis.ling.uni-potsdam.de/clp-pmvss21-1/jupyter/user/alatif/view/data/ImageCorpora/ADE20K_2016_07_26/images/training/l/living_room/ADE_train_00011397.jpg&quot;)" office:value-type="string" office:string-value="https://jarvis.ling.uni-potsdam.de/clp-pmvss21-1/jupyter/user/alatif/view/data/ImageCorpora/ADE20K_2016_07_26/images/training/l/living_room/ADE_train_00011397.jpg" calcext:value-type="string">
            <text:p>https://jarvis.ling.uni-potsdam.de/clp-pmvss21-1/jupyter/user/alatif/view/data/ImageCorpora/ADE20K_2016_07_26/images/training/l/living_room/ADE_train_0001139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A dining room with a table for 6 persons and a window.</text:p>
          </table:table-cell>
          <table:table-cell office:value-type="string" calcext:value-type="string">
            <text:p>training/d/dining_room/ADE_train_00007115.jpg</text:p>
          </table:table-cell>
          <table:table-cell table:formula="of:=HYPERLINK(&quot;https://jarvis.ling.uni-potsdam.de/clp-pmvss21-1/jupyter/user/alatif/view/data/ImageCorpora/ADE20K_2016_07_26/images/training/d/dining_room/ADE_train_00007115.jpg&quot;)" office:value-type="string" office:string-value="https://jarvis.ling.uni-potsdam.de/clp-pmvss21-1/jupyter/user/alatif/view/data/ImageCorpora/ADE20K_2016_07_26/images/training/d/dining_room/ADE_train_00007115.jpg" calcext:value-type="string">
            <text:p>https://jarvis.ling.uni-potsdam.de/clp-pmvss21-1/jupyter/user/alatif/view/data/ImageCorpora/ADE20K_2016_07_26/images/training/d/dining_room/ADE_train_00007115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 spacious, rustical living room with 2 white coaches a giant carpet in a cabin made of woods and stones.</text:p>
          </table:table-cell>
          <table:table-cell office:value-type="string" calcext:value-type="string">
            <text:p>training/l/living_room/ADE_train_00000901.jpg</text:p>
          </table:table-cell>
          <table:table-cell table:formula="of:=HYPERLINK(&quot;https://jarvis.ling.uni-potsdam.de/clp-pmvss21-1/jupyter/user/alatif/view/data/ImageCorpora/ADE20K_2016_07_26/images/training/l/living_room/ADE_train_00000901.jpg&quot;)" office:value-type="string" office:string-value="https://jarvis.ling.uni-potsdam.de/clp-pmvss21-1/jupyter/user/alatif/view/data/ImageCorpora/ADE20K_2016_07_26/images/training/l/living_room/ADE_train_00000901.jpg" calcext:value-type="string">
            <text:p>https://jarvis.ling.uni-potsdam.de/clp-pmvss21-1/jupyter/user/alatif/view/data/ImageCorpora/ADE20K_2016_07_26/images/training/l/living_room/ADE_train_0000090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A sleek hotel room with a bed for 2 persons, with night tables on each side and a lila carpet floor.</text:p>
          </table:table-cell>
          <table:table-cell office:value-type="string" calcext:value-type="string">
            <text:p>training/h/hotel_room/ADE_train_00009576.jpg</text:p>
          </table:table-cell>
          <table:table-cell table:formula="of:=HYPERLINK(&quot;https://jarvis.ling.uni-potsdam.de/clp-pmvss21-1/jupyter/user/alatif/view/data/ImageCorpora/ADE20K_2016_07_26/images/training/h/hotel_room/ADE_train_00009576.jpg&quot;)" office:value-type="string" office:string-value="https://jarvis.ling.uni-potsdam.de/clp-pmvss21-1/jupyter/user/alatif/view/data/ImageCorpora/ADE20K_2016_07_26/images/training/h/hotel_room/ADE_train_00009576.jpg" calcext:value-type="string">
            <text:p>https://jarvis.ling.uni-potsdam.de/clp-pmvss21-1/jupyter/user/alatif/view/data/ImageCorpora/ADE20K_2016_07_26/images/training/h/hotel_room/ADE_train_00009576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92" calcext:value-type="float">
            <text:p>11192</text:p>
          </table:table-cell>
          <table:table-cell office:value-type="string" calcext:value-type="string">
            <text:p><text:span text:style-name="T1">A living room with mostly blue</text:span> furniture, yellow painted walls, plants, couches and lamps.</text:p>
          </table:table-cell>
          <table:table-cell office:value-type="string" calcext:value-type="string">
            <text:p>training/l/living_room/ADE_train_00011192.jpg</text:p>
          </table:table-cell>
          <table:table-cell table:formula="of:=HYPERLINK(&quot;https://jarvis.ling.uni-potsdam.de/clp-pmvss21-1/jupyter/user/alatif/view/data/ImageCorpora/ADE20K_2016_07_26/images/training/l/living_room/ADE_train_00011192.jpg&quot;)" office:value-type="string" office:string-value="https://jarvis.ling.uni-potsdam.de/clp-pmvss21-1/jupyter/user/alatif/view/data/ImageCorpora/ADE20K_2016_07_26/images/training/l/living_room/ADE_train_00011192.jpg" calcext:value-type="string">
            <text:p>https://jarvis.ling.uni-potsdam.de/clp-pmvss21-1/jupyter/user/alatif/view/data/ImageCorpora/ADE20K_2016_07_26/images/training/l/living_room/ADE_train_00011192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A living room with a bow window and a bookshelf next to a chimney made of red bricks.</text:p>
          </table:table-cell>
          <table:table-cell office:value-type="string" calcext:value-type="string">
            <text:p>training/l/living_room/ADE_train_00011199.jpg</text:p>
          </table:table-cell>
          <table:table-cell table:formula="of:=HYPERLINK(&quot;https://jarvis.ling.uni-potsdam.de/clp-pmvss21-1/jupyter/user/alatif/view/data/ImageCorpora/ADE20K_2016_07_26/images/training/l/living_room/ADE_train_00011199.jpg&quot;)" office:value-type="string" office:string-value="https://jarvis.ling.uni-potsdam.de/clp-pmvss21-1/jupyter/user/alatif/view/data/ImageCorpora/ADE20K_2016_07_26/images/training/l/living_room/ADE_train_00011199.jpg" calcext:value-type="string">
            <text:p>https://jarvis.ling.uni-potsdam.de/clp-pmvss21-1/jupyter/user/alatif/view/data/ImageCorpora/ADE20K_2016_07_26/images/training/l/living_room/ADE_train_00011199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A children bedroom with 2 identical single beds separated by night table and with racks decorated with toys.</text:p>
          </table:table-cell>
          <table:table-cell office:value-type="string" calcext:value-type="string">
            <text:p>training/b/bedroom/ADE_train_00004178.jpg</text:p>
          </table:table-cell>
          <table:table-cell table:formula="of:=HYPERLINK(&quot;https://jarvis.ling.uni-potsdam.de/clp-pmvss21-1/jupyter/user/alatif/view/data/ImageCorpora/ADE20K_2016_07_26/images/training/b/bedroom/ADE_train_00004178.jpg&quot;)" office:value-type="string" office:string-value="https://jarvis.ling.uni-potsdam.de/clp-pmvss21-1/jupyter/user/alatif/view/data/ImageCorpora/ADE20K_2016_07_26/images/training/b/bedroom/ADE_train_00004178.jpg" calcext:value-type="string">
            <text:p>https://jarvis.ling.uni-potsdam.de/clp-pmvss21-1/jupyter/user/alatif/view/data/ImageCorpora/ADE20K_2016_07_26/images/training/b/bedroom/ADE_train_00004178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 bed for 2 persons with 2 night tables, 3 paintings under a lattice.</text:p>
          </table:table-cell>
          <table:table-cell office:value-type="string" calcext:value-type="string">
            <text:p>training/b/bedroom/ADE_train_00000352.jpg</text:p>
          </table:table-cell>
          <table:table-cell table:formula="of:=HYPERLINK(&quot;https://jarvis.ling.uni-potsdam.de/clp-pmvss21-1/jupyter/user/alatif/view/data/ImageCorpora/ADE20K_2016_07_26/images/training/b/bedroom/ADE_train_00000352.jpg&quot;)" office:value-type="string" office:string-value="https://jarvis.ling.uni-potsdam.de/clp-pmvss21-1/jupyter/user/alatif/view/data/ImageCorpora/ADE20K_2016_07_26/images/training/b/bedroom/ADE_train_00000352.jpg" calcext:value-type="string">
            <text:p>https://jarvis.ling.uni-potsdam.de/clp-pmvss21-1/jupyter/user/alatif/view/data/ImageCorpora/ADE20K_2016_07_26/images/training/b/bedroom/ADE_train_00000352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A well-equipped white kitchen with wooden furniture such as stools, cabinets, drawers.</text:p>
          </table:table-cell>
          <table:table-cell office:value-type="string" calcext:value-type="string">
            <text:p>training/k/kitchen/ADE_train_00010305.jpg</text:p>
          </table:table-cell>
          <table:table-cell table:formula="of:=HYPERLINK(&quot;https://jarvis.ling.uni-potsdam.de/clp-pmvss21-1/jupyter/user/alatif/view/data/ImageCorpora/ADE20K_2016_07_26/images/training/k/kitchen/ADE_train_00010305.jpg&quot;)" office:value-type="string" office:string-value="https://jarvis.ling.uni-potsdam.de/clp-pmvss21-1/jupyter/user/alatif/view/data/ImageCorpora/ADE20K_2016_07_26/images/training/k/kitchen/ADE_train_00010305.jpg" calcext:value-type="string">
            <text:p>https://jarvis.ling.uni-potsdam.de/clp-pmvss21-1/jupyter/user/alatif/view/data/ImageCorpora/ADE20K_2016_07_26/images/training/k/kitchen/ADE_train_00010305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A garage with a grey car parked inside and two bicycles being attached on some <text:s/>fixation at the ceiling.</text:p>
          </table:table-cell>
          <table:table-cell office:value-type="string" calcext:value-type="string">
            <text:p>training/g/garage/indoor/ADE_train_00008444.jpg</text:p>
          </table:table-cell>
          <table:table-cell table:formula="of:=HYPERLINK(&quot;https://jarvis.ling.uni-potsdam.de/clp-pmvss21-1/jupyter/user/alatif/view/data/ImageCorpora/ADE20K_2016_07_26/images/training/g/garage/indoor/ADE_train_00008444.jpg&quot;)" office:value-type="string" office:string-value="https://jarvis.ling.uni-potsdam.de/clp-pmvss21-1/jupyter/user/alatif/view/data/ImageCorpora/ADE20K_2016_07_26/images/training/g/garage/indoor/ADE_train_00008444.jpg" calcext:value-type="string">
            <text:p>https://jarvis.ling.uni-potsdam.de/clp-pmvss21-1/jupyter/user/alatif/view/data/ImageCorpora/ADE20K_2016_07_26/images/training/g/garage/indoor/ADE_train_00008444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91" calcext:value-type="float">
            <text:p>15191</text:p>
          </table:table-cell>
          <table:table-cell office:value-type="string" calcext:value-type="string">
            <text:p>A parlor with floorboards, red walls, a chimney under a painting and classic furniture.</text:p>
          </table:table-cell>
          <table:table-cell office:value-type="string" calcext:value-type="string">
            <text:p>training/p/parlor/ADE_train_00015191.jpg</text:p>
          </table:table-cell>
          <table:table-cell table:formula="of:=HYPERLINK(&quot;https://jarvis.ling.uni-potsdam.de/clp-pmvss21-1/jupyter/user/alatif/view/data/ImageCorpora/ADE20K_2016_07_26/images/training/p/parlor/ADE_train_00015191.jpg&quot;)" office:value-type="string" office:string-value="https://jarvis.ling.uni-potsdam.de/clp-pmvss21-1/jupyter/user/alatif/view/data/ImageCorpora/ADE20K_2016_07_26/images/training/p/parlor/ADE_train_00015191.jpg" calcext:value-type="string">
            <text:p>https://jarvis.ling.uni-potsdam.de/clp-pmvss21-1/jupyter/user/alatif/view/data/ImageCorpora/ADE20K_2016_07_26/images/training/p/parlor/ADE_train_00015191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A vast living room in the ground floor of house with parquet and 3 windows letting in much light and giving access to a garden.</text:p>
          </table:table-cell>
          <table:table-cell office:value-type="string" calcext:value-type="string">
            <text:p>training/l/living_room/ADE_train_00000896.jpg</text:p>
          </table:table-cell>
          <table:table-cell table:formula="of:=HYPERLINK(&quot;https://jarvis.ling.uni-potsdam.de/clp-pmvss21-1/jupyter/user/alatif/view/data/ImageCorpora/ADE20K_2016_07_26/images/training/l/living_room/ADE_train_00000896.jpg&quot;)" office:value-type="string" office:string-value="https://jarvis.ling.uni-potsdam.de/clp-pmvss21-1/jupyter/user/alatif/view/data/ImageCorpora/ADE20K_2016_07_26/images/training/l/living_room/ADE_train_00000896.jpg" calcext:value-type="string">
            <text:p>https://jarvis.ling.uni-potsdam.de/clp-pmvss21-1/jupyter/user/alatif/view/data/ImageCorpora/ADE20K_2016_07_26/images/training/l/living_room/ADE_train_00000896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25" calcext:value-type="float">
            <text:p>16825</text:p>
          </table:table-cell>
          <table:table-cell office:value-type="string" calcext:value-type="string">
            <text:p>This is the entrance hall of building with a spiral staircase and white walls.</text:p>
          </table:table-cell>
          <table:table-cell office:value-type="string" calcext:value-type="string">
            <text:p>training/s/staircase/ADE_train_00016825.jpg</text:p>
          </table:table-cell>
          <table:table-cell table:formula="of:=HYPERLINK(&quot;https://jarvis.ling.uni-potsdam.de/clp-pmvss21-1/jupyter/user/alatif/view/data/ImageCorpora/ADE20K_2016_07_26/images/training/s/staircase/ADE_train_00016825.jpg&quot;)" office:value-type="string" office:string-value="https://jarvis.ling.uni-potsdam.de/clp-pmvss21-1/jupyter/user/alatif/view/data/ImageCorpora/ADE20K_2016_07_26/images/training/s/staircase/ADE_train_00016825.jpg" calcext:value-type="string">
            <text:p>https://jarvis.ling.uni-potsdam.de/clp-pmvss21-1/jupyter/user/alatif/view/data/ImageCorpora/ADE20K_2016_07_26/images/training/s/staircase/ADE_train_00016825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 bedroom with a large bed, couch, a ceiling fan, 3 windows equipped with shutter and a white floor carpet.</text:p>
          </table:table-cell>
          <table:table-cell office:value-type="string" calcext:value-type="string">
            <text:p>training/b/bedroom/ADE_train_00000460.jpg</text:p>
          </table:table-cell>
          <table:table-cell table:formula="of:=HYPERLINK(&quot;https://jarvis.ling.uni-potsdam.de/clp-pmvss21-1/jupyter/user/alatif/view/data/ImageCorpora/ADE20K_2016_07_26/images/training/b/bedroom/ADE_train_00000460.jpg&quot;)" office:value-type="string" office:string-value="https://jarvis.ling.uni-potsdam.de/clp-pmvss21-1/jupyter/user/alatif/view/data/ImageCorpora/ADE20K_2016_07_26/images/training/b/bedroom/ADE_train_00000460.jpg" calcext:value-type="string">
            <text:p>https://jarvis.ling.uni-potsdam.de/clp-pmvss21-1/jupyter/user/alatif/view/data/ImageCorpora/ADE20K_2016_07_26/images/training/b/bedroom/ADE_train_00000460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A bathtube next to a window and a washbasin incorporated in a wooden cabinet.</text:p>
          </table:table-cell>
          <table:table-cell office:value-type="string" calcext:value-type="string">
            <text:p>training/b/bathroom/ADE_train_00002657.jpg</text:p>
          </table:table-cell>
          <table:table-cell table:formula="of:=HYPERLINK(&quot;https://jarvis.ling.uni-potsdam.de/clp-pmvss21-1/jupyter/user/alatif/view/data/ImageCorpora/ADE20K_2016_07_26/images/training/b/bathroom/ADE_train_00002657.jpg&quot;)" office:value-type="string" office:string-value="https://jarvis.ling.uni-potsdam.de/clp-pmvss21-1/jupyter/user/alatif/view/data/ImageCorpora/ADE20K_2016_07_26/images/training/b/bathroom/ADE_train_00002657.jpg" calcext:value-type="string">
            <text:p>https://jarvis.ling.uni-potsdam.de/clp-pmvss21-1/jupyter/user/alatif/view/data/ImageCorpora/ADE20K_2016_07_26/images/training/b/bathroom/ADE_train_00002657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n empty attic with only a white carpet on the board floor and 3 windows giving a view on a garden’s tree.</text:p>
          </table:table-cell>
          <table:table-cell office:value-type="string" calcext:value-type="string">
            <text:p>training/a/attic/ADE_train_00001927.jpg</text:p>
          </table:table-cell>
          <table:table-cell table:formula="of:=HYPERLINK(&quot;https://jarvis.ling.uni-potsdam.de/clp-pmvss21-1/jupyter/user/alatif/view/data/ImageCorpora/ADE20K_2016_07_26/images/training/a/attic/ADE_train_00001927.jpg&quot;)" office:value-type="string" office:string-value="https://jarvis.ling.uni-potsdam.de/clp-pmvss21-1/jupyter/user/alatif/view/data/ImageCorpora/ADE20K_2016_07_26/images/training/a/attic/ADE_train_00001927.jpg" calcext:value-type="string">
            <text:p>https://jarvis.ling.uni-potsdam.de/clp-pmvss21-1/jupyter/user/alatif/view/data/ImageCorpora/ADE20K_2016_07_26/images/training/a/attic/ADE_train_00001927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098" calcext:value-type="float">
            <text:p>101098</text:p>
          </table:table-cell>
          <table:table-cell office:value-type="string" calcext:value-type="string">
            <text:p>A toilet in a tiny room with stone wall panels.</text:p>
          </table:table-cell>
          <table:table-cell office:value-type="string" calcext:value-type="string">
            <text:p>validation/b/bathroom/ADE_val_00001098.jpg</text:p>
          </table:table-cell>
          <table:table-cell table:formula="of:=HYPERLINK(&quot;https://jarvis.ling.uni-potsdam.de/clp-pmvss21-1/jupyter/user/alatif/view/data/ImageCorpora/ADE20K_2016_07_26/images/validation/b/bathroom/ADE_val_00001098.jpg&quot;)" office:value-type="string" office:string-value="https://jarvis.ling.uni-potsdam.de/clp-pmvss21-1/jupyter/user/alatif/view/data/ImageCorpora/ADE20K_2016_07_26/images/validation/b/bathroom/ADE_val_00001098.jpg" calcext:value-type="string">
            <text:p>https://jarvis.ling.uni-potsdam.de/clp-pmvss21-1/jupyter/user/alatif/view/data/ImageCorpora/ADE20K_2016_07_26/images/validation/b/bathroom/ADE_val_00001098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A bed room in an attic with 2 single beds, a ceiling fan, 2 paintings and a closet next to a window.</text:p>
          </table:table-cell>
          <table:table-cell office:value-type="string" calcext:value-type="string">
            <text:p>training/b/bedroom/ADE_train_00004016.jpg</text:p>
          </table:table-cell>
          <table:table-cell table:formula="of:=HYPERLINK(&quot;https://jarvis.ling.uni-potsdam.de/clp-pmvss21-1/jupyter/user/alatif/view/data/ImageCorpora/ADE20K_2016_07_26/images/training/b/bedroom/ADE_train_00004016.jpg&quot;)" office:value-type="string" office:string-value="https://jarvis.ling.uni-potsdam.de/clp-pmvss21-1/jupyter/user/alatif/view/data/ImageCorpora/ADE20K_2016_07_26/images/training/b/bedroom/ADE_train_00004016.jpg" calcext:value-type="string">
            <text:p>https://jarvis.ling.uni-potsdam.de/clp-pmvss21-1/jupyter/user/alatif/view/data/ImageCorpora/ADE20K_2016_07_26/images/training/b/bedroom/ADE_train_00004016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26" calcext:value-type="float">
            <text:p>11126</text:p>
          </table:table-cell>
          <table:table-cell office:value-type="string" calcext:value-type="string">
            <text:p>An asian-styled living room with 2 cups on a low table and a sliding door giving access to a garden.</text:p>
          </table:table-cell>
          <table:table-cell office:value-type="string" calcext:value-type="string">
            <text:p>training/l/living_room/ADE_train_00011126.jpg</text:p>
          </table:table-cell>
          <table:table-cell table:formula="of:=HYPERLINK(&quot;https://jarvis.ling.uni-potsdam.de/clp-pmvss21-1/jupyter/user/alatif/view/data/ImageCorpora/ADE20K_2016_07_26/images/training/l/living_room/ADE_train_00011126.jpg&quot;)" office:value-type="string" office:string-value="https://jarvis.ling.uni-potsdam.de/clp-pmvss21-1/jupyter/user/alatif/view/data/ImageCorpora/ADE20K_2016_07_26/images/training/l/living_room/ADE_train_00011126.jpg" calcext:value-type="string">
            <text:p>https://jarvis.ling.uni-potsdam.de/clp-pmvss21-1/jupyter/user/alatif/view/data/ImageCorpora/ADE20K_2016_07_26/images/training/l/living_room/ADE_train_00011126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19" calcext:value-type="float">
            <text:p>11319</text:p>
          </table:table-cell>
          <table:table-cell office:value-type="string" calcext:value-type="string">
            <text:p>A living room with Victorian furniture such as 2 couches, a chair with the window curtains shut.</text:p>
          </table:table-cell>
          <table:table-cell office:value-type="string" calcext:value-type="string">
            <text:p>training/l/living_room/ADE_train_00011319.jpg</text:p>
          </table:table-cell>
          <table:table-cell table:formula="of:=HYPERLINK(&quot;https://jarvis.ling.uni-potsdam.de/clp-pmvss21-1/jupyter/user/alatif/view/data/ImageCorpora/ADE20K_2016_07_26/images/training/l/living_room/ADE_train_00011319.jpg&quot;)" office:value-type="string" office:string-value="https://jarvis.ling.uni-potsdam.de/clp-pmvss21-1/jupyter/user/alatif/view/data/ImageCorpora/ADE20K_2016_07_26/images/training/l/living_room/ADE_train_00011319.jpg" calcext:value-type="string">
            <text:p>https://jarvis.ling.uni-potsdam.de/clp-pmvss21-1/jupyter/user/alatif/view/data/ImageCorpora/ADE20K_2016_07_26/images/training/l/living_room/ADE_train_00011319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A close-up on 3 shelves of a pantry with flour on the upper shelf, breakfast food on the middle shelf and different bottles of oil and vinegar and the lower shelf.</text:p>
          </table:table-cell>
          <table:table-cell office:value-type="string" calcext:value-type="string">
            <text:p>training/p/pantry/ADE_train_00000944.jpg</text:p>
          </table:table-cell>
          <table:table-cell table:formula="of:=HYPERLINK(&quot;https://jarvis.ling.uni-potsdam.de/clp-pmvss21-1/jupyter/user/alatif/view/data/ImageCorpora/ADE20K_2016_07_26/images/training/p/pantry/ADE_train_00000944.jpg&quot;)" office:value-type="string" office:string-value="https://jarvis.ling.uni-potsdam.de/clp-pmvss21-1/jupyter/user/alatif/view/data/ImageCorpora/ADE20K_2016_07_26/images/training/p/pantry/ADE_train_00000944.jpg" calcext:value-type="string">
            <text:p>https://jarvis.ling.uni-potsdam.de/clp-pmvss21-1/jupyter/user/alatif/view/data/ImageCorpora/ADE20K_2016_07_26/images/training/p/pantry/ADE_train_00000944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38" calcext:value-type="float">
            <text:p>15538</text:p>
          </table:table-cell>
          <table:table-cell office:value-type="string" calcext:value-type="string">
            <text:p>A room with a pool board behind a leather couch.</text:p>
          </table:table-cell>
          <table:table-cell office:value-type="string" calcext:value-type="string">
            <text:p>training/p/poolroom/home/ADE_train_00015538.jpg</text:p>
          </table:table-cell>
          <table:table-cell table:formula="of:=HYPERLINK(&quot;https://jarvis.ling.uni-potsdam.de/clp-pmvss21-1/jupyter/user/alatif/view/data/ImageCorpora/ADE20K_2016_07_26/images/training/p/poolroom/home/ADE_train_00015538.jpg&quot;)" office:value-type="string" office:string-value="https://jarvis.ling.uni-potsdam.de/clp-pmvss21-1/jupyter/user/alatif/view/data/ImageCorpora/ADE20K_2016_07_26/images/training/p/poolroom/home/ADE_train_00015538.jpg" calcext:value-type="string">
            <text:p>https://jarvis.ling.uni-potsdam.de/clp-pmvss21-1/jupyter/user/alatif/view/data/ImageCorpora/ADE20K_2016_07_26/images/training/p/poolroom/home/ADE_train_00015538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50" calcext:value-type="float">
            <text:p>10650</text:p>
          </table:table-cell>
          <table:table-cell office:value-type="string" calcext:value-type="string">
            <text:p>A kitchen with wooden furniture based in the ground floor of the house.</text:p>
          </table:table-cell>
          <table:table-cell office:value-type="string" calcext:value-type="string">
            <text:p>training/k/kitchen/ADE_train_00010650.jpg</text:p>
          </table:table-cell>
          <table:table-cell table:formula="of:=HYPERLINK(&quot;https://jarvis.ling.uni-potsdam.de/clp-pmvss21-1/jupyter/user/alatif/view/data/ImageCorpora/ADE20K_2016_07_26/images/training/k/kitchen/ADE_train_00010650.jpg&quot;)" office:value-type="string" office:string-value="https://jarvis.ling.uni-potsdam.de/clp-pmvss21-1/jupyter/user/alatif/view/data/ImageCorpora/ADE20K_2016_07_26/images/training/k/kitchen/ADE_train_00010650.jpg" calcext:value-type="string">
            <text:p>https://jarvis.ling.uni-potsdam.de/clp-pmvss21-1/jupyter/user/alatif/view/data/ImageCorpora/ADE20K_2016_07_26/images/training/k/kitchen/ADE_train_00010650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5" calcext:value-type="float">
            <text:p>10895</text:p>
          </table:table-cell>
          <table:table-cell office:value-type="string" calcext:value-type="string">
            <text:p>5 automatic public washing-machines in silver color.</text:p>
          </table:table-cell>
          <table:table-cell office:value-type="string" calcext:value-type="string">
            <text:p>training/l/laundromat/ADE_train_00010895.jpg</text:p>
          </table:table-cell>
          <table:table-cell table:formula="of:=HYPERLINK(&quot;https://jarvis.ling.uni-potsdam.de/clp-pmvss21-1/jupyter/user/alatif/view/data/ImageCorpora/ADE20K_2016_07_26/images/training/l/laundromat/ADE_train_00010895.jpg&quot;)" office:value-type="string" office:string-value="https://jarvis.ling.uni-potsdam.de/clp-pmvss21-1/jupyter/user/alatif/view/data/ImageCorpora/ADE20K_2016_07_26/images/training/l/laundromat/ADE_train_00010895.jpg" calcext:value-type="string">
            <text:p>https://jarvis.ling.uni-potsdam.de/clp-pmvss21-1/jupyter/user/alatif/view/data/ImageCorpora/ADE20K_2016_07_26/images/training/l/laundromat/ADE_train_00010895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70" calcext:value-type="float">
            <text:p>9670</text:p>
          </table:table-cell>
          <table:table-cell office:value-type="string" calcext:value-type="string">
            <text:p>An hotel bedroom with a person sitting on the bed.</text:p>
          </table:table-cell>
          <table:table-cell office:value-type="string" calcext:value-type="string">
            <text:p>training/h/hotel_room/ADE_train_00009670.jpg</text:p>
          </table:table-cell>
          <table:table-cell table:formula="of:=HYPERLINK(&quot;https://jarvis.ling.uni-potsdam.de/clp-pmvss21-1/jupyter/user/alatif/view/data/ImageCorpora/ADE20K_2016_07_26/images/training/h/hotel_room/ADE_train_00009670.jpg&quot;)" office:value-type="string" office:string-value="https://jarvis.ling.uni-potsdam.de/clp-pmvss21-1/jupyter/user/alatif/view/data/ImageCorpora/ADE20K_2016_07_26/images/training/h/hotel_room/ADE_train_00009670.jpg" calcext:value-type="string">
            <text:p>https://jarvis.ling.uni-potsdam.de/clp-pmvss21-1/jupyter/user/alatif/view/data/ImageCorpora/ADE20K_2016_07_26/images/training/h/hotel_room/ADE_train_00009670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A shower tub and a shower curtain with beige tiles on the walls.</text:p>
          </table:table-cell>
          <table:table-cell office:value-type="string" calcext:value-type="string">
            <text:p>training/b/bathroom/ADE_train_00002781.jpg</text:p>
          </table:table-cell>
          <table:table-cell table:formula="of:=HYPERLINK(&quot;https://jarvis.ling.uni-potsdam.de/clp-pmvss21-1/jupyter/user/alatif/view/data/ImageCorpora/ADE20K_2016_07_26/images/training/b/bathroom/ADE_train_00002781.jpg&quot;)" office:value-type="string" office:string-value="https://jarvis.ling.uni-potsdam.de/clp-pmvss21-1/jupyter/user/alatif/view/data/ImageCorpora/ADE20K_2016_07_26/images/training/b/bathroom/ADE_train_00002781.jpg" calcext:value-type="string">
            <text:p>https://jarvis.ling.uni-potsdam.de/clp-pmvss21-1/jupyter/user/alatif/view/data/ImageCorpora/ADE20K_2016_07_26/images/training/b/bathroom/ADE_train_00002781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512" calcext:value-type="float">
            <text:p>101512</text:p>
          </table:table-cell>
          <table:table-cell office:value-type="string" calcext:value-type="string">
            <text:p>A living room with 2 couches, 2 side tables, 4 paintings and plants.</text:p>
          </table:table-cell>
          <table:table-cell office:value-type="string" calcext:value-type="string">
            <text:p>validation/l/living_room/ADE_val_00001512.jpg</text:p>
          </table:table-cell>
          <table:table-cell table:formula="of:=HYPERLINK(&quot;https://jarvis.ling.uni-potsdam.de/clp-pmvss21-1/jupyter/user/alatif/view/data/ImageCorpora/ADE20K_2016_07_26/images/validation/l/living_room/ADE_val_00001512.jpg&quot;)" office:value-type="string" office:string-value="https://jarvis.ling.uni-potsdam.de/clp-pmvss21-1/jupyter/user/alatif/view/data/ImageCorpora/ADE20K_2016_07_26/images/validation/l/living_room/ADE_val_00001512.jpg" calcext:value-type="string">
            <text:p>https://jarvis.ling.uni-potsdam.de/clp-pmvss21-1/jupyter/user/alatif/view/data/ImageCorpora/ADE20K_2016_07_26/images/validation/l/living_room/ADE_val_00001512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469" calcext:value-type="float">
            <text:p>101469</text:p>
          </table:table-cell>
          <table:table-cell office:value-type="string" calcext:value-type="string">
            <text:p>A narrow kitchen with a view on a boat through a window.</text:p>
          </table:table-cell>
          <table:table-cell office:value-type="string" calcext:value-type="string">
            <text:p>validation/k/kitchen/ADE_val_00001469.jpg</text:p>
          </table:table-cell>
          <table:table-cell table:formula="of:=HYPERLINK(&quot;https://jarvis.ling.uni-potsdam.de/clp-pmvss21-1/jupyter/user/alatif/view/data/ImageCorpora/ADE20K_2016_07_26/images/validation/k/kitchen/ADE_val_00001469.jpg&quot;)" office:value-type="string" office:string-value="https://jarvis.ling.uni-potsdam.de/clp-pmvss21-1/jupyter/user/alatif/view/data/ImageCorpora/ADE20K_2016_07_26/images/validation/k/kitchen/ADE_val_00001469.jpg" calcext:value-type="string">
            <text:p>https://jarvis.ling.uni-potsdam.de/clp-pmvss21-1/jupyter/user/alatif/view/data/ImageCorpora/ADE20K_2016_07_26/images/validation/k/kitchen/ADE_val_00001469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459" calcext:value-type="float">
            <text:p>100459</text:p>
          </table:table-cell>
          <table:table-cell office:value-type="string" calcext:value-type="string">
            <text:p>A bad-lit kitchen with woden furniture and 2 windows.</text:p>
          </table:table-cell>
          <table:table-cell office:value-type="string" calcext:value-type="string">
            <text:p>validation/k/kitchen/ADE_val_00000459.jpg</text:p>
          </table:table-cell>
          <table:table-cell table:formula="of:=HYPERLINK(&quot;https://jarvis.ling.uni-potsdam.de/clp-pmvss21-1/jupyter/user/alatif/view/data/ImageCorpora/ADE20K_2016_07_26/images/validation/k/kitchen/ADE_val_00000459.jpg&quot;)" office:value-type="string" office:string-value="https://jarvis.ling.uni-potsdam.de/clp-pmvss21-1/jupyter/user/alatif/view/data/ImageCorpora/ADE20K_2016_07_26/images/validation/k/kitchen/ADE_val_00000459.jpg" calcext:value-type="string">
            <text:p>https://jarvis.ling.uni-potsdam.de/clp-pmvss21-1/jupyter/user/alatif/view/data/ImageCorpora/ADE20K_2016_07_26/images/validation/k/kitchen/ADE_val_00000459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A bed in a room painted in blue in which the window behind the standing fan lets the light shine.</text:p>
          </table:table-cell>
          <table:table-cell office:value-type="string" calcext:value-type="string">
            <text:p>training/b/bedroom/ADE_train_00003793.jpg</text:p>
          </table:table-cell>
          <table:table-cell table:formula="of:=HYPERLINK(&quot;https://jarvis.ling.uni-potsdam.de/clp-pmvss21-1/jupyter/user/alatif/view/data/ImageCorpora/ADE20K_2016_07_26/images/training/b/bedroom/ADE_train_00003793.jpg&quot;)" office:value-type="string" office:string-value="https://jarvis.ling.uni-potsdam.de/clp-pmvss21-1/jupyter/user/alatif/view/data/ImageCorpora/ADE20K_2016_07_26/images/training/b/bedroom/ADE_train_00003793.jpg" calcext:value-type="string">
            <text:p>https://jarvis.ling.uni-potsdam.de/clp-pmvss21-1/jupyter/user/alatif/view/data/ImageCorpora/ADE20K_2016_07_26/images/training/b/bedroom/ADE_train_00003793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2" calcext:value-type="float">
            <text:p>9542</text:p>
          </table:table-cell>
          <table:table-cell office:value-type="string" calcext:value-type="string">
            <text:p>An hotel room with a bed for 2 persons, a ceiling fan and a window.</text:p>
          </table:table-cell>
          <table:table-cell office:value-type="string" calcext:value-type="string">
            <text:p>training/h/hotel_room/ADE_train_00009542.jpg</text:p>
          </table:table-cell>
          <table:table-cell table:formula="of:=HYPERLINK(&quot;https://jarvis.ling.uni-potsdam.de/clp-pmvss21-1/jupyter/user/alatif/view/data/ImageCorpora/ADE20K_2016_07_26/images/training/h/hotel_room/ADE_train_00009542.jpg&quot;)" office:value-type="string" office:string-value="https://jarvis.ling.uni-potsdam.de/clp-pmvss21-1/jupyter/user/alatif/view/data/ImageCorpora/ADE20K_2016_07_26/images/training/h/hotel_room/ADE_train_00009542.jpg" calcext:value-type="string">
            <text:p>https://jarvis.ling.uni-potsdam.de/clp-pmvss21-1/jupyter/user/alatif/view/data/ImageCorpora/ADE20K_2016_07_26/images/training/h/hotel_room/ADE_train_00009542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A bathroom with a toilet, a <text:s/>walk-in shower and a sink above which a mirror and several light bulbs can be seen.</text:p>
          </table:table-cell>
          <table:table-cell office:value-type="string" calcext:value-type="string">
            <text:p>training/b/bathroom/ADE_train_00002584.jpg</text:p>
          </table:table-cell>
          <table:table-cell table:formula="of:=HYPERLINK(&quot;https://jarvis.ling.uni-potsdam.de/clp-pmvss21-1/jupyter/user/alatif/view/data/ImageCorpora/ADE20K_2016_07_26/images/training/b/bathroom/ADE_train_00002584.jpg&quot;)" office:value-type="string" office:string-value="https://jarvis.ling.uni-potsdam.de/clp-pmvss21-1/jupyter/user/alatif/view/data/ImageCorpora/ADE20K_2016_07_26/images/training/b/bathroom/ADE_train_00002584.jpg" calcext:value-type="string">
            <text:p>https://jarvis.ling.uni-potsdam.de/clp-pmvss21-1/jupyter/user/alatif/view/data/ImageCorpora/ADE20K_2016_07_26/images/training/b/bathroom/ADE_train_00002584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 well-equipped kitchen empty kitchen on the ground floor of a house.</text:p>
          </table:table-cell>
          <table:table-cell office:value-type="string" calcext:value-type="string">
            <text:p>training/k/kitchen/ADE_train_00000606.jpg</text:p>
          </table:table-cell>
          <table:table-cell table:formula="of:=HYPERLINK(&quot;https://jarvis.ling.uni-potsdam.de/clp-pmvss21-1/jupyter/user/alatif/view/data/ImageCorpora/ADE20K_2016_07_26/images/training/k/kitchen/ADE_train_00000606.jpg&quot;)" office:value-type="string" office:string-value="https://jarvis.ling.uni-potsdam.de/clp-pmvss21-1/jupyter/user/alatif/view/data/ImageCorpora/ADE20K_2016_07_26/images/training/k/kitchen/ADE_train_00000606.jpg" calcext:value-type="string">
            <text:p>https://jarvis.ling.uni-potsdam.de/clp-pmvss21-1/jupyter/user/alatif/view/data/ImageCorpora/ADE20K_2016_07_26/images/training/k/kitchen/ADE_train_00000606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A view of a bath room though a door with a bath tube, a toilet and a bidet.</text:p>
          </table:table-cell>
          <table:table-cell office:value-type="string" calcext:value-type="string">
            <text:p>training/b/bathroom/ADE_train_00002675.jpg</text:p>
          </table:table-cell>
          <table:table-cell table:formula="of:=HYPERLINK(&quot;https://jarvis.ling.uni-potsdam.de/clp-pmvss21-1/jupyter/user/alatif/view/data/ImageCorpora/ADE20K_2016_07_26/images/training/b/bathroom/ADE_train_00002675.jpg&quot;)" office:value-type="string" office:string-value="https://jarvis.ling.uni-potsdam.de/clp-pmvss21-1/jupyter/user/alatif/view/data/ImageCorpora/ADE20K_2016_07_26/images/training/b/bathroom/ADE_train_00002675.jpg" calcext:value-type="string">
            <text:p>https://jarvis.ling.uni-potsdam.de/clp-pmvss21-1/jupyter/user/alatif/view/data/ImageCorpora/ADE20K_2016_07_26/images/training/b/bathroom/ADE_train_00002675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A view of a kitchen with white furnitures which can be accessed through the living room.</text:p>
          </table:table-cell>
          <table:table-cell office:value-type="string" calcext:value-type="string">
            <text:p>training/k/kitchen/ADE_train_00010378.jpg</text:p>
          </table:table-cell>
          <table:table-cell table:formula="of:=HYPERLINK(&quot;https://jarvis.ling.uni-potsdam.de/clp-pmvss21-1/jupyter/user/alatif/view/data/ImageCorpora/ADE20K_2016_07_26/images/training/k/kitchen/ADE_train_00010378.jpg&quot;)" office:value-type="string" office:string-value="https://jarvis.ling.uni-potsdam.de/clp-pmvss21-1/jupyter/user/alatif/view/data/ImageCorpora/ADE20K_2016_07_26/images/training/k/kitchen/ADE_train_00010378.jpg" calcext:value-type="string">
            <text:p>https://jarvis.ling.uni-potsdam.de/clp-pmvss21-1/jupyter/user/alatif/view/data/ImageCorpora/ADE20K_2016_07_26/images/training/k/kitchen/ADE_train_00010378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 room with a window frame made of wood and painting on the right right side.</text:p>
          </table:table-cell>
          <table:table-cell office:value-type="string" calcext:value-type="string">
            <text:p>training/b/bedroom/ADE_train_00000192.jpg</text:p>
          </table:table-cell>
          <table:table-cell table:formula="of:=HYPERLINK(&quot;https://jarvis.ling.uni-potsdam.de/clp-pmvss21-1/jupyter/user/alatif/view/data/ImageCorpora/ADE20K_2016_07_26/images/training/b/bedroom/ADE_train_00000192.jpg&quot;)" office:value-type="string" office:string-value="https://jarvis.ling.uni-potsdam.de/clp-pmvss21-1/jupyter/user/alatif/view/data/ImageCorpora/ADE20K_2016_07_26/images/training/b/bedroom/ADE_train_00000192.jpg" calcext:value-type="string">
            <text:p>https://jarvis.ling.uni-potsdam.de/clp-pmvss21-1/jupyter/user/alatif/view/data/ImageCorpora/ADE20K_2016_07_26/images/training/b/bedroom/ADE_train_00000192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81" calcext:value-type="float">
            <text:p>9581</text:p>
          </table:table-cell>
          <table:table-cell office:value-type="string" calcext:value-type="string">
            <text:p>A hotel room with 2 large beds, walls and floor made of stones and wooden furnitures such as a table and a cabinet.</text:p>
          </table:table-cell>
          <table:table-cell office:value-type="string" calcext:value-type="string">
            <text:p>training/h/hotel_room/ADE_train_00009581.jpg</text:p>
          </table:table-cell>
          <table:table-cell table:formula="of:=HYPERLINK(&quot;https://jarvis.ling.uni-potsdam.de/clp-pmvss21-1/jupyter/user/alatif/view/data/ImageCorpora/ADE20K_2016_07_26/images/training/h/hotel_room/ADE_train_00009581.jpg&quot;)" office:value-type="string" office:string-value="https://jarvis.ling.uni-potsdam.de/clp-pmvss21-1/jupyter/user/alatif/view/data/ImageCorpora/ADE20K_2016_07_26/images/training/h/hotel_room/ADE_train_00009581.jpg" calcext:value-type="string">
            <text:p>https://jarvis.ling.uni-potsdam.de/clp-pmvss21-1/jupyter/user/alatif/view/data/ImageCorpora/ADE20K_2016_07_26/images/training/h/hotel_room/ADE_train_00009581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98" calcext:value-type="float">
            <text:p>11098</text:p>
          </table:table-cell>
          <table:table-cell office:value-type="string" calcext:value-type="string">
            <text:p>A living room with a parquet floor, a dining table, a couch, a side table, a television and a window door giving acess to a balcony.</text:p>
          </table:table-cell>
          <table:table-cell office:value-type="string" calcext:value-type="string">
            <text:p>training/l/living_room/ADE_train_00011098.jpg</text:p>
          </table:table-cell>
          <table:table-cell table:formula="of:=HYPERLINK(&quot;https://jarvis.ling.uni-potsdam.de/clp-pmvss21-1/jupyter/user/alatif/view/data/ImageCorpora/ADE20K_2016_07_26/images/training/l/living_room/ADE_train_00011098.jpg&quot;)" office:value-type="string" office:string-value="https://jarvis.ling.uni-potsdam.de/clp-pmvss21-1/jupyter/user/alatif/view/data/ImageCorpora/ADE20K_2016_07_26/images/training/l/living_room/ADE_train_00011098.jpg" calcext:value-type="string">
            <text:p>https://jarvis.ling.uni-potsdam.de/clp-pmvss21-1/jupyter/user/alatif/view/data/ImageCorpora/ADE20K_2016_07_26/images/training/l/living_room/ADE_train_00011098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99" calcext:value-type="float">
            <text:p>13899</text:p>
          </table:table-cell>
          <table:table-cell office:value-type="string" calcext:value-type="string">
            <text:p>A children bedroom with a crib , a window and pink wallpapers.</text:p>
          </table:table-cell>
          <table:table-cell office:value-type="string" calcext:value-type="string">
            <text:p>training/n/nursery/ADE_train_00013899.jpg</text:p>
          </table:table-cell>
          <table:table-cell table:formula="of:=HYPERLINK(&quot;https://jarvis.ling.uni-potsdam.de/clp-pmvss21-1/jupyter/user/alatif/view/data/ImageCorpora/ADE20K_2016_07_26/images/training/n/nursery/ADE_train_00013899.jpg&quot;)" office:value-type="string" office:string-value="https://jarvis.ling.uni-potsdam.de/clp-pmvss21-1/jupyter/user/alatif/view/data/ImageCorpora/ADE20K_2016_07_26/images/training/n/nursery/ADE_train_00013899.jpg" calcext:value-type="string">
            <text:p>https://jarvis.ling.uni-potsdam.de/clp-pmvss21-1/jupyter/user/alatif/view/data/ImageCorpora/ADE20K_2016_07_26/images/training/n/nursery/ADE_train_00013899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A canopy bed in a room with 3 windows and dark furniture such as a bedside table and dressers. </text:p>
          </table:table-cell>
          <table:table-cell office:value-type="string" calcext:value-type="string">
            <text:p>training/b/bedroom/ADE_train_00003721.jpg</text:p>
          </table:table-cell>
          <table:table-cell table:formula="of:=HYPERLINK(&quot;https://jarvis.ling.uni-potsdam.de/clp-pmvss21-1/jupyter/user/alatif/view/data/ImageCorpora/ADE20K_2016_07_26/images/training/b/bedroom/ADE_train_00003721.jpg&quot;)" office:value-type="string" office:string-value="https://jarvis.ling.uni-potsdam.de/clp-pmvss21-1/jupyter/user/alatif/view/data/ImageCorpora/ADE20K_2016_07_26/images/training/b/bedroom/ADE_train_00003721.jpg" calcext:value-type="string">
            <text:p>https://jarvis.ling.uni-potsdam.de/clp-pmvss21-1/jupyter/user/alatif/view/data/ImageCorpora/ADE20K_2016_07_26/images/training/b/bedroom/ADE_train_00003721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An open-plan American kitchen with white furniture in the foreground and gray tiles on the floor.</text:p>
          </table:table-cell>
          <table:table-cell office:value-type="string" calcext:value-type="string">
            <text:p>training/k/kitchen/ADE_train_00000647.jpg</text:p>
          </table:table-cell>
          <table:table-cell table:formula="of:=HYPERLINK(&quot;https://jarvis.ling.uni-potsdam.de/clp-pmvss21-1/jupyter/user/alatif/view/data/ImageCorpora/ADE20K_2016_07_26/images/training/k/kitchen/ADE_train_00000647.jpg&quot;)" office:value-type="string" office:string-value="https://jarvis.ling.uni-potsdam.de/clp-pmvss21-1/jupyter/user/alatif/view/data/ImageCorpora/ADE20K_2016_07_26/images/training/k/kitchen/ADE_train_00000647.jpg" calcext:value-type="string">
            <text:p>https://jarvis.ling.uni-potsdam.de/clp-pmvss21-1/jupyter/user/alatif/view/data/ImageCorpora/ADE20K_2016_07_26/images/training/k/kitchen/ADE_train_00000647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18" calcext:value-type="float">
            <text:p>9318</text:p>
          </table:table-cell>
          <table:table-cell office:value-type="string" calcext:value-type="string">
            <text:p>An home office located next to a living room, with a chair, a table a lamp, many documents and books.</text:p>
          </table:table-cell>
          <table:table-cell office:value-type="string" calcext:value-type="string">
            <text:p>training/h/home_office/ADE_train_00009318.jpg</text:p>
          </table:table-cell>
          <table:table-cell table:formula="of:=HYPERLINK(&quot;https://jarvis.ling.uni-potsdam.de/clp-pmvss21-1/jupyter/user/alatif/view/data/ImageCorpora/ADE20K_2016_07_26/images/training/h/home_office/ADE_train_00009318.jpg&quot;)" office:value-type="string" office:string-value="https://jarvis.ling.uni-potsdam.de/clp-pmvss21-1/jupyter/user/alatif/view/data/ImageCorpora/ADE20K_2016_07_26/images/training/h/home_office/ADE_train_00009318.jpg" calcext:value-type="string">
            <text:p>https://jarvis.ling.uni-potsdam.de/clp-pmvss21-1/jupyter/user/alatif/view/data/ImageCorpora/ADE20K_2016_07_26/images/training/h/home_office/ADE_train_00009318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A bedroom with a large bed, a mirror a plant and some drawers.</text:p>
          </table:table-cell>
          <table:table-cell office:value-type="string" calcext:value-type="string">
            <text:p>training/b/bedroom/ADE_train_00004095.jpg</text:p>
          </table:table-cell>
          <table:table-cell table:formula="of:=HYPERLINK(&quot;https://jarvis.ling.uni-potsdam.de/clp-pmvss21-1/jupyter/user/alatif/view/data/ImageCorpora/ADE20K_2016_07_26/images/training/b/bedroom/ADE_train_00004095.jpg&quot;)" office:value-type="string" office:string-value="https://jarvis.ling.uni-potsdam.de/clp-pmvss21-1/jupyter/user/alatif/view/data/ImageCorpora/ADE20K_2016_07_26/images/training/b/bedroom/ADE_train_00004095.jpg" calcext:value-type="string">
            <text:p>https://jarvis.ling.uni-potsdam.de/clp-pmvss21-1/jupyter/user/alatif/view/data/ImageCorpora/ADE20K_2016_07_26/images/training/b/bedroom/ADE_train_00004095.jp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 bathroom with one wall made of marmor-like tiles, the other made of wood, that contain a walk-in shower, a white sink below a mirror and 5 towels.</text:p>
          </table:table-cell>
          <table:table-cell office:value-type="string" calcext:value-type="string">
            <text:p>training/b/bathroom/ADE_train_00000024.jpg</text:p>
          </table:table-cell>
          <table:table-cell table:formula="of:=HYPERLINK(&quot;https://jarvis.ling.uni-potsdam.de/clp-pmvss21-1/jupyter/user/alatif/view/data/ImageCorpora/ADE20K_2016_07_26/images/training/b/bathroom/ADE_train_00000024.jpg&quot;)" office:value-type="string" office:string-value="https://jarvis.ling.uni-potsdam.de/clp-pmvss21-1/jupyter/user/alatif/view/data/ImageCorpora/ADE20K_2016_07_26/images/training/b/bathroom/ADE_train_00000024.jpg" calcext:value-type="string">
            <text:p>https://jarvis.ling.uni-potsdam.de/clp-pmvss21-1/jupyter/user/alatif/view/data/ImageCorpora/ADE20K_2016_07_26/images/training/b/bathroom/ADE_train_00000024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246" calcext:value-type="float">
            <text:p>100246</text:p>
          </table:table-cell>
          <table:table-cell office:value-type="string" calcext:value-type="string">
            <text:p>A children bedroom with a single bed, a white drawer with a large mirror, 2 paintings and a fake white rabbit.</text:p>
          </table:table-cell>
          <table:table-cell office:value-type="string" calcext:value-type="string">
            <text:p>validation/c/childs_room/ADE_val_00000246.jpg</text:p>
          </table:table-cell>
          <table:table-cell table:formula="of:=HYPERLINK(&quot;https://jarvis.ling.uni-potsdam.de/clp-pmvss21-1/jupyter/user/alatif/view/data/ImageCorpora/ADE20K_2016_07_26/images/validation/c/childs_room/ADE_val_00000246.jpg&quot;)" office:value-type="string" office:string-value="https://jarvis.ling.uni-potsdam.de/clp-pmvss21-1/jupyter/user/alatif/view/data/ImageCorpora/ADE20K_2016_07_26/images/validation/c/childs_room/ADE_val_00000246.jpg" calcext:value-type="string">
            <text:p>https://jarvis.ling.uni-potsdam.de/clp-pmvss21-1/jupyter/user/alatif/view/data/ImageCorpora/ADE20K_2016_07_26/images/validation/c/childs_room/ADE_val_00000246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 bed room containing 2 single beds with the curtains shut and a bedside table in-between</text:p>
          </table:table-cell>
          <table:table-cell office:value-type="string" calcext:value-type="string">
            <text:p>training/b/bedroom/ADE_train_00000319.jpg</text:p>
          </table:table-cell>
          <table:table-cell table:formula="of:=HYPERLINK(&quot;https://jarvis.ling.uni-potsdam.de/clp-pmvss21-1/jupyter/user/alatif/view/data/ImageCorpora/ADE20K_2016_07_26/images/training/b/bedroom/ADE_train_00000319.jpg&quot;)" office:value-type="string" office:string-value="https://jarvis.ling.uni-potsdam.de/clp-pmvss21-1/jupyter/user/alatif/view/data/ImageCorpora/ADE20K_2016_07_26/images/training/b/bedroom/ADE_train_00000319.jpg" calcext:value-type="string">
            <text:p>https://jarvis.ling.uni-potsdam.de/clp-pmvss21-1/jupyter/user/alatif/view/data/ImageCorpora/ADE20K_2016_07_26/images/training/b/bedroom/ADE_train_00000319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A basement with a chair, 2 stools and table football in the background below the hopper window.</text:p>
          </table:table-cell>
          <table:table-cell office:value-type="string" calcext:value-type="string">
            <text:p>training/b/basement/ADE_train_00002481.jpg</text:p>
          </table:table-cell>
          <table:table-cell table:formula="of:=HYPERLINK(&quot;https://jarvis.ling.uni-potsdam.de/clp-pmvss21-1/jupyter/user/alatif/view/data/ImageCorpora/ADE20K_2016_07_26/images/training/b/basement/ADE_train_00002481.jpg&quot;)" office:value-type="string" office:string-value="https://jarvis.ling.uni-potsdam.de/clp-pmvss21-1/jupyter/user/alatif/view/data/ImageCorpora/ADE20K_2016_07_26/images/training/b/basement/ADE_train_00002481.jpg" calcext:value-type="string">
            <text:p>https://jarvis.ling.uni-potsdam.de/clp-pmvss21-1/jupyter/user/alatif/view/data/ImageCorpora/ADE20K_2016_07_26/images/training/b/basement/ADE_train_00002481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84" calcext:value-type="float">
            <text:p>10284</text:p>
          </table:table-cell>
          <table:table-cell office:value-type="string" calcext:value-type="string">
            <text:p>A kitchen with a long central drawer that encompass the <text:s/>stove, white floor tiles, and remarkable decoration such as the fake cat and the gingerbread man.</text:p>
          </table:table-cell>
          <table:table-cell office:value-type="string" calcext:value-type="string">
            <text:p>training/k/kitchen/ADE_train_00010284.jpg</text:p>
          </table:table-cell>
          <table:table-cell table:formula="of:=HYPERLINK(&quot;https://jarvis.ling.uni-potsdam.de/clp-pmvss21-1/jupyter/user/alatif/view/data/ImageCorpora/ADE20K_2016_07_26/images/training/k/kitchen/ADE_train_00010284.jpg&quot;)" office:value-type="string" office:string-value="https://jarvis.ling.uni-potsdam.de/clp-pmvss21-1/jupyter/user/alatif/view/data/ImageCorpora/ADE20K_2016_07_26/images/training/k/kitchen/ADE_train_00010284.jpg" calcext:value-type="string">
            <text:p>https://jarvis.ling.uni-potsdam.de/clp-pmvss21-1/jupyter/user/alatif/view/data/ImageCorpora/ADE20K_2016_07_26/images/training/k/kitchen/ADE_train_00010284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80" calcext:value-type="float">
            <text:p>8480</text:p>
          </table:table-cell>
          <table:table-cell office:value-type="string" calcext:value-type="string">
            <text:p>An empty white room with the ceiling light switched on.</text:p>
          </table:table-cell>
          <table:table-cell office:value-type="string" calcext:value-type="string">
            <text:p>training/g/garage/indoor/ADE_train_00008480.jpg</text:p>
          </table:table-cell>
          <table:table-cell table:formula="of:=HYPERLINK(&quot;https://jarvis.ling.uni-potsdam.de/clp-pmvss21-1/jupyter/user/alatif/view/data/ImageCorpora/ADE20K_2016_07_26/images/training/g/garage/indoor/ADE_train_00008480.jpg&quot;)" office:value-type="string" office:string-value="https://jarvis.ling.uni-potsdam.de/clp-pmvss21-1/jupyter/user/alatif/view/data/ImageCorpora/ADE20K_2016_07_26/images/training/g/garage/indoor/ADE_train_00008480.jpg" calcext:value-type="string">
            <text:p>https://jarvis.ling.uni-potsdam.de/clp-pmvss21-1/jupyter/user/alatif/view/data/ImageCorpora/ADE20K_2016_07_26/images/training/g/garage/indoor/ADE_train_00008480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A large kitchen with 2 windows, equipped with a side-by-side fridge, white drawers and pantries and kitchen worktops made of marmor.</text:p>
          </table:table-cell>
          <table:table-cell office:value-type="string" calcext:value-type="string">
            <text:p>training/k/kitchen/ADE_train_00010169.jpg</text:p>
          </table:table-cell>
          <table:table-cell table:formula="of:=HYPERLINK(&quot;https://jarvis.ling.uni-potsdam.de/clp-pmvss21-1/jupyter/user/alatif/view/data/ImageCorpora/ADE20K_2016_07_26/images/training/k/kitchen/ADE_train_00010169.jpg&quot;)" office:value-type="string" office:string-value="https://jarvis.ling.uni-potsdam.de/clp-pmvss21-1/jupyter/user/alatif/view/data/ImageCorpora/ADE20K_2016_07_26/images/training/k/kitchen/ADE_train_00010169.jpg" calcext:value-type="string">
            <text:p>https://jarvis.ling.uni-potsdam.de/clp-pmvss21-1/jupyter/user/alatif/view/data/ImageCorpora/ADE20K_2016_07_26/images/training/k/kitchen/ADE_train_00010169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74" calcext:value-type="float">
            <text:p>20174</text:p>
          </table:table-cell>
          <table:table-cell office:value-type="string" calcext:value-type="string">
            <text:p>2 bunk beds in an attic with walls painted in yellow.</text:p>
          </table:table-cell>
          <table:table-cell office:value-type="string" calcext:value-type="string">
            <text:p>training/y/youth_hostel/ADE_train_00020174.jpg</text:p>
          </table:table-cell>
          <table:table-cell table:formula="of:=HYPERLINK(&quot;https://jarvis.ling.uni-potsdam.de/clp-pmvss21-1/jupyter/user/alatif/view/data/ImageCorpora/ADE20K_2016_07_26/images/training/y/youth_hostel/ADE_train_00020174.jpg&quot;)" office:value-type="string" office:string-value="https://jarvis.ling.uni-potsdam.de/clp-pmvss21-1/jupyter/user/alatif/view/data/ImageCorpora/ADE20K_2016_07_26/images/training/y/youth_hostel/ADE_train_00020174.jpg" calcext:value-type="string">
            <text:p>https://jarvis.ling.uni-potsdam.de/clp-pmvss21-1/jupyter/user/alatif/view/data/ImageCorpora/ADE20K_2016_07_26/images/training/y/youth_hostel/ADE_train_00020174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69" calcext:value-type="float">
            <text:p>15169</text:p>
          </table:table-cell>
          <table:table-cell office:value-type="string" calcext:value-type="string">
            <text:p>A traditional living room with a sofa, 2 chairs a large carpet, a chimney, 5 paintings and a window.</text:p>
          </table:table-cell>
          <table:table-cell office:value-type="string" calcext:value-type="string">
            <text:p>training/p/parlor/ADE_train_00015169.jpg</text:p>
          </table:table-cell>
          <table:table-cell table:formula="of:=HYPERLINK(&quot;https://jarvis.ling.uni-potsdam.de/clp-pmvss21-1/jupyter/user/alatif/view/data/ImageCorpora/ADE20K_2016_07_26/images/training/p/parlor/ADE_train_00015169.jpg&quot;)" office:value-type="string" office:string-value="https://jarvis.ling.uni-potsdam.de/clp-pmvss21-1/jupyter/user/alatif/view/data/ImageCorpora/ADE20K_2016_07_26/images/training/p/parlor/ADE_train_00015169.jpg" calcext:value-type="string">
            <text:p>https://jarvis.ling.uni-potsdam.de/clp-pmvss21-1/jupyter/user/alatif/view/data/ImageCorpora/ADE20K_2016_07_26/images/training/p/parlor/ADE_train_00015169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There are 2 washbasins incorporated in a drawer below a large mirror and next to a bath tube that is itself located under a window.</text:p>
          </table:table-cell>
          <table:table-cell office:value-type="string" calcext:value-type="string">
            <text:p>training/b/bathroom/ADE_train_00002735.jpg</text:p>
          </table:table-cell>
          <table:table-cell table:formula="of:=HYPERLINK(&quot;https://jarvis.ling.uni-potsdam.de/clp-pmvss21-1/jupyter/user/alatif/view/data/ImageCorpora/ADE20K_2016_07_26/images/training/b/bathroom/ADE_train_00002735.jpg&quot;)" office:value-type="string" office:string-value="https://jarvis.ling.uni-potsdam.de/clp-pmvss21-1/jupyter/user/alatif/view/data/ImageCorpora/ADE20K_2016_07_26/images/training/b/bathroom/ADE_train_00002735.jpg" calcext:value-type="string">
            <text:p>https://jarvis.ling.uni-potsdam.de/clp-pmvss21-1/jupyter/user/alatif/view/data/ImageCorpora/ADE20K_2016_07_26/images/training/b/bathroom/ADE_train_00002735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73" calcext:value-type="float">
            <text:p>6773</text:p>
          </table:table-cell>
          <table:table-cell office:value-type="string" calcext:value-type="string">
            <text:p>A dining table with 4 chairs with 3 windows in the background and a part of a kitchen on the right side.</text:p>
          </table:table-cell>
          <table:table-cell office:value-type="string" calcext:value-type="string">
            <text:p>training/d/dinette/home/ADE_train_00006773.jpg</text:p>
          </table:table-cell>
          <table:table-cell table:formula="of:=HYPERLINK(&quot;https://jarvis.ling.uni-potsdam.de/clp-pmvss21-1/jupyter/user/alatif/view/data/ImageCorpora/ADE20K_2016_07_26/images/training/d/dinette/home/ADE_train_00006773.jpg&quot;)" office:value-type="string" office:string-value="https://jarvis.ling.uni-potsdam.de/clp-pmvss21-1/jupyter/user/alatif/view/data/ImageCorpora/ADE20K_2016_07_26/images/training/d/dinette/home/ADE_train_00006773.jpg" calcext:value-type="string">
            <text:p>https://jarvis.ling.uni-potsdam.de/clp-pmvss21-1/jupyter/user/alatif/view/data/ImageCorpora/ADE20K_2016_07_26/images/training/d/dinette/home/ADE_train_00006773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A large bed with velvet sheets between 2 bedside tables.</text:p>
          </table:table-cell>
          <table:table-cell office:value-type="string" calcext:value-type="string">
            <text:p>training/b/bedroom/ADE_train_00004113.jpg</text:p>
          </table:table-cell>
          <table:table-cell table:formula="of:=HYPERLINK(&quot;https://jarvis.ling.uni-potsdam.de/clp-pmvss21-1/jupyter/user/alatif/view/data/ImageCorpora/ADE20K_2016_07_26/images/training/b/bedroom/ADE_train_00004113.jpg&quot;)" office:value-type="string" office:string-value="https://jarvis.ling.uni-potsdam.de/clp-pmvss21-1/jupyter/user/alatif/view/data/ImageCorpora/ADE20K_2016_07_26/images/training/b/bedroom/ADE_train_00004113.jpg" calcext:value-type="string">
            <text:p>https://jarvis.ling.uni-potsdam.de/clp-pmvss21-1/jupyter/user/alatif/view/data/ImageCorpora/ADE20K_2016_07_26/images/training/b/bedroom/ADE_train_00004113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317" calcext:value-type="float">
            <text:p>100317</text:p>
          </table:table-cell>
          <table:table-cell office:value-type="string" calcext:value-type="string">
            <text:p>There is a dining table made of glass sitting on a carpet and 4 landscape paintings on the background walls.</text:p>
          </table:table-cell>
          <table:table-cell office:value-type="string" calcext:value-type="string">
            <text:p>validation/d/dining_room/ADE_val_00000317.jpg</text:p>
          </table:table-cell>
          <table:table-cell table:formula="of:=HYPERLINK(&quot;https://jarvis.ling.uni-potsdam.de/clp-pmvss21-1/jupyter/user/alatif/view/data/ImageCorpora/ADE20K_2016_07_26/images/validation/d/dining_room/ADE_val_00000317.jpg&quot;)" office:value-type="string" office:string-value="https://jarvis.ling.uni-potsdam.de/clp-pmvss21-1/jupyter/user/alatif/view/data/ImageCorpora/ADE20K_2016_07_26/images/validation/d/dining_room/ADE_val_00000317.jpg" calcext:value-type="string">
            <text:p>https://jarvis.ling.uni-potsdam.de/clp-pmvss21-1/jupyter/user/alatif/view/data/ImageCorpora/ADE20K_2016_07_26/images/validation/d/dining_room/ADE_val_00000317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3" calcext:value-type="float">
            <text:p>8393</text:p>
          </table:table-cell>
          <table:table-cell office:value-type="string" calcext:value-type="string">
            <text:p>A room with wooden floor containing a billiard table and giving access to a kitchen.</text:p>
          </table:table-cell>
          <table:table-cell office:value-type="string" calcext:value-type="string">
            <text:p>training/g/game_room/ADE_train_00008393.jpg</text:p>
          </table:table-cell>
          <table:table-cell table:formula="of:=HYPERLINK(&quot;https://jarvis.ling.uni-potsdam.de/clp-pmvss21-1/jupyter/user/alatif/view/data/ImageCorpora/ADE20K_2016_07_26/images/training/g/game_room/ADE_train_00008393.jpg&quot;)" office:value-type="string" office:string-value="https://jarvis.ling.uni-potsdam.de/clp-pmvss21-1/jupyter/user/alatif/view/data/ImageCorpora/ADE20K_2016_07_26/images/training/g/game_room/ADE_train_00008393.jpg" calcext:value-type="string">
            <text:p>https://jarvis.ling.uni-potsdam.de/clp-pmvss21-1/jupyter/user/alatif/view/data/ImageCorpora/ADE20K_2016_07_26/images/training/g/game_room/ADE_train_00008393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78" calcext:value-type="float">
            <text:p>6878</text:p>
          </table:table-cell>
          <table:table-cell office:value-type="string" calcext:value-type="string">
            <text:p>A dining room with a table made of solid wood with 6 chairs, 3 plants and a nice view on the exterior landscape through the 3 windows in the background.</text:p>
          </table:table-cell>
          <table:table-cell office:value-type="string" calcext:value-type="string">
            <text:p>training/d/dining_room/ADE_train_00006878.jpg</text:p>
          </table:table-cell>
          <table:table-cell table:formula="of:=HYPERLINK(&quot;https://jarvis.ling.uni-potsdam.de/clp-pmvss21-1/jupyter/user/alatif/view/data/ImageCorpora/ADE20K_2016_07_26/images/training/d/dining_room/ADE_train_00006878.jpg&quot;)" office:value-type="string" office:string-value="https://jarvis.ling.uni-potsdam.de/clp-pmvss21-1/jupyter/user/alatif/view/data/ImageCorpora/ADE20K_2016_07_26/images/training/d/dining_room/ADE_train_00006878.jpg" calcext:value-type="string">
            <text:p>https://jarvis.ling.uni-potsdam.de/clp-pmvss21-1/jupyter/user/alatif/view/data/ImageCorpora/ADE20K_2016_07_26/images/training/d/dining_room/ADE_train_00006878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A modern living room a white couch, 3 gray side tables and the lights switched on because the curtains are shut.</text:p>
          </table:table-cell>
          <table:table-cell office:value-type="string" calcext:value-type="string">
            <text:p>training/l/living_room/ADE_train_00011303.jpg</text:p>
          </table:table-cell>
          <table:table-cell table:formula="of:=HYPERLINK(&quot;https://jarvis.ling.uni-potsdam.de/clp-pmvss21-1/jupyter/user/alatif/view/data/ImageCorpora/ADE20K_2016_07_26/images/training/l/living_room/ADE_train_00011303.jpg&quot;)" office:value-type="string" office:string-value="https://jarvis.ling.uni-potsdam.de/clp-pmvss21-1/jupyter/user/alatif/view/data/ImageCorpora/ADE20K_2016_07_26/images/training/l/living_room/ADE_train_00011303.jpg" calcext:value-type="string">
            <text:p>https://jarvis.ling.uni-potsdam.de/clp-pmvss21-1/jupyter/user/alatif/view/data/ImageCorpora/ADE20K_2016_07_26/images/training/l/living_room/ADE_train_00011303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A bed with black and white sheet, a white bedside table and a painting of a black and white dog.</text:p>
          </table:table-cell>
          <table:table-cell office:value-type="string" calcext:value-type="string">
            <text:p>training/b/bedroom/ADE_train_00004135.jpg</text:p>
          </table:table-cell>
          <table:table-cell table:formula="of:=HYPERLINK(&quot;https://jarvis.ling.uni-potsdam.de/clp-pmvss21-1/jupyter/user/alatif/view/data/ImageCorpora/ADE20K_2016_07_26/images/training/b/bedroom/ADE_train_00004135.jpg&quot;)" office:value-type="string" office:string-value="https://jarvis.ling.uni-potsdam.de/clp-pmvss21-1/jupyter/user/alatif/view/data/ImageCorpora/ADE20K_2016_07_26/images/training/b/bedroom/ADE_train_00004135.jpg" calcext:value-type="string">
            <text:p>https://jarvis.ling.uni-potsdam.de/clp-pmvss21-1/jupyter/user/alatif/view/data/ImageCorpora/ADE20K_2016_07_26/images/training/b/bedroom/ADE_train_00004135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886" calcext:value-type="float">
            <text:p>13886</text:p>
          </table:table-cell>
          <table:table-cell office:value-type="string" calcext:value-type="string">
            <text:p>A white baby crib with a mobile installed and pink sofa on the right.</text:p>
          </table:table-cell>
          <table:table-cell office:value-type="string" calcext:value-type="string">
            <text:p>training/n/nursery/ADE_train_00013886.jpg</text:p>
          </table:table-cell>
          <table:table-cell table:formula="of:=HYPERLINK(&quot;https://jarvis.ling.uni-potsdam.de/clp-pmvss21-1/jupyter/user/alatif/view/data/ImageCorpora/ADE20K_2016_07_26/images/training/n/nursery/ADE_train_00013886.jpg&quot;)" office:value-type="string" office:string-value="https://jarvis.ling.uni-potsdam.de/clp-pmvss21-1/jupyter/user/alatif/view/data/ImageCorpora/ADE20K_2016_07_26/images/training/n/nursery/ADE_train_00013886.jpg" calcext:value-type="string">
            <text:p>https://jarvis.ling.uni-potsdam.de/clp-pmvss21-1/jupyter/user/alatif/view/data/ImageCorpora/ADE20K_2016_07_26/images/training/n/nursery/ADE_train_00013886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A dining table with 4 chairs in a room with a bow window which curtains are shut.</text:p>
          </table:table-cell>
          <table:table-cell office:value-type="string" calcext:value-type="string">
            <text:p>training/d/dining_room/ADE_train_00007233.jpg</text:p>
          </table:table-cell>
          <table:table-cell table:formula="of:=HYPERLINK(&quot;https://jarvis.ling.uni-potsdam.de/clp-pmvss21-1/jupyter/user/alatif/view/data/ImageCorpora/ADE20K_2016_07_26/images/training/d/dining_room/ADE_train_00007233.jpg&quot;)" office:value-type="string" office:string-value="https://jarvis.ling.uni-potsdam.de/clp-pmvss21-1/jupyter/user/alatif/view/data/ImageCorpora/ADE20K_2016_07_26/images/training/d/dining_room/ADE_train_00007233.jpg" calcext:value-type="string">
            <text:p>https://jarvis.ling.uni-potsdam.de/clp-pmvss21-1/jupyter/user/alatif/view/data/ImageCorpora/ADE20K_2016_07_26/images/training/d/dining_room/ADE_train_0000723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A bedroom with 2 single beds with same sheets and a window in the background.</text:p>
          </table:table-cell>
          <table:table-cell office:value-type="string" calcext:value-type="string">
            <text:p>training/b/bedroom/ADE_train_00004086.jpg</text:p>
          </table:table-cell>
          <table:table-cell table:formula="of:=HYPERLINK(&quot;https://jarvis.ling.uni-potsdam.de/clp-pmvss21-1/jupyter/user/alatif/view/data/ImageCorpora/ADE20K_2016_07_26/images/training/b/bedroom/ADE_train_00004086.jpg&quot;)" office:value-type="string" office:string-value="https://jarvis.ling.uni-potsdam.de/clp-pmvss21-1/jupyter/user/alatif/view/data/ImageCorpora/ADE20K_2016_07_26/images/training/b/bedroom/ADE_train_00004086.jpg" calcext:value-type="string">
            <text:p>https://jarvis.ling.uni-potsdam.de/clp-pmvss21-1/jupyter/user/alatif/view/data/ImageCorpora/ADE20K_2016_07_26/images/training/b/bedroom/ADE_train_00004086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38" calcext:value-type="float">
            <text:p>19938</text:p>
          </table:table-cell>
          <table:table-cell office:value-type="string" calcext:value-type="string">
            <text:p>A hallway in house with a staircaise on the left, a sink integrated in a cabinet on the right and walls and ceiling painted in white.</text:p>
          </table:table-cell>
          <table:table-cell office:value-type="string" calcext:value-type="string">
            <text:p>training/w/wet_bar/ADE_train_00019938.jpg</text:p>
          </table:table-cell>
          <table:table-cell table:formula="of:=HYPERLINK(&quot;https://jarvis.ling.uni-potsdam.de/clp-pmvss21-1/jupyter/user/alatif/view/data/ImageCorpora/ADE20K_2016_07_26/images/training/w/wet_bar/ADE_train_00019938.jpg&quot;)" office:value-type="string" office:string-value="https://jarvis.ling.uni-potsdam.de/clp-pmvss21-1/jupyter/user/alatif/view/data/ImageCorpora/ADE20K_2016_07_26/images/training/w/wet_bar/ADE_train_00019938.jpg" calcext:value-type="string">
            <text:p>https://jarvis.ling.uni-potsdam.de/clp-pmvss21-1/jupyter/user/alatif/view/data/ImageCorpora/ADE20K_2016_07_26/images/training/w/wet_bar/ADE_train_00019938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n attic with a television and a video recorder in a a cabinet on the left and cabinet integrated in the walls on the right.</text:p>
          </table:table-cell>
          <table:table-cell office:value-type="string" calcext:value-type="string">
            <text:p>training/a/attic/ADE_train_00001968.jpg</text:p>
          </table:table-cell>
          <table:table-cell table:formula="of:=HYPERLINK(&quot;https://jarvis.ling.uni-potsdam.de/clp-pmvss21-1/jupyter/user/alatif/view/data/ImageCorpora/ADE20K_2016_07_26/images/training/a/attic/ADE_train_00001968.jpg&quot;)" office:value-type="string" office:string-value="https://jarvis.ling.uni-potsdam.de/clp-pmvss21-1/jupyter/user/alatif/view/data/ImageCorpora/ADE20K_2016_07_26/images/training/a/attic/ADE_train_00001968.jpg" calcext:value-type="string">
            <text:p>https://jarvis.ling.uni-potsdam.de/clp-pmvss21-1/jupyter/user/alatif/view/data/ImageCorpora/ADE20K_2016_07_26/images/training/a/attic/ADE_train_00001968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08" calcext:value-type="float">
            <text:p>11308</text:p>
          </table:table-cell>
          <table:table-cell office:value-type="string" calcext:value-type="string">
            <text:p>A living room containing a leather sofa and a side table with a glass plate, combined with an American kitchen in the background.</text:p>
          </table:table-cell>
          <table:table-cell office:value-type="string" calcext:value-type="string">
            <text:p>training/l/living_room/ADE_train_00011308.jpg</text:p>
          </table:table-cell>
          <table:table-cell table:formula="of:=HYPERLINK(&quot;https://jarvis.ling.uni-potsdam.de/clp-pmvss21-1/jupyter/user/alatif/view/data/ImageCorpora/ADE20K_2016_07_26/images/training/l/living_room/ADE_train_00011308.jpg&quot;)" office:value-type="string" office:string-value="https://jarvis.ling.uni-potsdam.de/clp-pmvss21-1/jupyter/user/alatif/view/data/ImageCorpora/ADE20K_2016_07_26/images/training/l/living_room/ADE_train_00011308.jpg" calcext:value-type="string">
            <text:p>https://jarvis.ling.uni-potsdam.de/clp-pmvss21-1/jupyter/user/alatif/view/data/ImageCorpora/ADE20K_2016_07_26/images/training/l/living_room/ADE_train_00011308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28" calcext:value-type="float">
            <text:p>2928</text:p>
          </table:table-cell>
          <table:table-cell office:value-type="string" calcext:value-type="string">
            <text:p>2 white sinks fixed on a wall below a mirror.</text:p>
          </table:table-cell>
          <table:table-cell office:value-type="string" calcext:value-type="string">
            <text:p>training/b/bathroom/ADE_train_00002928.jpg</text:p>
          </table:table-cell>
          <table:table-cell table:formula="of:=HYPERLINK(&quot;https://jarvis.ling.uni-potsdam.de/clp-pmvss21-1/jupyter/user/alatif/view/data/ImageCorpora/ADE20K_2016_07_26/images/training/b/bathroom/ADE_train_00002928.jpg&quot;)" office:value-type="string" office:string-value="https://jarvis.ling.uni-potsdam.de/clp-pmvss21-1/jupyter/user/alatif/view/data/ImageCorpora/ADE20K_2016_07_26/images/training/b/bathroom/ADE_train_00002928.jpg" calcext:value-type="string">
            <text:p>https://jarvis.ling.uni-potsdam.de/clp-pmvss21-1/jupyter/user/alatif/view/data/ImageCorpora/ADE20K_2016_07_26/images/training/b/bathroom/ADE_train_00002928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62" calcext:value-type="float">
            <text:p>7362</text:p>
          </table:table-cell>
          <table:table-cell office:value-type="string" calcext:value-type="string">
            <text:p>A bunk bed with a washbasin to its left.</text:p>
          </table:table-cell>
          <table:table-cell office:value-type="string" calcext:value-type="string">
            <text:p>training/d/dorm_room/ADE_train_00007362.jpg</text:p>
          </table:table-cell>
          <table:table-cell table:formula="of:=HYPERLINK(&quot;https://jarvis.ling.uni-potsdam.de/clp-pmvss21-1/jupyter/user/alatif/view/data/ImageCorpora/ADE20K_2016_07_26/images/training/d/dorm_room/ADE_train_00007362.jpg&quot;)" office:value-type="string" office:string-value="https://jarvis.ling.uni-potsdam.de/clp-pmvss21-1/jupyter/user/alatif/view/data/ImageCorpora/ADE20K_2016_07_26/images/training/d/dorm_room/ADE_train_00007362.jpg" calcext:value-type="string">
            <text:p>https://jarvis.ling.uni-potsdam.de/clp-pmvss21-1/jupyter/user/alatif/view/data/ImageCorpora/ADE20K_2016_07_26/images/training/d/dorm_room/ADE_train_00007362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2 white sofas and a trunk used as a side table in the middle of a living room and an American kitchen with white furniture in the background.</text:p>
          </table:table-cell>
          <table:table-cell office:value-type="string" calcext:value-type="string">
            <text:p>training/l/living_room/ADE_train_00000760.jpg</text:p>
          </table:table-cell>
          <table:table-cell table:formula="of:=HYPERLINK(&quot;https://jarvis.ling.uni-potsdam.de/clp-pmvss21-1/jupyter/user/alatif/view/data/ImageCorpora/ADE20K_2016_07_26/images/training/l/living_room/ADE_train_00000760.jpg&quot;)" office:value-type="string" office:string-value="https://jarvis.ling.uni-potsdam.de/clp-pmvss21-1/jupyter/user/alatif/view/data/ImageCorpora/ADE20K_2016_07_26/images/training/l/living_room/ADE_train_00000760.jpg" calcext:value-type="string">
            <text:p>https://jarvis.ling.uni-potsdam.de/clp-pmvss21-1/jupyter/user/alatif/view/data/ImageCorpora/ADE20K_2016_07_26/images/training/l/living_room/ADE_train_00000760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 bathroom with a washbasin under a mirror, a toilet on its right and a walk-in shower with drawn curtains on the right.</text:p>
          </table:table-cell>
          <table:table-cell office:value-type="string" calcext:value-type="string">
            <text:p>training/b/bathroom/ADE_train_00000056.jpg</text:p>
          </table:table-cell>
          <table:table-cell table:formula="of:=HYPERLINK(&quot;https://jarvis.ling.uni-potsdam.de/clp-pmvss21-1/jupyter/user/alatif/view/data/ImageCorpora/ADE20K_2016_07_26/images/training/b/bathroom/ADE_train_00000056.jpg&quot;)" office:value-type="string" office:string-value="https://jarvis.ling.uni-potsdam.de/clp-pmvss21-1/jupyter/user/alatif/view/data/ImageCorpora/ADE20K_2016_07_26/images/training/b/bathroom/ADE_train_00000056.jpg" calcext:value-type="string">
            <text:p>https://jarvis.ling.uni-potsdam.de/clp-pmvss21-1/jupyter/user/alatif/view/data/ImageCorpora/ADE20K_2016_07_26/images/training/b/bathroom/ADE_train_00000056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94" calcext:value-type="float">
            <text:p>4094</text:p>
          </table:table-cell>
          <table:table-cell office:value-type="string" calcext:value-type="string">
            <text:p>A children bedroom with a single bed on the left with a printed sheet, a window with blue curtains in the background with a painting to its left.</text:p>
          </table:table-cell>
          <table:table-cell office:value-type="string" calcext:value-type="string">
            <text:p>training/b/bedroom/ADE_train_00004094.jpg</text:p>
          </table:table-cell>
          <table:table-cell table:formula="of:=HYPERLINK(&quot;https://jarvis.ling.uni-potsdam.de/clp-pmvss21-1/jupyter/user/alatif/view/data/ImageCorpora/ADE20K_2016_07_26/images/training/b/bedroom/ADE_train_00004094.jpg&quot;)" office:value-type="string" office:string-value="https://jarvis.ling.uni-potsdam.de/clp-pmvss21-1/jupyter/user/alatif/view/data/ImageCorpora/ADE20K_2016_07_26/images/training/b/bedroom/ADE_train_00004094.jpg" calcext:value-type="string">
            <text:p>https://jarvis.ling.uni-potsdam.de/clp-pmvss21-1/jupyter/user/alatif/view/data/ImageCorpora/ADE20K_2016_07_26/images/training/b/bedroom/ADE_train_00004094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379" calcext:value-type="float">
            <text:p>101379</text:p>
          </table:table-cell>
          <table:table-cell office:value-type="string" calcext:value-type="string">
            <text:p>A picture of a garage with many tools on the rack in the background and a man laying on the floor asleep.</text:p>
          </table:table-cell>
          <table:table-cell office:value-type="string" calcext:value-type="string">
            <text:p>validation/g/garage/indoor/ADE_val_00001379.jpg</text:p>
          </table:table-cell>
          <table:table-cell table:formula="of:=HYPERLINK(&quot;https://jarvis.ling.uni-potsdam.de/clp-pmvss21-1/jupyter/user/alatif/view/data/ImageCorpora/ADE20K_2016_07_26/images/validation/g/garage/indoor/ADE_val_00001379.jpg&quot;)" office:value-type="string" office:string-value="https://jarvis.ling.uni-potsdam.de/clp-pmvss21-1/jupyter/user/alatif/view/data/ImageCorpora/ADE20K_2016_07_26/images/validation/g/garage/indoor/ADE_val_00001379.jpg" calcext:value-type="string">
            <text:p>https://jarvis.ling.uni-potsdam.de/clp-pmvss21-1/jupyter/user/alatif/view/data/ImageCorpora/ADE20K_2016_07_26/images/validation/g/garage/indoor/ADE_val_00001379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19" calcext:value-type="float">
            <text:p>15419</text:p>
          </table:table-cell>
          <table:table-cell office:value-type="string" calcext:value-type="string">
            <text:p>A children bedroom with a TV broadcasting a cartoon program in the background, several plastic toys on its left and 6 frames with pictures on the wall.</text:p>
          </table:table-cell>
          <table:table-cell office:value-type="string" calcext:value-type="string">
            <text:p>training/p/playroom/ADE_train_00015419.jpg</text:p>
          </table:table-cell>
          <table:table-cell table:formula="of:=HYPERLINK(&quot;https://jarvis.ling.uni-potsdam.de/clp-pmvss21-1/jupyter/user/alatif/view/data/ImageCorpora/ADE20K_2016_07_26/images/training/p/playroom/ADE_train_00015419.jpg&quot;)" office:value-type="string" office:string-value="https://jarvis.ling.uni-potsdam.de/clp-pmvss21-1/jupyter/user/alatif/view/data/ImageCorpora/ADE20K_2016_07_26/images/training/p/playroom/ADE_train_00015419.jpg" calcext:value-type="string">
            <text:p>https://jarvis.ling.uni-potsdam.de/clp-pmvss21-1/jupyter/user/alatif/view/data/ImageCorpora/ADE20K_2016_07_26/images/training/p/playroom/ADE_train_00015419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A bathroom with a toilet, a washbasin on the right, a bathtube with a curtain in the background and white walls.</text:p>
          </table:table-cell>
          <table:table-cell office:value-type="string" calcext:value-type="string">
            <text:p>training/b/bathroom/ADE_train_00002779.jpg</text:p>
          </table:table-cell>
          <table:table-cell table:formula="of:=HYPERLINK(&quot;https://jarvis.ling.uni-potsdam.de/clp-pmvss21-1/jupyter/user/alatif/view/data/ImageCorpora/ADE20K_2016_07_26/images/training/b/bathroom/ADE_train_00002779.jpg&quot;)" office:value-type="string" office:string-value="https://jarvis.ling.uni-potsdam.de/clp-pmvss21-1/jupyter/user/alatif/view/data/ImageCorpora/ADE20K_2016_07_26/images/training/b/bathroom/ADE_train_00002779.jpg" calcext:value-type="string">
            <text:p>https://jarvis.ling.uni-potsdam.de/clp-pmvss21-1/jupyter/user/alatif/view/data/ImageCorpora/ADE20K_2016_07_26/images/training/b/bathroom/ADE_train_00002779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A clean children bedroom with 2 single beds, and lots of toys such as an helicopter, a teddybear, puppets, a telefon.</text:p>
          </table:table-cell>
          <table:table-cell office:value-type="string" calcext:value-type="string">
            <text:p>training/c/childs_room/ADE_train_00005464.jpg</text:p>
          </table:table-cell>
          <table:table-cell table:formula="of:=HYPERLINK(&quot;https://jarvis.ling.uni-potsdam.de/clp-pmvss21-1/jupyter/user/alatif/view/data/ImageCorpora/ADE20K_2016_07_26/images/training/c/childs_room/ADE_train_00005464.jpg&quot;)" office:value-type="string" office:string-value="https://jarvis.ling.uni-potsdam.de/clp-pmvss21-1/jupyter/user/alatif/view/data/ImageCorpora/ADE20K_2016_07_26/images/training/c/childs_room/ADE_train_00005464.jpg" calcext:value-type="string">
            <text:p>https://jarvis.ling.uni-potsdam.de/clp-pmvss21-1/jupyter/user/alatif/view/data/ImageCorpora/ADE20K_2016_07_26/images/training/c/childs_room/ADE_train_00005464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32" calcext:value-type="float">
            <text:p>11332</text:p>
          </table:table-cell>
          <table:table-cell office:value-type="string" calcext:value-type="string">
            <text:p>A modern living room with parquett floor, white walls, and dining table with 4 chairs on the right and a corner couch on the left.</text:p>
          </table:table-cell>
          <table:table-cell office:value-type="string" calcext:value-type="string">
            <text:p>training/l/living_room/ADE_train_00011332.jpg</text:p>
          </table:table-cell>
          <table:table-cell table:formula="of:=HYPERLINK(&quot;https://jarvis.ling.uni-potsdam.de/clp-pmvss21-1/jupyter/user/alatif/view/data/ImageCorpora/ADE20K_2016_07_26/images/training/l/living_room/ADE_train_00011332.jpg&quot;)" office:value-type="string" office:string-value="https://jarvis.ling.uni-potsdam.de/clp-pmvss21-1/jupyter/user/alatif/view/data/ImageCorpora/ADE20K_2016_07_26/images/training/l/living_room/ADE_train_00011332.jpg" calcext:value-type="string">
            <text:p>https://jarvis.ling.uni-potsdam.de/clp-pmvss21-1/jupyter/user/alatif/view/data/ImageCorpora/ADE20K_2016_07_26/images/training/l/living_room/ADE_train_00011332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84" calcext:value-type="float">
            <text:p>6984</text:p>
          </table:table-cell>
          <table:table-cell office:value-type="string" calcext:value-type="string">
            <text:p>A dining table with 8 chairs in a green room with a window in the background, a huge painting on its right and a long case clock on its left.</text:p>
          </table:table-cell>
          <table:table-cell office:value-type="string" calcext:value-type="string">
            <text:p>training/d/dining_room/ADE_train_00006984.jpg</text:p>
          </table:table-cell>
          <table:table-cell table:formula="of:=HYPERLINK(&quot;https://jarvis.ling.uni-potsdam.de/clp-pmvss21-1/jupyter/user/alatif/view/data/ImageCorpora/ADE20K_2016_07_26/images/training/d/dining_room/ADE_train_00006984.jpg&quot;)" office:value-type="string" office:string-value="https://jarvis.ling.uni-potsdam.de/clp-pmvss21-1/jupyter/user/alatif/view/data/ImageCorpora/ADE20K_2016_07_26/images/training/d/dining_room/ADE_train_00006984.jpg" calcext:value-type="string">
            <text:p>https://jarvis.ling.uni-potsdam.de/clp-pmvss21-1/jupyter/user/alatif/view/data/ImageCorpora/ADE20K_2016_07_26/images/training/d/dining_room/ADE_train_00006984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460" calcext:value-type="float">
            <text:p>100460</text:p>
          </table:table-cell>
          <table:table-cell office:value-type="string" calcext:value-type="string">
            <text:p>A lkitchen with walls made of red bricks, black furniture such as cup boards, drawers, a fridge and a parket floor.</text:p>
          </table:table-cell>
          <table:table-cell office:value-type="string" calcext:value-type="string">
            <text:p>validation/k/kitchen/ADE_val_00000460.jpg</text:p>
          </table:table-cell>
          <table:table-cell table:formula="of:=HYPERLINK(&quot;https://jarvis.ling.uni-potsdam.de/clp-pmvss21-1/jupyter/user/alatif/view/data/ImageCorpora/ADE20K_2016_07_26/images/validation/k/kitchen/ADE_val_00000460.jpg&quot;)" office:value-type="string" office:string-value="https://jarvis.ling.uni-potsdam.de/clp-pmvss21-1/jupyter/user/alatif/view/data/ImageCorpora/ADE20K_2016_07_26/images/validation/k/kitchen/ADE_val_00000460.jpg" calcext:value-type="string">
            <text:p>https://jarvis.ling.uni-potsdam.de/clp-pmvss21-1/jupyter/user/alatif/view/data/ImageCorpora/ADE20K_2016_07_26/images/validation/k/kitchen/ADE_val_00000460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088" calcext:value-type="float">
            <text:p>101088</text:p>
          </table:table-cell>
          <table:table-cell office:value-type="string" calcext:value-type="string">
            <text:p>A bathroom with a white washbasin and a mirror reflecting a shower curtain.</text:p>
          </table:table-cell>
          <table:table-cell office:value-type="string" calcext:value-type="string">
            <text:p>validation/b/bathroom/ADE_val_00001088.jpg</text:p>
          </table:table-cell>
          <table:table-cell table:formula="of:=HYPERLINK(&quot;https://jarvis.ling.uni-potsdam.de/clp-pmvss21-1/jupyter/user/alatif/view/data/ImageCorpora/ADE20K_2016_07_26/images/validation/b/bathroom/ADE_val_00001088.jpg&quot;)" office:value-type="string" office:string-value="https://jarvis.ling.uni-potsdam.de/clp-pmvss21-1/jupyter/user/alatif/view/data/ImageCorpora/ADE20K_2016_07_26/images/validation/b/bathroom/ADE_val_00001088.jpg" calcext:value-type="string">
            <text:p>https://jarvis.ling.uni-potsdam.de/clp-pmvss21-1/jupyter/user/alatif/view/data/ImageCorpora/ADE20K_2016_07_26/images/validation/b/bathroom/ADE_val_00001088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A bedroom with a <text:s/>large canopy bed and a window giving access to a balcony with a view on sea side.</text:p>
          </table:table-cell>
          <table:table-cell office:value-type="string" calcext:value-type="string">
            <text:p>training/b/bedroom/ADE_train_00003397.jpg</text:p>
          </table:table-cell>
          <table:table-cell table:formula="of:=HYPERLINK(&quot;https://jarvis.ling.uni-potsdam.de/clp-pmvss21-1/jupyter/user/alatif/view/data/ImageCorpora/ADE20K_2016_07_26/images/training/b/bedroom/ADE_train_00003397.jpg&quot;)" office:value-type="string" office:string-value="https://jarvis.ling.uni-potsdam.de/clp-pmvss21-1/jupyter/user/alatif/view/data/ImageCorpora/ADE20K_2016_07_26/images/training/b/bedroom/ADE_train_00003397.jpg" calcext:value-type="string">
            <text:p>https://jarvis.ling.uni-potsdam.de/clp-pmvss21-1/jupyter/user/alatif/view/data/ImageCorpora/ADE20K_2016_07_26/images/training/b/bedroom/ADE_train_00003397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52" calcext:value-type="float">
            <text:p>6952</text:p>
          </table:table-cell>
          <table:table-cell office:value-type="string" calcext:value-type="string">
            <text:p>A living room with an American kitchen furnished with a dining table with four chairs, a mirror, a painting and 3 hanging lamps.</text:p>
          </table:table-cell>
          <table:table-cell office:value-type="string" calcext:value-type="string">
            <text:p>training/d/dining_room/ADE_train_00006952.jpg</text:p>
          </table:table-cell>
          <table:table-cell table:formula="of:=HYPERLINK(&quot;https://jarvis.ling.uni-potsdam.de/clp-pmvss21-1/jupyter/user/alatif/view/data/ImageCorpora/ADE20K_2016_07_26/images/training/d/dining_room/ADE_train_00006952.jpg&quot;)" office:value-type="string" office:string-value="https://jarvis.ling.uni-potsdam.de/clp-pmvss21-1/jupyter/user/alatif/view/data/ImageCorpora/ADE20K_2016_07_26/images/training/d/dining_room/ADE_train_00006952.jpg" calcext:value-type="string">
            <text:p>https://jarvis.ling.uni-potsdam.de/clp-pmvss21-1/jupyter/user/alatif/view/data/ImageCorpora/ADE20K_2016_07_26/images/training/d/dining_room/ADE_train_00006952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99" calcext:value-type="float">
            <text:p>101099</text:p>
          </table:table-cell>
          <table:table-cell office:value-type="string" calcext:value-type="string">
            <text:p>A small bathroom in beige with a toilet and a sink on its the left.</text:p>
          </table:table-cell>
          <table:table-cell office:value-type="string" calcext:value-type="string">
            <text:p>validation/b/bathroom/ADE_val_00001099.jpg</text:p>
          </table:table-cell>
          <table:table-cell table:formula="of:=HYPERLINK(&quot;https://jarvis.ling.uni-potsdam.de/clp-pmvss21-1/jupyter/user/alatif/view/data/ImageCorpora/ADE20K_2016_07_26/images/validation/b/bathroom/ADE_val_00001099.jpg&quot;)" office:value-type="string" office:string-value="https://jarvis.ling.uni-potsdam.de/clp-pmvss21-1/jupyter/user/alatif/view/data/ImageCorpora/ADE20K_2016_07_26/images/validation/b/bathroom/ADE_val_00001099.jpg" calcext:value-type="string">
            <text:p>https://jarvis.ling.uni-potsdam.de/clp-pmvss21-1/jupyter/user/alatif/view/data/ImageCorpora/ADE20K_2016_07_26/images/validation/b/bathroom/ADE_val_00001099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73" calcext:value-type="float">
            <text:p>11173</text:p>
          </table:table-cell>
          <table:table-cell office:value-type="string" calcext:value-type="string">
            <text:p>A living room with a corner couch in white next to a bow window, a chimney with fire on the left and brow blue carpet on the floor.</text:p>
          </table:table-cell>
          <table:table-cell office:value-type="string" calcext:value-type="string">
            <text:p>training/l/living_room/ADE_train_00011173.jpg</text:p>
          </table:table-cell>
          <table:table-cell table:formula="of:=HYPERLINK(&quot;https://jarvis.ling.uni-potsdam.de/clp-pmvss21-1/jupyter/user/alatif/view/data/ImageCorpora/ADE20K_2016_07_26/images/training/l/living_room/ADE_train_00011173.jpg&quot;)" office:value-type="string" office:string-value="https://jarvis.ling.uni-potsdam.de/clp-pmvss21-1/jupyter/user/alatif/view/data/ImageCorpora/ADE20K_2016_07_26/images/training/l/living_room/ADE_train_00011173.jpg" calcext:value-type="string">
            <text:p>https://jarvis.ling.uni-potsdam.de/clp-pmvss21-1/jupyter/user/alatif/view/data/ImageCorpora/ADE20K_2016_07_26/images/training/l/living_room/ADE_train_00011173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95" calcext:value-type="float">
            <text:p>8395</text:p>
          </table:table-cell>
          <table:table-cell office:value-type="string" calcext:value-type="string">
            <text:p>A game room for table tennis with a couch on the left, 4 paintings on the walls and 2 lamps.</text:p>
          </table:table-cell>
          <table:table-cell office:value-type="string" calcext:value-type="string">
            <text:p>training/g/game_room/ADE_train_00008395.jpg</text:p>
          </table:table-cell>
          <table:table-cell table:formula="of:=HYPERLINK(&quot;https://jarvis.ling.uni-potsdam.de/clp-pmvss21-1/jupyter/user/alatif/view/data/ImageCorpora/ADE20K_2016_07_26/images/training/g/game_room/ADE_train_00008395.jpg&quot;)" office:value-type="string" office:string-value="https://jarvis.ling.uni-potsdam.de/clp-pmvss21-1/jupyter/user/alatif/view/data/ImageCorpora/ADE20K_2016_07_26/images/training/g/game_room/ADE_train_00008395.jpg" calcext:value-type="string">
            <text:p>https://jarvis.ling.uni-potsdam.de/clp-pmvss21-1/jupyter/user/alatif/view/data/ImageCorpora/ADE20K_2016_07_26/images/training/g/game_room/ADE_train_00008395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95" calcext:value-type="float">
            <text:p>100095</text:p>
          </table:table-cell>
          <table:table-cell office:value-type="string" calcext:value-type="string">
            <text:p>An open door to a bathroom with a white washbasin and a toilet on its right.</text:p>
          </table:table-cell>
          <table:table-cell office:value-type="string" calcext:value-type="string">
            <text:p>validation/b/bathroom/ADE_val_00000095.jpg</text:p>
          </table:table-cell>
          <table:table-cell table:formula="of:=HYPERLINK(&quot;https://jarvis.ling.uni-potsdam.de/clp-pmvss21-1/jupyter/user/alatif/view/data/ImageCorpora/ADE20K_2016_07_26/images/validation/b/bathroom/ADE_val_00000095.jpg&quot;)" office:value-type="string" office:string-value="https://jarvis.ling.uni-potsdam.de/clp-pmvss21-1/jupyter/user/alatif/view/data/ImageCorpora/ADE20K_2016_07_26/images/validation/b/bathroom/ADE_val_00000095.jpg" calcext:value-type="string">
            <text:p>https://jarvis.ling.uni-potsdam.de/clp-pmvss21-1/jupyter/user/alatif/view/data/ImageCorpora/ADE20K_2016_07_26/images/validation/b/bathroom/ADE_val_00000095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01" calcext:value-type="float">
            <text:p>10601</text:p>
          </table:table-cell>
          <table:table-cell office:value-type="string" calcext:value-type="string">
            <text:p>A dining table with 4 chairs next to windows giving a view to a garden.</text:p>
          </table:table-cell>
          <table:table-cell office:value-type="string" calcext:value-type="string">
            <text:p>training/k/kitchen/ADE_train_00010601.jpg</text:p>
          </table:table-cell>
          <table:table-cell table:formula="of:=HYPERLINK(&quot;https://jarvis.ling.uni-potsdam.de/clp-pmvss21-1/jupyter/user/alatif/view/data/ImageCorpora/ADE20K_2016_07_26/images/training/k/kitchen/ADE_train_00010601.jpg&quot;)" office:value-type="string" office:string-value="https://jarvis.ling.uni-potsdam.de/clp-pmvss21-1/jupyter/user/alatif/view/data/ImageCorpora/ADE20K_2016_07_26/images/training/k/kitchen/ADE_train_00010601.jpg" calcext:value-type="string">
            <text:p>https://jarvis.ling.uni-potsdam.de/clp-pmvss21-1/jupyter/user/alatif/view/data/ImageCorpora/ADE20K_2016_07_26/images/training/k/kitchen/ADE_train_00010601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A bathroom with a tiled floor containing a bathtube on the right, a toilette and a washbasin on the left and a radiator on the wall.</text:p>
          </table:table-cell>
          <table:table-cell office:value-type="string" calcext:value-type="string">
            <text:p>training/b/bathroom/ADE_train_00002721.jpg</text:p>
          </table:table-cell>
          <table:table-cell table:formula="of:=HYPERLINK(&quot;https://jarvis.ling.uni-potsdam.de/clp-pmvss21-1/jupyter/user/alatif/view/data/ImageCorpora/ADE20K_2016_07_26/images/training/b/bathroom/ADE_train_00002721.jpg&quot;)" office:value-type="string" office:string-value="https://jarvis.ling.uni-potsdam.de/clp-pmvss21-1/jupyter/user/alatif/view/data/ImageCorpora/ADE20K_2016_07_26/images/training/b/bathroom/ADE_train_00002721.jpg" calcext:value-type="string">
            <text:p>https://jarvis.ling.uni-potsdam.de/clp-pmvss21-1/jupyter/user/alatif/view/data/ImageCorpora/ADE20K_2016_07_26/images/training/b/bathroom/ADE_train_00002721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Lots of shirts hanging in wardrobes and a carpet under a bank in the middle.</text:p>
          </table:table-cell>
          <table:table-cell office:value-type="string" calcext:value-type="string">
            <text:p>training/c/closet/ADE_train_00005767.jpg</text:p>
          </table:table-cell>
          <table:table-cell table:formula="of:=HYPERLINK(&quot;https://jarvis.ling.uni-potsdam.de/clp-pmvss21-1/jupyter/user/alatif/view/data/ImageCorpora/ADE20K_2016_07_26/images/training/c/closet/ADE_train_00005767.jpg&quot;)" office:value-type="string" office:string-value="https://jarvis.ling.uni-potsdam.de/clp-pmvss21-1/jupyter/user/alatif/view/data/ImageCorpora/ADE20K_2016_07_26/images/training/c/closet/ADE_train_00005767.jpg" calcext:value-type="string">
            <text:p>https://jarvis.ling.uni-potsdam.de/clp-pmvss21-1/jupyter/user/alatif/view/data/ImageCorpora/ADE20K_2016_07_26/images/training/c/closet/ADE_train_00005767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30" calcext:value-type="float">
            <text:p>19930</text:p>
          </table:table-cell>
          <table:table-cell office:value-type="string" calcext:value-type="string">
            <text:p>A part of an openkitcehn with apparent stones and a sink incorporated in a cabinet.</text:p>
          </table:table-cell>
          <table:table-cell office:value-type="string" calcext:value-type="string">
            <text:p>training/w/wet_bar/ADE_train_00019930.jpg</text:p>
          </table:table-cell>
          <table:table-cell table:formula="of:=HYPERLINK(&quot;https://jarvis.ling.uni-potsdam.de/clp-pmvss21-1/jupyter/user/alatif/view/data/ImageCorpora/ADE20K_2016_07_26/images/training/w/wet_bar/ADE_train_00019930.jpg&quot;)" office:value-type="string" office:string-value="https://jarvis.ling.uni-potsdam.de/clp-pmvss21-1/jupyter/user/alatif/view/data/ImageCorpora/ADE20K_2016_07_26/images/training/w/wet_bar/ADE_train_00019930.jpg" calcext:value-type="string">
            <text:p>https://jarvis.ling.uni-potsdam.de/clp-pmvss21-1/jupyter/user/alatif/view/data/ImageCorpora/ADE20K_2016_07_26/images/training/w/wet_bar/ADE_train_00019930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05" calcext:value-type="float">
            <text:p>7205</text:p>
          </table:table-cell>
          <table:table-cell office:value-type="string" calcext:value-type="string">
            <text:p>A dinning room with a table for 4 persons, partially drawn curtains and a luster with the light switched on.</text:p>
          </table:table-cell>
          <table:table-cell office:value-type="string" calcext:value-type="string">
            <text:p>training/d/dining_room/ADE_train_00007205.jpg</text:p>
          </table:table-cell>
          <table:table-cell table:formula="of:=HYPERLINK(&quot;https://jarvis.ling.uni-potsdam.de/clp-pmvss21-1/jupyter/user/alatif/view/data/ImageCorpora/ADE20K_2016_07_26/images/training/d/dining_room/ADE_train_00007205.jpg&quot;)" office:value-type="string" office:string-value="https://jarvis.ling.uni-potsdam.de/clp-pmvss21-1/jupyter/user/alatif/view/data/ImageCorpora/ADE20K_2016_07_26/images/training/d/dining_room/ADE_train_00007205.jpg" calcext:value-type="string">
            <text:p>https://jarvis.ling.uni-potsdam.de/clp-pmvss21-1/jupyter/user/alatif/view/data/ImageCorpora/ADE20K_2016_07_26/images/training/d/dining_room/ADE_train_00007205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85" calcext:value-type="float">
            <text:p>11185</text:p>
          </table:table-cell>
          <table:table-cell office:value-type="string" calcext:value-type="string">
            <text:p>A living room with a lila couch a table with 4 chairs in zebra look, a lamp with light on and a mirror hanging on a whole on the left reflecting the lamp.</text:p>
          </table:table-cell>
          <table:table-cell office:value-type="string" calcext:value-type="string">
            <text:p>training/l/living_room/ADE_train_00011185.jpg</text:p>
          </table:table-cell>
          <table:table-cell table:formula="of:=HYPERLINK(&quot;https://jarvis.ling.uni-potsdam.de/clp-pmvss21-1/jupyter/user/alatif/view/data/ImageCorpora/ADE20K_2016_07_26/images/training/l/living_room/ADE_train_00011185.jpg&quot;)" office:value-type="string" office:string-value="https://jarvis.ling.uni-potsdam.de/clp-pmvss21-1/jupyter/user/alatif/view/data/ImageCorpora/ADE20K_2016_07_26/images/training/l/living_room/ADE_train_00011185.jpg" calcext:value-type="string">
            <text:p>https://jarvis.ling.uni-potsdam.de/clp-pmvss21-1/jupyter/user/alatif/view/data/ImageCorpora/ADE20K_2016_07_26/images/training/l/living_room/ADE_train_00011185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A dining table set for 4 persons with orange chairs and decorated with a vase of flowers on top of it.</text:p>
          </table:table-cell>
          <table:table-cell office:value-type="string" calcext:value-type="string">
            <text:p>training/d/dining_room/ADE_train_00007137.jpg</text:p>
          </table:table-cell>
          <table:table-cell table:formula="of:=HYPERLINK(&quot;https://jarvis.ling.uni-potsdam.de/clp-pmvss21-1/jupyter/user/alatif/view/data/ImageCorpora/ADE20K_2016_07_26/images/training/d/dining_room/ADE_train_00007137.jpg&quot;)" office:value-type="string" office:string-value="https://jarvis.ling.uni-potsdam.de/clp-pmvss21-1/jupyter/user/alatif/view/data/ImageCorpora/ADE20K_2016_07_26/images/training/d/dining_room/ADE_train_00007137.jpg" calcext:value-type="string">
            <text:p>https://jarvis.ling.uni-potsdam.de/clp-pmvss21-1/jupyter/user/alatif/view/data/ImageCorpora/ADE20K_2016_07_26/images/training/d/dining_room/ADE_train_00007137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04" calcext:value-type="float">
            <text:p>7204</text:p>
          </table:table-cell>
          <table:table-cell office:value-type="string" calcext:value-type="string">
            <text:p>a dinning table with 6 chairs where 4 pears were aligned on to of it as decoration.</text:p>
          </table:table-cell>
          <table:table-cell office:value-type="string" calcext:value-type="string">
            <text:p>training/d/dining_room/ADE_train_00007204.jpg</text:p>
          </table:table-cell>
          <table:table-cell table:formula="of:=HYPERLINK(&quot;https://jarvis.ling.uni-potsdam.de/clp-pmvss21-1/jupyter/user/alatif/view/data/ImageCorpora/ADE20K_2016_07_26/images/training/d/dining_room/ADE_train_00007204.jpg&quot;)" office:value-type="string" office:string-value="https://jarvis.ling.uni-potsdam.de/clp-pmvss21-1/jupyter/user/alatif/view/data/ImageCorpora/ADE20K_2016_07_26/images/training/d/dining_room/ADE_train_00007204.jpg" calcext:value-type="string">
            <text:p>https://jarvis.ling.uni-potsdam.de/clp-pmvss21-1/jupyter/user/alatif/view/data/ImageCorpora/ADE20K_2016_07_26/images/training/d/dining_room/ADE_train_00007204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52" calcext:value-type="float">
            <text:p>4452</text:p>
          </table:table-cell>
          <table:table-cell office:value-type="string" calcext:value-type="string">
            <text:p>A bow window in a living room with a view on some trees in the the street.</text:p>
          </table:table-cell>
          <table:table-cell office:value-type="string" calcext:value-type="string">
            <text:p>training/b/bow_window/indoor/ADE_train_00004452.jpg</text:p>
          </table:table-cell>
          <table:table-cell table:formula="of:=HYPERLINK(&quot;https://jarvis.ling.uni-potsdam.de/clp-pmvss21-1/jupyter/user/alatif/view/data/ImageCorpora/ADE20K_2016_07_26/images/training/b/bow_window/indoor/ADE_train_00004452.jpg&quot;)" office:value-type="string" office:string-value="https://jarvis.ling.uni-potsdam.de/clp-pmvss21-1/jupyter/user/alatif/view/data/ImageCorpora/ADE20K_2016_07_26/images/training/b/bow_window/indoor/ADE_train_00004452.jpg" calcext:value-type="string">
            <text:p>https://jarvis.ling.uni-potsdam.de/clp-pmvss21-1/jupyter/user/alatif/view/data/ImageCorpora/ADE20K_2016_07_26/images/training/b/bow_window/indoor/ADE_train_0000445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a bathroom with a washbasin integrated in a cabinet and a mirror upon it reflecting a cupboard.</text:p>
          </table:table-cell>
          <table:table-cell office:value-type="string" calcext:value-type="string">
            <text:p>training/b/bathroom/ADE_train_00002555.jpg</text:p>
          </table:table-cell>
          <table:table-cell table:formula="of:=HYPERLINK(&quot;https://jarvis.ling.uni-potsdam.de/clp-pmvss21-1/jupyter/user/alatif/view/data/ImageCorpora/ADE20K_2016_07_26/images/training/b/bathroom/ADE_train_00002555.jpg&quot;)" office:value-type="string" office:string-value="https://jarvis.ling.uni-potsdam.de/clp-pmvss21-1/jupyter/user/alatif/view/data/ImageCorpora/ADE20K_2016_07_26/images/training/b/bathroom/ADE_train_00002555.jpg" calcext:value-type="string">
            <text:p>https://jarvis.ling.uni-potsdam.de/clp-pmvss21-1/jupyter/user/alatif/view/data/ImageCorpora/ADE20K_2016_07_26/images/training/b/bathroom/ADE_train_00002555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484" calcext:value-type="float">
            <text:p>100484</text:p>
          </table:table-cell>
          <table:table-cell office:value-type="string" calcext:value-type="string">
            <text:p>A white sink in a kitchen just below a window.</text:p>
          </table:table-cell>
          <table:table-cell office:value-type="string" calcext:value-type="string">
            <text:p>validation/k/kitchen/ADE_val_00000484.jpg</text:p>
          </table:table-cell>
          <table:table-cell table:formula="of:=HYPERLINK(&quot;https://jarvis.ling.uni-potsdam.de/clp-pmvss21-1/jupyter/user/alatif/view/data/ImageCorpora/ADE20K_2016_07_26/images/validation/k/kitchen/ADE_val_00000484.jpg&quot;)" office:value-type="string" office:string-value="https://jarvis.ling.uni-potsdam.de/clp-pmvss21-1/jupyter/user/alatif/view/data/ImageCorpora/ADE20K_2016_07_26/images/validation/k/kitchen/ADE_val_00000484.jpg" calcext:value-type="string">
            <text:p>https://jarvis.ling.uni-potsdam.de/clp-pmvss21-1/jupyter/user/alatif/view/data/ImageCorpora/ADE20K_2016_07_26/images/validation/k/kitchen/ADE_val_00000484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 bath room with a view on the white washbasin, a closed door to its right and red wallpapers with printed motives.</text:p>
          </table:table-cell>
          <table:table-cell office:value-type="string" calcext:value-type="string">
            <text:p>training/b/bathroom/ADE_train_00000103.jpg</text:p>
          </table:table-cell>
          <table:table-cell table:formula="of:=HYPERLINK(&quot;https://jarvis.ling.uni-potsdam.de/clp-pmvss21-1/jupyter/user/alatif/view/data/ImageCorpora/ADE20K_2016_07_26/images/training/b/bathroom/ADE_train_00000103.jpg&quot;)" office:value-type="string" office:string-value="https://jarvis.ling.uni-potsdam.de/clp-pmvss21-1/jupyter/user/alatif/view/data/ImageCorpora/ADE20K_2016_07_26/images/training/b/bathroom/ADE_train_00000103.jpg" calcext:value-type="string">
            <text:p>https://jarvis.ling.uni-potsdam.de/clp-pmvss21-1/jupyter/user/alatif/view/data/ImageCorpora/ADE20K_2016_07_26/images/training/b/bathroom/ADE_train_00000103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07" calcext:value-type="float">
            <text:p>7207</text:p>
          </table:table-cell>
          <table:table-cell office:value-type="string" calcext:value-type="string">
            <text:p>A dining room with walls painted in red, a table with 6 chairs in the center, a carpet floor and a window in the background.</text:p>
          </table:table-cell>
          <table:table-cell office:value-type="string" calcext:value-type="string">
            <text:p>training/d/dining_room/ADE_train_00007207.jpg</text:p>
          </table:table-cell>
          <table:table-cell table:formula="of:=HYPERLINK(&quot;https://jarvis.ling.uni-potsdam.de/clp-pmvss21-1/jupyter/user/alatif/view/data/ImageCorpora/ADE20K_2016_07_26/images/training/d/dining_room/ADE_train_00007207.jpg&quot;)" office:value-type="string" office:string-value="https://jarvis.ling.uni-potsdam.de/clp-pmvss21-1/jupyter/user/alatif/view/data/ImageCorpora/ADE20K_2016_07_26/images/training/d/dining_room/ADE_train_00007207.jpg" calcext:value-type="string">
            <text:p>https://jarvis.ling.uni-potsdam.de/clp-pmvss21-1/jupyter/user/alatif/view/data/ImageCorpora/ADE20K_2016_07_26/images/training/d/dining_room/ADE_train_00007207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A bath room with a beige washbasin, a beige bathtub with a curtain and beige tiles on the walls.</text:p>
          </table:table-cell>
          <table:table-cell office:value-type="string" calcext:value-type="string">
            <text:p>training/b/bathroom/ADE_train_00002871.jpg</text:p>
          </table:table-cell>
          <table:table-cell table:formula="of:=HYPERLINK(&quot;https://jarvis.ling.uni-potsdam.de/clp-pmvss21-1/jupyter/user/alatif/view/data/ImageCorpora/ADE20K_2016_07_26/images/training/b/bathroom/ADE_train_00002871.jpg&quot;)" office:value-type="string" office:string-value="https://jarvis.ling.uni-potsdam.de/clp-pmvss21-1/jupyter/user/alatif/view/data/ImageCorpora/ADE20K_2016_07_26/images/training/b/bathroom/ADE_train_00002871.jpg" calcext:value-type="string">
            <text:p>https://jarvis.ling.uni-potsdam.de/clp-pmvss21-1/jupyter/user/alatif/view/data/ImageCorpora/ADE20K_2016_07_26/images/training/b/bathroom/ADE_train_00002871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48" calcext:value-type="float">
            <text:p>11148</text:p>
          </table:table-cell>
          <table:table-cell office:value-type="string" calcext:value-type="string">
            <text:p>A living room with 2 white couches, a side table, 2 paintings, a mirror and a plant.</text:p>
          </table:table-cell>
          <table:table-cell office:value-type="string" calcext:value-type="string">
            <text:p>training/l/living_room/ADE_train_00011148.jpg</text:p>
          </table:table-cell>
          <table:table-cell table:formula="of:=HYPERLINK(&quot;https://jarvis.ling.uni-potsdam.de/clp-pmvss21-1/jupyter/user/alatif/view/data/ImageCorpora/ADE20K_2016_07_26/images/training/l/living_room/ADE_train_00011148.jpg&quot;)" office:value-type="string" office:string-value="https://jarvis.ling.uni-potsdam.de/clp-pmvss21-1/jupyter/user/alatif/view/data/ImageCorpora/ADE20K_2016_07_26/images/training/l/living_room/ADE_train_00011148.jpg" calcext:value-type="string">
            <text:p>https://jarvis.ling.uni-potsdam.de/clp-pmvss21-1/jupyter/user/alatif/view/data/ImageCorpora/ADE20K_2016_07_26/images/training/l/living_room/ADE_train_00011148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81" calcext:value-type="float">
            <text:p>13881</text:p>
          </table:table-cell>
          <table:table-cell office:value-type="string" calcext:value-type="string">
            <text:p>A white bunk bed in a attic with a window in the background.</text:p>
          </table:table-cell>
          <table:table-cell office:value-type="string" calcext:value-type="string">
            <text:p>training/n/nursery/ADE_train_00013881.jpg</text:p>
          </table:table-cell>
          <table:table-cell table:formula="of:=HYPERLINK(&quot;https://jarvis.ling.uni-potsdam.de/clp-pmvss21-1/jupyter/user/alatif/view/data/ImageCorpora/ADE20K_2016_07_26/images/training/n/nursery/ADE_train_00013881.jpg&quot;)" office:value-type="string" office:string-value="https://jarvis.ling.uni-potsdam.de/clp-pmvss21-1/jupyter/user/alatif/view/data/ImageCorpora/ADE20K_2016_07_26/images/training/n/nursery/ADE_train_00013881.jpg" calcext:value-type="string">
            <text:p>https://jarvis.ling.uni-potsdam.de/clp-pmvss21-1/jupyter/user/alatif/view/data/ImageCorpora/ADE20K_2016_07_26/images/training/n/nursery/ADE_train_00013881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A large bed with blue and yellow sheets on a tiled floor with blue tones.</text:p>
          </table:table-cell>
          <table:table-cell office:value-type="string" calcext:value-type="string">
            <text:p>training/b/bedroom/ADE_train_00003878.jpg</text:p>
          </table:table-cell>
          <table:table-cell table:formula="of:=HYPERLINK(&quot;https://jarvis.ling.uni-potsdam.de/clp-pmvss21-1/jupyter/user/alatif/view/data/ImageCorpora/ADE20K_2016_07_26/images/training/b/bedroom/ADE_train_00003878.jpg&quot;)" office:value-type="string" office:string-value="https://jarvis.ling.uni-potsdam.de/clp-pmvss21-1/jupyter/user/alatif/view/data/ImageCorpora/ADE20K_2016_07_26/images/training/b/bedroom/ADE_train_00003878.jpg" calcext:value-type="string">
            <text:p>https://jarvis.ling.uni-potsdam.de/clp-pmvss21-1/jupyter/user/alatif/view/data/ImageCorpora/ADE20K_2016_07_26/images/training/b/bedroom/ADE_train_00003878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701" calcext:value-type="float">
            <text:p>10701</text:p>
          </table:table-cell>
          <table:table-cell office:value-type="string" calcext:value-type="string">
            <text:p>A fridge with a micro-wave oven on top of it and a table with 2 chairs on the right side of the fridge.</text:p>
          </table:table-cell>
          <table:table-cell office:value-type="string" calcext:value-type="string">
            <text:p>training/k/kitchen/ADE_train_00010701.jpg</text:p>
          </table:table-cell>
          <table:table-cell table:formula="of:=HYPERLINK(&quot;https://jarvis.ling.uni-potsdam.de/clp-pmvss21-1/jupyter/user/alatif/view/data/ImageCorpora/ADE20K_2016_07_26/images/training/k/kitchen/ADE_train_00010701.jpg&quot;)" office:value-type="string" office:string-value="https://jarvis.ling.uni-potsdam.de/clp-pmvss21-1/jupyter/user/alatif/view/data/ImageCorpora/ADE20K_2016_07_26/images/training/k/kitchen/ADE_train_00010701.jpg" calcext:value-type="string">
            <text:p>https://jarvis.ling.uni-potsdam.de/clp-pmvss21-1/jupyter/user/alatif/view/data/ImageCorpora/ADE20K_2016_07_26/images/training/k/kitchen/ADE_train_0001070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75" calcext:value-type="float">
            <text:p>15175</text:p>
          </table:table-cell>
          <table:table-cell office:value-type="string" calcext:value-type="string">
            <text:p>A room with a high ceiling symmetrically decorated with 2 chairs, a mirror and a small table below it.</text:p>
          </table:table-cell>
          <table:table-cell office:value-type="string" calcext:value-type="string">
            <text:p>training/p/parlor/ADE_train_00015175.jpg</text:p>
          </table:table-cell>
          <table:table-cell table:formula="of:=HYPERLINK(&quot;https://jarvis.ling.uni-potsdam.de/clp-pmvss21-1/jupyter/user/alatif/view/data/ImageCorpora/ADE20K_2016_07_26/images/training/p/parlor/ADE_train_00015175.jpg&quot;)" office:value-type="string" office:string-value="https://jarvis.ling.uni-potsdam.de/clp-pmvss21-1/jupyter/user/alatif/view/data/ImageCorpora/ADE20K_2016_07_26/images/training/p/parlor/ADE_train_00015175.jpg" calcext:value-type="string">
            <text:p>https://jarvis.ling.uni-potsdam.de/clp-pmvss21-1/jupyter/user/alatif/view/data/ImageCorpora/ADE20K_2016_07_26/images/training/p/parlor/ADE_train_00015175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40" calcext:value-type="float">
            <text:p>10440</text:p>
          </table:table-cell>
          <table:table-cell office:value-type="string" calcext:value-type="string">
            <text:p>A well equipped kitchen situated on the ground floor of a house with white furniture such as a stove, cupboards, drawers and dishwasher.</text:p>
          </table:table-cell>
          <table:table-cell office:value-type="string" calcext:value-type="string">
            <text:p>training/k/kitchen/ADE_train_00010440.jpg</text:p>
          </table:table-cell>
          <table:table-cell table:formula="of:=HYPERLINK(&quot;https://jarvis.ling.uni-potsdam.de/clp-pmvss21-1/jupyter/user/alatif/view/data/ImageCorpora/ADE20K_2016_07_26/images/training/k/kitchen/ADE_train_00010440.jpg&quot;)" office:value-type="string" office:string-value="https://jarvis.ling.uni-potsdam.de/clp-pmvss21-1/jupyter/user/alatif/view/data/ImageCorpora/ADE20K_2016_07_26/images/training/k/kitchen/ADE_train_00010440.jpg" calcext:value-type="string">
            <text:p>https://jarvis.ling.uni-potsdam.de/clp-pmvss21-1/jupyter/user/alatif/view/data/ImageCorpora/ADE20K_2016_07_26/images/training/k/kitchen/ADE_train_00010440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A bedroom with a panoramic window giving a view on a sunset at the beach, containing a large bed with a teddy bear on it, a drawer on the left of the bed and a blue painting on a blue wall.</text:p>
          </table:table-cell>
          <table:table-cell office:value-type="string" calcext:value-type="string">
            <text:p>training/b/bedroom/ADE_train_00003712.jpg</text:p>
          </table:table-cell>
          <table:table-cell table:formula="of:=HYPERLINK(&quot;https://jarvis.ling.uni-potsdam.de/clp-pmvss21-1/jupyter/user/alatif/view/data/ImageCorpora/ADE20K_2016_07_26/images/training/b/bedroom/ADE_train_00003712.jpg&quot;)" office:value-type="string" office:string-value="https://jarvis.ling.uni-potsdam.de/clp-pmvss21-1/jupyter/user/alatif/view/data/ImageCorpora/ADE20K_2016_07_26/images/training/b/bedroom/ADE_train_00003712.jpg" calcext:value-type="string">
            <text:p>https://jarvis.ling.uni-potsdam.de/clp-pmvss21-1/jupyter/user/alatif/view/data/ImageCorpora/ADE20K_2016_07_26/images/training/b/bedroom/ADE_train_00003712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 office:value-type="string" calcext:value-type="string">
            <text:p>A walk-in shower with white tiles under a hopper window.</text:p>
          </table:table-cell>
          <table:table-cell office:value-type="string" calcext:value-type="string">
            <text:p>training/b/bathroom/ADE_train_00002566.jpg</text:p>
          </table:table-cell>
          <table:table-cell table:formula="of:=HYPERLINK(&quot;https://jarvis.ling.uni-potsdam.de/clp-pmvss21-1/jupyter/user/alatif/view/data/ImageCorpora/ADE20K_2016_07_26/images/training/b/bathroom/ADE_train_00002566.jpg&quot;)" office:value-type="string" office:string-value="https://jarvis.ling.uni-potsdam.de/clp-pmvss21-1/jupyter/user/alatif/view/data/ImageCorpora/ADE20K_2016_07_26/images/training/b/bathroom/ADE_train_00002566.jpg" calcext:value-type="string">
            <text:p>https://jarvis.ling.uni-potsdam.de/clp-pmvss21-1/jupyter/user/alatif/view/data/ImageCorpora/ADE20K_2016_07_26/images/training/b/bathroom/ADE_train_00002566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64" calcext:value-type="float">
            <text:p>7064</text:p>
          </table:table-cell>
          <table:table-cell office:value-type="string" calcext:value-type="string">
            <text:p>A dining table with 4 chairs on a carpet and a cupboard in the background.</text:p>
          </table:table-cell>
          <table:table-cell office:value-type="string" calcext:value-type="string">
            <text:p>training/d/dining_room/ADE_train_00007064.jpg</text:p>
          </table:table-cell>
          <table:table-cell table:formula="of:=HYPERLINK(&quot;https://jarvis.ling.uni-potsdam.de/clp-pmvss21-1/jupyter/user/alatif/view/data/ImageCorpora/ADE20K_2016_07_26/images/training/d/dining_room/ADE_train_00007064.jpg&quot;)" office:value-type="string" office:string-value="https://jarvis.ling.uni-potsdam.de/clp-pmvss21-1/jupyter/user/alatif/view/data/ImageCorpora/ADE20K_2016_07_26/images/training/d/dining_room/ADE_train_00007064.jpg" calcext:value-type="string">
            <text:p>https://jarvis.ling.uni-potsdam.de/clp-pmvss21-1/jupyter/user/alatif/view/data/ImageCorpora/ADE20K_2016_07_26/images/training/d/dining_room/ADE_train_00007064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706" calcext:value-type="float">
            <text:p>10706</text:p>
          </table:table-cell>
          <table:table-cell office:value-type="string" calcext:value-type="string">
            <text:p>A kitchen with a stove and black and white tiles in the floor, 2 pink chairs and 2 tables along the wall.</text:p>
          </table:table-cell>
          <table:table-cell office:value-type="string" calcext:value-type="string">
            <text:p>training/k/kitchen/ADE_train_00010706.jpg</text:p>
          </table:table-cell>
          <table:table-cell table:formula="of:=HYPERLINK(&quot;https://jarvis.ling.uni-potsdam.de/clp-pmvss21-1/jupyter/user/alatif/view/data/ImageCorpora/ADE20K_2016_07_26/images/training/k/kitchen/ADE_train_00010706.jpg&quot;)" office:value-type="string" office:string-value="https://jarvis.ling.uni-potsdam.de/clp-pmvss21-1/jupyter/user/alatif/view/data/ImageCorpora/ADE20K_2016_07_26/images/training/k/kitchen/ADE_train_00010706.jpg" calcext:value-type="string">
            <text:p>https://jarvis.ling.uni-potsdam.de/clp-pmvss21-1/jupyter/user/alatif/view/data/ImageCorpora/ADE20K_2016_07_26/images/training/k/kitchen/ADE_train_00010706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128" calcext:value-type="float">
            <text:p>100128</text:p>
          </table:table-cell>
          <table:table-cell office:value-type="string" calcext:value-type="string">
            <text:p>A bedroom in an attic with a single bed, a radiator and a table on the left.</text:p>
          </table:table-cell>
          <table:table-cell office:value-type="string" calcext:value-type="string">
            <text:p>validation/b/bedroom/ADE_val_00000128.jpg</text:p>
          </table:table-cell>
          <table:table-cell table:formula="of:=HYPERLINK(&quot;https://jarvis.ling.uni-potsdam.de/clp-pmvss21-1/jupyter/user/alatif/view/data/ImageCorpora/ADE20K_2016_07_26/images/validation/b/bedroom/ADE_val_00000128.jpg&quot;)" office:value-type="string" office:string-value="https://jarvis.ling.uni-potsdam.de/clp-pmvss21-1/jupyter/user/alatif/view/data/ImageCorpora/ADE20K_2016_07_26/images/validation/b/bedroom/ADE_val_00000128.jpg" calcext:value-type="string">
            <text:p>https://jarvis.ling.uni-potsdam.de/clp-pmvss21-1/jupyter/user/alatif/view/data/ImageCorpora/ADE20K_2016_07_26/images/validation/b/bedroom/ADE_val_0000012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75" calcext:value-type="float">
            <text:p>10375</text:p>
          </table:table-cell>
          <table:table-cell office:value-type="string" calcext:value-type="string">
            <text:p>An open kitchen with a large kitchen island table in the middle, with a sink.</text:p>
          </table:table-cell>
          <table:table-cell office:value-type="string" calcext:value-type="string">
            <text:p>training/k/kitchen/ADE_train_00010375.jpg</text:p>
          </table:table-cell>
          <table:table-cell table:formula="of:=HYPERLINK(&quot;https://jarvis.ling.uni-potsdam.de/clp-pmvss21-1/jupyter/user/alatif/view/data/ImageCorpora/ADE20K_2016_07_26/images/training/k/kitchen/ADE_train_00010375.jpg&quot;)" office:value-type="string" office:string-value="https://jarvis.ling.uni-potsdam.de/clp-pmvss21-1/jupyter/user/alatif/view/data/ImageCorpora/ADE20K_2016_07_26/images/training/k/kitchen/ADE_train_00010375.jpg" calcext:value-type="string">
            <text:p>https://jarvis.ling.uni-potsdam.de/clp-pmvss21-1/jupyter/user/alatif/view/data/ImageCorpora/ADE20K_2016_07_26/images/training/k/kitchen/ADE_train_00010375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22" calcext:value-type="float">
            <text:p>7022</text:p>
          </table:table-cell>
          <table:table-cell office:value-type="string" calcext:value-type="string">
            <text:p>A dining room with a wooden table, 2 green chairs and 2 wooden chairs in the middle and a wooden cabinet and a large window in the background.</text:p>
          </table:table-cell>
          <table:table-cell office:value-type="string" calcext:value-type="string">
            <text:p>training/d/dining_room/ADE_train_00007022.jpg</text:p>
          </table:table-cell>
          <table:table-cell table:formula="of:=HYPERLINK(&quot;https://jarvis.ling.uni-potsdam.de/clp-pmvss21-1/jupyter/user/alatif/view/data/ImageCorpora/ADE20K_2016_07_26/images/training/d/dining_room/ADE_train_00007022.jpg&quot;)" office:value-type="string" office:string-value="https://jarvis.ling.uni-potsdam.de/clp-pmvss21-1/jupyter/user/alatif/view/data/ImageCorpora/ADE20K_2016_07_26/images/training/d/dining_room/ADE_train_00007022.jpg" calcext:value-type="string">
            <text:p>https://jarvis.ling.uni-potsdam.de/clp-pmvss21-1/jupyter/user/alatif/view/data/ImageCorpora/ADE20K_2016_07_26/images/training/d/dining_room/ADE_train_00007022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80" calcext:value-type="float">
            <text:p>16280</text:p>
          </table:table-cell>
          <table:table-cell office:value-type="string" calcext:value-type="string">
            <text:p>A shower floor with turqoise tiles, a brown seat attached to the wall and a white toilet on the right.</text:p>
          </table:table-cell>
          <table:table-cell office:value-type="string" calcext:value-type="string">
            <text:p>training/s/shower/ADE_train_00016280.jpg</text:p>
          </table:table-cell>
          <table:table-cell table:formula="of:=HYPERLINK(&quot;https://jarvis.ling.uni-potsdam.de/clp-pmvss21-1/jupyter/user/alatif/view/data/ImageCorpora/ADE20K_2016_07_26/images/training/s/shower/ADE_train_00016280.jpg&quot;)" office:value-type="string" office:string-value="https://jarvis.ling.uni-potsdam.de/clp-pmvss21-1/jupyter/user/alatif/view/data/ImageCorpora/ADE20K_2016_07_26/images/training/s/shower/ADE_train_00016280.jpg" calcext:value-type="string">
            <text:p>https://jarvis.ling.uni-potsdam.de/clp-pmvss21-1/jupyter/user/alatif/view/data/ImageCorpora/ADE20K_2016_07_26/images/training/s/shower/ADE_train_00016280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In the middle of the room, there is a bed with white sheets, on the wall to the right is a lamp and a plant on the left.</text:p>
          </table:table-cell>
          <table:table-cell office:value-type="string" calcext:value-type="string">
            <text:p>training/b/bedroom/ADE_train_00004039.jpg</text:p>
          </table:table-cell>
          <table:table-cell table:formula="of:=HYPERLINK(&quot;https://jarvis.ling.uni-potsdam.de/clp-pmvss21-1/jupyter/user/alatif/view/data/ImageCorpora/ADE20K_2016_07_26/images/training/b/bedroom/ADE_train_00004039.jpg&quot;)" office:value-type="string" office:string-value="https://jarvis.ling.uni-potsdam.de/clp-pmvss21-1/jupyter/user/alatif/view/data/ImageCorpora/ADE20K_2016_07_26/images/training/b/bedroom/ADE_train_00004039.jpg" calcext:value-type="string">
            <text:p>https://jarvis.ling.uni-potsdam.de/clp-pmvss21-1/jupyter/user/alatif/view/data/ImageCorpora/ADE20K_2016_07_26/images/training/b/bedroom/ADE_train_00004039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688" calcext:value-type="float">
            <text:p>101688</text:p>
          </table:table-cell>
          <table:table-cell office:value-type="string" calcext:value-type="string">
            <text:p>There is a food shelf with many different packages, baskets and bottles in the center.</text:p>
          </table:table-cell>
          <table:table-cell office:value-type="string" calcext:value-type="string">
            <text:p>validation/p/pantry/ADE_val_00001688.jpg</text:p>
          </table:table-cell>
          <table:table-cell table:formula="of:=HYPERLINK(&quot;https://jarvis.ling.uni-potsdam.de/clp-pmvss21-1/jupyter/user/alatif/view/data/ImageCorpora/ADE20K_2016_07_26/images/validation/p/pantry/ADE_val_00001688.jpg&quot;)" office:value-type="string" office:string-value="https://jarvis.ling.uni-potsdam.de/clp-pmvss21-1/jupyter/user/alatif/view/data/ImageCorpora/ADE20K_2016_07_26/images/validation/p/pantry/ADE_val_00001688.jpg" calcext:value-type="string">
            <text:p>https://jarvis.ling.uni-potsdam.de/clp-pmvss21-1/jupyter/user/alatif/view/data/ImageCorpora/ADE20K_2016_07_26/images/validation/p/pantry/ADE_val_00001688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A bathroom with grey floor tiles, brown ornamented wallpaper with a bathtub and a toilet in the middle.</text:p>
          </table:table-cell>
          <table:table-cell office:value-type="string" calcext:value-type="string">
            <text:p>training/b/bathroom/ADE_train_00002578.jpg</text:p>
          </table:table-cell>
          <table:table-cell table:formula="of:=HYPERLINK(&quot;https://jarvis.ling.uni-potsdam.de/clp-pmvss21-1/jupyter/user/alatif/view/data/ImageCorpora/ADE20K_2016_07_26/images/training/b/bathroom/ADE_train_00002578.jpg&quot;)" office:value-type="string" office:string-value="https://jarvis.ling.uni-potsdam.de/clp-pmvss21-1/jupyter/user/alatif/view/data/ImageCorpora/ADE20K_2016_07_26/images/training/b/bathroom/ADE_train_00002578.jpg" calcext:value-type="string">
            <text:p>https://jarvis.ling.uni-potsdam.de/clp-pmvss21-1/jupyter/user/alatif/view/data/ImageCorpora/ADE20K_2016_07_26/images/training/b/bathroom/ADE_train_00002578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A wooden bed with white sheets in the middle and a bright window on the right.</text:p>
          </table:table-cell>
          <table:table-cell office:value-type="string" calcext:value-type="string">
            <text:p>training/b/bedroom/ADE_train_00000354.jpg</text:p>
          </table:table-cell>
          <table:table-cell table:formula="of:=HYPERLINK(&quot;https://jarvis.ling.uni-potsdam.de/clp-pmvss21-1/jupyter/user/alatif/view/data/ImageCorpora/ADE20K_2016_07_26/images/training/b/bedroom/ADE_train_00000354.jpg&quot;)" office:value-type="string" office:string-value="https://jarvis.ling.uni-potsdam.de/clp-pmvss21-1/jupyter/user/alatif/view/data/ImageCorpora/ADE20K_2016_07_26/images/training/b/bedroom/ADE_train_00000354.jpg" calcext:value-type="string">
            <text:p>https://jarvis.ling.uni-potsdam.de/clp-pmvss21-1/jupyter/user/alatif/view/data/ImageCorpora/ADE20K_2016_07_26/images/training/b/bedroom/ADE_train_00000354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950" calcext:value-type="float">
            <text:p>100950</text:p>
          </table:table-cell>
          <table:table-cell office:value-type="string" calcext:value-type="string">
            <text:p>A festive dinner table with a plant and curtains in the background and a framed picture on the left.</text:p>
          </table:table-cell>
          <table:table-cell office:value-type="string" calcext:value-type="string">
            <text:p>validation/d/dining_room/ADE_val_00000950.jpg</text:p>
          </table:table-cell>
          <table:table-cell table:formula="of:=HYPERLINK(&quot;https://jarvis.ling.uni-potsdam.de/clp-pmvss21-1/jupyter/user/alatif/view/data/ImageCorpora/ADE20K_2016_07_26/images/validation/d/dining_room/ADE_val_00000950.jpg&quot;)" office:value-type="string" office:string-value="https://jarvis.ling.uni-potsdam.de/clp-pmvss21-1/jupyter/user/alatif/view/data/ImageCorpora/ADE20K_2016_07_26/images/validation/d/dining_room/ADE_val_00000950.jpg" calcext:value-type="string">
            <text:p>https://jarvis.ling.uni-potsdam.de/clp-pmvss21-1/jupyter/user/alatif/view/data/ImageCorpora/ADE20K_2016_07_26/images/validation/d/dining_room/ADE_val_00000950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A living room with blue and white arm chairs around a glass table with books on it.</text:p>
          </table:table-cell>
          <table:table-cell office:value-type="string" calcext:value-type="string">
            <text:p>training/l/living_room/ADE_train_00000674.jpg</text:p>
          </table:table-cell>
          <table:table-cell table:formula="of:=HYPERLINK(&quot;https://jarvis.ling.uni-potsdam.de/clp-pmvss21-1/jupyter/user/alatif/view/data/ImageCorpora/ADE20K_2016_07_26/images/training/l/living_room/ADE_train_00000674.jpg&quot;)" office:value-type="string" office:string-value="https://jarvis.ling.uni-potsdam.de/clp-pmvss21-1/jupyter/user/alatif/view/data/ImageCorpora/ADE20K_2016_07_26/images/training/l/living_room/ADE_train_00000674.jpg" calcext:value-type="string">
            <text:p>https://jarvis.ling.uni-potsdam.de/clp-pmvss21-1/jupyter/user/alatif/view/data/ImageCorpora/ADE20K_2016_07_26/images/training/l/living_room/ADE_train_00000674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There is a man sitting on a yellow bed watching a grey tv in room with wooden furniture.</text:p>
          </table:table-cell>
          <table:table-cell office:value-type="string" calcext:value-type="string">
            <text:p>training/b/bedroom/ADE_train_00004093.jpg</text:p>
          </table:table-cell>
          <table:table-cell table:formula="of:=HYPERLINK(&quot;https://jarvis.ling.uni-potsdam.de/clp-pmvss21-1/jupyter/user/alatif/view/data/ImageCorpora/ADE20K_2016_07_26/images/training/b/bedroom/ADE_train_00004093.jpg&quot;)" office:value-type="string" office:string-value="https://jarvis.ling.uni-potsdam.de/clp-pmvss21-1/jupyter/user/alatif/view/data/ImageCorpora/ADE20K_2016_07_26/images/training/b/bedroom/ADE_train_00004093.jpg" calcext:value-type="string">
            <text:p>https://jarvis.ling.uni-potsdam.de/clp-pmvss21-1/jupyter/user/alatif/view/data/ImageCorpora/ADE20K_2016_07_26/images/training/b/bedroom/ADE_train_00004093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A bed with blue sheets in a room with blue walls and a window in the background.</text:p>
          </table:table-cell>
          <table:table-cell office:value-type="string" calcext:value-type="string">
            <text:p>training/b/bedroom/ADE_train_00004103.jpg</text:p>
          </table:table-cell>
          <table:table-cell table:formula="of:=HYPERLINK(&quot;https://jarvis.ling.uni-potsdam.de/clp-pmvss21-1/jupyter/user/alatif/view/data/ImageCorpora/ADE20K_2016_07_26/images/training/b/bedroom/ADE_train_00004103.jpg&quot;)" office:value-type="string" office:string-value="https://jarvis.ling.uni-potsdam.de/clp-pmvss21-1/jupyter/user/alatif/view/data/ImageCorpora/ADE20K_2016_07_26/images/training/b/bedroom/ADE_train_00004103.jpg" calcext:value-type="string">
            <text:p>https://jarvis.ling.uni-potsdam.de/clp-pmvss21-1/jupyter/user/alatif/view/data/ImageCorpora/ADE20K_2016_07_26/images/training/b/bedroom/ADE_train_00004103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64" calcext:value-type="float">
            <text:p>10564</text:p>
          </table:table-cell>
          <table:table-cell office:value-type="string" calcext:value-type="string">
            <text:p>A kitchen with light brown cabinets, a stove and a microwave and a door in the background and a green table with green chairs in the front.</text:p>
          </table:table-cell>
          <table:table-cell office:value-type="string" calcext:value-type="string">
            <text:p>training/k/kitchen/ADE_train_00010564.jpg</text:p>
          </table:table-cell>
          <table:table-cell table:formula="of:=HYPERLINK(&quot;https://jarvis.ling.uni-potsdam.de/clp-pmvss21-1/jupyter/user/alatif/view/data/ImageCorpora/ADE20K_2016_07_26/images/training/k/kitchen/ADE_train_00010564.jpg&quot;)" office:value-type="string" office:string-value="https://jarvis.ling.uni-potsdam.de/clp-pmvss21-1/jupyter/user/alatif/view/data/ImageCorpora/ADE20K_2016_07_26/images/training/k/kitchen/ADE_train_00010564.jpg" calcext:value-type="string">
            <text:p>https://jarvis.ling.uni-potsdam.de/clp-pmvss21-1/jupyter/user/alatif/view/data/ImageCorpora/ADE20K_2016_07_26/images/training/k/kitchen/ADE_train_00010564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54" calcext:value-type="float">
            <text:p>15554</text:p>
          </table:table-cell>
          <table:table-cell office:value-type="string" calcext:value-type="string">
            <text:p>2 men playing pool in a room with a red floor and images on the walls.</text:p>
          </table:table-cell>
          <table:table-cell office:value-type="string" calcext:value-type="string">
            <text:p>training/p/poolroom/home/ADE_train_00015554.jpg</text:p>
          </table:table-cell>
          <table:table-cell table:formula="of:=HYPERLINK(&quot;https://jarvis.ling.uni-potsdam.de/clp-pmvss21-1/jupyter/user/alatif/view/data/ImageCorpora/ADE20K_2016_07_26/images/training/p/poolroom/home/ADE_train_00015554.jpg&quot;)" office:value-type="string" office:string-value="https://jarvis.ling.uni-potsdam.de/clp-pmvss21-1/jupyter/user/alatif/view/data/ImageCorpora/ADE20K_2016_07_26/images/training/p/poolroom/home/ADE_train_00015554.jpg" calcext:value-type="string">
            <text:p>https://jarvis.ling.uni-potsdam.de/clp-pmvss21-1/jupyter/user/alatif/view/data/ImageCorpora/ADE20K_2016_07_26/images/training/p/poolroom/home/ADE_train_00015554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03" calcext:value-type="float">
            <text:p>5503</text:p>
          </table:table-cell>
          <table:table-cell office:value-type="string" calcext:value-type="string">
            <text:p>On the left there is a bed with ornamented sheets and white pillows while on the right there is a puppet sitting on a white chair.</text:p>
          </table:table-cell>
          <table:table-cell office:value-type="string" calcext:value-type="string">
            <text:p>training/c/childs_room/ADE_train_00005503.jpg</text:p>
          </table:table-cell>
          <table:table-cell table:formula="of:=HYPERLINK(&quot;https://jarvis.ling.uni-potsdam.de/clp-pmvss21-1/jupyter/user/alatif/view/data/ImageCorpora/ADE20K_2016_07_26/images/training/c/childs_room/ADE_train_00005503.jpg&quot;)" office:value-type="string" office:string-value="https://jarvis.ling.uni-potsdam.de/clp-pmvss21-1/jupyter/user/alatif/view/data/ImageCorpora/ADE20K_2016_07_26/images/training/c/childs_room/ADE_train_00005503.jpg" calcext:value-type="string">
            <text:p>https://jarvis.ling.uni-potsdam.de/clp-pmvss21-1/jupyter/user/alatif/view/data/ImageCorpora/ADE20K_2016_07_26/images/training/c/childs_room/ADE_train_00005503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A bed room with black furniture, a brown floor and framed pictures in the back.</text:p>
          </table:table-cell>
          <table:table-cell office:value-type="string" calcext:value-type="string">
            <text:p>training/b/bedroom/ADE_train_00003839.jpg</text:p>
          </table:table-cell>
          <table:table-cell table:formula="of:=HYPERLINK(&quot;https://jarvis.ling.uni-potsdam.de/clp-pmvss21-1/jupyter/user/alatif/view/data/ImageCorpora/ADE20K_2016_07_26/images/training/b/bedroom/ADE_train_00003839.jpg&quot;)" office:value-type="string" office:string-value="https://jarvis.ling.uni-potsdam.de/clp-pmvss21-1/jupyter/user/alatif/view/data/ImageCorpora/ADE20K_2016_07_26/images/training/b/bedroom/ADE_train_00003839.jpg" calcext:value-type="string">
            <text:p>https://jarvis.ling.uni-potsdam.de/clp-pmvss21-1/jupyter/user/alatif/view/data/ImageCorpora/ADE20K_2016_07_26/images/training/b/bedroom/ADE_train_00003839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59" calcext:value-type="float">
            <text:p>10359</text:p>
          </table:table-cell>
          <table:table-cell office:value-type="string" calcext:value-type="string">
            <text:p>A kitchen with a brown bar with 3 stools and white cabinet on a yellow wall.</text:p>
          </table:table-cell>
          <table:table-cell office:value-type="string" calcext:value-type="string">
            <text:p>training/k/kitchen/ADE_train_00010359.jpg</text:p>
          </table:table-cell>
          <table:table-cell table:formula="of:=HYPERLINK(&quot;https://jarvis.ling.uni-potsdam.de/clp-pmvss21-1/jupyter/user/alatif/view/data/ImageCorpora/ADE20K_2016_07_26/images/training/k/kitchen/ADE_train_00010359.jpg&quot;)" office:value-type="string" office:string-value="https://jarvis.ling.uni-potsdam.de/clp-pmvss21-1/jupyter/user/alatif/view/data/ImageCorpora/ADE20K_2016_07_26/images/training/k/kitchen/ADE_train_00010359.jpg" calcext:value-type="string">
            <text:p>https://jarvis.ling.uni-potsdam.de/clp-pmvss21-1/jupyter/user/alatif/view/data/ImageCorpora/ADE20K_2016_07_26/images/training/k/kitchen/ADE_train_00010359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470" calcext:value-type="float">
            <text:p>100470</text:p>
          </table:table-cell>
          <table:table-cell office:value-type="string" calcext:value-type="string">
            <text:p>A window shining bright light into a white kitchen with a stove on the right.</text:p>
          </table:table-cell>
          <table:table-cell office:value-type="string" calcext:value-type="string">
            <text:p>validation/k/kitchen/ADE_val_00000470.jpg</text:p>
          </table:table-cell>
          <table:table-cell table:formula="of:=HYPERLINK(&quot;https://jarvis.ling.uni-potsdam.de/clp-pmvss21-1/jupyter/user/alatif/view/data/ImageCorpora/ADE20K_2016_07_26/images/validation/k/kitchen/ADE_val_00000470.jpg&quot;)" office:value-type="string" office:string-value="https://jarvis.ling.uni-potsdam.de/clp-pmvss21-1/jupyter/user/alatif/view/data/ImageCorpora/ADE20K_2016_07_26/images/validation/k/kitchen/ADE_val_00000470.jpg" calcext:value-type="string">
            <text:p>https://jarvis.ling.uni-potsdam.de/clp-pmvss21-1/jupyter/user/alatif/view/data/ImageCorpora/ADE20K_2016_07_26/images/validation/k/kitchen/ADE_val_00000470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09" calcext:value-type="float">
            <text:p>5509</text:p>
          </table:table-cell>
          <table:table-cell office:value-type="string" calcext:value-type="string">
            <text:p>A bed room with playful ornamented blue and red wallpaper and curtains and a blue cabinet and a horse toy in the background.</text:p>
          </table:table-cell>
          <table:table-cell office:value-type="string" calcext:value-type="string">
            <text:p>training/c/childs_room/ADE_train_00005509.jpg</text:p>
          </table:table-cell>
          <table:table-cell table:formula="of:=HYPERLINK(&quot;https://jarvis.ling.uni-potsdam.de/clp-pmvss21-1/jupyter/user/alatif/view/data/ImageCorpora/ADE20K_2016_07_26/images/training/c/childs_room/ADE_train_00005509.jpg&quot;)" office:value-type="string" office:string-value="https://jarvis.ling.uni-potsdam.de/clp-pmvss21-1/jupyter/user/alatif/view/data/ImageCorpora/ADE20K_2016_07_26/images/training/c/childs_room/ADE_train_00005509.jpg" calcext:value-type="string">
            <text:p>https://jarvis.ling.uni-potsdam.de/clp-pmvss21-1/jupyter/user/alatif/view/data/ImageCorpora/ADE20K_2016_07_26/images/training/c/childs_room/ADE_train_00005509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 white wash basin under a mirror with towels on the left and on the right.</text:p>
          </table:table-cell>
          <table:table-cell office:value-type="string" calcext:value-type="string">
            <text:p>training/b/bathroom/ADE_train_00000083.jpg</text:p>
          </table:table-cell>
          <table:table-cell table:formula="of:=HYPERLINK(&quot;https://jarvis.ling.uni-potsdam.de/clp-pmvss21-1/jupyter/user/alatif/view/data/ImageCorpora/ADE20K_2016_07_26/images/training/b/bathroom/ADE_train_00000083.jpg&quot;)" office:value-type="string" office:string-value="https://jarvis.ling.uni-potsdam.de/clp-pmvss21-1/jupyter/user/alatif/view/data/ImageCorpora/ADE20K_2016_07_26/images/training/b/bathroom/ADE_train_00000083.jpg" calcext:value-type="string">
            <text:p>https://jarvis.ling.uni-potsdam.de/clp-pmvss21-1/jupyter/user/alatif/view/data/ImageCorpora/ADE20K_2016_07_26/images/training/b/bathroom/ADE_train_00000083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43" calcext:value-type="float">
            <text:p>6943</text:p>
          </table:table-cell>
          <table:table-cell office:value-type="string" calcext:value-type="string">
            <text:p>There is a brown dining table with brown chairs on a patterned carpet in the center, a green plant and a window on the left and a cabinet and paintings on the right.</text:p>
          </table:table-cell>
          <table:table-cell office:value-type="string" calcext:value-type="string">
            <text:p>training/d/dining_room/ADE_train_00006943.jpg</text:p>
          </table:table-cell>
          <table:table-cell table:formula="of:=HYPERLINK(&quot;https://jarvis.ling.uni-potsdam.de/clp-pmvss21-1/jupyter/user/alatif/view/data/ImageCorpora/ADE20K_2016_07_26/images/training/d/dining_room/ADE_train_00006943.jpg&quot;)" office:value-type="string" office:string-value="https://jarvis.ling.uni-potsdam.de/clp-pmvss21-1/jupyter/user/alatif/view/data/ImageCorpora/ADE20K_2016_07_26/images/training/d/dining_room/ADE_train_00006943.jpg" calcext:value-type="string">
            <text:p>https://jarvis.ling.uni-potsdam.de/clp-pmvss21-1/jupyter/user/alatif/view/data/ImageCorpora/ADE20K_2016_07_26/images/training/d/dining_room/ADE_train_00006943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23" calcext:value-type="float">
            <text:p>11323</text:p>
          </table:table-cell>
          <table:table-cell office:value-type="string" calcext:value-type="string">
            <text:p>A wooden armchair with yellow pillows in the front and a black door a table and a sofa with yellow pillows in the back.</text:p>
          </table:table-cell>
          <table:table-cell office:value-type="string" calcext:value-type="string">
            <text:p>training/l/living_room/ADE_train_00011323.jpg</text:p>
          </table:table-cell>
          <table:table-cell table:formula="of:=HYPERLINK(&quot;https://jarvis.ling.uni-potsdam.de/clp-pmvss21-1/jupyter/user/alatif/view/data/ImageCorpora/ADE20K_2016_07_26/images/training/l/living_room/ADE_train_00011323.jpg&quot;)" office:value-type="string" office:string-value="https://jarvis.ling.uni-potsdam.de/clp-pmvss21-1/jupyter/user/alatif/view/data/ImageCorpora/ADE20K_2016_07_26/images/training/l/living_room/ADE_train_00011323.jpg" calcext:value-type="string">
            <text:p>https://jarvis.ling.uni-potsdam.de/clp-pmvss21-1/jupyter/user/alatif/view/data/ImageCorpora/ADE20K_2016_07_26/images/training/l/living_room/ADE_train_00011323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30" calcext:value-type="float">
            <text:p>10230</text:p>
          </table:table-cell>
          <table:table-cell office:value-type="string" calcext:value-type="string">
            <text:p>A kitchen with wooden cabinets and a window in the back and a stove to the right</text:p>
          </table:table-cell>
          <table:table-cell office:value-type="string" calcext:value-type="string">
            <text:p>training/k/kitchen/ADE_train_00010230.jpg</text:p>
          </table:table-cell>
          <table:table-cell table:formula="of:=HYPERLINK(&quot;https://jarvis.ling.uni-potsdam.de/clp-pmvss21-1/jupyter/user/alatif/view/data/ImageCorpora/ADE20K_2016_07_26/images/training/k/kitchen/ADE_train_00010230.jpg&quot;)" office:value-type="string" office:string-value="https://jarvis.ling.uni-potsdam.de/clp-pmvss21-1/jupyter/user/alatif/view/data/ImageCorpora/ADE20K_2016_07_26/images/training/k/kitchen/ADE_train_00010230.jpg" calcext:value-type="string">
            <text:p>https://jarvis.ling.uni-potsdam.de/clp-pmvss21-1/jupyter/user/alatif/view/data/ImageCorpora/ADE20K_2016_07_26/images/training/k/kitchen/ADE_train_00010230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46" calcext:value-type="float">
            <text:p>7046</text:p>
          </table:table-cell>
          <table:table-cell office:value-type="string" calcext:value-type="string">
            <text:p>In front of a window to the garden there is a plant on the left and a big chandelier on the right hanging over a dinner table.</text:p>
          </table:table-cell>
          <table:table-cell office:value-type="string" calcext:value-type="string">
            <text:p>training/d/dining_room/ADE_train_00007046.jpg</text:p>
          </table:table-cell>
          <table:table-cell table:formula="of:=HYPERLINK(&quot;https://jarvis.ling.uni-potsdam.de/clp-pmvss21-1/jupyter/user/alatif/view/data/ImageCorpora/ADE20K_2016_07_26/images/training/d/dining_room/ADE_train_00007046.jpg&quot;)" office:value-type="string" office:string-value="https://jarvis.ling.uni-potsdam.de/clp-pmvss21-1/jupyter/user/alatif/view/data/ImageCorpora/ADE20K_2016_07_26/images/training/d/dining_room/ADE_train_00007046.jpg" calcext:value-type="string">
            <text:p>https://jarvis.ling.uni-potsdam.de/clp-pmvss21-1/jupyter/user/alatif/view/data/ImageCorpora/ADE20K_2016_07_26/images/training/d/dining_room/ADE_train_00007046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7" calcext:value-type="float">
            <text:p>15207</text:p>
          </table:table-cell>
          <table:table-cell office:value-type="string" calcext:value-type="string">
            <text:p>There is a lounge with green and red sofas and a brown table on a green carpet.</text:p>
          </table:table-cell>
          <table:table-cell office:value-type="string" calcext:value-type="string">
            <text:p>training/p/parlor/ADE_train_00015207.jpg</text:p>
          </table:table-cell>
          <table:table-cell table:formula="of:=HYPERLINK(&quot;https://jarvis.ling.uni-potsdam.de/clp-pmvss21-1/jupyter/user/alatif/view/data/ImageCorpora/ADE20K_2016_07_26/images/training/p/parlor/ADE_train_00015207.jpg&quot;)" office:value-type="string" office:string-value="https://jarvis.ling.uni-potsdam.de/clp-pmvss21-1/jupyter/user/alatif/view/data/ImageCorpora/ADE20K_2016_07_26/images/training/p/parlor/ADE_train_00015207.jpg" calcext:value-type="string">
            <text:p>https://jarvis.ling.uni-potsdam.de/clp-pmvss21-1/jupyter/user/alatif/view/data/ImageCorpora/ADE20K_2016_07_26/images/training/p/parlor/ADE_train_00015207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05" calcext:value-type="float">
            <text:p>7105</text:p>
          </table:table-cell>
          <table:table-cell office:value-type="string" calcext:value-type="string">
            <text:p>Sourrounded by bright windows, there is a dinner table with a bench with grey pillow in the middle and two grey lamps hanging from the ceiling.</text:p>
          </table:table-cell>
          <table:table-cell office:value-type="string" calcext:value-type="string">
            <text:p>training/d/dining_room/ADE_train_00007105.jpg</text:p>
          </table:table-cell>
          <table:table-cell table:formula="of:=HYPERLINK(&quot;https://jarvis.ling.uni-potsdam.de/clp-pmvss21-1/jupyter/user/alatif/view/data/ImageCorpora/ADE20K_2016_07_26/images/training/d/dining_room/ADE_train_00007105.jpg&quot;)" office:value-type="string" office:string-value="https://jarvis.ling.uni-potsdam.de/clp-pmvss21-1/jupyter/user/alatif/view/data/ImageCorpora/ADE20K_2016_07_26/images/training/d/dining_room/ADE_train_00007105.jpg" calcext:value-type="string">
            <text:p>https://jarvis.ling.uni-potsdam.de/clp-pmvss21-1/jupyter/user/alatif/view/data/ImageCorpora/ADE20K_2016_07_26/images/training/d/dining_room/ADE_train_00007105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A bathroom with a black and white bath tub, a green rug on the floor and red towels hanging on the right.</text:p>
          </table:table-cell>
          <table:table-cell office:value-type="string" calcext:value-type="string">
            <text:p>training/b/bathroom/ADE_train_00002901.jpg</text:p>
          </table:table-cell>
          <table:table-cell table:formula="of:=HYPERLINK(&quot;https://jarvis.ling.uni-potsdam.de/clp-pmvss21-1/jupyter/user/alatif/view/data/ImageCorpora/ADE20K_2016_07_26/images/training/b/bathroom/ADE_train_00002901.jpg&quot;)" office:value-type="string" office:string-value="https://jarvis.ling.uni-potsdam.de/clp-pmvss21-1/jupyter/user/alatif/view/data/ImageCorpora/ADE20K_2016_07_26/images/training/b/bathroom/ADE_train_00002901.jpg" calcext:value-type="string">
            <text:p>https://jarvis.ling.uni-potsdam.de/clp-pmvss21-1/jupyter/user/alatif/view/data/ImageCorpora/ADE20K_2016_07_26/images/training/b/bathroom/ADE_train_00002901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43" calcext:value-type="float">
            <text:p>20043</text:p>
          </table:table-cell>
          <table:table-cell office:value-type="string" calcext:value-type="string">
            <text:p>On a small table there are 7 bottles displayed in front of 3 black barrels.</text:p>
          </table:table-cell>
          <table:table-cell office:value-type="string" calcext:value-type="string">
            <text:p>training/w/wine_cellar/barrel_storage/ADE_train_00020043.jpg</text:p>
          </table:table-cell>
          <table:table-cell table:formula="of:=HYPERLINK(&quot;https://jarvis.ling.uni-potsdam.de/clp-pmvss21-1/jupyter/user/alatif/view/data/ImageCorpora/ADE20K_2016_07_26/images/training/w/wine_cellar/barrel_storage/ADE_train_00020043.jpg&quot;)" office:value-type="string" office:string-value="https://jarvis.ling.uni-potsdam.de/clp-pmvss21-1/jupyter/user/alatif/view/data/ImageCorpora/ADE20K_2016_07_26/images/training/w/wine_cellar/barrel_storage/ADE_train_00020043.jpg" calcext:value-type="string">
            <text:p>https://jarvis.ling.uni-potsdam.de/clp-pmvss21-1/jupyter/user/alatif/view/data/ImageCorpora/ADE20K_2016_07_26/images/training/w/wine_cellar/barrel_storage/ADE_train_00020043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17" calcext:value-type="float">
            <text:p>15517</text:p>
          </table:table-cell>
          <table:table-cell office:value-type="string" calcext:value-type="string">
            <text:p>Behind a pool table in the center, there is a black door to the left and a large mirror on the right.</text:p>
          </table:table-cell>
          <table:table-cell office:value-type="string" calcext:value-type="string">
            <text:p>training/p/poolroom/home/ADE_train_00015517.jpg</text:p>
          </table:table-cell>
          <table:table-cell table:formula="of:=HYPERLINK(&quot;https://jarvis.ling.uni-potsdam.de/clp-pmvss21-1/jupyter/user/alatif/view/data/ImageCorpora/ADE20K_2016_07_26/images/training/p/poolroom/home/ADE_train_00015517.jpg&quot;)" office:value-type="string" office:string-value="https://jarvis.ling.uni-potsdam.de/clp-pmvss21-1/jupyter/user/alatif/view/data/ImageCorpora/ADE20K_2016_07_26/images/training/p/poolroom/home/ADE_train_00015517.jpg" calcext:value-type="string">
            <text:p>https://jarvis.ling.uni-potsdam.de/clp-pmvss21-1/jupyter/user/alatif/view/data/ImageCorpora/ADE20K_2016_07_26/images/training/p/poolroom/home/ADE_train_00015517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2 wash basins <text:s/>on wooden cabinets and two mirrors above.</text:p>
          </table:table-cell>
          <table:table-cell office:value-type="string" calcext:value-type="string">
            <text:p>training/b/bathroom/ADE_train_00002649.jpg</text:p>
          </table:table-cell>
          <table:table-cell table:formula="of:=HYPERLINK(&quot;https://jarvis.ling.uni-potsdam.de/clp-pmvss21-1/jupyter/user/alatif/view/data/ImageCorpora/ADE20K_2016_07_26/images/training/b/bathroom/ADE_train_00002649.jpg&quot;)" office:value-type="string" office:string-value="https://jarvis.ling.uni-potsdam.de/clp-pmvss21-1/jupyter/user/alatif/view/data/ImageCorpora/ADE20K_2016_07_26/images/training/b/bathroom/ADE_train_00002649.jpg" calcext:value-type="string">
            <text:p>https://jarvis.ling.uni-potsdam.de/clp-pmvss21-1/jupyter/user/alatif/view/data/ImageCorpora/ADE20K_2016_07_26/images/training/b/bathroom/ADE_train_00002649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750" calcext:value-type="float">
            <text:p>100750</text:p>
          </table:table-cell>
          <table:table-cell office:value-type="string" calcext:value-type="string">
            <text:p>A square shower cabinet made of light brown tiles with 3 shower heads emitting water</text:p>
          </table:table-cell>
          <table:table-cell office:value-type="string" calcext:value-type="string">
            <text:p>validation/s/shower/ADE_val_00000750.jpg</text:p>
          </table:table-cell>
          <table:table-cell table:formula="of:=HYPERLINK(&quot;https://jarvis.ling.uni-potsdam.de/clp-pmvss21-1/jupyter/user/alatif/view/data/ImageCorpora/ADE20K_2016_07_26/images/validation/s/shower/ADE_val_00000750.jpg&quot;)" office:value-type="string" office:string-value="https://jarvis.ling.uni-potsdam.de/clp-pmvss21-1/jupyter/user/alatif/view/data/ImageCorpora/ADE20K_2016_07_26/images/validation/s/shower/ADE_val_00000750.jpg" calcext:value-type="string">
            <text:p>https://jarvis.ling.uni-potsdam.de/clp-pmvss21-1/jupyter/user/alatif/view/data/ImageCorpora/ADE20K_2016_07_26/images/validation/s/shower/ADE_val_00000750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68" calcext:value-type="float">
            <text:p>11468</text:p>
          </table:table-cell>
          <table:table-cell office:value-type="string" calcext:value-type="string">
            <text:p>In this living room there are two grey sofas, a black TV on the left and a ventilator on the ceiling.</text:p>
          </table:table-cell>
          <table:table-cell office:value-type="string" calcext:value-type="string">
            <text:p>training/l/living_room/ADE_train_00011468.jpg</text:p>
          </table:table-cell>
          <table:table-cell table:formula="of:=HYPERLINK(&quot;https://jarvis.ling.uni-potsdam.de/clp-pmvss21-1/jupyter/user/alatif/view/data/ImageCorpora/ADE20K_2016_07_26/images/training/l/living_room/ADE_train_00011468.jpg&quot;)" office:value-type="string" office:string-value="https://jarvis.ling.uni-potsdam.de/clp-pmvss21-1/jupyter/user/alatif/view/data/ImageCorpora/ADE20K_2016_07_26/images/training/l/living_room/ADE_train_00011468.jpg" calcext:value-type="string">
            <text:p>https://jarvis.ling.uni-potsdam.de/clp-pmvss21-1/jupyter/user/alatif/view/data/ImageCorpora/ADE20K_2016_07_26/images/training/l/living_room/ADE_train_00011468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This bath room has a white bath tub on the left behind a glass front and there is a mirror on a table in the back.</text:p>
          </table:table-cell>
          <table:table-cell office:value-type="string" calcext:value-type="string">
            <text:p>training/b/bathroom/ADE_train_00002810.jpg</text:p>
          </table:table-cell>
          <table:table-cell table:formula="of:=HYPERLINK(&quot;https://jarvis.ling.uni-potsdam.de/clp-pmvss21-1/jupyter/user/alatif/view/data/ImageCorpora/ADE20K_2016_07_26/images/training/b/bathroom/ADE_train_00002810.jpg&quot;)" office:value-type="string" office:string-value="https://jarvis.ling.uni-potsdam.de/clp-pmvss21-1/jupyter/user/alatif/view/data/ImageCorpora/ADE20K_2016_07_26/images/training/b/bathroom/ADE_train_00002810.jpg" calcext:value-type="string">
            <text:p>https://jarvis.ling.uni-potsdam.de/clp-pmvss21-1/jupyter/user/alatif/view/data/ImageCorpora/ADE20K_2016_07_26/images/training/b/bathroom/ADE_train_00002810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62" calcext:value-type="float">
            <text:p>10462</text:p>
          </table:table-cell>
          <table:table-cell office:value-type="string" calcext:value-type="string">
            <text:p>A kitchen counter made of black tiles in front of a stove, a refrigerator and wooden cabinets.</text:p>
          </table:table-cell>
          <table:table-cell office:value-type="string" calcext:value-type="string">
            <text:p>training/k/kitchen/ADE_train_00010462.jpg</text:p>
          </table:table-cell>
          <table:table-cell table:formula="of:=HYPERLINK(&quot;https://jarvis.ling.uni-potsdam.de/clp-pmvss21-1/jupyter/user/alatif/view/data/ImageCorpora/ADE20K_2016_07_26/images/training/k/kitchen/ADE_train_00010462.jpg&quot;)" office:value-type="string" office:string-value="https://jarvis.ling.uni-potsdam.de/clp-pmvss21-1/jupyter/user/alatif/view/data/ImageCorpora/ADE20K_2016_07_26/images/training/k/kitchen/ADE_train_00010462.jpg" calcext:value-type="string">
            <text:p>https://jarvis.ling.uni-potsdam.de/clp-pmvss21-1/jupyter/user/alatif/view/data/ImageCorpora/ADE20K_2016_07_26/images/training/k/kitchen/ADE_train_00010462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 hotel room with two beds on the left, a lamp between the beds and a chair to the right and framed pictures on the wall.</text:p>
          </table:table-cell>
          <table:table-cell office:value-type="string" calcext:value-type="string">
            <text:p>training/b/bedroom/ADE_train_00000314.jpg</text:p>
          </table:table-cell>
          <table:table-cell table:formula="of:=HYPERLINK(&quot;https://jarvis.ling.uni-potsdam.de/clp-pmvss21-1/jupyter/user/alatif/view/data/ImageCorpora/ADE20K_2016_07_26/images/training/b/bedroom/ADE_train_00000314.jpg&quot;)" office:value-type="string" office:string-value="https://jarvis.ling.uni-potsdam.de/clp-pmvss21-1/jupyter/user/alatif/view/data/ImageCorpora/ADE20K_2016_07_26/images/training/b/bedroom/ADE_train_00000314.jpg" calcext:value-type="string">
            <text:p>https://jarvis.ling.uni-potsdam.de/clp-pmvss21-1/jupyter/user/alatif/view/data/ImageCorpora/ADE20K_2016_07_26/images/training/b/bedroom/ADE_train_00000314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50" calcext:value-type="float">
            <text:p>11450</text:p>
          </table:table-cell>
          <table:table-cell office:value-type="string" calcext:value-type="string">
            <text:p>There is a sofa on the left with white pillow, a shelf and a table with a lamp on it in the back.</text:p>
          </table:table-cell>
          <table:table-cell office:value-type="string" calcext:value-type="string">
            <text:p>training/l/living_room/ADE_train_00011450.jpg</text:p>
          </table:table-cell>
          <table:table-cell table:formula="of:=HYPERLINK(&quot;https://jarvis.ling.uni-potsdam.de/clp-pmvss21-1/jupyter/user/alatif/view/data/ImageCorpora/ADE20K_2016_07_26/images/training/l/living_room/ADE_train_00011450.jpg&quot;)" office:value-type="string" office:string-value="https://jarvis.ling.uni-potsdam.de/clp-pmvss21-1/jupyter/user/alatif/view/data/ImageCorpora/ADE20K_2016_07_26/images/training/l/living_room/ADE_train_00011450.jpg" calcext:value-type="string">
            <text:p>https://jarvis.ling.uni-potsdam.de/clp-pmvss21-1/jupyter/user/alatif/view/data/ImageCorpora/ADE20K_2016_07_26/images/training/l/living_room/ADE_train_00011450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There is a wooden bed with white and red sheets and a lamp on the left</text:p>
          </table:table-cell>
          <table:table-cell office:value-type="string" calcext:value-type="string">
            <text:p>training/b/bedroom/ADE_train_00003250.jpg</text:p>
          </table:table-cell>
          <table:table-cell table:formula="of:=HYPERLINK(&quot;https://jarvis.ling.uni-potsdam.de/clp-pmvss21-1/jupyter/user/alatif/view/data/ImageCorpora/ADE20K_2016_07_26/images/training/b/bedroom/ADE_train_00003250.jpg&quot;)" office:value-type="string" office:string-value="https://jarvis.ling.uni-potsdam.de/clp-pmvss21-1/jupyter/user/alatif/view/data/ImageCorpora/ADE20K_2016_07_26/images/training/b/bedroom/ADE_train_00003250.jpg" calcext:value-type="string">
            <text:p>https://jarvis.ling.uni-potsdam.de/clp-pmvss21-1/jupyter/user/alatif/view/data/ImageCorpora/ADE20K_2016_07_26/images/training/b/bedroom/ADE_train_00003250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382" calcext:value-type="float">
            <text:p>11382</text:p>
          </table:table-cell>
          <table:table-cell office:value-type="string" calcext:value-type="string">
            <text:p>There are 2 sofas with floral and checkered patterns around a small wooden table and a wooden dining table with 2 chairs to the right.</text:p>
          </table:table-cell>
          <table:table-cell office:value-type="string" calcext:value-type="string">
            <text:p>training/l/living_room/ADE_train_00011382.jpg</text:p>
          </table:table-cell>
          <table:table-cell table:formula="of:=HYPERLINK(&quot;https://jarvis.ling.uni-potsdam.de/clp-pmvss21-1/jupyter/user/alatif/view/data/ImageCorpora/ADE20K_2016_07_26/images/training/l/living_room/ADE_train_00011382.jpg&quot;)" office:value-type="string" office:string-value="https://jarvis.ling.uni-potsdam.de/clp-pmvss21-1/jupyter/user/alatif/view/data/ImageCorpora/ADE20K_2016_07_26/images/training/l/living_room/ADE_train_00011382.jpg" calcext:value-type="string">
            <text:p>https://jarvis.ling.uni-potsdam.de/clp-pmvss21-1/jupyter/user/alatif/view/data/ImageCorpora/ADE20K_2016_07_26/images/training/l/living_room/ADE_train_00011382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74" calcext:value-type="float">
            <text:p>5474</text:p>
          </table:table-cell>
          <table:table-cell office:value-type="string" calcext:value-type="string">
            <text:p>In this room there are two black childrens beds with white sheets next to each other.</text:p>
          </table:table-cell>
          <table:table-cell office:value-type="string" calcext:value-type="string">
            <text:p>training/c/childs_room/ADE_train_00005474.jpg</text:p>
          </table:table-cell>
          <table:table-cell table:formula="of:=HYPERLINK(&quot;https://jarvis.ling.uni-potsdam.de/clp-pmvss21-1/jupyter/user/alatif/view/data/ImageCorpora/ADE20K_2016_07_26/images/training/c/childs_room/ADE_train_00005474.jpg&quot;)" office:value-type="string" office:string-value="https://jarvis.ling.uni-potsdam.de/clp-pmvss21-1/jupyter/user/alatif/view/data/ImageCorpora/ADE20K_2016_07_26/images/training/c/childs_room/ADE_train_00005474.jpg" calcext:value-type="string">
            <text:p>https://jarvis.ling.uni-potsdam.de/clp-pmvss21-1/jupyter/user/alatif/view/data/ImageCorpora/ADE20K_2016_07_26/images/training/c/childs_room/ADE_train_00005474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65" calcext:value-type="float">
            <text:p>5765</text:p>
          </table:table-cell>
          <table:table-cell office:value-type="string" calcext:value-type="string">
            <text:p>There is an empty white shelf and a metal bin in the center in front of a white wall. </text:p>
          </table:table-cell>
          <table:table-cell office:value-type="string" calcext:value-type="string">
            <text:p>training/c/closet/ADE_train_00005765.jpg</text:p>
          </table:table-cell>
          <table:table-cell table:formula="of:=HYPERLINK(&quot;https://jarvis.ling.uni-potsdam.de/clp-pmvss21-1/jupyter/user/alatif/view/data/ImageCorpora/ADE20K_2016_07_26/images/training/c/closet/ADE_train_00005765.jpg&quot;)" office:value-type="string" office:string-value="https://jarvis.ling.uni-potsdam.de/clp-pmvss21-1/jupyter/user/alatif/view/data/ImageCorpora/ADE20K_2016_07_26/images/training/c/closet/ADE_train_00005765.jpg" calcext:value-type="string">
            <text:p>https://jarvis.ling.uni-potsdam.de/clp-pmvss21-1/jupyter/user/alatif/view/data/ImageCorpora/ADE20K_2016_07_26/images/training/c/closet/ADE_train_00005765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38" calcext:value-type="float">
            <text:p>9338</text:p>
          </table:table-cell>
          <table:table-cell office:value-type="string" calcext:value-type="string">
            <text:p>A wooden desk with metal feet with a white computer on the right and a blue and grey chair in the middle.</text:p>
          </table:table-cell>
          <table:table-cell office:value-type="string" calcext:value-type="string">
            <text:p>training/h/home_office/ADE_train_00009338.jpg</text:p>
          </table:table-cell>
          <table:table-cell table:formula="of:=HYPERLINK(&quot;https://jarvis.ling.uni-potsdam.de/clp-pmvss21-1/jupyter/user/alatif/view/data/ImageCorpora/ADE20K_2016_07_26/images/training/h/home_office/ADE_train_00009338.jpg&quot;)" office:value-type="string" office:string-value="https://jarvis.ling.uni-potsdam.de/clp-pmvss21-1/jupyter/user/alatif/view/data/ImageCorpora/ADE20K_2016_07_26/images/training/h/home_office/ADE_train_00009338.jpg" calcext:value-type="string">
            <text:p>https://jarvis.ling.uni-potsdam.de/clp-pmvss21-1/jupyter/user/alatif/view/data/ImageCorpora/ADE20K_2016_07_26/images/training/h/home_office/ADE_train_00009338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68" calcext:value-type="float">
            <text:p>4168</text:p>
          </table:table-cell>
          <table:table-cell office:value-type="string" calcext:value-type="string">
            <text:p>A bed with white and green blankets and a yellow sofa right of it.</text:p>
          </table:table-cell>
          <table:table-cell office:value-type="string" calcext:value-type="string">
            <text:p>training/b/bedroom/ADE_train_00004168.jpg</text:p>
          </table:table-cell>
          <table:table-cell table:formula="of:=HYPERLINK(&quot;https://jarvis.ling.uni-potsdam.de/clp-pmvss21-1/jupyter/user/alatif/view/data/ImageCorpora/ADE20K_2016_07_26/images/training/b/bedroom/ADE_train_00004168.jpg&quot;)" office:value-type="string" office:string-value="https://jarvis.ling.uni-potsdam.de/clp-pmvss21-1/jupyter/user/alatif/view/data/ImageCorpora/ADE20K_2016_07_26/images/training/b/bedroom/ADE_train_00004168.jpg" calcext:value-type="string">
            <text:p>https://jarvis.ling.uni-potsdam.de/clp-pmvss21-1/jupyter/user/alatif/view/data/ImageCorpora/ADE20K_2016_07_26/images/training/b/bedroom/ADE_train_00004168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In front of two bright windows there is a small white bed.</text:p>
          </table:table-cell>
          <table:table-cell office:value-type="string" calcext:value-type="string">
            <text:p>training/b/bedroom/ADE_train_00003699.jpg</text:p>
          </table:table-cell>
          <table:table-cell table:formula="of:=HYPERLINK(&quot;https://jarvis.ling.uni-potsdam.de/clp-pmvss21-1/jupyter/user/alatif/view/data/ImageCorpora/ADE20K_2016_07_26/images/training/b/bedroom/ADE_train_00003699.jpg&quot;)" office:value-type="string" office:string-value="https://jarvis.ling.uni-potsdam.de/clp-pmvss21-1/jupyter/user/alatif/view/data/ImageCorpora/ADE20K_2016_07_26/images/training/b/bedroom/ADE_train_00003699.jpg" calcext:value-type="string">
            <text:p>https://jarvis.ling.uni-potsdam.de/clp-pmvss21-1/jupyter/user/alatif/view/data/ImageCorpora/ADE20K_2016_07_26/images/training/b/bedroom/ADE_train_00003699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There are 3 round rugs on the black floor, two white doors in the back an a bath tub with white cabinets on the right.</text:p>
          </table:table-cell>
          <table:table-cell office:value-type="string" calcext:value-type="string">
            <text:p>training/b/bathroom/ADE_train_00002927.jpg</text:p>
          </table:table-cell>
          <table:table-cell table:formula="of:=HYPERLINK(&quot;https://jarvis.ling.uni-potsdam.de/clp-pmvss21-1/jupyter/user/alatif/view/data/ImageCorpora/ADE20K_2016_07_26/images/training/b/bathroom/ADE_train_00002927.jpg&quot;)" office:value-type="string" office:string-value="https://jarvis.ling.uni-potsdam.de/clp-pmvss21-1/jupyter/user/alatif/view/data/ImageCorpora/ADE20K_2016_07_26/images/training/b/bathroom/ADE_train_00002927.jpg" calcext:value-type="string">
            <text:p>https://jarvis.ling.uni-potsdam.de/clp-pmvss21-1/jupyter/user/alatif/view/data/ImageCorpora/ADE20K_2016_07_26/images/training/b/bathroom/ADE_train_00002927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16" calcext:value-type="float">
            <text:p>15216</text:p>
          </table:table-cell>
          <table:table-cell office:value-type="string" calcext:value-type="string">
            <text:p>A white fireplace on the left and a dark sofa with a white table on the right.</text:p>
          </table:table-cell>
          <table:table-cell office:value-type="string" calcext:value-type="string">
            <text:p>training/p/parlor/ADE_train_00015216.jpg</text:p>
          </table:table-cell>
          <table:table-cell table:formula="of:=HYPERLINK(&quot;https://jarvis.ling.uni-potsdam.de/clp-pmvss21-1/jupyter/user/alatif/view/data/ImageCorpora/ADE20K_2016_07_26/images/training/p/parlor/ADE_train_00015216.jpg&quot;)" office:value-type="string" office:string-value="https://jarvis.ling.uni-potsdam.de/clp-pmvss21-1/jupyter/user/alatif/view/data/ImageCorpora/ADE20K_2016_07_26/images/training/p/parlor/ADE_train_00015216.jpg" calcext:value-type="string">
            <text:p>https://jarvis.ling.uni-potsdam.de/clp-pmvss21-1/jupyter/user/alatif/view/data/ImageCorpora/ADE20K_2016_07_26/images/training/p/parlor/ADE_train_00015216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A bed with light blue sheets and a chair to the right and 3 large windows in the background looking at bushes, a palm tree and a picknick bench.</text:p>
          </table:table-cell>
          <table:table-cell office:value-type="string" calcext:value-type="string">
            <text:p>training/b/bedroom/ADE_train_00000362.jpg</text:p>
          </table:table-cell>
          <table:table-cell table:formula="of:=HYPERLINK(&quot;https://jarvis.ling.uni-potsdam.de/clp-pmvss21-1/jupyter/user/alatif/view/data/ImageCorpora/ADE20K_2016_07_26/images/training/b/bedroom/ADE_train_00000362.jpg&quot;)" office:value-type="string" office:string-value="https://jarvis.ling.uni-potsdam.de/clp-pmvss21-1/jupyter/user/alatif/view/data/ImageCorpora/ADE20K_2016_07_26/images/training/b/bedroom/ADE_train_00000362.jpg" calcext:value-type="string">
            <text:p>https://jarvis.ling.uni-potsdam.de/clp-pmvss21-1/jupyter/user/alatif/view/data/ImageCorpora/ADE20K_2016_07_26/images/training/b/bedroom/ADE_train_00000362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A grey toilet on the left, a gray wash basin on the right and a green plant and a lamp in the background.</text:p>
          </table:table-cell>
          <table:table-cell office:value-type="string" calcext:value-type="string">
            <text:p>training/b/bathroom/ADE_train_00002640.jpg</text:p>
          </table:table-cell>
          <table:table-cell table:formula="of:=HYPERLINK(&quot;https://jarvis.ling.uni-potsdam.de/clp-pmvss21-1/jupyter/user/alatif/view/data/ImageCorpora/ADE20K_2016_07_26/images/training/b/bathroom/ADE_train_00002640.jpg&quot;)" office:value-type="string" office:string-value="https://jarvis.ling.uni-potsdam.de/clp-pmvss21-1/jupyter/user/alatif/view/data/ImageCorpora/ADE20K_2016_07_26/images/training/b/bathroom/ADE_train_00002640.jpg" calcext:value-type="string">
            <text:p>https://jarvis.ling.uni-potsdam.de/clp-pmvss21-1/jupyter/user/alatif/view/data/ImageCorpora/ADE20K_2016_07_26/images/training/b/bathroom/ADE_train_00002640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78" calcext:value-type="float">
            <text:p>11278</text:p>
          </table:table-cell>
          <table:table-cell office:value-type="string" calcext:value-type="string">
            <text:p>3 beige sofas around a glass table with two framed pictures on the walls.</text:p>
          </table:table-cell>
          <table:table-cell office:value-type="string" calcext:value-type="string">
            <text:p>training/l/living_room/ADE_train_00011278.jpg</text:p>
          </table:table-cell>
          <table:table-cell table:formula="of:=HYPERLINK(&quot;https://jarvis.ling.uni-potsdam.de/clp-pmvss21-1/jupyter/user/alatif/view/data/ImageCorpora/ADE20K_2016_07_26/images/training/l/living_room/ADE_train_00011278.jpg&quot;)" office:value-type="string" office:string-value="https://jarvis.ling.uni-potsdam.de/clp-pmvss21-1/jupyter/user/alatif/view/data/ImageCorpora/ADE20K_2016_07_26/images/training/l/living_room/ADE_train_00011278.jpg" calcext:value-type="string">
            <text:p>https://jarvis.ling.uni-potsdam.de/clp-pmvss21-1/jupyter/user/alatif/view/data/ImageCorpora/ADE20K_2016_07_26/images/training/l/living_room/ADE_train_00011278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A grey sofa with a small table in the front and two chairs and a lamp in the back.</text:p>
          </table:table-cell>
          <table:table-cell office:value-type="string" calcext:value-type="string">
            <text:p>training/p/parlor/ADE_train_00015195.jpg</text:p>
          </table:table-cell>
          <table:table-cell table:formula="of:=HYPERLINK(&quot;https://jarvis.ling.uni-potsdam.de/clp-pmvss21-1/jupyter/user/alatif/view/data/ImageCorpora/ADE20K_2016_07_26/images/training/p/parlor/ADE_train_00015195.jpg&quot;)" office:value-type="string" office:string-value="https://jarvis.ling.uni-potsdam.de/clp-pmvss21-1/jupyter/user/alatif/view/data/ImageCorpora/ADE20K_2016_07_26/images/training/p/parlor/ADE_train_00015195.jpg" calcext:value-type="string">
            <text:p>https://jarvis.ling.uni-potsdam.de/clp-pmvss21-1/jupyter/user/alatif/view/data/ImageCorpora/ADE20K_2016_07_26/images/training/p/parlor/ADE_train_00015195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A black chair and a green chair on a desk with two computer monitors on it in front of a green wall.</text:p>
          </table:table-cell>
          <table:table-cell office:value-type="string" calcext:value-type="string">
            <text:p>training/h/home_office/ADE_train_00009377.jpg</text:p>
          </table:table-cell>
          <table:table-cell table:formula="of:=HYPERLINK(&quot;https://jarvis.ling.uni-potsdam.de/clp-pmvss21-1/jupyter/user/alatif/view/data/ImageCorpora/ADE20K_2016_07_26/images/training/h/home_office/ADE_train_00009377.jpg&quot;)" office:value-type="string" office:string-value="https://jarvis.ling.uni-potsdam.de/clp-pmvss21-1/jupyter/user/alatif/view/data/ImageCorpora/ADE20K_2016_07_26/images/training/h/home_office/ADE_train_00009377.jpg" calcext:value-type="string">
            <text:p>https://jarvis.ling.uni-potsdam.de/clp-pmvss21-1/jupyter/user/alatif/view/data/ImageCorpora/ADE20K_2016_07_26/images/training/h/home_office/ADE_train_00009377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91" calcext:value-type="float">
            <text:p>7191</text:p>
          </table:table-cell>
          <table:table-cell office:value-type="string" calcext:value-type="string">
            <text:p>A large round wooden table in the middle with a silver bowl on it and many chairs around.</text:p>
          </table:table-cell>
          <table:table-cell office:value-type="string" calcext:value-type="string">
            <text:p>training/d/dining_room/ADE_train_00007191.jpg</text:p>
          </table:table-cell>
          <table:table-cell table:formula="of:=HYPERLINK(&quot;https://jarvis.ling.uni-potsdam.de/clp-pmvss21-1/jupyter/user/alatif/view/data/ImageCorpora/ADE20K_2016_07_26/images/training/d/dining_room/ADE_train_00007191.jpg&quot;)" office:value-type="string" office:string-value="https://jarvis.ling.uni-potsdam.de/clp-pmvss21-1/jupyter/user/alatif/view/data/ImageCorpora/ADE20K_2016_07_26/images/training/d/dining_room/ADE_train_00007191.jpg" calcext:value-type="string">
            <text:p>https://jarvis.ling.uni-potsdam.de/clp-pmvss21-1/jupyter/user/alatif/view/data/ImageCorpora/ADE20K_2016_07_26/images/training/d/dining_room/ADE_train_00007191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10" calcext:value-type="float">
            <text:p>16810</text:p>
          </table:table-cell>
          <table:table-cell office:value-type="string" calcext:value-type="string">
            <text:p>This hotel lobby has a gray carpet and a white staircaise and some dark furniture in the back.</text:p>
          </table:table-cell>
          <table:table-cell office:value-type="string" calcext:value-type="string">
            <text:p>training/s/staircase/ADE_train_00016810.jpg</text:p>
          </table:table-cell>
          <table:table-cell table:formula="of:=HYPERLINK(&quot;https://jarvis.ling.uni-potsdam.de/clp-pmvss21-1/jupyter/user/alatif/view/data/ImageCorpora/ADE20K_2016_07_26/images/training/s/staircase/ADE_train_00016810.jpg&quot;)" office:value-type="string" office:string-value="https://jarvis.ling.uni-potsdam.de/clp-pmvss21-1/jupyter/user/alatif/view/data/ImageCorpora/ADE20K_2016_07_26/images/training/s/staircase/ADE_train_00016810.jpg" calcext:value-type="string">
            <text:p>https://jarvis.ling.uni-potsdam.de/clp-pmvss21-1/jupyter/user/alatif/view/data/ImageCorpora/ADE20K_2016_07_26/images/training/s/staircase/ADE_train_00016810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93" calcext:value-type="float">
            <text:p>7093</text:p>
          </table:table-cell>
          <table:table-cell office:value-type="string" calcext:value-type="string">
            <text:p>This room has a large dark sofa to the right, a red chair to the left and a windows in the back.</text:p>
          </table:table-cell>
          <table:table-cell office:value-type="string" calcext:value-type="string">
            <text:p>training/d/dining_room/ADE_train_00007093.jpg</text:p>
          </table:table-cell>
          <table:table-cell table:formula="of:=HYPERLINK(&quot;https://jarvis.ling.uni-potsdam.de/clp-pmvss21-1/jupyter/user/alatif/view/data/ImageCorpora/ADE20K_2016_07_26/images/training/d/dining_room/ADE_train_00007093.jpg&quot;)" office:value-type="string" office:string-value="https://jarvis.ling.uni-potsdam.de/clp-pmvss21-1/jupyter/user/alatif/view/data/ImageCorpora/ADE20K_2016_07_26/images/training/d/dining_room/ADE_train_00007093.jpg" calcext:value-type="string">
            <text:p>https://jarvis.ling.uni-potsdam.de/clp-pmvss21-1/jupyter/user/alatif/view/data/ImageCorpora/ADE20K_2016_07_26/images/training/d/dining_room/ADE_train_00007093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39" calcext:value-type="float">
            <text:p>19939</text:p>
          </table:table-cell>
          <table:table-cell office:value-type="string" calcext:value-type="string">
            <text:p>There is a staircase on the left, a mini bar with bottles in the back and a red leather sofa on the right.</text:p>
          </table:table-cell>
          <table:table-cell office:value-type="string" calcext:value-type="string">
            <text:p>training/w/wet_bar/ADE_train_00019939.jpg</text:p>
          </table:table-cell>
          <table:table-cell table:formula="of:=HYPERLINK(&quot;https://jarvis.ling.uni-potsdam.de/clp-pmvss21-1/jupyter/user/alatif/view/data/ImageCorpora/ADE20K_2016_07_26/images/training/w/wet_bar/ADE_train_00019939.jpg&quot;)" office:value-type="string" office:string-value="https://jarvis.ling.uni-potsdam.de/clp-pmvss21-1/jupyter/user/alatif/view/data/ImageCorpora/ADE20K_2016_07_26/images/training/w/wet_bar/ADE_train_00019939.jpg" calcext:value-type="string">
            <text:p>https://jarvis.ling.uni-potsdam.de/clp-pmvss21-1/jupyter/user/alatif/view/data/ImageCorpora/ADE20K_2016_07_26/images/training/w/wet_bar/ADE_train_00019939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A large red bed with two red lamps with a framed picture on brown walls in the background.</text:p>
          </table:table-cell>
          <table:table-cell office:value-type="string" calcext:value-type="string">
            <text:p>training/b/bedroom/ADE_train_00003803.jpg</text:p>
          </table:table-cell>
          <table:table-cell table:formula="of:=HYPERLINK(&quot;https://jarvis.ling.uni-potsdam.de/clp-pmvss21-1/jupyter/user/alatif/view/data/ImageCorpora/ADE20K_2016_07_26/images/training/b/bedroom/ADE_train_00003803.jpg&quot;)" office:value-type="string" office:string-value="https://jarvis.ling.uni-potsdam.de/clp-pmvss21-1/jupyter/user/alatif/view/data/ImageCorpora/ADE20K_2016_07_26/images/training/b/bedroom/ADE_train_00003803.jpg" calcext:value-type="string">
            <text:p>https://jarvis.ling.uni-potsdam.de/clp-pmvss21-1/jupyter/user/alatif/view/data/ImageCorpora/ADE20K_2016_07_26/images/training/b/bedroom/ADE_train_0000380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18" calcext:value-type="float">
            <text:p>7218</text:p>
          </table:table-cell>
          <table:table-cell office:value-type="string" calcext:value-type="string">
            <text:p>In front of black cabinets and a light green wall, there are some black chairs and a black table in the center.</text:p>
          </table:table-cell>
          <table:table-cell office:value-type="string" calcext:value-type="string">
            <text:p>training/d/dining_room/ADE_train_00007218.jpg</text:p>
          </table:table-cell>
          <table:table-cell table:formula="of:=HYPERLINK(&quot;https://jarvis.ling.uni-potsdam.de/clp-pmvss21-1/jupyter/user/alatif/view/data/ImageCorpora/ADE20K_2016_07_26/images/training/d/dining_room/ADE_train_00007218.jpg&quot;)" office:value-type="string" office:string-value="https://jarvis.ling.uni-potsdam.de/clp-pmvss21-1/jupyter/user/alatif/view/data/ImageCorpora/ADE20K_2016_07_26/images/training/d/dining_room/ADE_train_00007218.jpg" calcext:value-type="string">
            <text:p>https://jarvis.ling.uni-potsdam.de/clp-pmvss21-1/jupyter/user/alatif/view/data/ImageCorpora/ADE20K_2016_07_26/images/training/d/dining_room/ADE_train_00007218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91" calcext:value-type="float">
            <text:p>100091</text:p>
          </table:table-cell>
          <table:table-cell office:value-type="string" calcext:value-type="string">
            <text:p>A white toilet and a white sink in front of a white wall and a brick wall.</text:p>
          </table:table-cell>
          <table:table-cell office:value-type="string" calcext:value-type="string">
            <text:p>validation/b/bathroom/ADE_val_00000091.jpg</text:p>
          </table:table-cell>
          <table:table-cell table:formula="of:=HYPERLINK(&quot;https://jarvis.ling.uni-potsdam.de/clp-pmvss21-1/jupyter/user/alatif/view/data/ImageCorpora/ADE20K_2016_07_26/images/validation/b/bathroom/ADE_val_00000091.jpg&quot;)" office:value-type="string" office:string-value="https://jarvis.ling.uni-potsdam.de/clp-pmvss21-1/jupyter/user/alatif/view/data/ImageCorpora/ADE20K_2016_07_26/images/validation/b/bathroom/ADE_val_00000091.jpg" calcext:value-type="string">
            <text:p>https://jarvis.ling.uni-potsdam.de/clp-pmvss21-1/jupyter/user/alatif/view/data/ImageCorpora/ADE20K_2016_07_26/images/validation/b/bathroom/ADE_val_00000091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18" calcext:value-type="float">
            <text:p>10418</text:p>
          </table:table-cell>
          <table:table-cell office:value-type="string" calcext:value-type="string">
            <text:p>A kitchen counter with light grey cabinets, a microwave with a basket on top and a black stove to the right of it.</text:p>
          </table:table-cell>
          <table:table-cell office:value-type="string" calcext:value-type="string">
            <text:p>training/k/kitchen/ADE_train_00010418.jpg</text:p>
          </table:table-cell>
          <table:table-cell table:formula="of:=HYPERLINK(&quot;https://jarvis.ling.uni-potsdam.de/clp-pmvss21-1/jupyter/user/alatif/view/data/ImageCorpora/ADE20K_2016_07_26/images/training/k/kitchen/ADE_train_00010418.jpg&quot;)" office:value-type="string" office:string-value="https://jarvis.ling.uni-potsdam.de/clp-pmvss21-1/jupyter/user/alatif/view/data/ImageCorpora/ADE20K_2016_07_26/images/training/k/kitchen/ADE_train_00010418.jpg" calcext:value-type="string">
            <text:p>https://jarvis.ling.uni-potsdam.de/clp-pmvss21-1/jupyter/user/alatif/view/data/ImageCorpora/ADE20K_2016_07_26/images/training/k/kitchen/ADE_train_00010418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2 beds with patterned sheets in front of a yellow wall with 3 pictures.</text:p>
          </table:table-cell>
          <table:table-cell office:value-type="string" calcext:value-type="string">
            <text:p>training/b/bedroom/ADE_train_00003341.jpg</text:p>
          </table:table-cell>
          <table:table-cell table:formula="of:=HYPERLINK(&quot;https://jarvis.ling.uni-potsdam.de/clp-pmvss21-1/jupyter/user/alatif/view/data/ImageCorpora/ADE20K_2016_07_26/images/training/b/bedroom/ADE_train_00003341.jpg&quot;)" office:value-type="string" office:string-value="https://jarvis.ling.uni-potsdam.de/clp-pmvss21-1/jupyter/user/alatif/view/data/ImageCorpora/ADE20K_2016_07_26/images/training/b/bedroom/ADE_train_00003341.jpg" calcext:value-type="string">
            <text:p>https://jarvis.ling.uni-potsdam.de/clp-pmvss21-1/jupyter/user/alatif/view/data/ImageCorpora/ADE20K_2016_07_26/images/training/b/bedroom/ADE_train_00003341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14" calcext:value-type="float">
            <text:p>11314</text:p>
          </table:table-cell>
          <table:table-cell office:value-type="string" calcext:value-type="string">
            <text:p>A large white door and two arm chairs on the right and a wooden small table and some lamps on the left.</text:p>
          </table:table-cell>
          <table:table-cell office:value-type="string" calcext:value-type="string">
            <text:p>training/l/living_room/ADE_train_00011314.jpg</text:p>
          </table:table-cell>
          <table:table-cell table:formula="of:=HYPERLINK(&quot;https://jarvis.ling.uni-potsdam.de/clp-pmvss21-1/jupyter/user/alatif/view/data/ImageCorpora/ADE20K_2016_07_26/images/training/l/living_room/ADE_train_00011314.jpg&quot;)" office:value-type="string" office:string-value="https://jarvis.ling.uni-potsdam.de/clp-pmvss21-1/jupyter/user/alatif/view/data/ImageCorpora/ADE20K_2016_07_26/images/training/l/living_room/ADE_train_00011314.jpg" calcext:value-type="string">
            <text:p>https://jarvis.ling.uni-potsdam.de/clp-pmvss21-1/jupyter/user/alatif/view/data/ImageCorpora/ADE20K_2016_07_26/images/training/l/living_room/ADE_train_00011314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485" calcext:value-type="float">
            <text:p>100485</text:p>
          </table:table-cell>
          <table:table-cell office:value-type="string" calcext:value-type="string">
            <text:p>4 chairs around a black kitchen counter in the front and a stove and a sink and more chairs in the back</text:p>
          </table:table-cell>
          <table:table-cell office:value-type="string" calcext:value-type="string">
            <text:p>validation/k/kitchen/ADE_val_00000485.jpg</text:p>
          </table:table-cell>
          <table:table-cell table:formula="of:=HYPERLINK(&quot;https://jarvis.ling.uni-potsdam.de/clp-pmvss21-1/jupyter/user/alatif/view/data/ImageCorpora/ADE20K_2016_07_26/images/validation/k/kitchen/ADE_val_00000485.jpg&quot;)" office:value-type="string" office:string-value="https://jarvis.ling.uni-potsdam.de/clp-pmvss21-1/jupyter/user/alatif/view/data/ImageCorpora/ADE20K_2016_07_26/images/validation/k/kitchen/ADE_val_00000485.jpg" calcext:value-type="string">
            <text:p>https://jarvis.ling.uni-potsdam.de/clp-pmvss21-1/jupyter/user/alatif/view/data/ImageCorpora/ADE20K_2016_07_26/images/validation/k/kitchen/ADE_val_00000485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There are two black chairs and a brown shelf in the middle and a black and white picture on the white wall.</text:p>
          </table:table-cell>
          <table:table-cell office:value-type="string" calcext:value-type="string">
            <text:p>training/b/bedroom/ADE_train_00003232.jpg</text:p>
          </table:table-cell>
          <table:table-cell table:formula="of:=HYPERLINK(&quot;https://jarvis.ling.uni-potsdam.de/clp-pmvss21-1/jupyter/user/alatif/view/data/ImageCorpora/ADE20K_2016_07_26/images/training/b/bedroom/ADE_train_00003232.jpg&quot;)" office:value-type="string" office:string-value="https://jarvis.ling.uni-potsdam.de/clp-pmvss21-1/jupyter/user/alatif/view/data/ImageCorpora/ADE20K_2016_07_26/images/training/b/bedroom/ADE_train_00003232.jpg" calcext:value-type="string">
            <text:p>https://jarvis.ling.uni-potsdam.de/clp-pmvss21-1/jupyter/user/alatif/view/data/ImageCorpora/ADE20K_2016_07_26/images/training/b/bedroom/ADE_train_00003232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In the center there is a bed with grey sheets with two lamps left and right and two framed pictures on the wall.</text:p>
          </table:table-cell>
          <table:table-cell office:value-type="string" calcext:value-type="string">
            <text:p>training/b/bedroom/ADE_train_00000538.jpg</text:p>
          </table:table-cell>
          <table:table-cell table:formula="of:=HYPERLINK(&quot;https://jarvis.ling.uni-potsdam.de/clp-pmvss21-1/jupyter/user/alatif/view/data/ImageCorpora/ADE20K_2016_07_26/images/training/b/bedroom/ADE_train_00000538.jpg&quot;)" office:value-type="string" office:string-value="https://jarvis.ling.uni-potsdam.de/clp-pmvss21-1/jupyter/user/alatif/view/data/ImageCorpora/ADE20K_2016_07_26/images/training/b/bedroom/ADE_train_00000538.jpg" calcext:value-type="string">
            <text:p>https://jarvis.ling.uni-potsdam.de/clp-pmvss21-1/jupyter/user/alatif/view/data/ImageCorpora/ADE20K_2016_07_26/images/training/b/bedroom/ADE_train_00000538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On the right there is a white toilet with a wooden cabinet above and a white sink, while on the left there is a mirror, red flowers on a wash basin.</text:p>
          </table:table-cell>
          <table:table-cell office:value-type="string" calcext:value-type="string">
            <text:p>training/b/bathroom/ADE_train_00002672.jpg</text:p>
          </table:table-cell>
          <table:table-cell table:formula="of:=HYPERLINK(&quot;https://jarvis.ling.uni-potsdam.de/clp-pmvss21-1/jupyter/user/alatif/view/data/ImageCorpora/ADE20K_2016_07_26/images/training/b/bathroom/ADE_train_00002672.jpg&quot;)" office:value-type="string" office:string-value="https://jarvis.ling.uni-potsdam.de/clp-pmvss21-1/jupyter/user/alatif/view/data/ImageCorpora/ADE20K_2016_07_26/images/training/b/bathroom/ADE_train_00002672.jpg" calcext:value-type="string">
            <text:p>https://jarvis.ling.uni-potsdam.de/clp-pmvss21-1/jupyter/user/alatif/view/data/ImageCorpora/ADE20K_2016_07_26/images/training/b/bathroom/ADE_train_00002672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58" calcext:value-type="float">
            <text:p>10658</text:p>
          </table:table-cell>
          <table:table-cell office:value-type="string" calcext:value-type="string">
            <text:p>A white window, wooden kitchen cabinets, a stove and a refrigerator.</text:p>
          </table:table-cell>
          <table:table-cell office:value-type="string" calcext:value-type="string">
            <text:p>training/k/kitchen/ADE_train_00010658.jpg</text:p>
          </table:table-cell>
          <table:table-cell table:formula="of:=HYPERLINK(&quot;https://jarvis.ling.uni-potsdam.de/clp-pmvss21-1/jupyter/user/alatif/view/data/ImageCorpora/ADE20K_2016_07_26/images/training/k/kitchen/ADE_train_00010658.jpg&quot;)" office:value-type="string" office:string-value="https://jarvis.ling.uni-potsdam.de/clp-pmvss21-1/jupyter/user/alatif/view/data/ImageCorpora/ADE20K_2016_07_26/images/training/k/kitchen/ADE_train_00010658.jpg" calcext:value-type="string">
            <text:p>https://jarvis.ling.uni-potsdam.de/clp-pmvss21-1/jupyter/user/alatif/view/data/ImageCorpora/ADE20K_2016_07_26/images/training/k/kitchen/ADE_train_00010658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975" calcext:value-type="float">
            <text:p>14975</text:p>
          </table:table-cell>
          <table:table-cell office:value-type="string" calcext:value-type="string">
            <text:p>Wooden shelves with many boxes and bottles on them.</text:p>
          </table:table-cell>
          <table:table-cell office:value-type="string" calcext:value-type="string">
            <text:p>training/p/pantry/ADE_train_00014975.jpg</text:p>
          </table:table-cell>
          <table:table-cell table:formula="of:=HYPERLINK(&quot;https://jarvis.ling.uni-potsdam.de/clp-pmvss21-1/jupyter/user/alatif/view/data/ImageCorpora/ADE20K_2016_07_26/images/training/p/pantry/ADE_train_00014975.jpg&quot;)" office:value-type="string" office:string-value="https://jarvis.ling.uni-potsdam.de/clp-pmvss21-1/jupyter/user/alatif/view/data/ImageCorpora/ADE20K_2016_07_26/images/training/p/pantry/ADE_train_00014975.jpg" calcext:value-type="string">
            <text:p>https://jarvis.ling.uni-potsdam.de/clp-pmvss21-1/jupyter/user/alatif/view/data/ImageCorpora/ADE20K_2016_07_26/images/training/p/pantry/ADE_train_00014975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A living room with black leather sofas around a small wooden table and a silver tv in the background.</text:p>
          </table:table-cell>
          <table:table-cell office:value-type="string" calcext:value-type="string">
            <text:p>training/l/living_room/ADE_train_00000681.jpg</text:p>
          </table:table-cell>
          <table:table-cell table:formula="of:=HYPERLINK(&quot;https://jarvis.ling.uni-potsdam.de/clp-pmvss21-1/jupyter/user/alatif/view/data/ImageCorpora/ADE20K_2016_07_26/images/training/l/living_room/ADE_train_00000681.jpg&quot;)" office:value-type="string" office:string-value="https://jarvis.ling.uni-potsdam.de/clp-pmvss21-1/jupyter/user/alatif/view/data/ImageCorpora/ADE20K_2016_07_26/images/training/l/living_room/ADE_train_00000681.jpg" calcext:value-type="string">
            <text:p>https://jarvis.ling.uni-potsdam.de/clp-pmvss21-1/jupyter/user/alatif/view/data/ImageCorpora/ADE20K_2016_07_26/images/training/l/living_room/ADE_train_00000681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2 wash basins in a grey counter with a small green cabinet on the left and a mirror above.</text:p>
          </table:table-cell>
          <table:table-cell office:value-type="string" calcext:value-type="string">
            <text:p>training/b/bathroom/ADE_train_00002729.jpg</text:p>
          </table:table-cell>
          <table:table-cell table:formula="of:=HYPERLINK(&quot;https://jarvis.ling.uni-potsdam.de/clp-pmvss21-1/jupyter/user/alatif/view/data/ImageCorpora/ADE20K_2016_07_26/images/training/b/bathroom/ADE_train_00002729.jpg&quot;)" office:value-type="string" office:string-value="https://jarvis.ling.uni-potsdam.de/clp-pmvss21-1/jupyter/user/alatif/view/data/ImageCorpora/ADE20K_2016_07_26/images/training/b/bathroom/ADE_train_00002729.jpg" calcext:value-type="string">
            <text:p>https://jarvis.ling.uni-potsdam.de/clp-pmvss21-1/jupyter/user/alatif/view/data/ImageCorpora/ADE20K_2016_07_26/images/training/b/bathroom/ADE_train_00002729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A kitchen with light wooden cabinets, a grey floor and a silver oven and dishwasher.</text:p>
          </table:table-cell>
          <table:table-cell office:value-type="string" calcext:value-type="string">
            <text:p>training/k/kitchen/ADE_train_00010461.jpg</text:p>
          </table:table-cell>
          <table:table-cell table:formula="of:=HYPERLINK(&quot;https://jarvis.ling.uni-potsdam.de/clp-pmvss21-1/jupyter/user/alatif/view/data/ImageCorpora/ADE20K_2016_07_26/images/training/k/kitchen/ADE_train_00010461.jpg&quot;)" office:value-type="string" office:string-value="https://jarvis.ling.uni-potsdam.de/clp-pmvss21-1/jupyter/user/alatif/view/data/ImageCorpora/ADE20K_2016_07_26/images/training/k/kitchen/ADE_train_00010461.jpg" calcext:value-type="string">
            <text:p>https://jarvis.ling.uni-potsdam.de/clp-pmvss21-1/jupyter/user/alatif/view/data/ImageCorpora/ADE20K_2016_07_26/images/training/k/kitchen/ADE_train_00010461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A white toilet with a wooden cabinet above and a wash basin to the right.</text:p>
          </table:table-cell>
          <table:table-cell office:value-type="string" calcext:value-type="string">
            <text:p>training/b/bathroom/ADE_train_00002984.jpg</text:p>
          </table:table-cell>
          <table:table-cell table:formula="of:=HYPERLINK(&quot;https://jarvis.ling.uni-potsdam.de/clp-pmvss21-1/jupyter/user/alatif/view/data/ImageCorpora/ADE20K_2016_07_26/images/training/b/bathroom/ADE_train_00002984.jpg&quot;)" office:value-type="string" office:string-value="https://jarvis.ling.uni-potsdam.de/clp-pmvss21-1/jupyter/user/alatif/view/data/ImageCorpora/ADE20K_2016_07_26/images/training/b/bathroom/ADE_train_00002984.jpg" calcext:value-type="string">
            <text:p>https://jarvis.ling.uni-potsdam.de/clp-pmvss21-1/jupyter/user/alatif/view/data/ImageCorpora/ADE20K_2016_07_26/images/training/b/bathroom/ADE_train_00002984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63" calcext:value-type="float">
            <text:p>9663</text:p>
          </table:table-cell>
          <table:table-cell office:value-type="string" calcext:value-type="string">
            <text:p>2 brown beds with a lamp in the middle and 2 framed pictures on the white wall.</text:p>
          </table:table-cell>
          <table:table-cell office:value-type="string" calcext:value-type="string">
            <text:p>training/h/hotel_room/ADE_train_00009663.jpg</text:p>
          </table:table-cell>
          <table:table-cell table:formula="of:=HYPERLINK(&quot;https://jarvis.ling.uni-potsdam.de/clp-pmvss21-1/jupyter/user/alatif/view/data/ImageCorpora/ADE20K_2016_07_26/images/training/h/hotel_room/ADE_train_00009663.jpg&quot;)" office:value-type="string" office:string-value="https://jarvis.ling.uni-potsdam.de/clp-pmvss21-1/jupyter/user/alatif/view/data/ImageCorpora/ADE20K_2016_07_26/images/training/h/hotel_room/ADE_train_00009663.jpg" calcext:value-type="string">
            <text:p>https://jarvis.ling.uni-potsdam.de/clp-pmvss21-1/jupyter/user/alatif/view/data/ImageCorpora/ADE20K_2016_07_26/images/training/h/hotel_room/ADE_train_00009663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39" calcext:value-type="float">
            <text:p>9539</text:p>
          </table:table-cell>
          <table:table-cell office:value-type="string" calcext:value-type="string">
            <text:p>A bed with green sheets with pink flowers on it and a lamp with white lamp shade and a white window in the background.</text:p>
          </table:table-cell>
          <table:table-cell office:value-type="string" calcext:value-type="string">
            <text:p>training/h/hotel_room/ADE_train_00009539.jpg</text:p>
          </table:table-cell>
          <table:table-cell table:formula="of:=HYPERLINK(&quot;https://jarvis.ling.uni-potsdam.de/clp-pmvss21-1/jupyter/user/alatif/view/data/ImageCorpora/ADE20K_2016_07_26/images/training/h/hotel_room/ADE_train_00009539.jpg&quot;)" office:value-type="string" office:string-value="https://jarvis.ling.uni-potsdam.de/clp-pmvss21-1/jupyter/user/alatif/view/data/ImageCorpora/ADE20K_2016_07_26/images/training/h/hotel_room/ADE_train_00009539.jpg" calcext:value-type="string">
            <text:p>https://jarvis.ling.uni-potsdam.de/clp-pmvss21-1/jupyter/user/alatif/view/data/ImageCorpora/ADE20K_2016_07_26/images/training/h/hotel_room/ADE_train_00009539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62" calcext:value-type="float">
            <text:p>8362</text:p>
          </table:table-cell>
          <table:table-cell office:value-type="string" calcext:value-type="string">
            <text:p>On the right there is a man playing on a pool table, on the left 2 people sit in brown chairs and in the back 2 people play on a ping pong table.</text:p>
          </table:table-cell>
          <table:table-cell office:value-type="string" calcext:value-type="string">
            <text:p>training/g/game_room/ADE_train_00008362.jpg</text:p>
          </table:table-cell>
          <table:table-cell table:formula="of:=HYPERLINK(&quot;https://jarvis.ling.uni-potsdam.de/clp-pmvss21-1/jupyter/user/alatif/view/data/ImageCorpora/ADE20K_2016_07_26/images/training/g/game_room/ADE_train_00008362.jpg&quot;)" office:value-type="string" office:string-value="https://jarvis.ling.uni-potsdam.de/clp-pmvss21-1/jupyter/user/alatif/view/data/ImageCorpora/ADE20K_2016_07_26/images/training/g/game_room/ADE_train_00008362.jpg" calcext:value-type="string">
            <text:p>https://jarvis.ling.uni-potsdam.de/clp-pmvss21-1/jupyter/user/alatif/view/data/ImageCorpora/ADE20K_2016_07_26/images/training/g/game_room/ADE_train_00008362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10" calcext:value-type="float">
            <text:p>11510</text:p>
          </table:table-cell>
          <table:table-cell office:value-type="string" calcext:value-type="string">
            <text:p>A white sofa and a colourful painting on the left and black tables, a tv and a white lamp to the right of it.</text:p>
          </table:table-cell>
          <table:table-cell office:value-type="string" calcext:value-type="string">
            <text:p>training/l/living_room/ADE_train_00011510.jpg</text:p>
          </table:table-cell>
          <table:table-cell table:formula="of:=HYPERLINK(&quot;https://jarvis.ling.uni-potsdam.de/clp-pmvss21-1/jupyter/user/alatif/view/data/ImageCorpora/ADE20K_2016_07_26/images/training/l/living_room/ADE_train_00011510.jpg&quot;)" office:value-type="string" office:string-value="https://jarvis.ling.uni-potsdam.de/clp-pmvss21-1/jupyter/user/alatif/view/data/ImageCorpora/ADE20K_2016_07_26/images/training/l/living_room/ADE_train_00011510.jpg" calcext:value-type="string">
            <text:p>https://jarvis.ling.uni-potsdam.de/clp-pmvss21-1/jupyter/user/alatif/view/data/ImageCorpora/ADE20K_2016_07_26/images/training/l/living_room/ADE_train_00011510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04" calcext:value-type="float">
            <text:p>7104</text:p>
          </table:table-cell>
          <table:table-cell office:value-type="string" calcext:value-type="string">
            <text:p>3 wooden chairs around a table with a green table cloth, a lamp on the ceiling and windows in the background.</text:p>
          </table:table-cell>
          <table:table-cell office:value-type="string" calcext:value-type="string">
            <text:p>training/d/dining_room/ADE_train_00007104.jpg</text:p>
          </table:table-cell>
          <table:table-cell table:formula="of:=HYPERLINK(&quot;https://jarvis.ling.uni-potsdam.de/clp-pmvss21-1/jupyter/user/alatif/view/data/ImageCorpora/ADE20K_2016_07_26/images/training/d/dining_room/ADE_train_00007104.jpg&quot;)" office:value-type="string" office:string-value="https://jarvis.ling.uni-potsdam.de/clp-pmvss21-1/jupyter/user/alatif/view/data/ImageCorpora/ADE20K_2016_07_26/images/training/d/dining_room/ADE_train_00007104.jpg" calcext:value-type="string">
            <text:p>https://jarvis.ling.uni-potsdam.de/clp-pmvss21-1/jupyter/user/alatif/view/data/ImageCorpora/ADE20K_2016_07_26/images/training/d/dining_room/ADE_train_00007104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10" calcext:value-type="float">
            <text:p>15510</text:p>
          </table:table-cell>
          <table:table-cell office:value-type="string" calcext:value-type="string">
            <text:p>A green and brown pool table on stone tiles with 2 ventilators on the ceiling and green plants in the back.</text:p>
          </table:table-cell>
          <table:table-cell office:value-type="string" calcext:value-type="string">
            <text:p>training/p/poolroom/home/ADE_train_00015510.jpg</text:p>
          </table:table-cell>
          <table:table-cell table:formula="of:=HYPERLINK(&quot;https://jarvis.ling.uni-potsdam.de/clp-pmvss21-1/jupyter/user/alatif/view/data/ImageCorpora/ADE20K_2016_07_26/images/training/p/poolroom/home/ADE_train_00015510.jpg&quot;)" office:value-type="string" office:string-value="https://jarvis.ling.uni-potsdam.de/clp-pmvss21-1/jupyter/user/alatif/view/data/ImageCorpora/ADE20K_2016_07_26/images/training/p/poolroom/home/ADE_train_00015510.jpg" calcext:value-type="string">
            <text:p>https://jarvis.ling.uni-potsdam.de/clp-pmvss21-1/jupyter/user/alatif/view/data/ImageCorpora/ADE20K_2016_07_26/images/training/p/poolroom/home/ADE_train_00015510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A brown bed in front of a white wall with a black and a blue picture on it.</text:p>
          </table:table-cell>
          <table:table-cell office:value-type="string" calcext:value-type="string">
            <text:p>training/b/bedroom/ADE_train_00003594.jpg</text:p>
          </table:table-cell>
          <table:table-cell table:formula="of:=HYPERLINK(&quot;https://jarvis.ling.uni-potsdam.de/clp-pmvss21-1/jupyter/user/alatif/view/data/ImageCorpora/ADE20K_2016_07_26/images/training/b/bedroom/ADE_train_00003594.jpg&quot;)" office:value-type="string" office:string-value="https://jarvis.ling.uni-potsdam.de/clp-pmvss21-1/jupyter/user/alatif/view/data/ImageCorpora/ADE20K_2016_07_26/images/training/b/bedroom/ADE_train_00003594.jpg" calcext:value-type="string">
            <text:p>https://jarvis.ling.uni-potsdam.de/clp-pmvss21-1/jupyter/user/alatif/view/data/ImageCorpora/ADE20K_2016_07_26/images/training/b/bedroom/ADE_train_00003594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95" calcext:value-type="float">
            <text:p>10595</text:p>
          </table:table-cell>
          <table:table-cell office:value-type="string" calcext:value-type="string">
            <text:p>Many brown wooden kitchen cabinets in the back and a black oven.</text:p>
          </table:table-cell>
          <table:table-cell office:value-type="string" calcext:value-type="string">
            <text:p>training/k/kitchen/ADE_train_00010595.jpg</text:p>
          </table:table-cell>
          <table:table-cell table:formula="of:=HYPERLINK(&quot;https://jarvis.ling.uni-potsdam.de/clp-pmvss21-1/jupyter/user/alatif/view/data/ImageCorpora/ADE20K_2016_07_26/images/training/k/kitchen/ADE_train_00010595.jpg&quot;)" office:value-type="string" office:string-value="https://jarvis.ling.uni-potsdam.de/clp-pmvss21-1/jupyter/user/alatif/view/data/ImageCorpora/ADE20K_2016_07_26/images/training/k/kitchen/ADE_train_00010595.jpg" calcext:value-type="string">
            <text:p>https://jarvis.ling.uni-potsdam.de/clp-pmvss21-1/jupyter/user/alatif/view/data/ImageCorpora/ADE20K_2016_07_26/images/training/k/kitchen/ADE_train_00010595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739" calcext:value-type="float">
            <text:p>16739</text:p>
          </table:table-cell>
          <table:table-cell office:value-type="string" calcext:value-type="string">
            <text:p>Many small green houses and large trees in the back.</text:p>
          </table:table-cell>
          <table:table-cell office:value-type="string" calcext:value-type="string">
            <text:p>training/s/stable/ADE_train_00016739.jpg</text:p>
          </table:table-cell>
          <table:table-cell table:formula="of:=HYPERLINK(&quot;https://jarvis.ling.uni-potsdam.de/clp-pmvss21-1/jupyter/user/alatif/view/data/ImageCorpora/ADE20K_2016_07_26/images/training/s/stable/ADE_train_00016739.jpg&quot;)" office:value-type="string" office:string-value="https://jarvis.ling.uni-potsdam.de/clp-pmvss21-1/jupyter/user/alatif/view/data/ImageCorpora/ADE20K_2016_07_26/images/training/s/stable/ADE_train_00016739.jpg" calcext:value-type="string">
            <text:p>https://jarvis.ling.uni-potsdam.de/clp-pmvss21-1/jupyter/user/alatif/view/data/ImageCorpora/ADE20K_2016_07_26/images/training/s/stable/ADE_train_00016739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184" calcext:value-type="float">
            <text:p>15184</text:p>
          </table:table-cell>
          <table:table-cell office:value-type="string" calcext:value-type="string">
            <text:p>On a white and red carpet, there is a blue sofa with a small wooden table and there is a fireplace on the right.</text:p>
          </table:table-cell>
          <table:table-cell office:value-type="string" calcext:value-type="string">
            <text:p>training/p/parlor/ADE_train_00015184.jpg</text:p>
          </table:table-cell>
          <table:table-cell table:formula="of:=HYPERLINK(&quot;https://jarvis.ling.uni-potsdam.de/clp-pmvss21-1/jupyter/user/alatif/view/data/ImageCorpora/ADE20K_2016_07_26/images/training/p/parlor/ADE_train_00015184.jpg&quot;)" office:value-type="string" office:string-value="https://jarvis.ling.uni-potsdam.de/clp-pmvss21-1/jupyter/user/alatif/view/data/ImageCorpora/ADE20K_2016_07_26/images/training/p/parlor/ADE_train_00015184.jpg" calcext:value-type="string">
            <text:p>https://jarvis.ling.uni-potsdam.de/clp-pmvss21-1/jupyter/user/alatif/view/data/ImageCorpora/ADE20K_2016_07_26/images/training/p/parlor/ADE_train_00015184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76" calcext:value-type="float">
            <text:p>6776</text:p>
          </table:table-cell>
          <table:table-cell office:value-type="string" calcext:value-type="string">
            <text:p>4 chairs around a wooden table with a lamp hanging from the ceiling and a window in the back.</text:p>
          </table:table-cell>
          <table:table-cell office:value-type="string" calcext:value-type="string">
            <text:p>training/d/dinette/home/ADE_train_00006776.jpg</text:p>
          </table:table-cell>
          <table:table-cell table:formula="of:=HYPERLINK(&quot;https://jarvis.ling.uni-potsdam.de/clp-pmvss21-1/jupyter/user/alatif/view/data/ImageCorpora/ADE20K_2016_07_26/images/training/d/dinette/home/ADE_train_00006776.jpg&quot;)" office:value-type="string" office:string-value="https://jarvis.ling.uni-potsdam.de/clp-pmvss21-1/jupyter/user/alatif/view/data/ImageCorpora/ADE20K_2016_07_26/images/training/d/dinette/home/ADE_train_00006776.jpg" calcext:value-type="string">
            <text:p>https://jarvis.ling.uni-potsdam.de/clp-pmvss21-1/jupyter/user/alatif/view/data/ImageCorpora/ADE20K_2016_07_26/images/training/d/dinette/home/ADE_train_00006776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99" calcext:value-type="float">
            <text:p>7399</text:p>
          </table:table-cell>
          <table:table-cell office:value-type="string" calcext:value-type="string">
            <text:p>A childrens room with a blue bed on the left, a red bed on the right, a blue chair and a wooden cabinet in the middle and a black picture on the wall.</text:p>
          </table:table-cell>
          <table:table-cell office:value-type="string" calcext:value-type="string">
            <text:p>training/d/dorm_room/ADE_train_00007399.jpg</text:p>
          </table:table-cell>
          <table:table-cell table:formula="of:=HYPERLINK(&quot;https://jarvis.ling.uni-potsdam.de/clp-pmvss21-1/jupyter/user/alatif/view/data/ImageCorpora/ADE20K_2016_07_26/images/training/d/dorm_room/ADE_train_00007399.jpg&quot;)" office:value-type="string" office:string-value="https://jarvis.ling.uni-potsdam.de/clp-pmvss21-1/jupyter/user/alatif/view/data/ImageCorpora/ADE20K_2016_07_26/images/training/d/dorm_room/ADE_train_00007399.jpg" calcext:value-type="string">
            <text:p>https://jarvis.ling.uni-potsdam.de/clp-pmvss21-1/jupyter/user/alatif/view/data/ImageCorpora/ADE20K_2016_07_26/images/training/d/dorm_room/ADE_train_00007399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 white sink on the left and 2 windows in the background.</text:p>
          </table:table-cell>
          <table:table-cell office:value-type="string" calcext:value-type="string">
            <text:p>training/b/bathroom/ADE_train_00002859.jpg</text:p>
          </table:table-cell>
          <table:table-cell table:formula="of:=HYPERLINK(&quot;https://jarvis.ling.uni-potsdam.de/clp-pmvss21-1/jupyter/user/alatif/view/data/ImageCorpora/ADE20K_2016_07_26/images/training/b/bathroom/ADE_train_00002859.jpg&quot;)" office:value-type="string" office:string-value="https://jarvis.ling.uni-potsdam.de/clp-pmvss21-1/jupyter/user/alatif/view/data/ImageCorpora/ADE20K_2016_07_26/images/training/b/bathroom/ADE_train_00002859.jpg" calcext:value-type="string">
            <text:p>https://jarvis.ling.uni-potsdam.de/clp-pmvss21-1/jupyter/user/alatif/view/data/ImageCorpora/ADE20K_2016_07_26/images/training/b/bathroom/ADE_train_00002859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In the middle, there is a bed with white sheets and 2 green pictures on a grey wall and there is a ventilator on the ceiling.</text:p>
          </table:table-cell>
          <table:table-cell office:value-type="string" calcext:value-type="string">
            <text:p>training/b/bedroom/ADE_train_00003601.jpg</text:p>
          </table:table-cell>
          <table:table-cell table:formula="of:=HYPERLINK(&quot;https://jarvis.ling.uni-potsdam.de/clp-pmvss21-1/jupyter/user/alatif/view/data/ImageCorpora/ADE20K_2016_07_26/images/training/b/bedroom/ADE_train_00003601.jpg&quot;)" office:value-type="string" office:string-value="https://jarvis.ling.uni-potsdam.de/clp-pmvss21-1/jupyter/user/alatif/view/data/ImageCorpora/ADE20K_2016_07_26/images/training/b/bedroom/ADE_train_00003601.jpg" calcext:value-type="string">
            <text:p>https://jarvis.ling.uni-potsdam.de/clp-pmvss21-1/jupyter/user/alatif/view/data/ImageCorpora/ADE20K_2016_07_26/images/training/b/bedroom/ADE_train_00003601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56" calcext:value-type="float">
            <text:p>6756</text:p>
          </table:table-cell>
          <table:table-cell office:value-type="string" calcext:value-type="string">
            <text:p>5 wooden chairs around a wooden table, a white cabinet on the right with many small framed pictures above and a window showing green plants in the background.</text:p>
          </table:table-cell>
          <table:table-cell office:value-type="string" calcext:value-type="string">
            <text:p>training/d/dinette/home/ADE_train_00006756.jpg</text:p>
          </table:table-cell>
          <table:table-cell table:formula="of:=HYPERLINK(&quot;https://jarvis.ling.uni-potsdam.de/clp-pmvss21-1/jupyter/user/alatif/view/data/ImageCorpora/ADE20K_2016_07_26/images/training/d/dinette/home/ADE_train_00006756.jpg&quot;)" office:value-type="string" office:string-value="https://jarvis.ling.uni-potsdam.de/clp-pmvss21-1/jupyter/user/alatif/view/data/ImageCorpora/ADE20K_2016_07_26/images/training/d/dinette/home/ADE_train_00006756.jpg" calcext:value-type="string">
            <text:p>https://jarvis.ling.uni-potsdam.de/clp-pmvss21-1/jupyter/user/alatif/view/data/ImageCorpora/ADE20K_2016_07_26/images/training/d/dinette/home/ADE_train_00006756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25" calcext:value-type="float">
            <text:p>9525</text:p>
          </table:table-cell>
          <table:table-cell office:value-type="string" calcext:value-type="string">
            <text:p>A black tv and a grey mirror with 2 lamps in front of a grey wall.</text:p>
          </table:table-cell>
          <table:table-cell office:value-type="string" calcext:value-type="string">
            <text:p>training/h/hotel_room/ADE_train_00009525.jpg</text:p>
          </table:table-cell>
          <table:table-cell table:formula="of:=HYPERLINK(&quot;https://jarvis.ling.uni-potsdam.de/clp-pmvss21-1/jupyter/user/alatif/view/data/ImageCorpora/ADE20K_2016_07_26/images/training/h/hotel_room/ADE_train_00009525.jpg&quot;)" office:value-type="string" office:string-value="https://jarvis.ling.uni-potsdam.de/clp-pmvss21-1/jupyter/user/alatif/view/data/ImageCorpora/ADE20K_2016_07_26/images/training/h/hotel_room/ADE_train_00009525.jpg" calcext:value-type="string">
            <text:p>https://jarvis.ling.uni-potsdam.de/clp-pmvss21-1/jupyter/user/alatif/view/data/ImageCorpora/ADE20K_2016_07_26/images/training/h/hotel_room/ADE_train_00009525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2" calcext:value-type="float">
            <text:p>5522</text:p>
          </table:table-cell>
          <table:table-cell office:value-type="string" calcext:value-type="string">
            <text:p>A colourful childrens bed in front of a yellow wall and a white window to the left.</text:p>
          </table:table-cell>
          <table:table-cell office:value-type="string" calcext:value-type="string">
            <text:p>training/c/childs_room/ADE_train_00005522.jpg</text:p>
          </table:table-cell>
          <table:table-cell table:formula="of:=HYPERLINK(&quot;https://jarvis.ling.uni-potsdam.de/clp-pmvss21-1/jupyter/user/alatif/view/data/ImageCorpora/ADE20K_2016_07_26/images/training/c/childs_room/ADE_train_00005522.jpg&quot;)" office:value-type="string" office:string-value="https://jarvis.ling.uni-potsdam.de/clp-pmvss21-1/jupyter/user/alatif/view/data/ImageCorpora/ADE20K_2016_07_26/images/training/c/childs_room/ADE_train_00005522.jpg" calcext:value-type="string">
            <text:p>https://jarvis.ling.uni-potsdam.de/clp-pmvss21-1/jupyter/user/alatif/view/data/ImageCorpora/ADE20K_2016_07_26/images/training/c/childs_room/ADE_train_00005522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 white toilet on the right and a small wooden cabinet and a hanging brown towel in the back.</text:p>
          </table:table-cell>
          <table:table-cell office:value-type="string" calcext:value-type="string">
            <text:p>training/b/bathroom/ADE_train_00000168.jpg</text:p>
          </table:table-cell>
          <table:table-cell table:formula="of:=HYPERLINK(&quot;https://jarvis.ling.uni-potsdam.de/clp-pmvss21-1/jupyter/user/alatif/view/data/ImageCorpora/ADE20K_2016_07_26/images/training/b/bathroom/ADE_train_00000168.jpg&quot;)" office:value-type="string" office:string-value="https://jarvis.ling.uni-potsdam.de/clp-pmvss21-1/jupyter/user/alatif/view/data/ImageCorpora/ADE20K_2016_07_26/images/training/b/bathroom/ADE_train_00000168.jpg" calcext:value-type="string">
            <text:p>https://jarvis.ling.uni-potsdam.de/clp-pmvss21-1/jupyter/user/alatif/view/data/ImageCorpora/ADE20K_2016_07_26/images/training/b/bathroom/ADE_train_00000168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97" calcext:value-type="float">
            <text:p>10897</text:p>
          </table:table-cell>
          <table:table-cell office:value-type="string" calcext:value-type="string">
            <text:p>A wash salon with many silver washing machines in the background and white washing machines to the left.</text:p>
          </table:table-cell>
          <table:table-cell office:value-type="string" calcext:value-type="string">
            <text:p>training/l/laundromat/ADE_train_00010897.jpg</text:p>
          </table:table-cell>
          <table:table-cell table:formula="of:=HYPERLINK(&quot;https://jarvis.ling.uni-potsdam.de/clp-pmvss21-1/jupyter/user/alatif/view/data/ImageCorpora/ADE20K_2016_07_26/images/training/l/laundromat/ADE_train_00010897.jpg&quot;)" office:value-type="string" office:string-value="https://jarvis.ling.uni-potsdam.de/clp-pmvss21-1/jupyter/user/alatif/view/data/ImageCorpora/ADE20K_2016_07_26/images/training/l/laundromat/ADE_train_00010897.jpg" calcext:value-type="string">
            <text:p>https://jarvis.ling.uni-potsdam.de/clp-pmvss21-1/jupyter/user/alatif/view/data/ImageCorpora/ADE20K_2016_07_26/images/training/l/laundromat/ADE_train_00010897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21" calcext:value-type="float">
            <text:p>8421</text:p>
          </table:table-cell>
          <table:table-cell office:value-type="string" calcext:value-type="string">
            <text:p>To the left there are many red chairs around a yellow table, to the right a brown pool table and in the back 5 blue and green arm chairs around a large tv.</text:p>
          </table:table-cell>
          <table:table-cell office:value-type="string" calcext:value-type="string">
            <text:p>training/g/game_room/ADE_train_00008421.jpg</text:p>
          </table:table-cell>
          <table:table-cell table:formula="of:=HYPERLINK(&quot;https://jarvis.ling.uni-potsdam.de/clp-pmvss21-1/jupyter/user/alatif/view/data/ImageCorpora/ADE20K_2016_07_26/images/training/g/game_room/ADE_train_00008421.jpg&quot;)" office:value-type="string" office:string-value="https://jarvis.ling.uni-potsdam.de/clp-pmvss21-1/jupyter/user/alatif/view/data/ImageCorpora/ADE20K_2016_07_26/images/training/g/game_room/ADE_train_00008421.jpg" calcext:value-type="string">
            <text:p>https://jarvis.ling.uni-potsdam.de/clp-pmvss21-1/jupyter/user/alatif/view/data/ImageCorpora/ADE20K_2016_07_26/images/training/g/game_room/ADE_train_00008421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702" calcext:value-type="float">
            <text:p>10702</text:p>
          </table:table-cell>
          <table:table-cell office:value-type="string" calcext:value-type="string">
            <text:p>A white kitchen cabinet and a white refrigerator on the left and a white window on the right.</text:p>
          </table:table-cell>
          <table:table-cell office:value-type="string" calcext:value-type="string">
            <text:p>training/k/kitchen/ADE_train_00010702.jpg</text:p>
          </table:table-cell>
          <table:table-cell table:formula="of:=HYPERLINK(&quot;https://jarvis.ling.uni-potsdam.de/clp-pmvss21-1/jupyter/user/alatif/view/data/ImageCorpora/ADE20K_2016_07_26/images/training/k/kitchen/ADE_train_00010702.jpg&quot;)" office:value-type="string" office:string-value="https://jarvis.ling.uni-potsdam.de/clp-pmvss21-1/jupyter/user/alatif/view/data/ImageCorpora/ADE20K_2016_07_26/images/training/k/kitchen/ADE_train_00010702.jpg" calcext:value-type="string">
            <text:p>https://jarvis.ling.uni-potsdam.de/clp-pmvss21-1/jupyter/user/alatif/view/data/ImageCorpora/ADE20K_2016_07_26/images/training/k/kitchen/ADE_train_00010702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410" calcext:value-type="float">
            <text:p>15410</text:p>
          </table:table-cell>
          <table:table-cell office:value-type="string" calcext:value-type="string">
            <text:p>A small white table with a black lamp on it, a dotted arm chair and a basket full of toys in front of a light blue wall with framed pictures on it.</text:p>
          </table:table-cell>
          <table:table-cell office:value-type="string" calcext:value-type="string">
            <text:p>training/p/playroom/ADE_train_00015410.jpg</text:p>
          </table:table-cell>
          <table:table-cell table:formula="of:=HYPERLINK(&quot;https://jarvis.ling.uni-potsdam.de/clp-pmvss21-1/jupyter/user/alatif/view/data/ImageCorpora/ADE20K_2016_07_26/images/training/p/playroom/ADE_train_00015410.jpg&quot;)" office:value-type="string" office:string-value="https://jarvis.ling.uni-potsdam.de/clp-pmvss21-1/jupyter/user/alatif/view/data/ImageCorpora/ADE20K_2016_07_26/images/training/p/playroom/ADE_train_00015410.jpg" calcext:value-type="string">
            <text:p>https://jarvis.ling.uni-potsdam.de/clp-pmvss21-1/jupyter/user/alatif/view/data/ImageCorpora/ADE20K_2016_07_26/images/training/p/playroom/ADE_train_00015410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98" calcext:value-type="float">
            <text:p>10698</text:p>
          </table:table-cell>
          <table:table-cell office:value-type="string" calcext:value-type="string">
            <text:p>There is a kitchen with brown and white cabinets with a silver sink and silver stove.</text:p>
          </table:table-cell>
          <table:table-cell office:value-type="string" calcext:value-type="string">
            <text:p>training/k/kitchen/ADE_train_00010698.jpg</text:p>
          </table:table-cell>
          <table:table-cell table:formula="of:=HYPERLINK(&quot;https://jarvis.ling.uni-potsdam.de/clp-pmvss21-1/jupyter/user/alatif/view/data/ImageCorpora/ADE20K_2016_07_26/images/training/k/kitchen/ADE_train_00010698.jpg&quot;)" office:value-type="string" office:string-value="https://jarvis.ling.uni-potsdam.de/clp-pmvss21-1/jupyter/user/alatif/view/data/ImageCorpora/ADE20K_2016_07_26/images/training/k/kitchen/ADE_train_00010698.jpg" calcext:value-type="string">
            <text:p>https://jarvis.ling.uni-potsdam.de/clp-pmvss21-1/jupyter/user/alatif/view/data/ImageCorpora/ADE20K_2016_07_26/images/training/k/kitchen/ADE_train_00010698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There is a white bath tub below a window on the right and a door leading to a white toilet and a black wall to the left.</text:p>
          </table:table-cell>
          <table:table-cell office:value-type="string" calcext:value-type="string">
            <text:p>training/b/bathroom/ADE_train_00002772.jpg</text:p>
          </table:table-cell>
          <table:table-cell table:formula="of:=HYPERLINK(&quot;https://jarvis.ling.uni-potsdam.de/clp-pmvss21-1/jupyter/user/alatif/view/data/ImageCorpora/ADE20K_2016_07_26/images/training/b/bathroom/ADE_train_00002772.jpg&quot;)" office:value-type="string" office:string-value="https://jarvis.ling.uni-potsdam.de/clp-pmvss21-1/jupyter/user/alatif/view/data/ImageCorpora/ADE20K_2016_07_26/images/training/b/bathroom/ADE_train_00002772.jpg" calcext:value-type="string">
            <text:p>https://jarvis.ling.uni-potsdam.de/clp-pmvss21-1/jupyter/user/alatif/view/data/ImageCorpora/ADE20K_2016_07_26/images/training/b/bathroom/ADE_train_00002772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This is a bathroom with small white tiles all over, a white window in the background and toilets on the left.</text:p>
          </table:table-cell>
          <table:table-cell office:value-type="string" calcext:value-type="string">
            <text:p>training/b/bathroom/ADE_train_00002655.jpg</text:p>
          </table:table-cell>
          <table:table-cell table:formula="of:=HYPERLINK(&quot;https://jarvis.ling.uni-potsdam.de/clp-pmvss21-1/jupyter/user/alatif/view/data/ImageCorpora/ADE20K_2016_07_26/images/training/b/bathroom/ADE_train_00002655.jpg&quot;)" office:value-type="string" office:string-value="https://jarvis.ling.uni-potsdam.de/clp-pmvss21-1/jupyter/user/alatif/view/data/ImageCorpora/ADE20K_2016_07_26/images/training/b/bathroom/ADE_train_00002655.jpg" calcext:value-type="string">
            <text:p>https://jarvis.ling.uni-potsdam.de/clp-pmvss21-1/jupyter/user/alatif/view/data/ImageCorpora/ADE20K_2016_07_26/images/training/b/bathroom/ADE_train_00002655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A large yellow bed, a chair and a wooden cabinet with a yellow wall and a white window in the back.</text:p>
          </table:table-cell>
          <table:table-cell office:value-type="string" calcext:value-type="string">
            <text:p>training/b/bedroom/ADE_train_00003363.jpg</text:p>
          </table:table-cell>
          <table:table-cell table:formula="of:=HYPERLINK(&quot;https://jarvis.ling.uni-potsdam.de/clp-pmvss21-1/jupyter/user/alatif/view/data/ImageCorpora/ADE20K_2016_07_26/images/training/b/bedroom/ADE_train_00003363.jpg&quot;)" office:value-type="string" office:string-value="https://jarvis.ling.uni-potsdam.de/clp-pmvss21-1/jupyter/user/alatif/view/data/ImageCorpora/ADE20K_2016_07_26/images/training/b/bedroom/ADE_train_00003363.jpg" calcext:value-type="string">
            <text:p>https://jarvis.ling.uni-potsdam.de/clp-pmvss21-1/jupyter/user/alatif/view/data/ImageCorpora/ADE20K_2016_07_26/images/training/b/bedroom/ADE_train_00003363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59" calcext:value-type="float">
            <text:p>7159</text:p>
          </table:table-cell>
          <table:table-cell office:value-type="string" calcext:value-type="string">
            <text:p>A large dining table with candles and flowers on it and many beige chairs around it and a large chandelier on the ceiling.</text:p>
          </table:table-cell>
          <table:table-cell office:value-type="string" calcext:value-type="string">
            <text:p>training/d/dining_room/ADE_train_00007159.jpg</text:p>
          </table:table-cell>
          <table:table-cell table:formula="of:=HYPERLINK(&quot;https://jarvis.ling.uni-potsdam.de/clp-pmvss21-1/jupyter/user/alatif/view/data/ImageCorpora/ADE20K_2016_07_26/images/training/d/dining_room/ADE_train_00007159.jpg&quot;)" office:value-type="string" office:string-value="https://jarvis.ling.uni-potsdam.de/clp-pmvss21-1/jupyter/user/alatif/view/data/ImageCorpora/ADE20K_2016_07_26/images/training/d/dining_room/ADE_train_00007159.jpg" calcext:value-type="string">
            <text:p>https://jarvis.ling.uni-potsdam.de/clp-pmvss21-1/jupyter/user/alatif/view/data/ImageCorpora/ADE20K_2016_07_26/images/training/d/dining_room/ADE_train_00007159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44" calcext:value-type="float">
            <text:p>10544</text:p>
          </table:table-cell>
          <table:table-cell office:value-type="string" calcext:value-type="string">
            <text:p>A small kitchen with white cabinets, a sink and a stove on the left and a green chair and a white shelf on the right.</text:p>
          </table:table-cell>
          <table:table-cell office:value-type="string" calcext:value-type="string">
            <text:p>training/k/kitchen/ADE_train_00010544.jpg</text:p>
          </table:table-cell>
          <table:table-cell table:formula="of:=HYPERLINK(&quot;https://jarvis.ling.uni-potsdam.de/clp-pmvss21-1/jupyter/user/alatif/view/data/ImageCorpora/ADE20K_2016_07_26/images/training/k/kitchen/ADE_train_00010544.jpg&quot;)" office:value-type="string" office:string-value="https://jarvis.ling.uni-potsdam.de/clp-pmvss21-1/jupyter/user/alatif/view/data/ImageCorpora/ADE20K_2016_07_26/images/training/k/kitchen/ADE_train_00010544.jpg" calcext:value-type="string">
            <text:p>https://jarvis.ling.uni-potsdam.de/clp-pmvss21-1/jupyter/user/alatif/view/data/ImageCorpora/ADE20K_2016_07_26/images/training/k/kitchen/ADE_train_00010544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A brown sofa and a black and white table on a grey rug with lamps on the ceiling and windows in the background.</text:p>
          </table:table-cell>
          <table:table-cell office:value-type="string" calcext:value-type="string">
            <text:p>training/l/living_room/ADE_train_00000751.jpg</text:p>
          </table:table-cell>
          <table:table-cell table:formula="of:=HYPERLINK(&quot;https://jarvis.ling.uni-potsdam.de/clp-pmvss21-1/jupyter/user/alatif/view/data/ImageCorpora/ADE20K_2016_07_26/images/training/l/living_room/ADE_train_00000751.jpg&quot;)" office:value-type="string" office:string-value="https://jarvis.ling.uni-potsdam.de/clp-pmvss21-1/jupyter/user/alatif/view/data/ImageCorpora/ADE20K_2016_07_26/images/training/l/living_room/ADE_train_00000751.jpg" calcext:value-type="string">
            <text:p>https://jarvis.ling.uni-potsdam.de/clp-pmvss21-1/jupyter/user/alatif/view/data/ImageCorpora/ADE20K_2016_07_26/images/training/l/living_room/ADE_train_00000751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57" calcext:value-type="float">
            <text:p>6957</text:p>
          </table:table-cell>
          <table:table-cell office:value-type="string" calcext:value-type="string">
            <text:p>Around a brown dining table there are 7 white and brown chairs, a framed picture on the wall on the left and a red chandelier on the ceiling.</text:p>
          </table:table-cell>
          <table:table-cell office:value-type="string" calcext:value-type="string">
            <text:p>training/d/dining_room/ADE_train_00006957.jpg</text:p>
          </table:table-cell>
          <table:table-cell table:formula="of:=HYPERLINK(&quot;https://jarvis.ling.uni-potsdam.de/clp-pmvss21-1/jupyter/user/alatif/view/data/ImageCorpora/ADE20K_2016_07_26/images/training/d/dining_room/ADE_train_00006957.jpg&quot;)" office:value-type="string" office:string-value="https://jarvis.ling.uni-potsdam.de/clp-pmvss21-1/jupyter/user/alatif/view/data/ImageCorpora/ADE20K_2016_07_26/images/training/d/dining_room/ADE_train_00006957.jpg" calcext:value-type="string">
            <text:p>https://jarvis.ling.uni-potsdam.de/clp-pmvss21-1/jupyter/user/alatif/view/data/ImageCorpora/ADE20K_2016_07_26/images/training/d/dining_room/ADE_train_00006957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46" calcext:value-type="float">
            <text:p>3746</text:p>
          </table:table-cell>
          <table:table-cell office:value-type="string" calcext:value-type="string">
            <text:p>There is a small bed with red checkered sheets on the left, a white door in the back and a turquoise wardrobe on the right.</text:p>
          </table:table-cell>
          <table:table-cell office:value-type="string" calcext:value-type="string">
            <text:p>training/b/bedroom/ADE_train_00003746.jpg</text:p>
          </table:table-cell>
          <table:table-cell table:formula="of:=HYPERLINK(&quot;https://jarvis.ling.uni-potsdam.de/clp-pmvss21-1/jupyter/user/alatif/view/data/ImageCorpora/ADE20K_2016_07_26/images/training/b/bedroom/ADE_train_00003746.jpg&quot;)" office:value-type="string" office:string-value="https://jarvis.ling.uni-potsdam.de/clp-pmvss21-1/jupyter/user/alatif/view/data/ImageCorpora/ADE20K_2016_07_26/images/training/b/bedroom/ADE_train_00003746.jpg" calcext:value-type="string">
            <text:p>https://jarvis.ling.uni-potsdam.de/clp-pmvss21-1/jupyter/user/alatif/view/data/ImageCorpora/ADE20K_2016_07_26/images/training/b/bedroom/ADE_train_00003746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380" calcext:value-type="float">
            <text:p>101380</text:p>
          </table:table-cell>
          <table:table-cell office:value-type="string" calcext:value-type="string">
            <text:p>A garage with wooden walls, a black motor scooter in the middle and a metal shelf in the background.</text:p>
          </table:table-cell>
          <table:table-cell office:value-type="string" calcext:value-type="string">
            <text:p>validation/g/garage/indoor/ADE_val_00001380.jpg</text:p>
          </table:table-cell>
          <table:table-cell table:formula="of:=HYPERLINK(&quot;https://jarvis.ling.uni-potsdam.de/clp-pmvss21-1/jupyter/user/alatif/view/data/ImageCorpora/ADE20K_2016_07_26/images/validation/g/garage/indoor/ADE_val_00001380.jpg&quot;)" office:value-type="string" office:string-value="https://jarvis.ling.uni-potsdam.de/clp-pmvss21-1/jupyter/user/alatif/view/data/ImageCorpora/ADE20K_2016_07_26/images/validation/g/garage/indoor/ADE_val_00001380.jpg" calcext:value-type="string">
            <text:p>https://jarvis.ling.uni-potsdam.de/clp-pmvss21-1/jupyter/user/alatif/view/data/ImageCorpora/ADE20K_2016_07_26/images/validation/g/garage/indoor/ADE_val_00001380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A white wash basin in a wooden cabinet on the right and a bath tub with grey tiles and a window above it on the right.</text:p>
          </table:table-cell>
          <table:table-cell office:value-type="string" calcext:value-type="string">
            <text:p>training/b/bathroom/ADE_train_00003002.jpg</text:p>
          </table:table-cell>
          <table:table-cell table:formula="of:=HYPERLINK(&quot;https://jarvis.ling.uni-potsdam.de/clp-pmvss21-1/jupyter/user/alatif/view/data/ImageCorpora/ADE20K_2016_07_26/images/training/b/bathroom/ADE_train_00003002.jpg&quot;)" office:value-type="string" office:string-value="https://jarvis.ling.uni-potsdam.de/clp-pmvss21-1/jupyter/user/alatif/view/data/ImageCorpora/ADE20K_2016_07_26/images/training/b/bathroom/ADE_train_00003002.jpg" calcext:value-type="string">
            <text:p>https://jarvis.ling.uni-potsdam.de/clp-pmvss21-1/jupyter/user/alatif/view/data/ImageCorpora/ADE20K_2016_07_26/images/training/b/bathroom/ADE_train_00003002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21" calcext:value-type="float">
            <text:p>11321</text:p>
          </table:table-cell>
          <table:table-cell office:value-type="string" calcext:value-type="string">
            <text:p>There is a green velvet sofa with green and red pillow and a dark wooden table in this living room and in the back there is a kitchen.</text:p>
          </table:table-cell>
          <table:table-cell office:value-type="string" calcext:value-type="string">
            <text:p>training/l/living_room/ADE_train_00011321.jpg</text:p>
          </table:table-cell>
          <table:table-cell table:formula="of:=HYPERLINK(&quot;https://jarvis.ling.uni-potsdam.de/clp-pmvss21-1/jupyter/user/alatif/view/data/ImageCorpora/ADE20K_2016_07_26/images/training/l/living_room/ADE_train_00011321.jpg&quot;)" office:value-type="string" office:string-value="https://jarvis.ling.uni-potsdam.de/clp-pmvss21-1/jupyter/user/alatif/view/data/ImageCorpora/ADE20K_2016_07_26/images/training/l/living_room/ADE_train_00011321.jpg" calcext:value-type="string">
            <text:p>https://jarvis.ling.uni-potsdam.de/clp-pmvss21-1/jupyter/user/alatif/view/data/ImageCorpora/ADE20K_2016_07_26/images/training/l/living_room/ADE_train_0001132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02" calcext:value-type="float">
            <text:p>6902</text:p>
          </table:table-cell>
          <table:table-cell office:value-type="string" calcext:value-type="string">
            <text:p>A dining table with a brown table cloth, flowers and dishes on it sourrounded by 3 black chairs and there is a chandelier on the ceiling.</text:p>
          </table:table-cell>
          <table:table-cell office:value-type="string" calcext:value-type="string">
            <text:p>training/d/dining_room/ADE_train_00006902.jpg</text:p>
          </table:table-cell>
          <table:table-cell table:formula="of:=HYPERLINK(&quot;https://jarvis.ling.uni-potsdam.de/clp-pmvss21-1/jupyter/user/alatif/view/data/ImageCorpora/ADE20K_2016_07_26/images/training/d/dining_room/ADE_train_00006902.jpg&quot;)" office:value-type="string" office:string-value="https://jarvis.ling.uni-potsdam.de/clp-pmvss21-1/jupyter/user/alatif/view/data/ImageCorpora/ADE20K_2016_07_26/images/training/d/dining_room/ADE_train_00006902.jpg" calcext:value-type="string">
            <text:p>https://jarvis.ling.uni-potsdam.de/clp-pmvss21-1/jupyter/user/alatif/view/data/ImageCorpora/ADE20K_2016_07_26/images/training/d/dining_room/ADE_train_00006902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43" calcext:value-type="float">
            <text:p>10243</text:p>
          </table:table-cell>
          <table:table-cell office:value-type="string" calcext:value-type="string">
            <text:p>A table with a green table cloth and a bowl full of red and green apples in the front and a large white kitchen with a refrigerator and an oven in the back.</text:p>
          </table:table-cell>
          <table:table-cell office:value-type="string" calcext:value-type="string">
            <text:p>training/k/kitchen/ADE_train_00010243.jpg</text:p>
          </table:table-cell>
          <table:table-cell table:formula="of:=HYPERLINK(&quot;https://jarvis.ling.uni-potsdam.de/clp-pmvss21-1/jupyter/user/alatif/view/data/ImageCorpora/ADE20K_2016_07_26/images/training/k/kitchen/ADE_train_00010243.jpg&quot;)" office:value-type="string" office:string-value="https://jarvis.ling.uni-potsdam.de/clp-pmvss21-1/jupyter/user/alatif/view/data/ImageCorpora/ADE20K_2016_07_26/images/training/k/kitchen/ADE_train_00010243.jpg" calcext:value-type="string">
            <text:p>https://jarvis.ling.uni-potsdam.de/clp-pmvss21-1/jupyter/user/alatif/view/data/ImageCorpora/ADE20K_2016_07_26/images/training/k/kitchen/ADE_train_0001024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05" calcext:value-type="float">
            <text:p>7405</text:p>
          </table:table-cell>
          <table:table-cell office:value-type="string" calcext:value-type="string">
            <text:p>A purple blanket on top of a wooden bed with a wooden cabinet with 3 drawers.</text:p>
          </table:table-cell>
          <table:table-cell office:value-type="string" calcext:value-type="string">
            <text:p>training/d/dorm_room/ADE_train_00007405.jpg</text:p>
          </table:table-cell>
          <table:table-cell table:formula="of:=HYPERLINK(&quot;https://jarvis.ling.uni-potsdam.de/clp-pmvss21-1/jupyter/user/alatif/view/data/ImageCorpora/ADE20K_2016_07_26/images/training/d/dorm_room/ADE_train_00007405.jpg&quot;)" office:value-type="string" office:string-value="https://jarvis.ling.uni-potsdam.de/clp-pmvss21-1/jupyter/user/alatif/view/data/ImageCorpora/ADE20K_2016_07_26/images/training/d/dorm_room/ADE_train_00007405.jpg" calcext:value-type="string">
            <text:p>https://jarvis.ling.uni-potsdam.de/clp-pmvss21-1/jupyter/user/alatif/view/data/ImageCorpora/ADE20K_2016_07_26/images/training/d/dorm_room/ADE_train_00007405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1149" calcext:value-type="float">
            <text:p>101149</text:p>
          </table:table-cell>
          <table:table-cell office:value-type="string" calcext:value-type="string">
            <text:p>A bedroom with a bed on the right with blue and white blankets, a white lamp next to it and a fireplace with a tv on the right.</text:p>
          </table:table-cell>
          <table:table-cell office:value-type="string" calcext:value-type="string">
            <text:p>validation/b/bedroom/ADE_val_00001149.jpg</text:p>
          </table:table-cell>
          <table:table-cell table:formula="of:=HYPERLINK(&quot;https://jarvis.ling.uni-potsdam.de/clp-pmvss21-1/jupyter/user/alatif/view/data/ImageCorpora/ADE20K_2016_07_26/images/validation/b/bedroom/ADE_val_00001149.jpg&quot;)" office:value-type="string" office:string-value="https://jarvis.ling.uni-potsdam.de/clp-pmvss21-1/jupyter/user/alatif/view/data/ImageCorpora/ADE20K_2016_07_26/images/validation/b/bedroom/ADE_val_00001149.jpg" calcext:value-type="string">
            <text:p>https://jarvis.ling.uni-potsdam.de/clp-pmvss21-1/jupyter/user/alatif/view/data/ImageCorpora/ADE20K_2016_07_26/images/validation/b/bedroom/ADE_val_00001149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84" calcext:value-type="float">
            <text:p>9384</text:p>
          </table:table-cell>
          <table:table-cell office:value-type="string" calcext:value-type="string">
            <text:p>An office room with 2 black office chairs on a checkered carpet, two black desks with a printer and a framed picture in the back.</text:p>
          </table:table-cell>
          <table:table-cell office:value-type="string" calcext:value-type="string">
            <text:p>training/h/home_office/ADE_train_00009384.jpg</text:p>
          </table:table-cell>
          <table:table-cell table:formula="of:=HYPERLINK(&quot;https://jarvis.ling.uni-potsdam.de/clp-pmvss21-1/jupyter/user/alatif/view/data/ImageCorpora/ADE20K_2016_07_26/images/training/h/home_office/ADE_train_00009384.jpg&quot;)" office:value-type="string" office:string-value="https://jarvis.ling.uni-potsdam.de/clp-pmvss21-1/jupyter/user/alatif/view/data/ImageCorpora/ADE20K_2016_07_26/images/training/h/home_office/ADE_train_00009384.jpg" calcext:value-type="string">
            <text:p>https://jarvis.ling.uni-potsdam.de/clp-pmvss21-1/jupyter/user/alatif/view/data/ImageCorpora/ADE20K_2016_07_26/images/training/h/home_office/ADE_train_00009384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An empty attic with wooden flooboards, white ceiling and a small window.</text:p>
          </table:table-cell>
          <table:table-cell office:value-type="string" calcext:value-type="string">
            <text:p>training/a/attic/ADE_train_00001899.jpg</text:p>
          </table:table-cell>
          <table:table-cell table:formula="of:=HYPERLINK(&quot;https://jarvis.ling.uni-potsdam.de/clp-pmvss21-1/jupyter/user/alatif/view/data/ImageCorpora/ADE20K_2016_07_26/images/training/a/attic/ADE_train_00001899.jpg&quot;)" office:value-type="string" office:string-value="https://jarvis.ling.uni-potsdam.de/clp-pmvss21-1/jupyter/user/alatif/view/data/ImageCorpora/ADE20K_2016_07_26/images/training/a/attic/ADE_train_00001899.jpg" calcext:value-type="string">
            <text:p>https://jarvis.ling.uni-potsdam.de/clp-pmvss21-1/jupyter/user/alatif/view/data/ImageCorpora/ADE20K_2016_07_26/images/training/a/attic/ADE_train_00001899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There are 2 brown arm chairs and a small table in front of a lit fireplace with a painting on top.</text:p>
          </table:table-cell>
          <table:table-cell office:value-type="string" calcext:value-type="string">
            <text:p>training/l/living_room/ADE_train_00000654.jpg</text:p>
          </table:table-cell>
          <table:table-cell table:formula="of:=HYPERLINK(&quot;https://jarvis.ling.uni-potsdam.de/clp-pmvss21-1/jupyter/user/alatif/view/data/ImageCorpora/ADE20K_2016_07_26/images/training/l/living_room/ADE_train_00000654.jpg&quot;)" office:value-type="string" office:string-value="https://jarvis.ling.uni-potsdam.de/clp-pmvss21-1/jupyter/user/alatif/view/data/ImageCorpora/ADE20K_2016_07_26/images/training/l/living_room/ADE_train_00000654.jpg" calcext:value-type="string">
            <text:p>https://jarvis.ling.uni-potsdam.de/clp-pmvss21-1/jupyter/user/alatif/view/data/ImageCorpora/ADE20K_2016_07_26/images/training/l/living_room/ADE_train_00000654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57" calcext:value-type="float">
            <text:p>10257</text:p>
          </table:table-cell>
          <table:table-cell office:value-type="string" calcext:value-type="string">
            <text:p>A kitchen with wooden cabinets and a red floor with a black oven with red pots on top and a white dishwasher in the back.</text:p>
          </table:table-cell>
          <table:table-cell office:value-type="string" calcext:value-type="string">
            <text:p>training/k/kitchen/ADE_train_00010257.jpg</text:p>
          </table:table-cell>
          <table:table-cell table:formula="of:=HYPERLINK(&quot;https://jarvis.ling.uni-potsdam.de/clp-pmvss21-1/jupyter/user/alatif/view/data/ImageCorpora/ADE20K_2016_07_26/images/training/k/kitchen/ADE_train_00010257.jpg&quot;)" office:value-type="string" office:string-value="https://jarvis.ling.uni-potsdam.de/clp-pmvss21-1/jupyter/user/alatif/view/data/ImageCorpora/ADE20K_2016_07_26/images/training/k/kitchen/ADE_train_00010257.jpg" calcext:value-type="string">
            <text:p>https://jarvis.ling.uni-potsdam.de/clp-pmvss21-1/jupyter/user/alatif/view/data/ImageCorpora/ADE20K_2016_07_26/images/training/k/kitchen/ADE_train_00010257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A small kitchen with wooden walls and wooden cabinets, a white oven and a bed in the front.</text:p>
          </table:table-cell>
          <table:table-cell office:value-type="string" calcext:value-type="string">
            <text:p>training/k/kitchen/ADE_train_00000646.jpg</text:p>
          </table:table-cell>
          <table:table-cell table:formula="of:=HYPERLINK(&quot;https://jarvis.ling.uni-potsdam.de/clp-pmvss21-1/jupyter/user/alatif/view/data/ImageCorpora/ADE20K_2016_07_26/images/training/k/kitchen/ADE_train_00000646.jpg&quot;)" office:value-type="string" office:string-value="https://jarvis.ling.uni-potsdam.de/clp-pmvss21-1/jupyter/user/alatif/view/data/ImageCorpora/ADE20K_2016_07_26/images/training/k/kitchen/ADE_train_00000646.jpg" calcext:value-type="string">
            <text:p>https://jarvis.ling.uni-potsdam.de/clp-pmvss21-1/jupyter/user/alatif/view/data/ImageCorpora/ADE20K_2016_07_26/images/training/k/kitchen/ADE_train_00000646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2" calcext:value-type="float">
            <text:p>10392</text:p>
          </table:table-cell>
          <table:table-cell office:value-type="string" calcext:value-type="string">
            <text:p>A grey kitchen counter with bread, flowers and a silver sink on it and wooden cabinets and a silver refrigerator in the background.</text:p>
          </table:table-cell>
          <table:table-cell office:value-type="string" calcext:value-type="string">
            <text:p>training/k/kitchen/ADE_train_00010392.jpg</text:p>
          </table:table-cell>
          <table:table-cell table:formula="of:=HYPERLINK(&quot;https://jarvis.ling.uni-potsdam.de/clp-pmvss21-1/jupyter/user/alatif/view/data/ImageCorpora/ADE20K_2016_07_26/images/training/k/kitchen/ADE_train_00010392.jpg&quot;)" office:value-type="string" office:string-value="https://jarvis.ling.uni-potsdam.de/clp-pmvss21-1/jupyter/user/alatif/view/data/ImageCorpora/ADE20K_2016_07_26/images/training/k/kitchen/ADE_train_00010392.jpg" calcext:value-type="string">
            <text:p>https://jarvis.ling.uni-potsdam.de/clp-pmvss21-1/jupyter/user/alatif/view/data/ImageCorpora/ADE20K_2016_07_26/images/training/k/kitchen/ADE_train_00010392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Two white sofas and a dark showcase with many small object in it and many more objects on the wall.</text:p>
          </table:table-cell>
          <table:table-cell office:value-type="string" calcext:value-type="string">
            <text:p>training/l/living_room/ADE_train_00011110.jpg</text:p>
          </table:table-cell>
          <table:table-cell table:formula="of:=HYPERLINK(&quot;https://jarvis.ling.uni-potsdam.de/clp-pmvss21-1/jupyter/user/alatif/view/data/ImageCorpora/ADE20K_2016_07_26/images/training/l/living_room/ADE_train_00011110.jpg&quot;)" office:value-type="string" office:string-value="https://jarvis.ling.uni-potsdam.de/clp-pmvss21-1/jupyter/user/alatif/view/data/ImageCorpora/ADE20K_2016_07_26/images/training/l/living_room/ADE_train_00011110.jpg" calcext:value-type="string">
            <text:p>https://jarvis.ling.uni-potsdam.de/clp-pmvss21-1/jupyter/user/alatif/view/data/ImageCorpora/ADE20K_2016_07_26/images/training/l/living_room/ADE_train_00011110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882" calcext:value-type="float">
            <text:p>6882</text:p>
          </table:table-cell>
          <table:table-cell office:value-type="string" calcext:value-type="string">
            <text:p>3 chairs around a wooden table and a white cabinet with glass windows in the back.</text:p>
          </table:table-cell>
          <table:table-cell office:value-type="string" calcext:value-type="string">
            <text:p>training/d/dining_room/ADE_train_00006882.jpg</text:p>
          </table:table-cell>
          <table:table-cell table:formula="of:=HYPERLINK(&quot;https://jarvis.ling.uni-potsdam.de/clp-pmvss21-1/jupyter/user/alatif/view/data/ImageCorpora/ADE20K_2016_07_26/images/training/d/dining_room/ADE_train_00006882.jpg&quot;)" office:value-type="string" office:string-value="https://jarvis.ling.uni-potsdam.de/clp-pmvss21-1/jupyter/user/alatif/view/data/ImageCorpora/ADE20K_2016_07_26/images/training/d/dining_room/ADE_train_00006882.jpg" calcext:value-type="string">
            <text:p>https://jarvis.ling.uni-potsdam.de/clp-pmvss21-1/jupyter/user/alatif/view/data/ImageCorpora/ADE20K_2016_07_26/images/training/d/dining_room/ADE_train_00006882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889" calcext:value-type="float">
            <text:p>10889</text:p>
          </table:table-cell>
          <table:table-cell office:value-type="string" calcext:value-type="string">
            <text:p>Many white and silver washing machines in the back and two white tables with wooden chairs in the center.</text:p>
          </table:table-cell>
          <table:table-cell office:value-type="string" calcext:value-type="string">
            <text:p>training/l/laundromat/ADE_train_00010889.jpg</text:p>
          </table:table-cell>
          <table:table-cell table:formula="of:=HYPERLINK(&quot;https://jarvis.ling.uni-potsdam.de/clp-pmvss21-1/jupyter/user/alatif/view/data/ImageCorpora/ADE20K_2016_07_26/images/training/l/laundromat/ADE_train_00010889.jpg&quot;)" office:value-type="string" office:string-value="https://jarvis.ling.uni-potsdam.de/clp-pmvss21-1/jupyter/user/alatif/view/data/ImageCorpora/ADE20K_2016_07_26/images/training/l/laundromat/ADE_train_00010889.jpg" calcext:value-type="string">
            <text:p>https://jarvis.ling.uni-potsdam.de/clp-pmvss21-1/jupyter/user/alatif/view/data/ImageCorpora/ADE20K_2016_07_26/images/training/l/laundromat/ADE_train_00010889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986" calcext:value-type="float">
            <text:p>6986</text:p>
          </table:table-cell>
          <table:table-cell office:value-type="string" calcext:value-type="string">
            <text:p>White chairs and a wooden table with dishes and flowers on it.</text:p>
          </table:table-cell>
          <table:table-cell office:value-type="string" calcext:value-type="string">
            <text:p>training/d/dining_room/ADE_train_00006986.jpg</text:p>
          </table:table-cell>
          <table:table-cell table:formula="of:=HYPERLINK(&quot;https://jarvis.ling.uni-potsdam.de/clp-pmvss21-1/jupyter/user/alatif/view/data/ImageCorpora/ADE20K_2016_07_26/images/training/d/dining_room/ADE_train_00006986.jpg&quot;)" office:value-type="string" office:string-value="https://jarvis.ling.uni-potsdam.de/clp-pmvss21-1/jupyter/user/alatif/view/data/ImageCorpora/ADE20K_2016_07_26/images/training/d/dining_room/ADE_train_00006986.jpg" calcext:value-type="string">
            <text:p>https://jarvis.ling.uni-potsdam.de/clp-pmvss21-1/jupyter/user/alatif/view/data/ImageCorpora/ADE20K_2016_07_26/images/training/d/dining_room/ADE_train_00006986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A bathroom with grey-tiled shower in a glass cabinet and a bathtub, with 2 wash basins on the right in a wooden cabinet.</text:p>
          </table:table-cell>
          <table:table-cell office:value-type="string" calcext:value-type="string">
            <text:p>training/b/bathroom/ADE_train_00002940.jpg</text:p>
          </table:table-cell>
          <table:table-cell table:formula="of:=HYPERLINK(&quot;https://jarvis.ling.uni-potsdam.de/clp-pmvss21-1/jupyter/user/alatif/view/data/ImageCorpora/ADE20K_2016_07_26/images/training/b/bathroom/ADE_train_00002940.jpg&quot;)" office:value-type="string" office:string-value="https://jarvis.ling.uni-potsdam.de/clp-pmvss21-1/jupyter/user/alatif/view/data/ImageCorpora/ADE20K_2016_07_26/images/training/b/bathroom/ADE_train_00002940.jpg" calcext:value-type="string">
            <text:p>https://jarvis.ling.uni-potsdam.de/clp-pmvss21-1/jupyter/user/alatif/view/data/ImageCorpora/ADE20K_2016_07_26/images/training/b/bathroom/ADE_train_00002940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88" calcext:value-type="float">
            <text:p>10088</text:p>
          </table:table-cell>
          <table:table-cell office:value-type="string" calcext:value-type="string">
            <text:p>A white door frame leading to a room with 2 dogs in cages and on the right there is a brown table with a white bag on top.</text:p>
          </table:table-cell>
          <table:table-cell office:value-type="string" calcext:value-type="string">
            <text:p>training/k/kennel/indoor/ADE_train_00010088.jpg</text:p>
          </table:table-cell>
          <table:table-cell table:formula="of:=HYPERLINK(&quot;https://jarvis.ling.uni-potsdam.de/clp-pmvss21-1/jupyter/user/alatif/view/data/ImageCorpora/ADE20K_2016_07_26/images/training/k/kennel/indoor/ADE_train_00010088.jpg&quot;)" office:value-type="string" office:string-value="https://jarvis.ling.uni-potsdam.de/clp-pmvss21-1/jupyter/user/alatif/view/data/ImageCorpora/ADE20K_2016_07_26/images/training/k/kennel/indoor/ADE_train_00010088.jpg" calcext:value-type="string">
            <text:p>https://jarvis.ling.uni-potsdam.de/clp-pmvss21-1/jupyter/user/alatif/view/data/ImageCorpora/ADE20K_2016_07_26/images/training/k/kennel/indoor/ADE_train_00010088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921" calcext:value-type="float">
            <text:p>6921</text:p>
          </table:table-cell>
          <table:table-cell office:value-type="string" calcext:value-type="string">
            <text:p>A brown table with many wooden chairs with red upholstery, a chandelier in the ceiling and a table with a large mirror on top in the background</text:p>
          </table:table-cell>
          <table:table-cell office:value-type="string" calcext:value-type="string">
            <text:p>training/d/dining_room/ADE_train_00006921.jpg</text:p>
          </table:table-cell>
          <table:table-cell table:formula="of:=HYPERLINK(&quot;https://jarvis.ling.uni-potsdam.de/clp-pmvss21-1/jupyter/user/alatif/view/data/ImageCorpora/ADE20K_2016_07_26/images/training/d/dining_room/ADE_train_00006921.jpg&quot;)" office:value-type="string" office:string-value="https://jarvis.ling.uni-potsdam.de/clp-pmvss21-1/jupyter/user/alatif/view/data/ImageCorpora/ADE20K_2016_07_26/images/training/d/dining_room/ADE_train_00006921.jpg" calcext:value-type="string">
            <text:p>https://jarvis.ling.uni-potsdam.de/clp-pmvss21-1/jupyter/user/alatif/view/data/ImageCorpora/ADE20K_2016_07_26/images/training/d/dining_room/ADE_train_00006921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21" calcext:value-type="float">
            <text:p>10421</text:p>
          </table:table-cell>
          <table:table-cell office:value-type="string" calcext:value-type="string">
            <text:p>A large kitchen with many dark wooden cabinets and a silver refrigerator and ovens and windows in the background.</text:p>
          </table:table-cell>
          <table:table-cell office:value-type="string" calcext:value-type="string">
            <text:p>training/k/kitchen/ADE_train_00010421.jpg</text:p>
          </table:table-cell>
          <table:table-cell table:formula="of:=HYPERLINK(&quot;https://jarvis.ling.uni-potsdam.de/clp-pmvss21-1/jupyter/user/alatif/view/data/ImageCorpora/ADE20K_2016_07_26/images/training/k/kitchen/ADE_train_00010421.jpg&quot;)" office:value-type="string" office:string-value="https://jarvis.ling.uni-potsdam.de/clp-pmvss21-1/jupyter/user/alatif/view/data/ImageCorpora/ADE20K_2016_07_26/images/training/k/kitchen/ADE_train_00010421.jpg" calcext:value-type="string">
            <text:p>https://jarvis.ling.uni-potsdam.de/clp-pmvss21-1/jupyter/user/alatif/view/data/ImageCorpora/ADE20K_2016_07_26/images/training/k/kitchen/ADE_train_00010421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69" calcext:value-type="float">
            <text:p>11269</text:p>
          </table:table-cell>
          <table:table-cell office:value-type="string" calcext:value-type="string">
            <text:p>A spacy and bright living room with a red and white sofa and 2 red arm chairs around a dark table with windows and white cabinets in the background and a ventilator on the ceiling.</text:p>
          </table:table-cell>
          <table:table-cell office:value-type="string" calcext:value-type="string">
            <text:p>training/l/living_room/ADE_train_00011269.jpg</text:p>
          </table:table-cell>
          <table:table-cell table:formula="of:=HYPERLINK(&quot;https://jarvis.ling.uni-potsdam.de/clp-pmvss21-1/jupyter/user/alatif/view/data/ImageCorpora/ADE20K_2016_07_26/images/training/l/living_room/ADE_train_00011269.jpg&quot;)" office:value-type="string" office:string-value="https://jarvis.ling.uni-potsdam.de/clp-pmvss21-1/jupyter/user/alatif/view/data/ImageCorpora/ADE20K_2016_07_26/images/training/l/living_room/ADE_train_00011269.jpg" calcext:value-type="string">
            <text:p>https://jarvis.ling.uni-potsdam.de/clp-pmvss21-1/jupyter/user/alatif/view/data/ImageCorpora/ADE20K_2016_07_26/images/training/l/living_room/ADE_train_00011269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n the left there are wooden cabinets and a wash basin, in the back there is a bath tub under a window and there is a large window on the right of the room.</text:p>
          </table:table-cell>
          <table:table-cell office:value-type="string" calcext:value-type="string">
            <text:p>training/b/bathroom/ADE_train_00000057.jpg</text:p>
          </table:table-cell>
          <table:table-cell table:formula="of:=HYPERLINK(&quot;https://jarvis.ling.uni-potsdam.de/clp-pmvss21-1/jupyter/user/alatif/view/data/ImageCorpora/ADE20K_2016_07_26/images/training/b/bathroom/ADE_train_00000057.jpg&quot;)" office:value-type="string" office:string-value="https://jarvis.ling.uni-potsdam.de/clp-pmvss21-1/jupyter/user/alatif/view/data/ImageCorpora/ADE20K_2016_07_26/images/training/b/bathroom/ADE_train_00000057.jpg" calcext:value-type="string">
            <text:p>https://jarvis.ling.uni-potsdam.de/clp-pmvss21-1/jupyter/user/alatif/view/data/ImageCorpora/ADE20K_2016_07_26/images/training/b/bathroom/ADE_train_00000057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59" calcext:value-type="float">
            <text:p>9659</text:p>
          </table:table-cell>
          <table:table-cell office:value-type="string" calcext:value-type="string">
            <text:p>A large metal bed with messy sheets and a book on top and a lit lamp on a small table next to it.</text:p>
          </table:table-cell>
          <table:table-cell office:value-type="string" calcext:value-type="string">
            <text:p>training/h/hotel_room/ADE_train_00009659.jpg</text:p>
          </table:table-cell>
          <table:table-cell table:formula="of:=HYPERLINK(&quot;https://jarvis.ling.uni-potsdam.de/clp-pmvss21-1/jupyter/user/alatif/view/data/ImageCorpora/ADE20K_2016_07_26/images/training/h/hotel_room/ADE_train_00009659.jpg&quot;)" office:value-type="string" office:string-value="https://jarvis.ling.uni-potsdam.de/clp-pmvss21-1/jupyter/user/alatif/view/data/ImageCorpora/ADE20K_2016_07_26/images/training/h/hotel_room/ADE_train_00009659.jpg" calcext:value-type="string">
            <text:p>https://jarvis.ling.uni-potsdam.de/clp-pmvss21-1/jupyter/user/alatif/view/data/ImageCorpora/ADE20K_2016_07_26/images/training/h/hotel_room/ADE_train_00009659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462" calcext:value-type="float">
            <text:p>11462</text:p>
          </table:table-cell>
          <table:table-cell office:value-type="string" calcext:value-type="string">
            <text:p>A wood cabin with a fireplace and windows in the back, a blue sofa on the right and a wooden chair on the left.</text:p>
          </table:table-cell>
          <table:table-cell office:value-type="string" calcext:value-type="string">
            <text:p>training/l/living_room/ADE_train_00011462.jpg</text:p>
          </table:table-cell>
          <table:table-cell table:formula="of:=HYPERLINK(&quot;https://jarvis.ling.uni-potsdam.de/clp-pmvss21-1/jupyter/user/alatif/view/data/ImageCorpora/ADE20K_2016_07_26/images/training/l/living_room/ADE_train_00011462.jpg&quot;)" office:value-type="string" office:string-value="https://jarvis.ling.uni-potsdam.de/clp-pmvss21-1/jupyter/user/alatif/view/data/ImageCorpora/ADE20K_2016_07_26/images/training/l/living_room/ADE_train_00011462.jpg" calcext:value-type="string">
            <text:p>https://jarvis.ling.uni-potsdam.de/clp-pmvss21-1/jupyter/user/alatif/view/data/ImageCorpora/ADE20K_2016_07_26/images/training/l/living_room/ADE_train_00011462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90" calcext:value-type="float">
            <text:p>7190</text:p>
          </table:table-cell>
          <table:table-cell office:value-type="string" calcext:value-type="string">
            <text:p>6 wooden chairs with patterned upholstery around a wooden table with a lamp and a green curtain in the background.</text:p>
          </table:table-cell>
          <table:table-cell office:value-type="string" calcext:value-type="string">
            <text:p>training/d/dining_room/ADE_train_00007190.jpg</text:p>
          </table:table-cell>
          <table:table-cell table:formula="of:=HYPERLINK(&quot;https://jarvis.ling.uni-potsdam.de/clp-pmvss21-1/jupyter/user/alatif/view/data/ImageCorpora/ADE20K_2016_07_26/images/training/d/dining_room/ADE_train_00007190.jpg&quot;)" office:value-type="string" office:string-value="https://jarvis.ling.uni-potsdam.de/clp-pmvss21-1/jupyter/user/alatif/view/data/ImageCorpora/ADE20K_2016_07_26/images/training/d/dining_room/ADE_train_00007190.jpg" calcext:value-type="string">
            <text:p>https://jarvis.ling.uni-potsdam.de/clp-pmvss21-1/jupyter/user/alatif/view/data/ImageCorpora/ADE20K_2016_07_26/images/training/d/dining_room/ADE_train_00007190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his is a bathroom with a sink and a mirror on a small black and white cabinet with a large flower patterned object on the left of it.</text:p>
          </table:table-cell>
          <table:table-cell office:value-type="string" calcext:value-type="string">
            <text:p>training/b/bathroom/ADE_train_00000093.jpg</text:p>
          </table:table-cell>
          <table:table-cell table:formula="of:=HYPERLINK(&quot;https://jarvis.ling.uni-potsdam.de/clp-pmvss21-1/jupyter/user/alatif/view/data/ImageCorpora/ADE20K_2016_07_26/images/training/b/bathroom/ADE_train_00000093.jpg&quot;)" office:value-type="string" office:string-value="https://jarvis.ling.uni-potsdam.de/clp-pmvss21-1/jupyter/user/alatif/view/data/ImageCorpora/ADE20K_2016_07_26/images/training/b/bathroom/ADE_train_00000093.jpg" calcext:value-type="string">
            <text:p>https://jarvis.ling.uni-potsdam.de/clp-pmvss21-1/jupyter/user/alatif/view/data/ImageCorpora/ADE20K_2016_07_26/images/training/b/bathroom/ADE_train_00000093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303" calcext:value-type="float">
            <text:p>100303</text:p>
          </table:table-cell>
          <table:table-cell office:value-type="string" calcext:value-type="string">
            <text:p>There is a black table with flowers in it, a black chair on the right, a black bench with white pillow in the background under a window and a ventilator with light on the ceiling.</text:p>
          </table:table-cell>
          <table:table-cell office:value-type="string" calcext:value-type="string">
            <text:p>validation/d/dinette/home/ADE_val_00000303.jpg</text:p>
          </table:table-cell>
          <table:table-cell table:formula="of:=HYPERLINK(&quot;https://jarvis.ling.uni-potsdam.de/clp-pmvss21-1/jupyter/user/alatif/view/data/ImageCorpora/ADE20K_2016_07_26/images/validation/d/dinette/home/ADE_val_00000303.jpg&quot;)" office:value-type="string" office:string-value="https://jarvis.ling.uni-potsdam.de/clp-pmvss21-1/jupyter/user/alatif/view/data/ImageCorpora/ADE20K_2016_07_26/images/validation/d/dinette/home/ADE_val_00000303.jpg" calcext:value-type="string">
            <text:p>https://jarvis.ling.uni-potsdam.de/clp-pmvss21-1/jupyter/user/alatif/view/data/ImageCorpora/ADE20K_2016_07_26/images/validation/d/dinette/home/ADE_val_00000303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376" calcext:value-type="float">
            <text:p>101376</text:p>
          </table:table-cell>
          <table:table-cell office:value-type="string" calcext:value-type="string">
            <text:p>A basement game room with a table soccer table on the left, a pool table in the center and a red game table on the right.</text:p>
          </table:table-cell>
          <table:table-cell office:value-type="string" calcext:value-type="string">
            <text:p>validation/g/game_room/ADE_val_00001376.jpg</text:p>
          </table:table-cell>
          <table:table-cell table:formula="of:=HYPERLINK(&quot;https://jarvis.ling.uni-potsdam.de/clp-pmvss21-1/jupyter/user/alatif/view/data/ImageCorpora/ADE20K_2016_07_26/images/validation/g/game_room/ADE_val_00001376.jpg&quot;)" office:value-type="string" office:string-value="https://jarvis.ling.uni-potsdam.de/clp-pmvss21-1/jupyter/user/alatif/view/data/ImageCorpora/ADE20K_2016_07_26/images/validation/g/game_room/ADE_val_00001376.jpg" calcext:value-type="string">
            <text:p>https://jarvis.ling.uni-potsdam.de/clp-pmvss21-1/jupyter/user/alatif/view/data/ImageCorpora/ADE20K_2016_07_26/images/validation/g/game_room/ADE_val_00001376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77" calcext:value-type="float">
            <text:p>11477</text:p>
          </table:table-cell>
          <table:table-cell office:value-type="string" calcext:value-type="string">
            <text:p>A living room with a blue sofa in the back with white lamps in each side, two arm chairs right and left and a floral pattern wallpaper in the background.</text:p>
          </table:table-cell>
          <table:table-cell office:value-type="string" calcext:value-type="string">
            <text:p>training/l/living_room/ADE_train_00011477.jpg</text:p>
          </table:table-cell>
          <table:table-cell table:formula="of:=HYPERLINK(&quot;https://jarvis.ling.uni-potsdam.de/clp-pmvss21-1/jupyter/user/alatif/view/data/ImageCorpora/ADE20K_2016_07_26/images/training/l/living_room/ADE_train_00011477.jpg&quot;)" office:value-type="string" office:string-value="https://jarvis.ling.uni-potsdam.de/clp-pmvss21-1/jupyter/user/alatif/view/data/ImageCorpora/ADE20K_2016_07_26/images/training/l/living_room/ADE_train_00011477.jpg" calcext:value-type="string">
            <text:p>https://jarvis.ling.uni-potsdam.de/clp-pmvss21-1/jupyter/user/alatif/view/data/ImageCorpora/ADE20K_2016_07_26/images/training/l/living_room/ADE_train_00011477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 bathroom with blue walls, a small wash basin on a wooden cabinet with drawers and a mirror above.</text:p>
          </table:table-cell>
          <table:table-cell office:value-type="string" calcext:value-type="string">
            <text:p>training/b/bathroom/ADE_train_00000017.jpg</text:p>
          </table:table-cell>
          <table:table-cell table:formula="of:=HYPERLINK(&quot;https://jarvis.ling.uni-potsdam.de/clp-pmvss21-1/jupyter/user/alatif/view/data/ImageCorpora/ADE20K_2016_07_26/images/training/b/bathroom/ADE_train_00000017.jpg&quot;)" office:value-type="string" office:string-value="https://jarvis.ling.uni-potsdam.de/clp-pmvss21-1/jupyter/user/alatif/view/data/ImageCorpora/ADE20K_2016_07_26/images/training/b/bathroom/ADE_train_00000017.jpg" calcext:value-type="string">
            <text:p>https://jarvis.ling.uni-potsdam.de/clp-pmvss21-1/jupyter/user/alatif/view/data/ImageCorpora/ADE20K_2016_07_26/images/training/b/bathroom/ADE_train_00000017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61" calcext:value-type="float">
            <text:p>11361</text:p>
          </table:table-cell>
          <table:table-cell office:value-type="string" calcext:value-type="string">
            <text:p>A living room with a lot of furniture, a fireplace in the corner, two carpets, two lamps, and a large window to the right.</text:p>
          </table:table-cell>
          <table:table-cell office:value-type="string" calcext:value-type="string">
            <text:p>training/l/living_room/ADE_train_00011361.jpg</text:p>
          </table:table-cell>
          <table:table-cell table:formula="of:=HYPERLINK(&quot;https://jarvis.ling.uni-potsdam.de/clp-pmvss21-1/jupyter/user/alatif/view/data/ImageCorpora/ADE20K_2016_07_26/images/training/l/living_room/ADE_train_00011361.jpg&quot;)" office:value-type="string" office:string-value="https://jarvis.ling.uni-potsdam.de/clp-pmvss21-1/jupyter/user/alatif/view/data/ImageCorpora/ADE20K_2016_07_26/images/training/l/living_room/ADE_train_00011361.jpg" calcext:value-type="string">
            <text:p>https://jarvis.ling.uni-potsdam.de/clp-pmvss21-1/jupyter/user/alatif/view/data/ImageCorpora/ADE20K_2016_07_26/images/training/l/living_room/ADE_train_00011361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A hotel bedroom with a made bed for two with a wardrobe and a bedside table with a lamp to the left.</text:p>
          </table:table-cell>
          <table:table-cell office:value-type="string" calcext:value-type="string">
            <text:p>training/b/bedroom/ADE_train_00003910.jpg</text:p>
          </table:table-cell>
          <table:table-cell table:formula="of:=HYPERLINK(&quot;https://jarvis.ling.uni-potsdam.de/clp-pmvss21-1/jupyter/user/alatif/view/data/ImageCorpora/ADE20K_2016_07_26/images/training/b/bedroom/ADE_train_00003910.jpg&quot;)" office:value-type="string" office:string-value="https://jarvis.ling.uni-potsdam.de/clp-pmvss21-1/jupyter/user/alatif/view/data/ImageCorpora/ADE20K_2016_07_26/images/training/b/bedroom/ADE_train_00003910.jpg" calcext:value-type="string">
            <text:p>https://jarvis.ling.uni-potsdam.de/clp-pmvss21-1/jupyter/user/alatif/view/data/ImageCorpora/ADE20K_2016_07_26/images/training/b/bedroom/ADE_train_0000391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A kitchen with wooden elements, a large fridge, a stove, a sink, and a kitchen island on top of which is a gas stove.</text:p>
          </table:table-cell>
          <table:table-cell office:value-type="string" calcext:value-type="string">
            <text:p>training/k/kitchen/ADE_train_00000595.jpg</text:p>
          </table:table-cell>
          <table:table-cell table:formula="of:=HYPERLINK(&quot;https://jarvis.ling.uni-potsdam.de/clp-pmvss21-1/jupyter/user/alatif/view/data/ImageCorpora/ADE20K_2016_07_26/images/training/k/kitchen/ADE_train_00000595.jpg&quot;)" office:value-type="string" office:string-value="https://jarvis.ling.uni-potsdam.de/clp-pmvss21-1/jupyter/user/alatif/view/data/ImageCorpora/ADE20K_2016_07_26/images/training/k/kitchen/ADE_train_00000595.jpg" calcext:value-type="string">
            <text:p>https://jarvis.ling.uni-potsdam.de/clp-pmvss21-1/jupyter/user/alatif/view/data/ImageCorpora/ADE20K_2016_07_26/images/training/k/kitchen/ADE_train_00000595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332" calcext:value-type="float">
            <text:p>100332</text:p>
          </table:table-cell>
          <table:table-cell office:value-type="string" calcext:value-type="string">
            <text:p>An unorganized dorm room with trousers hanging on top of a chair, sneakers on the floor and a desk filled with various things.</text:p>
          </table:table-cell>
          <table:table-cell office:value-type="string" calcext:value-type="string">
            <text:p>validation/d/dorm_room/ADE_val_00000332.jpg</text:p>
          </table:table-cell>
          <table:table-cell table:formula="of:=HYPERLINK(&quot;https://jarvis.ling.uni-potsdam.de/clp-pmvss21-1/jupyter/user/alatif/view/data/ImageCorpora/ADE20K_2016_07_26/images/validation/d/dorm_room/ADE_val_00000332.jpg&quot;)" office:value-type="string" office:string-value="https://jarvis.ling.uni-potsdam.de/clp-pmvss21-1/jupyter/user/alatif/view/data/ImageCorpora/ADE20K_2016_07_26/images/validation/d/dorm_room/ADE_val_00000332.jpg" calcext:value-type="string">
            <text:p>https://jarvis.ling.uni-potsdam.de/clp-pmvss21-1/jupyter/user/alatif/view/data/ImageCorpora/ADE20K_2016_07_26/images/validation/d/dorm_room/ADE_val_00000332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808" calcext:value-type="float">
            <text:p>16808</text:p>
          </table:table-cell>
          <table:table-cell office:value-type="string" calcext:value-type="string">
            <text:p>A staircase painted blue in between the steps, next to which is a door.</text:p>
          </table:table-cell>
          <table:table-cell office:value-type="string" calcext:value-type="string">
            <text:p>training/s/staircase/ADE_train_00016808.jpg</text:p>
          </table:table-cell>
          <table:table-cell table:formula="of:=HYPERLINK(&quot;https://jarvis.ling.uni-potsdam.de/clp-pmvss21-1/jupyter/user/alatif/view/data/ImageCorpora/ADE20K_2016_07_26/images/training/s/staircase/ADE_train_00016808.jpg&quot;)" office:value-type="string" office:string-value="https://jarvis.ling.uni-potsdam.de/clp-pmvss21-1/jupyter/user/alatif/view/data/ImageCorpora/ADE20K_2016_07_26/images/training/s/staircase/ADE_train_00016808.jpg" calcext:value-type="string">
            <text:p>https://jarvis.ling.uni-potsdam.de/clp-pmvss21-1/jupyter/user/alatif/view/data/ImageCorpora/ADE20K_2016_07_26/images/training/s/staircase/ADE_train_00016808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194" calcext:value-type="float">
            <text:p>11194</text:p>
          </table:table-cell>
          <table:table-cell office:value-type="string" calcext:value-type="string">
            <text:p>A living room with a couch with a few coushions on it and a tree behind it.</text:p>
          </table:table-cell>
          <table:table-cell office:value-type="string" calcext:value-type="string">
            <text:p>training/l/living_room/ADE_train_00011194.jpg</text:p>
          </table:table-cell>
          <table:table-cell table:formula="of:=HYPERLINK(&quot;https://jarvis.ling.uni-potsdam.de/clp-pmvss21-1/jupyter/user/alatif/view/data/ImageCorpora/ADE20K_2016_07_26/images/training/l/living_room/ADE_train_00011194.jpg&quot;)" office:value-type="string" office:string-value="https://jarvis.ling.uni-potsdam.de/clp-pmvss21-1/jupyter/user/alatif/view/data/ImageCorpora/ADE20K_2016_07_26/images/training/l/living_room/ADE_train_00011194.jpg" calcext:value-type="string">
            <text:p>https://jarvis.ling.uni-potsdam.de/clp-pmvss21-1/jupyter/user/alatif/view/data/ImageCorpora/ADE20K_2016_07_26/images/training/l/living_room/ADE_train_00011194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67" calcext:value-type="float">
            <text:p>7067</text:p>
          </table:table-cell>
          <table:table-cell office:value-type="string" calcext:value-type="string">
            <text:p>A dining room with four chairs with a shelf displaying kitchenware at the back an a window to the left.</text:p>
          </table:table-cell>
          <table:table-cell office:value-type="string" calcext:value-type="string">
            <text:p>training/d/dining_room/ADE_train_00007067.jpg</text:p>
          </table:table-cell>
          <table:table-cell table:formula="of:=HYPERLINK(&quot;https://jarvis.ling.uni-potsdam.de/clp-pmvss21-1/jupyter/user/alatif/view/data/ImageCorpora/ADE20K_2016_07_26/images/training/d/dining_room/ADE_train_00007067.jpg&quot;)" office:value-type="string" office:string-value="https://jarvis.ling.uni-potsdam.de/clp-pmvss21-1/jupyter/user/alatif/view/data/ImageCorpora/ADE20K_2016_07_26/images/training/d/dining_room/ADE_train_00007067.jpg" calcext:value-type="string">
            <text:p>https://jarvis.ling.uni-potsdam.de/clp-pmvss21-1/jupyter/user/alatif/view/data/ImageCorpora/ADE20K_2016_07_26/images/training/d/dining_room/ADE_train_00007067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97" calcext:value-type="float">
            <text:p>11197</text:p>
          </table:table-cell>
          <table:table-cell office:value-type="string" calcext:value-type="string">
            <text:p>A living room with blue sofas connected to the kitchen with wooden kitchen counter elements.</text:p>
          </table:table-cell>
          <table:table-cell office:value-type="string" calcext:value-type="string">
            <text:p>training/l/living_room/ADE_train_00011197.jpg</text:p>
          </table:table-cell>
          <table:table-cell table:formula="of:=HYPERLINK(&quot;https://jarvis.ling.uni-potsdam.de/clp-pmvss21-1/jupyter/user/alatif/view/data/ImageCorpora/ADE20K_2016_07_26/images/training/l/living_room/ADE_train_00011197.jpg&quot;)" office:value-type="string" office:string-value="https://jarvis.ling.uni-potsdam.de/clp-pmvss21-1/jupyter/user/alatif/view/data/ImageCorpora/ADE20K_2016_07_26/images/training/l/living_room/ADE_train_00011197.jpg" calcext:value-type="string">
            <text:p>https://jarvis.ling.uni-potsdam.de/clp-pmvss21-1/jupyter/user/alatif/view/data/ImageCorpora/ADE20K_2016_07_26/images/training/l/living_room/ADE_train_0001119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506" calcext:value-type="float">
            <text:p>100506</text:p>
          </table:table-cell>
          <table:table-cell office:value-type="string" calcext:value-type="string">
            <text:p>A living room with a flat screen tv, a zebra carpet in front of it, a black leather sofa, and two red pieces of furniture.</text:p>
          </table:table-cell>
          <table:table-cell office:value-type="string" calcext:value-type="string">
            <text:p>validation/l/living_room/ADE_val_00000506.jpg</text:p>
          </table:table-cell>
          <table:table-cell table:formula="of:=HYPERLINK(&quot;https://jarvis.ling.uni-potsdam.de/clp-pmvss21-1/jupyter/user/alatif/view/data/ImageCorpora/ADE20K_2016_07_26/images/validation/l/living_room/ADE_val_00000506.jpg&quot;)" office:value-type="string" office:string-value="https://jarvis.ling.uni-potsdam.de/clp-pmvss21-1/jupyter/user/alatif/view/data/ImageCorpora/ADE20K_2016_07_26/images/validation/l/living_room/ADE_val_00000506.jpg" calcext:value-type="string">
            <text:p>https://jarvis.ling.uni-potsdam.de/clp-pmvss21-1/jupyter/user/alatif/view/data/ImageCorpora/ADE20K_2016_07_26/images/validation/l/living_room/ADE_val_00000506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33" calcext:value-type="float">
            <text:p>3233</text:p>
          </table:table-cell>
          <table:table-cell office:value-type="string" calcext:value-type="string">
            <text:p>A bedroom with a bed, a television in front of it and a window.</text:p>
          </table:table-cell>
          <table:table-cell office:value-type="string" calcext:value-type="string">
            <text:p>training/b/bedroom/ADE_train_00003233.jpg</text:p>
          </table:table-cell>
          <table:table-cell table:formula="of:=HYPERLINK(&quot;https://jarvis.ling.uni-potsdam.de/clp-pmvss21-1/jupyter/user/alatif/view/data/ImageCorpora/ADE20K_2016_07_26/images/training/b/bedroom/ADE_train_00003233.jpg&quot;)" office:value-type="string" office:string-value="https://jarvis.ling.uni-potsdam.de/clp-pmvss21-1/jupyter/user/alatif/view/data/ImageCorpora/ADE20K_2016_07_26/images/training/b/bedroom/ADE_train_00003233.jpg" calcext:value-type="string">
            <text:p>https://jarvis.ling.uni-potsdam.de/clp-pmvss21-1/jupyter/user/alatif/view/data/ImageCorpora/ADE20K_2016_07_26/images/training/b/bedroom/ADE_train_00003233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67" calcext:value-type="float">
            <text:p>14967</text:p>
          </table:table-cell>
          <table:table-cell office:value-type="string" calcext:value-type="string">
            <text:p>A pantry filled with boxes, urns and other items.</text:p>
          </table:table-cell>
          <table:table-cell office:value-type="string" calcext:value-type="string">
            <text:p>training/p/pantry/ADE_train_00014967.jpg</text:p>
          </table:table-cell>
          <table:table-cell table:formula="of:=HYPERLINK(&quot;https://jarvis.ling.uni-potsdam.de/clp-pmvss21-1/jupyter/user/alatif/view/data/ImageCorpora/ADE20K_2016_07_26/images/training/p/pantry/ADE_train_00014967.jpg&quot;)" office:value-type="string" office:string-value="https://jarvis.ling.uni-potsdam.de/clp-pmvss21-1/jupyter/user/alatif/view/data/ImageCorpora/ADE20K_2016_07_26/images/training/p/pantry/ADE_train_00014967.jpg" calcext:value-type="string">
            <text:p>https://jarvis.ling.uni-potsdam.de/clp-pmvss21-1/jupyter/user/alatif/view/data/ImageCorpora/ADE20K_2016_07_26/images/training/p/pantry/ADE_train_00014967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A bathroom with brown tiles and a bath tub.</text:p>
          </table:table-cell>
          <table:table-cell office:value-type="string" calcext:value-type="string">
            <text:p>training/b/bathroom/ADE_train_00002665.jpg</text:p>
          </table:table-cell>
          <table:table-cell table:formula="of:=HYPERLINK(&quot;https://jarvis.ling.uni-potsdam.de/clp-pmvss21-1/jupyter/user/alatif/view/data/ImageCorpora/ADE20K_2016_07_26/images/training/b/bathroom/ADE_train_00002665.jpg&quot;)" office:value-type="string" office:string-value="https://jarvis.ling.uni-potsdam.de/clp-pmvss21-1/jupyter/user/alatif/view/data/ImageCorpora/ADE20K_2016_07_26/images/training/b/bathroom/ADE_train_00002665.jpg" calcext:value-type="string">
            <text:p>https://jarvis.ling.uni-potsdam.de/clp-pmvss21-1/jupyter/user/alatif/view/data/ImageCorpora/ADE20K_2016_07_26/images/training/b/bathroom/ADE_train_00002665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534" calcext:value-type="float">
            <text:p>9534</text:p>
          </table:table-cell>
          <table:table-cell office:value-type="string" calcext:value-type="string">
            <text:p>A hotel room with two beds and two desks with a large balcony overseeing a beach with palms.</text:p>
          </table:table-cell>
          <table:table-cell office:value-type="string" calcext:value-type="string">
            <text:p>training/h/hotel_room/ADE_train_00009534.jpg</text:p>
          </table:table-cell>
          <table:table-cell table:formula="of:=HYPERLINK(&quot;https://jarvis.ling.uni-potsdam.de/clp-pmvss21-1/jupyter/user/alatif/view/data/ImageCorpora/ADE20K_2016_07_26/images/training/h/hotel_room/ADE_train_00009534.jpg&quot;)" office:value-type="string" office:string-value="https://jarvis.ling.uni-potsdam.de/clp-pmvss21-1/jupyter/user/alatif/view/data/ImageCorpora/ADE20K_2016_07_26/images/training/h/hotel_room/ADE_train_00009534.jpg" calcext:value-type="string">
            <text:p>https://jarvis.ling.uni-potsdam.de/clp-pmvss21-1/jupyter/user/alatif/view/data/ImageCorpora/ADE20K_2016_07_26/images/training/h/hotel_room/ADE_train_00009534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A dining room with a table for six, a big artificial plant in the corner and two large windows overseeing skyscrapers.</text:p>
          </table:table-cell>
          <table:table-cell office:value-type="string" calcext:value-type="string">
            <text:p>training/d/dining_room/ADE_train_00006928.jpg</text:p>
          </table:table-cell>
          <table:table-cell table:formula="of:=HYPERLINK(&quot;https://jarvis.ling.uni-potsdam.de/clp-pmvss21-1/jupyter/user/alatif/view/data/ImageCorpora/ADE20K_2016_07_26/images/training/d/dining_room/ADE_train_00006928.jpg&quot;)" office:value-type="string" office:string-value="https://jarvis.ling.uni-potsdam.de/clp-pmvss21-1/jupyter/user/alatif/view/data/ImageCorpora/ADE20K_2016_07_26/images/training/d/dining_room/ADE_train_00006928.jpg" calcext:value-type="string">
            <text:p>https://jarvis.ling.uni-potsdam.de/clp-pmvss21-1/jupyter/user/alatif/view/data/ImageCorpora/ADE20K_2016_07_26/images/training/d/dining_room/ADE_train_00006928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1716" calcext:value-type="float">
            <text:p>101716</text:p>
          </table:table-cell>
          <table:table-cell office:value-type="string" calcext:value-type="string">
            <text:p>A room with a pool table and several chairs placed in front of home cinema.</text:p>
          </table:table-cell>
          <table:table-cell office:value-type="string" calcext:value-type="string">
            <text:p>validation/p/poolroom/home/ADE_val_00001716.jpg</text:p>
          </table:table-cell>
          <table:table-cell table:formula="of:=HYPERLINK(&quot;https://jarvis.ling.uni-potsdam.de/clp-pmvss21-1/jupyter/user/alatif/view/data/ImageCorpora/ADE20K_2016_07_26/images/validation/p/poolroom/home/ADE_val_00001716.jpg&quot;)" office:value-type="string" office:string-value="https://jarvis.ling.uni-potsdam.de/clp-pmvss21-1/jupyter/user/alatif/view/data/ImageCorpora/ADE20K_2016_07_26/images/validation/p/poolroom/home/ADE_val_00001716.jpg" calcext:value-type="string">
            <text:p>https://jarvis.ling.uni-potsdam.de/clp-pmvss21-1/jupyter/user/alatif/view/data/ImageCorpora/ADE20K_2016_07_26/images/validation/p/poolroom/home/ADE_val_00001716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A hotel room with a bed that has deep red ornamented sheeds on it, next to which is a bedside table with a lamp and a clock.</text:p>
          </table:table-cell>
          <table:table-cell office:value-type="string" calcext:value-type="string">
            <text:p>training/b/bedroom/ADE_train_00003693.jpg</text:p>
          </table:table-cell>
          <table:table-cell table:formula="of:=HYPERLINK(&quot;https://jarvis.ling.uni-potsdam.de/clp-pmvss21-1/jupyter/user/alatif/view/data/ImageCorpora/ADE20K_2016_07_26/images/training/b/bedroom/ADE_train_00003693.jpg&quot;)" office:value-type="string" office:string-value="https://jarvis.ling.uni-potsdam.de/clp-pmvss21-1/jupyter/user/alatif/view/data/ImageCorpora/ADE20K_2016_07_26/images/training/b/bedroom/ADE_train_00003693.jpg" calcext:value-type="string">
            <text:p>https://jarvis.ling.uni-potsdam.de/clp-pmvss21-1/jupyter/user/alatif/view/data/ImageCorpora/ADE20K_2016_07_26/images/training/b/bedroom/ADE_train_00003693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73" calcext:value-type="float">
            <text:p>9573</text:p>
          </table:table-cell>
          <table:table-cell office:value-type="string" calcext:value-type="string">
            <text:p>A small hotel room with a bed and a sideboard on top of which is a television,a cell phone, a glass with a drink and other small items.</text:p>
          </table:table-cell>
          <table:table-cell office:value-type="string" calcext:value-type="string">
            <text:p>training/h/hotel_room/ADE_train_00009573.jpg</text:p>
          </table:table-cell>
          <table:table-cell table:formula="of:=HYPERLINK(&quot;https://jarvis.ling.uni-potsdam.de/clp-pmvss21-1/jupyter/user/alatif/view/data/ImageCorpora/ADE20K_2016_07_26/images/training/h/hotel_room/ADE_train_00009573.jpg&quot;)" office:value-type="string" office:string-value="https://jarvis.ling.uni-potsdam.de/clp-pmvss21-1/jupyter/user/alatif/view/data/ImageCorpora/ADE20K_2016_07_26/images/training/h/hotel_room/ADE_train_00009573.jpg" calcext:value-type="string">
            <text:p>https://jarvis.ling.uni-potsdam.de/clp-pmvss21-1/jupyter/user/alatif/view/data/ImageCorpora/ADE20K_2016_07_26/images/training/h/hotel_room/ADE_train_00009573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A living room with red wall, two white couches atop of which are two paintings, a wooden table and a large balcony with trees in the background.</text:p>
          </table:table-cell>
          <table:table-cell office:value-type="string" calcext:value-type="string">
            <text:p>training/l/living_room/ADE_train_00000772.jpg</text:p>
          </table:table-cell>
          <table:table-cell table:formula="of:=HYPERLINK(&quot;https://jarvis.ling.uni-potsdam.de/clp-pmvss21-1/jupyter/user/alatif/view/data/ImageCorpora/ADE20K_2016_07_26/images/training/l/living_room/ADE_train_00000772.jpg&quot;)" office:value-type="string" office:string-value="https://jarvis.ling.uni-potsdam.de/clp-pmvss21-1/jupyter/user/alatif/view/data/ImageCorpora/ADE20K_2016_07_26/images/training/l/living_room/ADE_train_00000772.jpg" calcext:value-type="string">
            <text:p>https://jarvis.ling.uni-potsdam.de/clp-pmvss21-1/jupyter/user/alatif/view/data/ImageCorpora/ADE20K_2016_07_26/images/training/l/living_room/ADE_train_00000772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 bathroom with turqoise tiles with a sink, an empty shelf and a towel with illustrations of bees on it.</text:p>
          </table:table-cell>
          <table:table-cell office:value-type="string" calcext:value-type="string">
            <text:p>training/b/bathroom/ADE_train_00000090.jpg</text:p>
          </table:table-cell>
          <table:table-cell table:formula="of:=HYPERLINK(&quot;https://jarvis.ling.uni-potsdam.de/clp-pmvss21-1/jupyter/user/alatif/view/data/ImageCorpora/ADE20K_2016_07_26/images/training/b/bathroom/ADE_train_00000090.jpg&quot;)" office:value-type="string" office:string-value="https://jarvis.ling.uni-potsdam.de/clp-pmvss21-1/jupyter/user/alatif/view/data/ImageCorpora/ADE20K_2016_07_26/images/training/b/bathroom/ADE_train_00000090.jpg" calcext:value-type="string">
            <text:p>https://jarvis.ling.uni-potsdam.de/clp-pmvss21-1/jupyter/user/alatif/view/data/ImageCorpora/ADE20K_2016_07_26/images/training/b/bathroom/ADE_train_00000090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968" calcext:value-type="float">
            <text:p>101968</text:p>
          </table:table-cell>
          <table:table-cell office:value-type="string" calcext:value-type="string">
            <text:p>A poorly lit living room with two couches, a fireplace and a TV in the corner.</text:p>
          </table:table-cell>
          <table:table-cell office:value-type="string" calcext:value-type="string">
            <text:p>validation/l/living_room/ADE_val_00001968.jpg</text:p>
          </table:table-cell>
          <table:table-cell table:formula="of:=HYPERLINK(&quot;https://jarvis.ling.uni-potsdam.de/clp-pmvss21-1/jupyter/user/alatif/view/data/ImageCorpora/ADE20K_2016_07_26/images/validation/l/living_room/ADE_val_00001968.jpg&quot;)" office:value-type="string" office:string-value="https://jarvis.ling.uni-potsdam.de/clp-pmvss21-1/jupyter/user/alatif/view/data/ImageCorpora/ADE20K_2016_07_26/images/validation/l/living_room/ADE_val_00001968.jpg" calcext:value-type="string">
            <text:p>https://jarvis.ling.uni-potsdam.de/clp-pmvss21-1/jupyter/user/alatif/view/data/ImageCorpora/ADE20K_2016_07_26/images/validation/l/living_room/ADE_val_00001968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096" calcext:value-type="float">
            <text:p>11096</text:p>
          </table:table-cell>
          <table:table-cell office:value-type="string" calcext:value-type="string">
            <text:p>A living room with three wooden shelves filled books.</text:p>
          </table:table-cell>
          <table:table-cell office:value-type="string" calcext:value-type="string">
            <text:p>training/l/living_room/ADE_train_00011096.jpg</text:p>
          </table:table-cell>
          <table:table-cell table:formula="of:=HYPERLINK(&quot;https://jarvis.ling.uni-potsdam.de/clp-pmvss21-1/jupyter/user/alatif/view/data/ImageCorpora/ADE20K_2016_07_26/images/training/l/living_room/ADE_train_00011096.jpg&quot;)" office:value-type="string" office:string-value="https://jarvis.ling.uni-potsdam.de/clp-pmvss21-1/jupyter/user/alatif/view/data/ImageCorpora/ADE20K_2016_07_26/images/training/l/living_room/ADE_train_00011096.jpg" calcext:value-type="string">
            <text:p>https://jarvis.ling.uni-potsdam.de/clp-pmvss21-1/jupyter/user/alatif/view/data/ImageCorpora/ADE20K_2016_07_26/images/training/l/living_room/ADE_train_00011096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360" calcext:value-type="float">
            <text:p>10360</text:p>
          </table:table-cell>
          <table:table-cell office:value-type="string" calcext:value-type="string">
            <text:p>A kitchen with wooden countertops with two bottles of coca cola on the countertop.</text:p>
          </table:table-cell>
          <table:table-cell office:value-type="string" calcext:value-type="string">
            <text:p>training/k/kitchen/ADE_train_00010360.jpg</text:p>
          </table:table-cell>
          <table:table-cell table:formula="of:=HYPERLINK(&quot;https://jarvis.ling.uni-potsdam.de/clp-pmvss21-1/jupyter/user/alatif/view/data/ImageCorpora/ADE20K_2016_07_26/images/training/k/kitchen/ADE_train_00010360.jpg&quot;)" office:value-type="string" office:string-value="https://jarvis.ling.uni-potsdam.de/clp-pmvss21-1/jupyter/user/alatif/view/data/ImageCorpora/ADE20K_2016_07_26/images/training/k/kitchen/ADE_train_00010360.jpg" calcext:value-type="string">
            <text:p>https://jarvis.ling.uni-potsdam.de/clp-pmvss21-1/jupyter/user/alatif/view/data/ImageCorpora/ADE20K_2016_07_26/images/training/k/kitchen/ADE_train_00010360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795" calcext:value-type="float">
            <text:p>16795</text:p>
          </table:table-cell>
          <table:table-cell office:value-type="string" calcext:value-type="string">
            <text:p>A tall wooden spiral staircase.</text:p>
          </table:table-cell>
          <table:table-cell office:value-type="string" calcext:value-type="string">
            <text:p>training/s/staircase/ADE_train_00016795.jpg</text:p>
          </table:table-cell>
          <table:table-cell table:formula="of:=HYPERLINK(&quot;https://jarvis.ling.uni-potsdam.de/clp-pmvss21-1/jupyter/user/alatif/view/data/ImageCorpora/ADE20K_2016_07_26/images/training/s/staircase/ADE_train_00016795.jpg&quot;)" office:value-type="string" office:string-value="https://jarvis.ling.uni-potsdam.de/clp-pmvss21-1/jupyter/user/alatif/view/data/ImageCorpora/ADE20K_2016_07_26/images/training/s/staircase/ADE_train_00016795.jpg" calcext:value-type="string">
            <text:p>https://jarvis.ling.uni-potsdam.de/clp-pmvss21-1/jupyter/user/alatif/view/data/ImageCorpora/ADE20K_2016_07_26/images/training/s/staircase/ADE_train_00016795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A modern-looking bedroom with a metal bed frame, white glossy furniture, a painting above the bad and a macbook laptop in front of the bed.</text:p>
          </table:table-cell>
          <table:table-cell office:value-type="string" calcext:value-type="string">
            <text:p>training/b/bedroom/ADE_train_00000544.jpg</text:p>
          </table:table-cell>
          <table:table-cell table:formula="of:=HYPERLINK(&quot;https://jarvis.ling.uni-potsdam.de/clp-pmvss21-1/jupyter/user/alatif/view/data/ImageCorpora/ADE20K_2016_07_26/images/training/b/bedroom/ADE_train_00000544.jpg&quot;)" office:value-type="string" office:string-value="https://jarvis.ling.uni-potsdam.de/clp-pmvss21-1/jupyter/user/alatif/view/data/ImageCorpora/ADE20K_2016_07_26/images/training/b/bedroom/ADE_train_00000544.jpg" calcext:value-type="string">
            <text:p>https://jarvis.ling.uni-potsdam.de/clp-pmvss21-1/jupyter/user/alatif/view/data/ImageCorpora/ADE20K_2016_07_26/images/training/b/bedroom/ADE_train_00000544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A bathroom with a bathtub with a shower curtain, a toilet, a sink and a small round window above it.</text:p>
          </table:table-cell>
          <table:table-cell office:value-type="string" calcext:value-type="string">
            <text:p>training/b/bathroom/ADE_train_00002797.jpg</text:p>
          </table:table-cell>
          <table:table-cell table:formula="of:=HYPERLINK(&quot;https://jarvis.ling.uni-potsdam.de/clp-pmvss21-1/jupyter/user/alatif/view/data/ImageCorpora/ADE20K_2016_07_26/images/training/b/bathroom/ADE_train_00002797.jpg&quot;)" office:value-type="string" office:string-value="https://jarvis.ling.uni-potsdam.de/clp-pmvss21-1/jupyter/user/alatif/view/data/ImageCorpora/ADE20K_2016_07_26/images/training/b/bathroom/ADE_train_00002797.jpg" calcext:value-type="string">
            <text:p>https://jarvis.ling.uni-potsdam.de/clp-pmvss21-1/jupyter/user/alatif/view/data/ImageCorpora/ADE20K_2016_07_26/images/training/b/bathroom/ADE_train_00002797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90" calcext:value-type="float">
            <text:p>14990</text:p>
          </table:table-cell>
          <table:table-cell office:value-type="string" calcext:value-type="string">
            <text:p>A pantry filled with jars, kitchen towels, bottles and baskets.</text:p>
          </table:table-cell>
          <table:table-cell office:value-type="string" calcext:value-type="string">
            <text:p>training/p/pantry/ADE_train_00014990.jpg</text:p>
          </table:table-cell>
          <table:table-cell table:formula="of:=HYPERLINK(&quot;https://jarvis.ling.uni-potsdam.de/clp-pmvss21-1/jupyter/user/alatif/view/data/ImageCorpora/ADE20K_2016_07_26/images/training/p/pantry/ADE_train_00014990.jpg&quot;)" office:value-type="string" office:string-value="https://jarvis.ling.uni-potsdam.de/clp-pmvss21-1/jupyter/user/alatif/view/data/ImageCorpora/ADE20K_2016_07_26/images/training/p/pantry/ADE_train_00014990.jpg" calcext:value-type="string">
            <text:p>https://jarvis.ling.uni-potsdam.de/clp-pmvss21-1/jupyter/user/alatif/view/data/ImageCorpora/ADE20K_2016_07_26/images/training/p/pantry/ADE_train_00014990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A bathroom with a bathtub, a toilet and a basked filled with magazines next to the toilet.</text:p>
          </table:table-cell>
          <table:table-cell office:value-type="string" calcext:value-type="string">
            <text:p>training/b/bathroom/ADE_train_00002535.jpg</text:p>
          </table:table-cell>
          <table:table-cell table:formula="of:=HYPERLINK(&quot;https://jarvis.ling.uni-potsdam.de/clp-pmvss21-1/jupyter/user/alatif/view/data/ImageCorpora/ADE20K_2016_07_26/images/training/b/bathroom/ADE_train_00002535.jpg&quot;)" office:value-type="string" office:string-value="https://jarvis.ling.uni-potsdam.de/clp-pmvss21-1/jupyter/user/alatif/view/data/ImageCorpora/ADE20K_2016_07_26/images/training/b/bathroom/ADE_train_00002535.jpg" calcext:value-type="string">
            <text:p>https://jarvis.ling.uni-potsdam.de/clp-pmvss21-1/jupyter/user/alatif/view/data/ImageCorpora/ADE20K_2016_07_26/images/training/b/bathroom/ADE_train_00002535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An empty attic with a few lightbulbs on top.</text:p>
          </table:table-cell>
          <table:table-cell office:value-type="string" calcext:value-type="string">
            <text:p>training/a/attic/ADE_train_00001911.jpg</text:p>
          </table:table-cell>
          <table:table-cell table:formula="of:=HYPERLINK(&quot;https://jarvis.ling.uni-potsdam.de/clp-pmvss21-1/jupyter/user/alatif/view/data/ImageCorpora/ADE20K_2016_07_26/images/training/a/attic/ADE_train_00001911.jpg&quot;)" office:value-type="string" office:string-value="https://jarvis.ling.uni-potsdam.de/clp-pmvss21-1/jupyter/user/alatif/view/data/ImageCorpora/ADE20K_2016_07_26/images/training/a/attic/ADE_train_00001911.jpg" calcext:value-type="string">
            <text:p>https://jarvis.ling.uni-potsdam.de/clp-pmvss21-1/jupyter/user/alatif/view/data/ImageCorpora/ADE20K_2016_07_26/images/training/a/attic/ADE_train_00001911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45" calcext:value-type="float">
            <text:p>11245</text:p>
          </table:table-cell>
          <table:table-cell office:value-type="string" calcext:value-type="string">
            <text:p>A living room with a large white carpet, reddish floors and three painings on the wall.</text:p>
          </table:table-cell>
          <table:table-cell office:value-type="string" calcext:value-type="string">
            <text:p>training/l/living_room/ADE_train_00011245.jpg</text:p>
          </table:table-cell>
          <table:table-cell table:formula="of:=HYPERLINK(&quot;https://jarvis.ling.uni-potsdam.de/clp-pmvss21-1/jupyter/user/alatif/view/data/ImageCorpora/ADE20K_2016_07_26/images/training/l/living_room/ADE_train_00011245.jpg&quot;)" office:value-type="string" office:string-value="https://jarvis.ling.uni-potsdam.de/clp-pmvss21-1/jupyter/user/alatif/view/data/ImageCorpora/ADE20K_2016_07_26/images/training/l/living_room/ADE_train_00011245.jpg" calcext:value-type="string">
            <text:p>https://jarvis.ling.uni-potsdam.de/clp-pmvss21-1/jupyter/user/alatif/view/data/ImageCorpora/ADE20K_2016_07_26/images/training/l/living_room/ADE_train_00011245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 bedroom with custom wall to wall furniture and a bed with a lamp on both sides of it.</text:p>
          </table:table-cell>
          <table:table-cell office:value-type="string" calcext:value-type="string">
            <text:p>training/b/bedroom/ADE_train_00000302.jpg</text:p>
          </table:table-cell>
          <table:table-cell table:formula="of:=HYPERLINK(&quot;https://jarvis.ling.uni-potsdam.de/clp-pmvss21-1/jupyter/user/alatif/view/data/ImageCorpora/ADE20K_2016_07_26/images/training/b/bedroom/ADE_train_00000302.jpg&quot;)" office:value-type="string" office:string-value="https://jarvis.ling.uni-potsdam.de/clp-pmvss21-1/jupyter/user/alatif/view/data/ImageCorpora/ADE20K_2016_07_26/images/training/b/bedroom/ADE_train_00000302.jpg" calcext:value-type="string">
            <text:p>https://jarvis.ling.uni-potsdam.de/clp-pmvss21-1/jupyter/user/alatif/view/data/ImageCorpora/ADE20K_2016_07_26/images/training/b/bedroom/ADE_train_00000302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2" calcext:value-type="float">
            <text:p>11302</text:p>
          </table:table-cell>
          <table:table-cell office:value-type="string" calcext:value-type="string">
            <text:p>A living room with a couch, table, and an old school fireplace in the corner.</text:p>
          </table:table-cell>
          <table:table-cell office:value-type="string" calcext:value-type="string">
            <text:p>training/l/living_room/ADE_train_00011302.jpg</text:p>
          </table:table-cell>
          <table:table-cell table:formula="of:=HYPERLINK(&quot;https://jarvis.ling.uni-potsdam.de/clp-pmvss21-1/jupyter/user/alatif/view/data/ImageCorpora/ADE20K_2016_07_26/images/training/l/living_room/ADE_train_00011302.jpg&quot;)" office:value-type="string" office:string-value="https://jarvis.ling.uni-potsdam.de/clp-pmvss21-1/jupyter/user/alatif/view/data/ImageCorpora/ADE20K_2016_07_26/images/training/l/living_room/ADE_train_00011302.jpg" calcext:value-type="string">
            <text:p>https://jarvis.ling.uni-potsdam.de/clp-pmvss21-1/jupyter/user/alatif/view/data/ImageCorpora/ADE20K_2016_07_26/images/training/l/living_room/ADE_train_00011302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24" calcext:value-type="float">
            <text:p>15524</text:p>
          </table:table-cell>
          <table:table-cell office:value-type="string" calcext:value-type="string">
            <text:p>A room with a table for playing pool, a carpet and a ratan couch with red cushonsin the back.</text:p>
          </table:table-cell>
          <table:table-cell office:value-type="string" calcext:value-type="string">
            <text:p>training/p/poolroom/home/ADE_train_00015524.jpg</text:p>
          </table:table-cell>
          <table:table-cell table:formula="of:=HYPERLINK(&quot;https://jarvis.ling.uni-potsdam.de/clp-pmvss21-1/jupyter/user/alatif/view/data/ImageCorpora/ADE20K_2016_07_26/images/training/p/poolroom/home/ADE_train_00015524.jpg&quot;)" office:value-type="string" office:string-value="https://jarvis.ling.uni-potsdam.de/clp-pmvss21-1/jupyter/user/alatif/view/data/ImageCorpora/ADE20K_2016_07_26/images/training/p/poolroom/home/ADE_train_00015524.jpg" calcext:value-type="string">
            <text:p>https://jarvis.ling.uni-potsdam.de/clp-pmvss21-1/jupyter/user/alatif/view/data/ImageCorpora/ADE20K_2016_07_26/images/training/p/poolroom/home/ADE_train_00015524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625" calcext:value-type="float">
            <text:p>9625</text:p>
          </table:table-cell>
          <table:table-cell office:value-type="string" calcext:value-type="string">
            <text:p>A poorly lit bedroom with a bed, a bedside table and a lamp on top of it.</text:p>
          </table:table-cell>
          <table:table-cell office:value-type="string" calcext:value-type="string">
            <text:p>training/h/hotel_room/ADE_train_00009625.jpg</text:p>
          </table:table-cell>
          <table:table-cell table:formula="of:=HYPERLINK(&quot;https://jarvis.ling.uni-potsdam.de/clp-pmvss21-1/jupyter/user/alatif/view/data/ImageCorpora/ADE20K_2016_07_26/images/training/h/hotel_room/ADE_train_00009625.jpg&quot;)" office:value-type="string" office:string-value="https://jarvis.ling.uni-potsdam.de/clp-pmvss21-1/jupyter/user/alatif/view/data/ImageCorpora/ADE20K_2016_07_26/images/training/h/hotel_room/ADE_train_00009625.jpg" calcext:value-type="string">
            <text:p>https://jarvis.ling.uni-potsdam.de/clp-pmvss21-1/jupyter/user/alatif/view/data/ImageCorpora/ADE20K_2016_07_26/images/training/h/hotel_room/ADE_train_00009625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 living room with two connected single beds with a breakfast tray and a magazine on top of one bad and with a lamp a bedside table on the side of each bed.</text:p>
          </table:table-cell>
          <table:table-cell office:value-type="string" calcext:value-type="string">
            <text:p>training/b/bedroom/ADE_train_00000392.jpg</text:p>
          </table:table-cell>
          <table:table-cell table:formula="of:=HYPERLINK(&quot;https://jarvis.ling.uni-potsdam.de/clp-pmvss21-1/jupyter/user/alatif/view/data/ImageCorpora/ADE20K_2016_07_26/images/training/b/bedroom/ADE_train_00000392.jpg&quot;)" office:value-type="string" office:string-value="https://jarvis.ling.uni-potsdam.de/clp-pmvss21-1/jupyter/user/alatif/view/data/ImageCorpora/ADE20K_2016_07_26/images/training/b/bedroom/ADE_train_00000392.jpg" calcext:value-type="string">
            <text:p>https://jarvis.ling.uni-potsdam.de/clp-pmvss21-1/jupyter/user/alatif/view/data/ImageCorpora/ADE20K_2016_07_26/images/training/b/bedroom/ADE_train_00000392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 bathroom with small brown tiles consisting of a bathtub, a sink and a mirror above the sink.</text:p>
          </table:table-cell>
          <table:table-cell office:value-type="string" calcext:value-type="string">
            <text:p>training/b/bathroom/ADE_train_00000176.jpg</text:p>
          </table:table-cell>
          <table:table-cell table:formula="of:=HYPERLINK(&quot;https://jarvis.ling.uni-potsdam.de/clp-pmvss21-1/jupyter/user/alatif/view/data/ImageCorpora/ADE20K_2016_07_26/images/training/b/bathroom/ADE_train_00000176.jpg&quot;)" office:value-type="string" office:string-value="https://jarvis.ling.uni-potsdam.de/clp-pmvss21-1/jupyter/user/alatif/view/data/ImageCorpora/ADE20K_2016_07_26/images/training/b/bathroom/ADE_train_00000176.jpg" calcext:value-type="string">
            <text:p>https://jarvis.ling.uni-potsdam.de/clp-pmvss21-1/jupyter/user/alatif/view/data/ImageCorpora/ADE20K_2016_07_26/images/training/b/bathroom/ADE_train_00000176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89" calcext:value-type="float">
            <text:p>100089</text:p>
          </table:table-cell>
          <table:table-cell office:value-type="string" calcext:value-type="string">
            <text:p>A bathroom with a bath tub, a shower cubicle,a toilet and a small window.</text:p>
          </table:table-cell>
          <table:table-cell office:value-type="string" calcext:value-type="string">
            <text:p>validation/b/bathroom/ADE_val_00000089.jpg</text:p>
          </table:table-cell>
          <table:table-cell table:formula="of:=HYPERLINK(&quot;https://jarvis.ling.uni-potsdam.de/clp-pmvss21-1/jupyter/user/alatif/view/data/ImageCorpora/ADE20K_2016_07_26/images/validation/b/bathroom/ADE_val_00000089.jpg&quot;)" office:value-type="string" office:string-value="https://jarvis.ling.uni-potsdam.de/clp-pmvss21-1/jupyter/user/alatif/view/data/ImageCorpora/ADE20K_2016_07_26/images/validation/b/bathroom/ADE_val_00000089.jpg" calcext:value-type="string">
            <text:p>https://jarvis.ling.uni-potsdam.de/clp-pmvss21-1/jupyter/user/alatif/view/data/ImageCorpora/ADE20K_2016_07_26/images/validation/b/bathroom/ADE_val_00000089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A living room with two coutches, a table and a fire place on top of which is a painting.</text:p>
          </table:table-cell>
          <table:table-cell office:value-type="string" calcext:value-type="string">
            <text:p>training/l/living_room/ADE_train_00000833.jpg</text:p>
          </table:table-cell>
          <table:table-cell table:formula="of:=HYPERLINK(&quot;https://jarvis.ling.uni-potsdam.de/clp-pmvss21-1/jupyter/user/alatif/view/data/ImageCorpora/ADE20K_2016_07_26/images/training/l/living_room/ADE_train_00000833.jpg&quot;)" office:value-type="string" office:string-value="https://jarvis.ling.uni-potsdam.de/clp-pmvss21-1/jupyter/user/alatif/view/data/ImageCorpora/ADE20K_2016_07_26/images/training/l/living_room/ADE_train_00000833.jpg" calcext:value-type="string">
            <text:p>https://jarvis.ling.uni-potsdam.de/clp-pmvss21-1/jupyter/user/alatif/view/data/ImageCorpora/ADE20K_2016_07_26/images/training/l/living_room/ADE_train_00000833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A bedroom with a bed with pineapple drawings on the sheet, along with a sofa and a TV placed next within a nook with a large window depicting nature.</text:p>
          </table:table-cell>
          <table:table-cell office:value-type="string" calcext:value-type="string">
            <text:p>training/b/bedroom/ADE_train_00000507.jpg</text:p>
          </table:table-cell>
          <table:table-cell table:formula="of:=HYPERLINK(&quot;https://jarvis.ling.uni-potsdam.de/clp-pmvss21-1/jupyter/user/alatif/view/data/ImageCorpora/ADE20K_2016_07_26/images/training/b/bedroom/ADE_train_00000507.jpg&quot;)" office:value-type="string" office:string-value="https://jarvis.ling.uni-potsdam.de/clp-pmvss21-1/jupyter/user/alatif/view/data/ImageCorpora/ADE20K_2016_07_26/images/training/b/bedroom/ADE_train_00000507.jpg" calcext:value-type="string">
            <text:p>https://jarvis.ling.uni-potsdam.de/clp-pmvss21-1/jupyter/user/alatif/view/data/ImageCorpora/ADE20K_2016_07_26/images/training/b/bedroom/ADE_train_0000050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981" calcext:value-type="float">
            <text:p>6981</text:p>
          </table:table-cell>
          <table:table-cell office:value-type="string" calcext:value-type="string">
            <text:p>A dining room with a wooden table, a vase with sunflowers on it, and a cottage garden in the back.</text:p>
          </table:table-cell>
          <table:table-cell office:value-type="string" calcext:value-type="string">
            <text:p>training/d/dining_room/ADE_train_00006981.jpg</text:p>
          </table:table-cell>
          <table:table-cell table:formula="of:=HYPERLINK(&quot;https://jarvis.ling.uni-potsdam.de/clp-pmvss21-1/jupyter/user/alatif/view/data/ImageCorpora/ADE20K_2016_07_26/images/training/d/dining_room/ADE_train_00006981.jpg&quot;)" office:value-type="string" office:string-value="https://jarvis.ling.uni-potsdam.de/clp-pmvss21-1/jupyter/user/alatif/view/data/ImageCorpora/ADE20K_2016_07_26/images/training/d/dining_room/ADE_train_00006981.jpg" calcext:value-type="string">
            <text:p>https://jarvis.ling.uni-potsdam.de/clp-pmvss21-1/jupyter/user/alatif/view/data/ImageCorpora/ADE20K_2016_07_26/images/training/d/dining_room/ADE_train_00006981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219" calcext:value-type="float">
            <text:p>10219</text:p>
          </table:table-cell>
          <table:table-cell office:value-type="string" calcext:value-type="string">
            <text:p>A kitchen with blue walls showing a fridge from sideways across from which is a kitchen counter top.</text:p>
          </table:table-cell>
          <table:table-cell office:value-type="string" calcext:value-type="string">
            <text:p>training/k/kitchen/ADE_train_00010219.jpg</text:p>
          </table:table-cell>
          <table:table-cell table:formula="of:=HYPERLINK(&quot;https://jarvis.ling.uni-potsdam.de/clp-pmvss21-1/jupyter/user/alatif/view/data/ImageCorpora/ADE20K_2016_07_26/images/training/k/kitchen/ADE_train_00010219.jpg&quot;)" office:value-type="string" office:string-value="https://jarvis.ling.uni-potsdam.de/clp-pmvss21-1/jupyter/user/alatif/view/data/ImageCorpora/ADE20K_2016_07_26/images/training/k/kitchen/ADE_train_00010219.jpg" calcext:value-type="string">
            <text:p>https://jarvis.ling.uni-potsdam.de/clp-pmvss21-1/jupyter/user/alatif/view/data/ImageCorpora/ADE20K_2016_07_26/images/training/k/kitchen/ADE_train_00010219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A bathroom with a shower cubicle, a sink, a bathrobe hanging on the wall and orchids laying in the corner.</text:p>
          </table:table-cell>
          <table:table-cell office:value-type="string" calcext:value-type="string">
            <text:p>training/b/bathroom/ADE_train_00002567.jpg</text:p>
          </table:table-cell>
          <table:table-cell table:formula="of:=HYPERLINK(&quot;https://jarvis.ling.uni-potsdam.de/clp-pmvss21-1/jupyter/user/alatif/view/data/ImageCorpora/ADE20K_2016_07_26/images/training/b/bathroom/ADE_train_00002567.jpg&quot;)" office:value-type="string" office:string-value="https://jarvis.ling.uni-potsdam.de/clp-pmvss21-1/jupyter/user/alatif/view/data/ImageCorpora/ADE20K_2016_07_26/images/training/b/bathroom/ADE_train_00002567.jpg" calcext:value-type="string">
            <text:p>https://jarvis.ling.uni-potsdam.de/clp-pmvss21-1/jupyter/user/alatif/view/data/ImageCorpora/ADE20K_2016_07_26/images/training/b/bathroom/ADE_train_00002567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87" calcext:value-type="float">
            <text:p>3887</text:p>
          </table:table-cell>
          <table:table-cell office:value-type="string" calcext:value-type="string">
            <text:p>A bedroom with a large with a painting above it and a lamp to its right.</text:p>
          </table:table-cell>
          <table:table-cell office:value-type="string" calcext:value-type="string">
            <text:p>training/b/bedroom/ADE_train_00003887.jpg</text:p>
          </table:table-cell>
          <table:table-cell table:formula="of:=HYPERLINK(&quot;https://jarvis.ling.uni-potsdam.de/clp-pmvss21-1/jupyter/user/alatif/view/data/ImageCorpora/ADE20K_2016_07_26/images/training/b/bedroom/ADE_train_00003887.jpg&quot;)" office:value-type="string" office:string-value="https://jarvis.ling.uni-potsdam.de/clp-pmvss21-1/jupyter/user/alatif/view/data/ImageCorpora/ADE20K_2016_07_26/images/training/b/bedroom/ADE_train_00003887.jpg" calcext:value-type="string">
            <text:p>https://jarvis.ling.uni-potsdam.de/clp-pmvss21-1/jupyter/user/alatif/view/data/ImageCorpora/ADE20K_2016_07_26/images/training/b/bedroom/ADE_train_00003887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13" calcext:value-type="float">
            <text:p>10613</text:p>
          </table:table-cell>
          <table:table-cell office:value-type="string" calcext:value-type="string">
            <text:p>A kitchen with two stoves, two bar chairs and a shelf displaying brass kitchenware.</text:p>
          </table:table-cell>
          <table:table-cell office:value-type="string" calcext:value-type="string">
            <text:p>training/k/kitchen/ADE_train_00010613.jpg</text:p>
          </table:table-cell>
          <table:table-cell table:formula="of:=HYPERLINK(&quot;https://jarvis.ling.uni-potsdam.de/clp-pmvss21-1/jupyter/user/alatif/view/data/ImageCorpora/ADE20K_2016_07_26/images/training/k/kitchen/ADE_train_00010613.jpg&quot;)" office:value-type="string" office:string-value="https://jarvis.ling.uni-potsdam.de/clp-pmvss21-1/jupyter/user/alatif/view/data/ImageCorpora/ADE20K_2016_07_26/images/training/k/kitchen/ADE_train_00010613.jpg" calcext:value-type="string">
            <text:p>https://jarvis.ling.uni-potsdam.de/clp-pmvss21-1/jupyter/user/alatif/view/data/ImageCorpora/ADE20K_2016_07_26/images/training/k/kitchen/ADE_train_00010613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58" calcext:value-type="float">
            <text:p>9358</text:p>
          </table:table-cell>
          <table:table-cell office:value-type="string" calcext:value-type="string">
            <text:p>A desk with a computer monitor, a keyboard, a mouse and a photograph showing three people.</text:p>
          </table:table-cell>
          <table:table-cell office:value-type="string" calcext:value-type="string">
            <text:p>training/h/home_office/ADE_train_00009358.jpg</text:p>
          </table:table-cell>
          <table:table-cell table:formula="of:=HYPERLINK(&quot;https://jarvis.ling.uni-potsdam.de/clp-pmvss21-1/jupyter/user/alatif/view/data/ImageCorpora/ADE20K_2016_07_26/images/training/h/home_office/ADE_train_00009358.jpg&quot;)" office:value-type="string" office:string-value="https://jarvis.ling.uni-potsdam.de/clp-pmvss21-1/jupyter/user/alatif/view/data/ImageCorpora/ADE20K_2016_07_26/images/training/h/home_office/ADE_train_00009358.jpg" calcext:value-type="string">
            <text:p>https://jarvis.ling.uni-potsdam.de/clp-pmvss21-1/jupyter/user/alatif/view/data/ImageCorpora/ADE20K_2016_07_26/images/training/h/home_office/ADE_train_00009358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236" calcext:value-type="float">
            <text:p>11236</text:p>
          </table:table-cell>
          <table:table-cell office:value-type="string" calcext:value-type="string">
            <text:p>A poorly lit living room with a few plants and a dog.</text:p>
          </table:table-cell>
          <table:table-cell office:value-type="string" calcext:value-type="string">
            <text:p>training/l/living_room/ADE_train_00011236.jpg</text:p>
          </table:table-cell>
          <table:table-cell table:formula="of:=HYPERLINK(&quot;https://jarvis.ling.uni-potsdam.de/clp-pmvss21-1/jupyter/user/alatif/view/data/ImageCorpora/ADE20K_2016_07_26/images/training/l/living_room/ADE_train_00011236.jpg&quot;)" office:value-type="string" office:string-value="https://jarvis.ling.uni-potsdam.de/clp-pmvss21-1/jupyter/user/alatif/view/data/ImageCorpora/ADE20K_2016_07_26/images/training/l/living_room/ADE_train_00011236.jpg" calcext:value-type="string">
            <text:p>https://jarvis.ling.uni-potsdam.de/clp-pmvss21-1/jupyter/user/alatif/view/data/ImageCorpora/ADE20K_2016_07_26/images/training/l/living_room/ADE_train_00011236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73" calcext:value-type="float">
            <text:p>10673</text:p>
          </table:table-cell>
          <table:table-cell office:value-type="string" calcext:value-type="string">
            <text:p>A large kitchen with a round green table with four chairs.</text:p>
          </table:table-cell>
          <table:table-cell office:value-type="string" calcext:value-type="string">
            <text:p>training/k/kitchen/ADE_train_00010673.jpg</text:p>
          </table:table-cell>
          <table:table-cell table:formula="of:=HYPERLINK(&quot;https://jarvis.ling.uni-potsdam.de/clp-pmvss21-1/jupyter/user/alatif/view/data/ImageCorpora/ADE20K_2016_07_26/images/training/k/kitchen/ADE_train_00010673.jpg&quot;)" office:value-type="string" office:string-value="https://jarvis.ling.uni-potsdam.de/clp-pmvss21-1/jupyter/user/alatif/view/data/ImageCorpora/ADE20K_2016_07_26/images/training/k/kitchen/ADE_train_00010673.jpg" calcext:value-type="string">
            <text:p>https://jarvis.ling.uni-potsdam.de/clp-pmvss21-1/jupyter/user/alatif/view/data/ImageCorpora/ADE20K_2016_07_26/images/training/k/kitchen/ADE_train_00010673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97" calcext:value-type="float">
            <text:p>100097</text:p>
          </table:table-cell>
          <table:table-cell office:value-type="string" calcext:value-type="string">
            <text:p>A bathroom with a sink, large mirror and a toilet on top of which is a vase with flowers.</text:p>
          </table:table-cell>
          <table:table-cell office:value-type="string" calcext:value-type="string">
            <text:p>validation/b/bathroom/ADE_val_00000097.jpg</text:p>
          </table:table-cell>
          <table:table-cell table:formula="of:=HYPERLINK(&quot;https://jarvis.ling.uni-potsdam.de/clp-pmvss21-1/jupyter/user/alatif/view/data/ImageCorpora/ADE20K_2016_07_26/images/validation/b/bathroom/ADE_val_00000097.jpg&quot;)" office:value-type="string" office:string-value="https://jarvis.ling.uni-potsdam.de/clp-pmvss21-1/jupyter/user/alatif/view/data/ImageCorpora/ADE20K_2016_07_26/images/validation/b/bathroom/ADE_val_00000097.jpg" calcext:value-type="string">
            <text:p>https://jarvis.ling.uni-potsdam.de/clp-pmvss21-1/jupyter/user/alatif/view/data/ImageCorpora/ADE20K_2016_07_26/images/validation/b/bathroom/ADE_val_00000097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31" calcext:value-type="float">
            <text:p>10631</text:p>
          </table:table-cell>
          <table:table-cell office:value-type="string" calcext:value-type="string">
            <text:p>A kitchen with a stove and marble top overviewing a living room with plants.</text:p>
          </table:table-cell>
          <table:table-cell office:value-type="string" calcext:value-type="string">
            <text:p>training/k/kitchen/ADE_train_00010631.jpg</text:p>
          </table:table-cell>
          <table:table-cell table:formula="of:=HYPERLINK(&quot;https://jarvis.ling.uni-potsdam.de/clp-pmvss21-1/jupyter/user/alatif/view/data/ImageCorpora/ADE20K_2016_07_26/images/training/k/kitchen/ADE_train_00010631.jpg&quot;)" office:value-type="string" office:string-value="https://jarvis.ling.uni-potsdam.de/clp-pmvss21-1/jupyter/user/alatif/view/data/ImageCorpora/ADE20K_2016_07_26/images/training/k/kitchen/ADE_train_00010631.jpg" calcext:value-type="string">
            <text:p>https://jarvis.ling.uni-potsdam.de/clp-pmvss21-1/jupyter/user/alatif/view/data/ImageCorpora/ADE20K_2016_07_26/images/training/k/kitchen/ADE_train_00010631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150" calcext:value-type="float">
            <text:p>7150</text:p>
          </table:table-cell>
          <table:table-cell office:value-type="string" calcext:value-type="string">
            <text:p>A dining room with a table set for four with a vase on it and a painting in the background.</text:p>
          </table:table-cell>
          <table:table-cell office:value-type="string" calcext:value-type="string">
            <text:p>training/d/dining_room/ADE_train_00007150.jpg</text:p>
          </table:table-cell>
          <table:table-cell table:formula="of:=HYPERLINK(&quot;https://jarvis.ling.uni-potsdam.de/clp-pmvss21-1/jupyter/user/alatif/view/data/ImageCorpora/ADE20K_2016_07_26/images/training/d/dining_room/ADE_train_00007150.jpg&quot;)" office:value-type="string" office:string-value="https://jarvis.ling.uni-potsdam.de/clp-pmvss21-1/jupyter/user/alatif/view/data/ImageCorpora/ADE20K_2016_07_26/images/training/d/dining_room/ADE_train_00007150.jpg" calcext:value-type="string">
            <text:p>https://jarvis.ling.uni-potsdam.de/clp-pmvss21-1/jupyter/user/alatif/view/data/ImageCorpora/ADE20K_2016_07_26/images/training/d/dining_room/ADE_train_00007150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210" calcext:value-type="float">
            <text:p>15210</text:p>
          </table:table-cell>
          <table:table-cell office:value-type="string" calcext:value-type="string">
            <text:p>A parlor with a big wooden structure, walls covered in wallpaper with white and golden ornaments and many chairs against the wall.</text:p>
          </table:table-cell>
          <table:table-cell office:value-type="string" calcext:value-type="string">
            <text:p>training/p/parlor/ADE_train_00015210.jpg</text:p>
          </table:table-cell>
          <table:table-cell table:formula="of:=HYPERLINK(&quot;https://jarvis.ling.uni-potsdam.de/clp-pmvss21-1/jupyter/user/alatif/view/data/ImageCorpora/ADE20K_2016_07_26/images/training/p/parlor/ADE_train_00015210.jpg&quot;)" office:value-type="string" office:string-value="https://jarvis.ling.uni-potsdam.de/clp-pmvss21-1/jupyter/user/alatif/view/data/ImageCorpora/ADE20K_2016_07_26/images/training/p/parlor/ADE_train_00015210.jpg" calcext:value-type="string">
            <text:p>https://jarvis.ling.uni-potsdam.de/clp-pmvss21-1/jupyter/user/alatif/view/data/ImageCorpora/ADE20K_2016_07_26/images/training/p/parlor/ADE_train_00015210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27" calcext:value-type="float">
            <text:p>4227</text:p>
          </table:table-cell>
          <table:table-cell office:value-type="string" calcext:value-type="string">
            <text:p>A wooden bed with an oval painting above it and a coffe table with two chairs anv a vase on flowers to the bed's right side.</text:p>
          </table:table-cell>
          <table:table-cell office:value-type="string" calcext:value-type="string">
            <text:p>training/b/bedroom/ADE_train_00004227.jpg</text:p>
          </table:table-cell>
          <table:table-cell table:formula="of:=HYPERLINK(&quot;https://jarvis.ling.uni-potsdam.de/clp-pmvss21-1/jupyter/user/alatif/view/data/ImageCorpora/ADE20K_2016_07_26/images/training/b/bedroom/ADE_train_00004227.jpg&quot;)" office:value-type="string" office:string-value="https://jarvis.ling.uni-potsdam.de/clp-pmvss21-1/jupyter/user/alatif/view/data/ImageCorpora/ADE20K_2016_07_26/images/training/b/bedroom/ADE_train_00004227.jpg" calcext:value-type="string">
            <text:p>https://jarvis.ling.uni-potsdam.de/clp-pmvss21-1/jupyter/user/alatif/view/data/ImageCorpora/ADE20K_2016_07_26/images/training/b/bedroom/ADE_train_00004227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56" calcext:value-type="float">
            <text:p>5756</text:p>
          </table:table-cell>
          <table:table-cell office:value-type="string" calcext:value-type="string">
            <text:p>An organized clothes with clothes and shoes of vaying colors.</text:p>
          </table:table-cell>
          <table:table-cell office:value-type="string" calcext:value-type="string">
            <text:p>training/c/closet/ADE_train_00005756.jpg</text:p>
          </table:table-cell>
          <table:table-cell table:formula="of:=HYPERLINK(&quot;https://jarvis.ling.uni-potsdam.de/clp-pmvss21-1/jupyter/user/alatif/view/data/ImageCorpora/ADE20K_2016_07_26/images/training/c/closet/ADE_train_00005756.jpg&quot;)" office:value-type="string" office:string-value="https://jarvis.ling.uni-potsdam.de/clp-pmvss21-1/jupyter/user/alatif/view/data/ImageCorpora/ADE20K_2016_07_26/images/training/c/closet/ADE_train_00005756.jpg" calcext:value-type="string">
            <text:p>https://jarvis.ling.uni-potsdam.de/clp-pmvss21-1/jupyter/user/alatif/view/data/ImageCorpora/ADE20K_2016_07_26/images/training/c/closet/ADE_train_00005756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80" calcext:value-type="float">
            <text:p>10180</text:p>
          </table:table-cell>
          <table:table-cell office:value-type="string" calcext:value-type="string">
            <text:p>An empty kitchen with wooden kitchen elements, red walls and a table with two chairs.</text:p>
          </table:table-cell>
          <table:table-cell office:value-type="string" calcext:value-type="string">
            <text:p>training/k/kitchen/ADE_train_00010180.jpg</text:p>
          </table:table-cell>
          <table:table-cell table:formula="of:=HYPERLINK(&quot;https://jarvis.ling.uni-potsdam.de/clp-pmvss21-1/jupyter/user/alatif/view/data/ImageCorpora/ADE20K_2016_07_26/images/training/k/kitchen/ADE_train_00010180.jpg&quot;)" office:value-type="string" office:string-value="https://jarvis.ling.uni-potsdam.de/clp-pmvss21-1/jupyter/user/alatif/view/data/ImageCorpora/ADE20K_2016_07_26/images/training/k/kitchen/ADE_train_00010180.jpg" calcext:value-type="string">
            <text:p>https://jarvis.ling.uni-potsdam.de/clp-pmvss21-1/jupyter/user/alatif/view/data/ImageCorpora/ADE20K_2016_07_26/images/training/k/kitchen/ADE_train_00010180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356" calcext:value-type="float">
            <text:p>8356</text:p>
          </table:table-cell>
          <table:table-cell office:value-type="string" calcext:value-type="string">
            <text:p>A room with a table football, a small television, two chairs and a sofa.</text:p>
          </table:table-cell>
          <table:table-cell office:value-type="string" calcext:value-type="string">
            <text:p>training/g/game_room/ADE_train_00008356.jpg</text:p>
          </table:table-cell>
          <table:table-cell table:formula="of:=HYPERLINK(&quot;https://jarvis.ling.uni-potsdam.de/clp-pmvss21-1/jupyter/user/alatif/view/data/ImageCorpora/ADE20K_2016_07_26/images/training/g/game_room/ADE_train_00008356.jpg&quot;)" office:value-type="string" office:string-value="https://jarvis.ling.uni-potsdam.de/clp-pmvss21-1/jupyter/user/alatif/view/data/ImageCorpora/ADE20K_2016_07_26/images/training/g/game_room/ADE_train_00008356.jpg" calcext:value-type="string">
            <text:p>https://jarvis.ling.uni-potsdam.de/clp-pmvss21-1/jupyter/user/alatif/view/data/ImageCorpora/ADE20K_2016_07_26/images/training/g/game_room/ADE_train_00008356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331" calcext:value-type="float">
            <text:p>101331</text:p>
          </table:table-cell>
          <table:table-cell office:value-type="string" calcext:value-type="string">
            <text:p>A room with a single bed with an australian flag and a shelf filled with photographs.</text:p>
          </table:table-cell>
          <table:table-cell office:value-type="string" calcext:value-type="string">
            <text:p>validation/d/dorm_room/ADE_val_00001331.jpg</text:p>
          </table:table-cell>
          <table:table-cell table:formula="of:=HYPERLINK(&quot;https://jarvis.ling.uni-potsdam.de/clp-pmvss21-1/jupyter/user/alatif/view/data/ImageCorpora/ADE20K_2016_07_26/images/validation/d/dorm_room/ADE_val_00001331.jpg&quot;)" office:value-type="string" office:string-value="https://jarvis.ling.uni-potsdam.de/clp-pmvss21-1/jupyter/user/alatif/view/data/ImageCorpora/ADE20K_2016_07_26/images/validation/d/dorm_room/ADE_val_00001331.jpg" calcext:value-type="string">
            <text:p>https://jarvis.ling.uni-potsdam.de/clp-pmvss21-1/jupyter/user/alatif/view/data/ImageCorpora/ADE20K_2016_07_26/images/validation/d/dorm_room/ADE_val_00001331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346" calcext:value-type="float">
            <text:p>8346</text:p>
          </table:table-cell>
          <table:table-cell office:value-type="string" calcext:value-type="string">
            <text:p>A game room with table fotball and a red leather chair to the left of the football table.</text:p>
          </table:table-cell>
          <table:table-cell office:value-type="string" calcext:value-type="string">
            <text:p>training/g/game_room/ADE_train_00008346.jpg</text:p>
          </table:table-cell>
          <table:table-cell table:formula="of:=HYPERLINK(&quot;https://jarvis.ling.uni-potsdam.de/clp-pmvss21-1/jupyter/user/alatif/view/data/ImageCorpora/ADE20K_2016_07_26/images/training/g/game_room/ADE_train_00008346.jpg&quot;)" office:value-type="string" office:string-value="https://jarvis.ling.uni-potsdam.de/clp-pmvss21-1/jupyter/user/alatif/view/data/ImageCorpora/ADE20K_2016_07_26/images/training/g/game_room/ADE_train_00008346.jpg" calcext:value-type="string">
            <text:p>https://jarvis.ling.uni-potsdam.de/clp-pmvss21-1/jupyter/user/alatif/view/data/ImageCorpora/ADE20K_2016_07_26/images/training/g/game_room/ADE_train_00008346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966" calcext:value-type="float">
            <text:p>100966</text:p>
          </table:table-cell>
          <table:table-cell office:value-type="string" calcext:value-type="string">
            <text:p>A living room with a large firepit and two white sofas.</text:p>
          </table:table-cell>
          <table:table-cell office:value-type="string" calcext:value-type="string">
            <text:p>validation/l/living_room/ADE_val_00000966.jpg</text:p>
          </table:table-cell>
          <table:table-cell table:formula="of:=HYPERLINK(&quot;https://jarvis.ling.uni-potsdam.de/clp-pmvss21-1/jupyter/user/alatif/view/data/ImageCorpora/ADE20K_2016_07_26/images/validation/l/living_room/ADE_val_00000966.jpg&quot;)" office:value-type="string" office:string-value="https://jarvis.ling.uni-potsdam.de/clp-pmvss21-1/jupyter/user/alatif/view/data/ImageCorpora/ADE20K_2016_07_26/images/validation/l/living_room/ADE_val_00000966.jpg" calcext:value-type="string">
            <text:p>https://jarvis.ling.uni-potsdam.de/clp-pmvss21-1/jupyter/user/alatif/view/data/ImageCorpora/ADE20K_2016_07_26/images/validation/l/living_room/ADE_val_00000966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52" calcext:value-type="float">
            <text:p>11352</text:p>
          </table:table-cell>
          <table:table-cell office:value-type="string" calcext:value-type="string">
            <text:p>A wooden desk with a candle holder and a plant on top of it, with a mirror hanging above it and a chair in front of it.</text:p>
          </table:table-cell>
          <table:table-cell office:value-type="string" calcext:value-type="string">
            <text:p>training/l/living_room/ADE_train_00011352.jpg</text:p>
          </table:table-cell>
          <table:table-cell table:formula="of:=HYPERLINK(&quot;https://jarvis.ling.uni-potsdam.de/clp-pmvss21-1/jupyter/user/alatif/view/data/ImageCorpora/ADE20K_2016_07_26/images/training/l/living_room/ADE_train_00011352.jpg&quot;)" office:value-type="string" office:string-value="https://jarvis.ling.uni-potsdam.de/clp-pmvss21-1/jupyter/user/alatif/view/data/ImageCorpora/ADE20K_2016_07_26/images/training/l/living_room/ADE_train_00011352.jpg" calcext:value-type="string">
            <text:p>https://jarvis.ling.uni-potsdam.de/clp-pmvss21-1/jupyter/user/alatif/view/data/ImageCorpora/ADE20K_2016_07_26/images/training/l/living_room/ADE_train_00011352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81" calcext:value-type="float">
            <text:p>11381</text:p>
          </table:table-cell>
          <table:table-cell office:value-type="string" calcext:value-type="string">
            <text:p>A rustic looking living room with a fireplace, a large chandelier and an uncomfortable looking furniture.</text:p>
          </table:table-cell>
          <table:table-cell office:value-type="string" calcext:value-type="string">
            <text:p>training/l/living_room/ADE_train_00011381.jpg</text:p>
          </table:table-cell>
          <table:table-cell table:formula="of:=HYPERLINK(&quot;https://jarvis.ling.uni-potsdam.de/clp-pmvss21-1/jupyter/user/alatif/view/data/ImageCorpora/ADE20K_2016_07_26/images/training/l/living_room/ADE_train_00011381.jpg&quot;)" office:value-type="string" office:string-value="https://jarvis.ling.uni-potsdam.de/clp-pmvss21-1/jupyter/user/alatif/view/data/ImageCorpora/ADE20K_2016_07_26/images/training/l/living_room/ADE_train_00011381.jpg" calcext:value-type="string">
            <text:p>https://jarvis.ling.uni-potsdam.de/clp-pmvss21-1/jupyter/user/alatif/view/data/ImageCorpora/ADE20K_2016_07_26/images/training/l/living_room/ADE_train_00011381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963" calcext:value-type="float">
            <text:p>100963</text:p>
          </table:table-cell>
          <table:table-cell office:value-type="string" calcext:value-type="string">
            <text:p>A kitchen with red walls and a grey looking table set in the middle of the room.</text:p>
          </table:table-cell>
          <table:table-cell office:value-type="string" calcext:value-type="string">
            <text:p>validation/k/kitchen/ADE_val_00000963.jpg</text:p>
          </table:table-cell>
          <table:table-cell table:formula="of:=HYPERLINK(&quot;https://jarvis.ling.uni-potsdam.de/clp-pmvss21-1/jupyter/user/alatif/view/data/ImageCorpora/ADE20K_2016_07_26/images/validation/k/kitchen/ADE_val_00000963.jpg&quot;)" office:value-type="string" office:string-value="https://jarvis.ling.uni-potsdam.de/clp-pmvss21-1/jupyter/user/alatif/view/data/ImageCorpora/ADE20K_2016_07_26/images/validation/k/kitchen/ADE_val_00000963.jpg" calcext:value-type="string">
            <text:p>https://jarvis.ling.uni-potsdam.de/clp-pmvss21-1/jupyter/user/alatif/view/data/ImageCorpora/ADE20K_2016_07_26/images/validation/k/kitchen/ADE_val_00000963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333" calcext:value-type="float">
            <text:p>10333</text:p>
          </table:table-cell>
          <table:table-cell office:value-type="string" calcext:value-type="string">
            <text:p>An empty kitchen with wooden elements, a large fridge, a big sink, a stove and purple walls all around.</text:p>
          </table:table-cell>
          <table:table-cell office:value-type="string" calcext:value-type="string">
            <text:p>training/k/kitchen/ADE_train_00010333.jpg</text:p>
          </table:table-cell>
          <table:table-cell table:formula="of:=HYPERLINK(&quot;https://jarvis.ling.uni-potsdam.de/clp-pmvss21-1/jupyter/user/alatif/view/data/ImageCorpora/ADE20K_2016_07_26/images/training/k/kitchen/ADE_train_00010333.jpg&quot;)" office:value-type="string" office:string-value="https://jarvis.ling.uni-potsdam.de/clp-pmvss21-1/jupyter/user/alatif/view/data/ImageCorpora/ADE20K_2016_07_26/images/training/k/kitchen/ADE_train_00010333.jpg" calcext:value-type="string">
            <text:p>https://jarvis.ling.uni-potsdam.de/clp-pmvss21-1/jupyter/user/alatif/view/data/ImageCorpora/ADE20K_2016_07_26/images/training/k/kitchen/ADE_train_00010333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A bathroom with a bathtub, a sink and a toilet and a flower vase in the corner.</text:p>
          </table:table-cell>
          <table:table-cell office:value-type="string" calcext:value-type="string">
            <text:p>training/b/bathroom/ADE_train_00002840.jpg</text:p>
          </table:table-cell>
          <table:table-cell table:formula="of:=HYPERLINK(&quot;https://jarvis.ling.uni-potsdam.de/clp-pmvss21-1/jupyter/user/alatif/view/data/ImageCorpora/ADE20K_2016_07_26/images/training/b/bathroom/ADE_train_00002840.jpg&quot;)" office:value-type="string" office:string-value="https://jarvis.ling.uni-potsdam.de/clp-pmvss21-1/jupyter/user/alatif/view/data/ImageCorpora/ADE20K_2016_07_26/images/training/b/bathroom/ADE_train_00002840.jpg" calcext:value-type="string">
            <text:p>https://jarvis.ling.uni-potsdam.de/clp-pmvss21-1/jupyter/user/alatif/view/data/ImageCorpora/ADE20K_2016_07_26/images/training/b/bathroom/ADE_train_00002840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1478" calcext:value-type="float">
            <text:p>101478</text:p>
          </table:table-cell>
          <table:table-cell office:value-type="string" calcext:value-type="string">
            <text:p>A kitchen with wooden kitche nelements, black marble kitchen toop, a fridge, <text:s/>a microwave, a sink and a stove .</text:p>
          </table:table-cell>
          <table:table-cell office:value-type="string" calcext:value-type="string">
            <text:p>validation/k/kitchen/ADE_val_00001478.jpg</text:p>
          </table:table-cell>
          <table:table-cell table:formula="of:=HYPERLINK(&quot;https://jarvis.ling.uni-potsdam.de/clp-pmvss21-1/jupyter/user/alatif/view/data/ImageCorpora/ADE20K_2016_07_26/images/validation/k/kitchen/ADE_val_00001478.jpg&quot;)" office:value-type="string" office:string-value="https://jarvis.ling.uni-potsdam.de/clp-pmvss21-1/jupyter/user/alatif/view/data/ImageCorpora/ADE20K_2016_07_26/images/validation/k/kitchen/ADE_val_00001478.jpg" calcext:value-type="string">
            <text:p>https://jarvis.ling.uni-potsdam.de/clp-pmvss21-1/jupyter/user/alatif/view/data/ImageCorpora/ADE20K_2016_07_26/images/validation/k/kitchen/ADE_val_00001478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60" calcext:value-type="float">
            <text:p>6860</text:p>
          </table:table-cell>
          <table:table-cell office:value-type="string" calcext:value-type="string">
            <text:p>A dining room with a table with red four chairs, a garden with sunflowers to the left, and a sofa in the back of the room.</text:p>
          </table:table-cell>
          <table:table-cell office:value-type="string" calcext:value-type="string">
            <text:p>training/d/dining_room/ADE_train_00006860.jpg</text:p>
          </table:table-cell>
          <table:table-cell table:formula="of:=HYPERLINK(&quot;https://jarvis.ling.uni-potsdam.de/clp-pmvss21-1/jupyter/user/alatif/view/data/ImageCorpora/ADE20K_2016_07_26/images/training/d/dining_room/ADE_train_00006860.jpg&quot;)" office:value-type="string" office:string-value="https://jarvis.ling.uni-potsdam.de/clp-pmvss21-1/jupyter/user/alatif/view/data/ImageCorpora/ADE20K_2016_07_26/images/training/d/dining_room/ADE_train_00006860.jpg" calcext:value-type="string">
            <text:p>https://jarvis.ling.uni-potsdam.de/clp-pmvss21-1/jupyter/user/alatif/view/data/ImageCorpora/ADE20K_2016_07_26/images/training/d/dining_room/ADE_train_00006860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84" calcext:value-type="float">
            <text:p>7184</text:p>
          </table:table-cell>
          <table:table-cell office:value-type="string" calcext:value-type="string">
            <text:p>A dining table with a table in front of a shelf showcasing porcelain kitchenware.</text:p>
          </table:table-cell>
          <table:table-cell office:value-type="string" calcext:value-type="string">
            <text:p>training/d/dining_room/ADE_train_00007184.jpg</text:p>
          </table:table-cell>
          <table:table-cell table:formula="of:=HYPERLINK(&quot;https://jarvis.ling.uni-potsdam.de/clp-pmvss21-1/jupyter/user/alatif/view/data/ImageCorpora/ADE20K_2016_07_26/images/training/d/dining_room/ADE_train_00007184.jpg&quot;)" office:value-type="string" office:string-value="https://jarvis.ling.uni-potsdam.de/clp-pmvss21-1/jupyter/user/alatif/view/data/ImageCorpora/ADE20K_2016_07_26/images/training/d/dining_room/ADE_train_00007184.jpg" calcext:value-type="string">
            <text:p>https://jarvis.ling.uni-potsdam.de/clp-pmvss21-1/jupyter/user/alatif/view/data/ImageCorpora/ADE20K_2016_07_26/images/training/d/dining_room/ADE_train_00007184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761" calcext:value-type="float">
            <text:p>5761</text:p>
          </table:table-cell>
          <table:table-cell office:value-type="string" calcext:value-type="string">
            <text:p>A neatly organized man's closet with many suits, shoes and a chair in the middle.</text:p>
          </table:table-cell>
          <table:table-cell office:value-type="string" calcext:value-type="string">
            <text:p>training/c/closet/ADE_train_00005761.jpg</text:p>
          </table:table-cell>
          <table:table-cell table:formula="of:=HYPERLINK(&quot;https://jarvis.ling.uni-potsdam.de/clp-pmvss21-1/jupyter/user/alatif/view/data/ImageCorpora/ADE20K_2016_07_26/images/training/c/closet/ADE_train_00005761.jpg&quot;)" office:value-type="string" office:string-value="https://jarvis.ling.uni-potsdam.de/clp-pmvss21-1/jupyter/user/alatif/view/data/ImageCorpora/ADE20K_2016_07_26/images/training/c/closet/ADE_train_00005761.jpg" calcext:value-type="string">
            <text:p>https://jarvis.ling.uni-potsdam.de/clp-pmvss21-1/jupyter/user/alatif/view/data/ImageCorpora/ADE20K_2016_07_26/images/training/c/closet/ADE_train_00005761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A bathroom with a toilet and a sink to the left.</text:p>
          </table:table-cell>
          <table:table-cell office:value-type="string" calcext:value-type="string">
            <text:p>training/b/bathroom/ADE_train_00002647.jpg</text:p>
          </table:table-cell>
          <table:table-cell table:formula="of:=HYPERLINK(&quot;https://jarvis.ling.uni-potsdam.de/clp-pmvss21-1/jupyter/user/alatif/view/data/ImageCorpora/ADE20K_2016_07_26/images/training/b/bathroom/ADE_train_00002647.jpg&quot;)" office:value-type="string" office:string-value="https://jarvis.ling.uni-potsdam.de/clp-pmvss21-1/jupyter/user/alatif/view/data/ImageCorpora/ADE20K_2016_07_26/images/training/b/bathroom/ADE_train_00002647.jpg" calcext:value-type="string">
            <text:p>https://jarvis.ling.uni-potsdam.de/clp-pmvss21-1/jupyter/user/alatif/view/data/ImageCorpora/ADE20K_2016_07_26/images/training/b/bathroom/ADE_train_0000264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99" calcext:value-type="float">
            <text:p>9399</text:p>
          </table:table-cell>
          <table:table-cell office:value-type="string" calcext:value-type="string">
            <text:p>An empty room with a wooden desk with an an Apple monitor on top of it.</text:p>
          </table:table-cell>
          <table:table-cell office:value-type="string" calcext:value-type="string">
            <text:p>training/h/home_office/ADE_train_00009399.jpg</text:p>
          </table:table-cell>
          <table:table-cell table:formula="of:=HYPERLINK(&quot;https://jarvis.ling.uni-potsdam.de/clp-pmvss21-1/jupyter/user/alatif/view/data/ImageCorpora/ADE20K_2016_07_26/images/training/h/home_office/ADE_train_00009399.jpg&quot;)" office:value-type="string" office:string-value="https://jarvis.ling.uni-potsdam.de/clp-pmvss21-1/jupyter/user/alatif/view/data/ImageCorpora/ADE20K_2016_07_26/images/training/h/home_office/ADE_train_00009399.jpg" calcext:value-type="string">
            <text:p>https://jarvis.ling.uni-potsdam.de/clp-pmvss21-1/jupyter/user/alatif/view/data/ImageCorpora/ADE20K_2016_07_26/images/training/h/home_office/ADE_train_00009399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78" calcext:value-type="float">
            <text:p>11178</text:p>
          </table:table-cell>
          <table:table-cell office:value-type="string" calcext:value-type="string">
            <text:p>A living room with a sofa, a tiny tv and blue walls.</text:p>
          </table:table-cell>
          <table:table-cell office:value-type="string" calcext:value-type="string">
            <text:p>training/l/living_room/ADE_train_00011178.jpg</text:p>
          </table:table-cell>
          <table:table-cell table:formula="of:=HYPERLINK(&quot;https://jarvis.ling.uni-potsdam.de/clp-pmvss21-1/jupyter/user/alatif/view/data/ImageCorpora/ADE20K_2016_07_26/images/training/l/living_room/ADE_train_00011178.jpg&quot;)" office:value-type="string" office:string-value="https://jarvis.ling.uni-potsdam.de/clp-pmvss21-1/jupyter/user/alatif/view/data/ImageCorpora/ADE20K_2016_07_26/images/training/l/living_room/ADE_train_00011178.jpg" calcext:value-type="string">
            <text:p>https://jarvis.ling.uni-potsdam.de/clp-pmvss21-1/jupyter/user/alatif/view/data/ImageCorpora/ADE20K_2016_07_26/images/training/l/living_room/ADE_train_00011178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A living room with a beige couch with many pillows, a vase of tulips and a book on the glass table in front of it and yellow walls in the background.</text:p>
          </table:table-cell>
          <table:table-cell office:value-type="string" calcext:value-type="string">
            <text:p>training/l/living_room/ADE_train_00000679.jpg</text:p>
          </table:table-cell>
          <table:table-cell table:formula="of:=HYPERLINK(&quot;https://jarvis.ling.uni-potsdam.de/clp-pmvss21-1/jupyter/user/alatif/view/data/ImageCorpora/ADE20K_2016_07_26/images/training/l/living_room/ADE_train_00000679.jpg&quot;)" office:value-type="string" office:string-value="https://jarvis.ling.uni-potsdam.de/clp-pmvss21-1/jupyter/user/alatif/view/data/ImageCorpora/ADE20K_2016_07_26/images/training/l/living_room/ADE_train_00000679.jpg" calcext:value-type="string">
            <text:p>https://jarvis.ling.uni-potsdam.de/clp-pmvss21-1/jupyter/user/alatif/view/data/ImageCorpora/ADE20K_2016_07_26/images/training/l/living_room/ADE_train_00000679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506" calcext:value-type="float">
            <text:p>101506</text:p>
          </table:table-cell>
          <table:table-cell office:value-type="string" calcext:value-type="string">
            <text:p>A living room with a black sofa, a table with a canle in front of it and access to a french balcony.</text:p>
          </table:table-cell>
          <table:table-cell office:value-type="string" calcext:value-type="string">
            <text:p>validation/l/living_room/ADE_val_00001506.jpg</text:p>
          </table:table-cell>
          <table:table-cell table:formula="of:=HYPERLINK(&quot;https://jarvis.ling.uni-potsdam.de/clp-pmvss21-1/jupyter/user/alatif/view/data/ImageCorpora/ADE20K_2016_07_26/images/validation/l/living_room/ADE_val_00001506.jpg&quot;)" office:value-type="string" office:string-value="https://jarvis.ling.uni-potsdam.de/clp-pmvss21-1/jupyter/user/alatif/view/data/ImageCorpora/ADE20K_2016_07_26/images/validation/l/living_room/ADE_val_00001506.jpg" calcext:value-type="string">
            <text:p>https://jarvis.ling.uni-potsdam.de/clp-pmvss21-1/jupyter/user/alatif/view/data/ImageCorpora/ADE20K_2016_07_26/images/validation/l/living_room/ADE_val_00001506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 bathroom with a toilet and a garbage can next to it.</text:p>
          </table:table-cell>
          <table:table-cell office:value-type="string" calcext:value-type="string">
            <text:p>training/b/bathroom/ADE_train_00000071.jpg</text:p>
          </table:table-cell>
          <table:table-cell table:formula="of:=HYPERLINK(&quot;https://jarvis.ling.uni-potsdam.de/clp-pmvss21-1/jupyter/user/alatif/view/data/ImageCorpora/ADE20K_2016_07_26/images/training/b/bathroom/ADE_train_00000071.jpg&quot;)" office:value-type="string" office:string-value="https://jarvis.ling.uni-potsdam.de/clp-pmvss21-1/jupyter/user/alatif/view/data/ImageCorpora/ADE20K_2016_07_26/images/training/b/bathroom/ADE_train_00000071.jpg" calcext:value-type="string">
            <text:p>https://jarvis.ling.uni-potsdam.de/clp-pmvss21-1/jupyter/user/alatif/view/data/ImageCorpora/ADE20K_2016_07_26/images/training/b/bathroom/ADE_train_00000071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66" calcext:value-type="float">
            <text:p>10566</text:p>
          </table:table-cell>
          <table:table-cell office:value-type="string" calcext:value-type="string">
            <text:p>A kitchen with a stove and a yellow wall above it.</text:p>
          </table:table-cell>
          <table:table-cell office:value-type="string" calcext:value-type="string">
            <text:p>training/k/kitchen/ADE_train_00010566.jpg</text:p>
          </table:table-cell>
          <table:table-cell table:formula="of:=HYPERLINK(&quot;https://jarvis.ling.uni-potsdam.de/clp-pmvss21-1/jupyter/user/alatif/view/data/ImageCorpora/ADE20K_2016_07_26/images/training/k/kitchen/ADE_train_00010566.jpg&quot;)" office:value-type="string" office:string-value="https://jarvis.ling.uni-potsdam.de/clp-pmvss21-1/jupyter/user/alatif/view/data/ImageCorpora/ADE20K_2016_07_26/images/training/k/kitchen/ADE_train_00010566.jpg" calcext:value-type="string">
            <text:p>https://jarvis.ling.uni-potsdam.de/clp-pmvss21-1/jupyter/user/alatif/view/data/ImageCorpora/ADE20K_2016_07_26/images/training/k/kitchen/ADE_train_00010566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991" calcext:value-type="float">
            <text:p>14991</text:p>
          </table:table-cell>
          <table:table-cell office:value-type="string" calcext:value-type="string">
            <text:p>A pantry with a lot of shelves filled with jars, bottles and groceries.</text:p>
          </table:table-cell>
          <table:table-cell office:value-type="string" calcext:value-type="string">
            <text:p>training/p/pantry/ADE_train_00014991.jpg</text:p>
          </table:table-cell>
          <table:table-cell table:formula="of:=HYPERLINK(&quot;https://jarvis.ling.uni-potsdam.de/clp-pmvss21-1/jupyter/user/alatif/view/data/ImageCorpora/ADE20K_2016_07_26/images/training/p/pantry/ADE_train_00014991.jpg&quot;)" office:value-type="string" office:string-value="https://jarvis.ling.uni-potsdam.de/clp-pmvss21-1/jupyter/user/alatif/view/data/ImageCorpora/ADE20K_2016_07_26/images/training/p/pantry/ADE_train_00014991.jpg" calcext:value-type="string">
            <text:p>https://jarvis.ling.uni-potsdam.de/clp-pmvss21-1/jupyter/user/alatif/view/data/ImageCorpora/ADE20K_2016_07_26/images/training/p/pantry/ADE_train_00014991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11" calcext:value-type="float">
            <text:p>2811</text:p>
          </table:table-cell>
          <table:table-cell office:value-type="string" calcext:value-type="string">
            <text:p>A moden kitchen with a walk in shower cubicle, a sink, a toilet and a large mirror spanning across the wall.</text:p>
          </table:table-cell>
          <table:table-cell office:value-type="string" calcext:value-type="string">
            <text:p>training/b/bathroom/ADE_train_00002811.jpg</text:p>
          </table:table-cell>
          <table:table-cell table:formula="of:=HYPERLINK(&quot;https://jarvis.ling.uni-potsdam.de/clp-pmvss21-1/jupyter/user/alatif/view/data/ImageCorpora/ADE20K_2016_07_26/images/training/b/bathroom/ADE_train_00002811.jpg&quot;)" office:value-type="string" office:string-value="https://jarvis.ling.uni-potsdam.de/clp-pmvss21-1/jupyter/user/alatif/view/data/ImageCorpora/ADE20K_2016_07_26/images/training/b/bathroom/ADE_train_00002811.jpg" calcext:value-type="string">
            <text:p>https://jarvis.ling.uni-potsdam.de/clp-pmvss21-1/jupyter/user/alatif/view/data/ImageCorpora/ADE20K_2016_07_26/images/training/b/bathroom/ADE_train_00002811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98" calcext:value-type="float">
            <text:p>16798</text:p>
          </table:table-cell>
          <table:table-cell office:value-type="string" calcext:value-type="string">
            <text:p>A staircase in front of a door with wooden and ornamented glass elements.</text:p>
          </table:table-cell>
          <table:table-cell office:value-type="string" calcext:value-type="string">
            <text:p>training/s/staircase/ADE_train_00016798.jpg</text:p>
          </table:table-cell>
          <table:table-cell table:formula="of:=HYPERLINK(&quot;https://jarvis.ling.uni-potsdam.de/clp-pmvss21-1/jupyter/user/alatif/view/data/ImageCorpora/ADE20K_2016_07_26/images/training/s/staircase/ADE_train_00016798.jpg&quot;)" office:value-type="string" office:string-value="https://jarvis.ling.uni-potsdam.de/clp-pmvss21-1/jupyter/user/alatif/view/data/ImageCorpora/ADE20K_2016_07_26/images/training/s/staircase/ADE_train_00016798.jpg" calcext:value-type="string">
            <text:p>https://jarvis.ling.uni-potsdam.de/clp-pmvss21-1/jupyter/user/alatif/view/data/ImageCorpora/ADE20K_2016_07_26/images/training/s/staircase/ADE_train_00016798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159" calcext:value-type="float">
            <text:p>11159</text:p>
          </table:table-cell>
          <table:table-cell office:value-type="string" calcext:value-type="string">
            <text:p>A cozy living room with dim light, a sofa, a fireplace and a carpet.</text:p>
          </table:table-cell>
          <table:table-cell office:value-type="string" calcext:value-type="string">
            <text:p>training/l/living_room/ADE_train_00011159.jpg</text:p>
          </table:table-cell>
          <table:table-cell table:formula="of:=HYPERLINK(&quot;https://jarvis.ling.uni-potsdam.de/clp-pmvss21-1/jupyter/user/alatif/view/data/ImageCorpora/ADE20K_2016_07_26/images/training/l/living_room/ADE_train_00011159.jpg&quot;)" office:value-type="string" office:string-value="https://jarvis.ling.uni-potsdam.de/clp-pmvss21-1/jupyter/user/alatif/view/data/ImageCorpora/ADE20K_2016_07_26/images/training/l/living_room/ADE_train_00011159.jpg" calcext:value-type="string">
            <text:p>https://jarvis.ling.uni-potsdam.de/clp-pmvss21-1/jupyter/user/alatif/view/data/ImageCorpora/ADE20K_2016_07_26/images/training/l/living_room/ADE_train_00011159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52" calcext:value-type="float">
            <text:p>20052</text:p>
          </table:table-cell>
          <table:table-cell office:value-type="string" calcext:value-type="string">
            <text:p>A wine cellar with many large wooden barrels.</text:p>
          </table:table-cell>
          <table:table-cell office:value-type="string" calcext:value-type="string">
            <text:p>training/w/wine_cellar/barrel_storage/ADE_train_00020052.jpg</text:p>
          </table:table-cell>
          <table:table-cell table:formula="of:=HYPERLINK(&quot;https://jarvis.ling.uni-potsdam.de/clp-pmvss21-1/jupyter/user/alatif/view/data/ImageCorpora/ADE20K_2016_07_26/images/training/w/wine_cellar/barrel_storage/ADE_train_00020052.jpg&quot;)" office:value-type="string" office:string-value="https://jarvis.ling.uni-potsdam.de/clp-pmvss21-1/jupyter/user/alatif/view/data/ImageCorpora/ADE20K_2016_07_26/images/training/w/wine_cellar/barrel_storage/ADE_train_00020052.jpg" calcext:value-type="string">
            <text:p>https://jarvis.ling.uni-potsdam.de/clp-pmvss21-1/jupyter/user/alatif/view/data/ImageCorpora/ADE20K_2016_07_26/images/training/w/wine_cellar/barrel_storage/ADE_train_00020052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A bedroom with a bed with red bed sheets and two pillows with green pillowcases with a yellow wall in the background.</text:p>
          </table:table-cell>
          <table:table-cell office:value-type="string" calcext:value-type="string">
            <text:p>training/b/bedroom/ADE_train_00003220.jpg</text:p>
          </table:table-cell>
          <table:table-cell table:formula="of:=HYPERLINK(&quot;https://jarvis.ling.uni-potsdam.de/clp-pmvss21-1/jupyter/user/alatif/view/data/ImageCorpora/ADE20K_2016_07_26/images/training/b/bedroom/ADE_train_00003220.jpg&quot;)" office:value-type="string" office:string-value="https://jarvis.ling.uni-potsdam.de/clp-pmvss21-1/jupyter/user/alatif/view/data/ImageCorpora/ADE20K_2016_07_26/images/training/b/bedroom/ADE_train_00003220.jpg" calcext:value-type="string">
            <text:p>https://jarvis.ling.uni-potsdam.de/clp-pmvss21-1/jupyter/user/alatif/view/data/ImageCorpora/ADE20K_2016_07_26/images/training/b/bedroom/ADE_train_00003220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77" calcext:value-type="float">
            <text:p>11177</text:p>
          </table:table-cell>
          <table:table-cell office:value-type="string" calcext:value-type="string">
            <text:p>A living room with two sofas and a small television.</text:p>
          </table:table-cell>
          <table:table-cell office:value-type="string" calcext:value-type="string">
            <text:p>training/l/living_room/ADE_train_00011177.jpg</text:p>
          </table:table-cell>
          <table:table-cell table:formula="of:=HYPERLINK(&quot;https://jarvis.ling.uni-potsdam.de/clp-pmvss21-1/jupyter/user/alatif/view/data/ImageCorpora/ADE20K_2016_07_26/images/training/l/living_room/ADE_train_00011177.jpg&quot;)" office:value-type="string" office:string-value="https://jarvis.ling.uni-potsdam.de/clp-pmvss21-1/jupyter/user/alatif/view/data/ImageCorpora/ADE20K_2016_07_26/images/training/l/living_room/ADE_train_00011177.jpg" calcext:value-type="string">
            <text:p>https://jarvis.ling.uni-potsdam.de/clp-pmvss21-1/jupyter/user/alatif/view/data/ImageCorpora/ADE20K_2016_07_26/images/training/l/living_room/ADE_train_00011177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A bathroom with a sink and a mirror above it.</text:p>
          </table:table-cell>
          <table:table-cell office:value-type="string" calcext:value-type="string">
            <text:p>training/b/bathroom/ADE_train_00002877.jpg</text:p>
          </table:table-cell>
          <table:table-cell table:formula="of:=HYPERLINK(&quot;https://jarvis.ling.uni-potsdam.de/clp-pmvss21-1/jupyter/user/alatif/view/data/ImageCorpora/ADE20K_2016_07_26/images/training/b/bathroom/ADE_train_00002877.jpg&quot;)" office:value-type="string" office:string-value="https://jarvis.ling.uni-potsdam.de/clp-pmvss21-1/jupyter/user/alatif/view/data/ImageCorpora/ADE20K_2016_07_26/images/training/b/bathroom/ADE_train_00002877.jpg" calcext:value-type="string">
            <text:p>https://jarvis.ling.uni-potsdam.de/clp-pmvss21-1/jupyter/user/alatif/view/data/ImageCorpora/ADE20K_2016_07_26/images/training/b/bathroom/ADE_train_00002877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247" calcext:value-type="float">
            <text:p>10247</text:p>
          </table:table-cell>
          <table:table-cell office:value-type="string" calcext:value-type="string">
            <text:p>An empty kitchen with exposed brick, a wooden kitchen island, and a metal stove and an oven.</text:p>
          </table:table-cell>
          <table:table-cell office:value-type="string" calcext:value-type="string">
            <text:p>training/k/kitchen/ADE_train_00010247.jpg</text:p>
          </table:table-cell>
          <table:table-cell table:formula="of:=HYPERLINK(&quot;https://jarvis.ling.uni-potsdam.de/clp-pmvss21-1/jupyter/user/alatif/view/data/ImageCorpora/ADE20K_2016_07_26/images/training/k/kitchen/ADE_train_00010247.jpg&quot;)" office:value-type="string" office:string-value="https://jarvis.ling.uni-potsdam.de/clp-pmvss21-1/jupyter/user/alatif/view/data/ImageCorpora/ADE20K_2016_07_26/images/training/k/kitchen/ADE_train_00010247.jpg" calcext:value-type="string">
            <text:p>https://jarvis.ling.uni-potsdam.de/clp-pmvss21-1/jupyter/user/alatif/view/data/ImageCorpora/ADE20K_2016_07_26/images/training/k/kitchen/ADE_train_00010247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A room with dining tables, chandeliers and floors covered in red carpet.</text:p>
          </table:table-cell>
          <table:table-cell office:value-type="string" calcext:value-type="string">
            <text:p>training/d/dining_room/ADE_train_00007210.jpg</text:p>
          </table:table-cell>
          <table:table-cell table:formula="of:=HYPERLINK(&quot;https://jarvis.ling.uni-potsdam.de/clp-pmvss21-1/jupyter/user/alatif/view/data/ImageCorpora/ADE20K_2016_07_26/images/training/d/dining_room/ADE_train_00007210.jpg&quot;)" office:value-type="string" office:string-value="https://jarvis.ling.uni-potsdam.de/clp-pmvss21-1/jupyter/user/alatif/view/data/ImageCorpora/ADE20K_2016_07_26/images/training/d/dining_room/ADE_train_00007210.jpg" calcext:value-type="string">
            <text:p>https://jarvis.ling.uni-potsdam.de/clp-pmvss21-1/jupyter/user/alatif/view/data/ImageCorpora/ADE20K_2016_07_26/images/training/d/dining_room/ADE_train_00007210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A living room with two green sofas, another yellowish sofa, a fireplace and a window.</text:p>
          </table:table-cell>
          <table:table-cell office:value-type="string" calcext:value-type="string">
            <text:p>training/l/living_room/ADE_train_00000653.jpg</text:p>
          </table:table-cell>
          <table:table-cell table:formula="of:=HYPERLINK(&quot;https://jarvis.ling.uni-potsdam.de/clp-pmvss21-1/jupyter/user/alatif/view/data/ImageCorpora/ADE20K_2016_07_26/images/training/l/living_room/ADE_train_00000653.jpg&quot;)" office:value-type="string" office:string-value="https://jarvis.ling.uni-potsdam.de/clp-pmvss21-1/jupyter/user/alatif/view/data/ImageCorpora/ADE20K_2016_07_26/images/training/l/living_room/ADE_train_00000653.jpg" calcext:value-type="string">
            <text:p>https://jarvis.ling.uni-potsdam.de/clp-pmvss21-1/jupyter/user/alatif/view/data/ImageCorpora/ADE20K_2016_07_26/images/training/l/living_room/ADE_train_00000653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A bedroom with a bed, four lamps and a red sofa chair.</text:p>
          </table:table-cell>
          <table:table-cell office:value-type="string" calcext:value-type="string">
            <text:p>training/b/bedroom/ADE_train_00003337.jpg</text:p>
          </table:table-cell>
          <table:table-cell table:formula="of:=HYPERLINK(&quot;https://jarvis.ling.uni-potsdam.de/clp-pmvss21-1/jupyter/user/alatif/view/data/ImageCorpora/ADE20K_2016_07_26/images/training/b/bedroom/ADE_train_00003337.jpg&quot;)" office:value-type="string" office:string-value="https://jarvis.ling.uni-potsdam.de/clp-pmvss21-1/jupyter/user/alatif/view/data/ImageCorpora/ADE20K_2016_07_26/images/training/b/bedroom/ADE_train_00003337.jpg" calcext:value-type="string">
            <text:p>https://jarvis.ling.uni-potsdam.de/clp-pmvss21-1/jupyter/user/alatif/view/data/ImageCorpora/ADE20K_2016_07_26/images/training/b/bedroom/ADE_train_00003337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43" calcext:value-type="float">
            <text:p>11243</text:p>
          </table:table-cell>
          <table:table-cell office:value-type="string" calcext:value-type="string">
            <text:p>An open living room with wooden furniture in white and earthy tones with a body of water in the background.</text:p>
          </table:table-cell>
          <table:table-cell office:value-type="string" calcext:value-type="string">
            <text:p>training/l/living_room/ADE_train_00011243.jpg</text:p>
          </table:table-cell>
          <table:table-cell table:formula="of:=HYPERLINK(&quot;https://jarvis.ling.uni-potsdam.de/clp-pmvss21-1/jupyter/user/alatif/view/data/ImageCorpora/ADE20K_2016_07_26/images/training/l/living_room/ADE_train_00011243.jpg&quot;)" office:value-type="string" office:string-value="https://jarvis.ling.uni-potsdam.de/clp-pmvss21-1/jupyter/user/alatif/view/data/ImageCorpora/ADE20K_2016_07_26/images/training/l/living_room/ADE_train_00011243.jpg" calcext:value-type="string">
            <text:p>https://jarvis.ling.uni-potsdam.de/clp-pmvss21-1/jupyter/user/alatif/view/data/ImageCorpora/ADE20K_2016_07_26/images/training/l/living_room/ADE_train_00011243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A bathroom with a shower, bath tub and two sinks.</text:p>
          </table:table-cell>
          <table:table-cell office:value-type="string" calcext:value-type="string">
            <text:p>training/b/bathroom/ADE_train_00002725.jpg</text:p>
          </table:table-cell>
          <table:table-cell table:formula="of:=HYPERLINK(&quot;https://jarvis.ling.uni-potsdam.de/clp-pmvss21-1/jupyter/user/alatif/view/data/ImageCorpora/ADE20K_2016_07_26/images/training/b/bathroom/ADE_train_00002725.jpg&quot;)" office:value-type="string" office:string-value="https://jarvis.ling.uni-potsdam.de/clp-pmvss21-1/jupyter/user/alatif/view/data/ImageCorpora/ADE20K_2016_07_26/images/training/b/bathroom/ADE_train_00002725.jpg" calcext:value-type="string">
            <text:p>https://jarvis.ling.uni-potsdam.de/clp-pmvss21-1/jupyter/user/alatif/view/data/ImageCorpora/ADE20K_2016_07_26/images/training/b/bathroom/ADE_train_00002725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454" calcext:value-type="float">
            <text:p>10454</text:p>
          </table:table-cell>
          <table:table-cell office:value-type="string" calcext:value-type="string">
            <text:p>A kitchen with white cabinets, baskets filled with fruits and vegatablets and a shopping bag filled with groceries sitting on top of the counter next to the sink.</text:p>
          </table:table-cell>
          <table:table-cell office:value-type="string" calcext:value-type="string">
            <text:p>training/k/kitchen/ADE_train_00010454.jpg</text:p>
          </table:table-cell>
          <table:table-cell table:formula="of:=HYPERLINK(&quot;https://jarvis.ling.uni-potsdam.de/clp-pmvss21-1/jupyter/user/alatif/view/data/ImageCorpora/ADE20K_2016_07_26/images/training/k/kitchen/ADE_train_00010454.jpg&quot;)" office:value-type="string" office:string-value="https://jarvis.ling.uni-potsdam.de/clp-pmvss21-1/jupyter/user/alatif/view/data/ImageCorpora/ADE20K_2016_07_26/images/training/k/kitchen/ADE_train_00010454.jpg" calcext:value-type="string">
            <text:p>https://jarvis.ling.uni-potsdam.de/clp-pmvss21-1/jupyter/user/alatif/view/data/ImageCorpora/ADE20K_2016_07_26/images/training/k/kitchen/ADE_train_00010454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151" calcext:value-type="float">
            <text:p>15151</text:p>
          </table:table-cell>
          <table:table-cell office:value-type="string" calcext:value-type="string">
            <text:p>A baroque looking room with crystal chandelliers, everything covered in ornaments and many paintings.</text:p>
          </table:table-cell>
          <table:table-cell office:value-type="string" calcext:value-type="string">
            <text:p>training/p/parlor/ADE_train_00015151.jpg</text:p>
          </table:table-cell>
          <table:table-cell table:formula="of:=HYPERLINK(&quot;https://jarvis.ling.uni-potsdam.de/clp-pmvss21-1/jupyter/user/alatif/view/data/ImageCorpora/ADE20K_2016_07_26/images/training/p/parlor/ADE_train_00015151.jpg&quot;)" office:value-type="string" office:string-value="https://jarvis.ling.uni-potsdam.de/clp-pmvss21-1/jupyter/user/alatif/view/data/ImageCorpora/ADE20K_2016_07_26/images/training/p/parlor/ADE_train_00015151.jpg" calcext:value-type="string">
            <text:p>https://jarvis.ling.uni-potsdam.de/clp-pmvss21-1/jupyter/user/alatif/view/data/ImageCorpora/ADE20K_2016_07_26/images/training/p/parlor/ADE_train_00015151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95" calcext:value-type="float">
            <text:p>7095</text:p>
          </table:table-cell>
          <table:table-cell office:value-type="string" calcext:value-type="string">
            <text:p>A dining room with a table and four chairs with patternet covers, a painting to the left, a plant to the right and windows in the back.</text:p>
          </table:table-cell>
          <table:table-cell office:value-type="string" calcext:value-type="string">
            <text:p>training/d/dining_room/ADE_train_00007095.jpg</text:p>
          </table:table-cell>
          <table:table-cell table:formula="of:=HYPERLINK(&quot;https://jarvis.ling.uni-potsdam.de/clp-pmvss21-1/jupyter/user/alatif/view/data/ImageCorpora/ADE20K_2016_07_26/images/training/d/dining_room/ADE_train_00007095.jpg&quot;)" office:value-type="string" office:string-value="https://jarvis.ling.uni-potsdam.de/clp-pmvss21-1/jupyter/user/alatif/view/data/ImageCorpora/ADE20K_2016_07_26/images/training/d/dining_room/ADE_train_00007095.jpg" calcext:value-type="string">
            <text:p>https://jarvis.ling.uni-potsdam.de/clp-pmvss21-1/jupyter/user/alatif/view/data/ImageCorpora/ADE20K_2016_07_26/images/training/d/dining_room/ADE_train_00007095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426" calcext:value-type="float">
            <text:p>10426</text:p>
          </table:table-cell>
          <table:table-cell office:value-type="string" calcext:value-type="string">
            <text:p>A large room consisting of a kitchen that's connected to a dining room , with tiled floors and a fluffy carpet.</text:p>
          </table:table-cell>
          <table:table-cell office:value-type="string" calcext:value-type="string">
            <text:p>training/k/kitchen/ADE_train_00010426.jpg</text:p>
          </table:table-cell>
          <table:table-cell table:formula="of:=HYPERLINK(&quot;https://jarvis.ling.uni-potsdam.de/clp-pmvss21-1/jupyter/user/alatif/view/data/ImageCorpora/ADE20K_2016_07_26/images/training/k/kitchen/ADE_train_00010426.jpg&quot;)" office:value-type="string" office:string-value="https://jarvis.ling.uni-potsdam.de/clp-pmvss21-1/jupyter/user/alatif/view/data/ImageCorpora/ADE20K_2016_07_26/images/training/k/kitchen/ADE_train_00010426.jpg" calcext:value-type="string">
            <text:p>https://jarvis.ling.uni-potsdam.de/clp-pmvss21-1/jupyter/user/alatif/view/data/ImageCorpora/ADE20K_2016_07_26/images/training/k/kitchen/ADE_train_00010426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A bathroom with a toilet and a sink with blue tiles and walls.</text:p>
          </table:table-cell>
          <table:table-cell office:value-type="string" calcext:value-type="string">
            <text:p>training/b/bathroom/ADE_train_00002882.jpg</text:p>
          </table:table-cell>
          <table:table-cell table:formula="of:=HYPERLINK(&quot;https://jarvis.ling.uni-potsdam.de/clp-pmvss21-1/jupyter/user/alatif/view/data/ImageCorpora/ADE20K_2016_07_26/images/training/b/bathroom/ADE_train_00002882.jpg&quot;)" office:value-type="string" office:string-value="https://jarvis.ling.uni-potsdam.de/clp-pmvss21-1/jupyter/user/alatif/view/data/ImageCorpora/ADE20K_2016_07_26/images/training/b/bathroom/ADE_train_00002882.jpg" calcext:value-type="string">
            <text:p>https://jarvis.ling.uni-potsdam.de/clp-pmvss21-1/jupyter/user/alatif/view/data/ImageCorpora/ADE20K_2016_07_26/images/training/b/bathroom/ADE_train_00002882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12" calcext:value-type="float">
            <text:p>7012</text:p>
          </table:table-cell>
          <table:table-cell office:value-type="string" calcext:value-type="string">
            <text:p>A dining room with a table for six with a big fan hung on the wall behind the table.</text:p>
          </table:table-cell>
          <table:table-cell office:value-type="string" calcext:value-type="string">
            <text:p>training/d/dining_room/ADE_train_00007012.jpg</text:p>
          </table:table-cell>
          <table:table-cell table:formula="of:=HYPERLINK(&quot;https://jarvis.ling.uni-potsdam.de/clp-pmvss21-1/jupyter/user/alatif/view/data/ImageCorpora/ADE20K_2016_07_26/images/training/d/dining_room/ADE_train_00007012.jpg&quot;)" office:value-type="string" office:string-value="https://jarvis.ling.uni-potsdam.de/clp-pmvss21-1/jupyter/user/alatif/view/data/ImageCorpora/ADE20K_2016_07_26/images/training/d/dining_room/ADE_train_00007012.jpg" calcext:value-type="string">
            <text:p>https://jarvis.ling.uni-potsdam.de/clp-pmvss21-1/jupyter/user/alatif/view/data/ImageCorpora/ADE20K_2016_07_26/images/training/d/dining_room/ADE_train_00007012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421" calcext:value-type="float">
            <text:p>101421</text:p>
          </table:table-cell>
          <table:table-cell office:value-type="string" calcext:value-type="string">
            <text:p>A desk with two monitors, a computer keyboard and a wireless computer mouse.</text:p>
          </table:table-cell>
          <table:table-cell office:value-type="string" calcext:value-type="string">
            <text:p>validation/h/home_office/ADE_val_00001421.jpg</text:p>
          </table:table-cell>
          <table:table-cell table:formula="of:=HYPERLINK(&quot;https://jarvis.ling.uni-potsdam.de/clp-pmvss21-1/jupyter/user/alatif/view/data/ImageCorpora/ADE20K_2016_07_26/images/validation/h/home_office/ADE_val_00001421.jpg&quot;)" office:value-type="string" office:string-value="https://jarvis.ling.uni-potsdam.de/clp-pmvss21-1/jupyter/user/alatif/view/data/ImageCorpora/ADE20K_2016_07_26/images/validation/h/home_office/ADE_val_00001421.jpg" calcext:value-type="string">
            <text:p>https://jarvis.ling.uni-potsdam.de/clp-pmvss21-1/jupyter/user/alatif/view/data/ImageCorpora/ADE20K_2016_07_26/images/validation/h/home_office/ADE_val_00001421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A bathroom with a sink, toilet and a shower.</text:p>
          </table:table-cell>
          <table:table-cell office:value-type="string" calcext:value-type="string">
            <text:p>training/b/bathroom/ADE_train_00002886.jpg</text:p>
          </table:table-cell>
          <table:table-cell table:formula="of:=HYPERLINK(&quot;https://jarvis.ling.uni-potsdam.de/clp-pmvss21-1/jupyter/user/alatif/view/data/ImageCorpora/ADE20K_2016_07_26/images/training/b/bathroom/ADE_train_00002886.jpg&quot;)" office:value-type="string" office:string-value="https://jarvis.ling.uni-potsdam.de/clp-pmvss21-1/jupyter/user/alatif/view/data/ImageCorpora/ADE20K_2016_07_26/images/training/b/bathroom/ADE_train_00002886.jpg" calcext:value-type="string">
            <text:p>https://jarvis.ling.uni-potsdam.de/clp-pmvss21-1/jupyter/user/alatif/view/data/ImageCorpora/ADE20K_2016_07_26/images/training/b/bathroom/ADE_train_00002886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33" calcext:value-type="float">
            <text:p>11333</text:p>
          </table:table-cell>
          <table:table-cell office:value-type="string" calcext:value-type="string">
            <text:p>A living room with exposed bricks, blue leather furniture, a flat screen TV and a fireplace.</text:p>
          </table:table-cell>
          <table:table-cell office:value-type="string" calcext:value-type="string">
            <text:p>training/l/living_room/ADE_train_00011333.jpg</text:p>
          </table:table-cell>
          <table:table-cell table:formula="of:=HYPERLINK(&quot;https://jarvis.ling.uni-potsdam.de/clp-pmvss21-1/jupyter/user/alatif/view/data/ImageCorpora/ADE20K_2016_07_26/images/training/l/living_room/ADE_train_00011333.jpg&quot;)" office:value-type="string" office:string-value="https://jarvis.ling.uni-potsdam.de/clp-pmvss21-1/jupyter/user/alatif/view/data/ImageCorpora/ADE20K_2016_07_26/images/training/l/living_room/ADE_train_00011333.jpg" calcext:value-type="string">
            <text:p>https://jarvis.ling.uni-potsdam.de/clp-pmvss21-1/jupyter/user/alatif/view/data/ImageCorpora/ADE20K_2016_07_26/images/training/l/living_room/ADE_train_00011333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89" calcext:value-type="float">
            <text:p>7189</text:p>
          </table:table-cell>
          <table:table-cell office:value-type="string" calcext:value-type="string">
            <text:p>A dining room with a dining table and two chairs and structural elements painted in a muted lime green hue.</text:p>
          </table:table-cell>
          <table:table-cell office:value-type="string" calcext:value-type="string">
            <text:p>training/d/dining_room/ADE_train_00007189.jpg</text:p>
          </table:table-cell>
          <table:table-cell table:formula="of:=HYPERLINK(&quot;https://jarvis.ling.uni-potsdam.de/clp-pmvss21-1/jupyter/user/alatif/view/data/ImageCorpora/ADE20K_2016_07_26/images/training/d/dining_room/ADE_train_00007189.jpg&quot;)" office:value-type="string" office:string-value="https://jarvis.ling.uni-potsdam.de/clp-pmvss21-1/jupyter/user/alatif/view/data/ImageCorpora/ADE20K_2016_07_26/images/training/d/dining_room/ADE_train_00007189.jpg" calcext:value-type="string">
            <text:p>https://jarvis.ling.uni-potsdam.de/clp-pmvss21-1/jupyter/user/alatif/view/data/ImageCorpora/ADE20K_2016_07_26/images/training/d/dining_room/ADE_train_00007189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62" calcext:value-type="float">
            <text:p>20062</text:p>
          </table:table-cell>
          <table:table-cell office:value-type="string" calcext:value-type="string">
            <text:p>A wine cellar with a lot of wine bottles and a barrel to the right side.</text:p>
          </table:table-cell>
          <table:table-cell office:value-type="string" calcext:value-type="string">
            <text:p>training/w/wine_cellar/bottle_storage/ADE_train_00020062.jpg</text:p>
          </table:table-cell>
          <table:table-cell table:formula="of:=HYPERLINK(&quot;https://jarvis.ling.uni-potsdam.de/clp-pmvss21-1/jupyter/user/alatif/view/data/ImageCorpora/ADE20K_2016_07_26/images/training/w/wine_cellar/bottle_storage/ADE_train_00020062.jpg&quot;)" office:value-type="string" office:string-value="https://jarvis.ling.uni-potsdam.de/clp-pmvss21-1/jupyter/user/alatif/view/data/ImageCorpora/ADE20K_2016_07_26/images/training/w/wine_cellar/bottle_storage/ADE_train_00020062.jpg" calcext:value-type="string">
            <text:p>https://jarvis.ling.uni-potsdam.de/clp-pmvss21-1/jupyter/user/alatif/view/data/ImageCorpora/ADE20K_2016_07_26/images/training/w/wine_cellar/bottle_storage/ADE_train_00020062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722" calcext:value-type="float">
            <text:p>10722</text:p>
          </table:table-cell>
          <table:table-cell office:value-type="string" calcext:value-type="string">
            <text:p>A kitchen with many windows and wooden kitchen elements with two sinks.</text:p>
          </table:table-cell>
          <table:table-cell office:value-type="string" calcext:value-type="string">
            <text:p>training/k/kitchen/ADE_train_00010722.jpg</text:p>
          </table:table-cell>
          <table:table-cell table:formula="of:=HYPERLINK(&quot;https://jarvis.ling.uni-potsdam.de/clp-pmvss21-1/jupyter/user/alatif/view/data/ImageCorpora/ADE20K_2016_07_26/images/training/k/kitchen/ADE_train_00010722.jpg&quot;)" office:value-type="string" office:string-value="https://jarvis.ling.uni-potsdam.de/clp-pmvss21-1/jupyter/user/alatif/view/data/ImageCorpora/ADE20K_2016_07_26/images/training/k/kitchen/ADE_train_00010722.jpg" calcext:value-type="string">
            <text:p>https://jarvis.ling.uni-potsdam.de/clp-pmvss21-1/jupyter/user/alatif/view/data/ImageCorpora/ADE20K_2016_07_26/images/training/k/kitchen/ADE_train_00010722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n empty minimalistic kitchen with a stove and a sink.</text:p>
          </table:table-cell>
          <table:table-cell office:value-type="string" calcext:value-type="string">
            <text:p>training/k/kitchen/ADE_train_00000637.jpg</text:p>
          </table:table-cell>
          <table:table-cell table:formula="of:=HYPERLINK(&quot;https://jarvis.ling.uni-potsdam.de/clp-pmvss21-1/jupyter/user/alatif/view/data/ImageCorpora/ADE20K_2016_07_26/images/training/k/kitchen/ADE_train_00000637.jpg&quot;)" office:value-type="string" office:string-value="https://jarvis.ling.uni-potsdam.de/clp-pmvss21-1/jupyter/user/alatif/view/data/ImageCorpora/ADE20K_2016_07_26/images/training/k/kitchen/ADE_train_00000637.jpg" calcext:value-type="string">
            <text:p>https://jarvis.ling.uni-potsdam.de/clp-pmvss21-1/jupyter/user/alatif/view/data/ImageCorpora/ADE20K_2016_07_26/images/training/k/kitchen/ADE_train_00000637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 brightly lit bathroom tiled in marble with a bathtub, sink and white walls.</text:p>
          </table:table-cell>
          <table:table-cell office:value-type="string" calcext:value-type="string">
            <text:p>training/b/bathroom/ADE_train_00000091.jpg</text:p>
          </table:table-cell>
          <table:table-cell table:formula="of:=HYPERLINK(&quot;https://jarvis.ling.uni-potsdam.de/clp-pmvss21-1/jupyter/user/alatif/view/data/ImageCorpora/ADE20K_2016_07_26/images/training/b/bathroom/ADE_train_00000091.jpg&quot;)" office:value-type="string" office:string-value="https://jarvis.ling.uni-potsdam.de/clp-pmvss21-1/jupyter/user/alatif/view/data/ImageCorpora/ADE20K_2016_07_26/images/training/b/bathroom/ADE_train_00000091.jpg" calcext:value-type="string">
            <text:p>https://jarvis.ling.uni-potsdam.de/clp-pmvss21-1/jupyter/user/alatif/view/data/ImageCorpora/ADE20K_2016_07_26/images/training/b/bathroom/ADE_train_00000091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An empty basement with a concrete structure and exposed elements.</text:p>
          </table:table-cell>
          <table:table-cell office:value-type="string" calcext:value-type="string">
            <text:p>training/b/basement/ADE_train_00002489.jpg</text:p>
          </table:table-cell>
          <table:table-cell table:formula="of:=HYPERLINK(&quot;https://jarvis.ling.uni-potsdam.de/clp-pmvss21-1/jupyter/user/alatif/view/data/ImageCorpora/ADE20K_2016_07_26/images/training/b/basement/ADE_train_00002489.jpg&quot;)" office:value-type="string" office:string-value="https://jarvis.ling.uni-potsdam.de/clp-pmvss21-1/jupyter/user/alatif/view/data/ImageCorpora/ADE20K_2016_07_26/images/training/b/basement/ADE_train_00002489.jpg" calcext:value-type="string">
            <text:p>https://jarvis.ling.uni-potsdam.de/clp-pmvss21-1/jupyter/user/alatif/view/data/ImageCorpora/ADE20K_2016_07_26/images/training/b/basement/ADE_train_00002489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373" calcext:value-type="float">
            <text:p>100373</text:p>
          </table:table-cell>
          <table:table-cell office:value-type="string" calcext:value-type="string">
            <text:p>A game room with a table tennis table, vending machine, couches and a tv.</text:p>
          </table:table-cell>
          <table:table-cell office:value-type="string" calcext:value-type="string">
            <text:p>validation/g/game_room/ADE_val_00000373.jpg</text:p>
          </table:table-cell>
          <table:table-cell table:formula="of:=HYPERLINK(&quot;https://jarvis.ling.uni-potsdam.de/clp-pmvss21-1/jupyter/user/alatif/view/data/ImageCorpora/ADE20K_2016_07_26/images/validation/g/game_room/ADE_val_00000373.jpg&quot;)" office:value-type="string" office:string-value="https://jarvis.ling.uni-potsdam.de/clp-pmvss21-1/jupyter/user/alatif/view/data/ImageCorpora/ADE20K_2016_07_26/images/validation/g/game_room/ADE_val_00000373.jpg" calcext:value-type="string">
            <text:p>https://jarvis.ling.uni-potsdam.de/clp-pmvss21-1/jupyter/user/alatif/view/data/ImageCorpora/ADE20K_2016_07_26/images/validation/g/game_room/ADE_val_00000373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89" calcext:value-type="float">
            <text:p>2989</text:p>
          </table:table-cell>
          <table:table-cell office:value-type="string" calcext:value-type="string">
            <text:p>A modern looking bathroom in an attic room with black striped walls and a toilet.</text:p>
          </table:table-cell>
          <table:table-cell office:value-type="string" calcext:value-type="string">
            <text:p>training/b/bathroom/ADE_train_00002989.jpg</text:p>
          </table:table-cell>
          <table:table-cell table:formula="of:=HYPERLINK(&quot;https://jarvis.ling.uni-potsdam.de/clp-pmvss21-1/jupyter/user/alatif/view/data/ImageCorpora/ADE20K_2016_07_26/images/training/b/bathroom/ADE_train_00002989.jpg&quot;)" office:value-type="string" office:string-value="https://jarvis.ling.uni-potsdam.de/clp-pmvss21-1/jupyter/user/alatif/view/data/ImageCorpora/ADE20K_2016_07_26/images/training/b/bathroom/ADE_train_00002989.jpg" calcext:value-type="string">
            <text:p>https://jarvis.ling.uni-potsdam.de/clp-pmvss21-1/jupyter/user/alatif/view/data/ImageCorpora/ADE20K_2016_07_26/images/training/b/bathroom/ADE_train_00002989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76" calcext:value-type="float">
            <text:p>15776</text:p>
          </table:table-cell>
          <table:table-cell office:value-type="string" calcext:value-type="string">
            <text:p>A recreational room with a pool, table tennis, table football and air hockey.</text:p>
          </table:table-cell>
          <table:table-cell office:value-type="string" calcext:value-type="string">
            <text:p>training/r/recreation_room/ADE_train_00015776.jpg</text:p>
          </table:table-cell>
          <table:table-cell table:formula="of:=HYPERLINK(&quot;https://jarvis.ling.uni-potsdam.de/clp-pmvss21-1/jupyter/user/alatif/view/data/ImageCorpora/ADE20K_2016_07_26/images/training/r/recreation_room/ADE_train_00015776.jpg&quot;)" office:value-type="string" office:string-value="https://jarvis.ling.uni-potsdam.de/clp-pmvss21-1/jupyter/user/alatif/view/data/ImageCorpora/ADE20K_2016_07_26/images/training/r/recreation_room/ADE_train_00015776.jpg" calcext:value-type="string">
            <text:p>https://jarvis.ling.uni-potsdam.de/clp-pmvss21-1/jupyter/user/alatif/view/data/ImageCorpora/ADE20K_2016_07_26/images/training/r/recreation_room/ADE_train_00015776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A living room with green walls, white couch, a table with a fruit basked, books, flat screen tv and a painting.</text:p>
          </table:table-cell>
          <table:table-cell office:value-type="string" calcext:value-type="string">
            <text:p>training/l/living_room/ADE_train_00000877.jpg</text:p>
          </table:table-cell>
          <table:table-cell table:formula="of:=HYPERLINK(&quot;https://jarvis.ling.uni-potsdam.de/clp-pmvss21-1/jupyter/user/alatif/view/data/ImageCorpora/ADE20K_2016_07_26/images/training/l/living_room/ADE_train_00000877.jpg&quot;)" office:value-type="string" office:string-value="https://jarvis.ling.uni-potsdam.de/clp-pmvss21-1/jupyter/user/alatif/view/data/ImageCorpora/ADE20K_2016_07_26/images/training/l/living_room/ADE_train_00000877.jpg" calcext:value-type="string">
            <text:p>https://jarvis.ling.uni-potsdam.de/clp-pmvss21-1/jupyter/user/alatif/view/data/ImageCorpora/ADE20K_2016_07_26/images/training/l/living_room/ADE_train_00000877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401" calcext:value-type="float">
            <text:p>9401</text:p>
          </table:table-cell>
          <table:table-cell office:value-type="string" calcext:value-type="string">
            <text:p>A home office with wooden furniture, computer equipment and an ornamental carpet.</text:p>
          </table:table-cell>
          <table:table-cell office:value-type="string" calcext:value-type="string">
            <text:p>training/h/home_office/ADE_train_00009401.jpg</text:p>
          </table:table-cell>
          <table:table-cell table:formula="of:=HYPERLINK(&quot;https://jarvis.ling.uni-potsdam.de/clp-pmvss21-1/jupyter/user/alatif/view/data/ImageCorpora/ADE20K_2016_07_26/images/training/h/home_office/ADE_train_00009401.jpg&quot;)" office:value-type="string" office:string-value="https://jarvis.ling.uni-potsdam.de/clp-pmvss21-1/jupyter/user/alatif/view/data/ImageCorpora/ADE20K_2016_07_26/images/training/h/home_office/ADE_train_00009401.jpg" calcext:value-type="string">
            <text:p>https://jarvis.ling.uni-potsdam.de/clp-pmvss21-1/jupyter/user/alatif/view/data/ImageCorpora/ADE20K_2016_07_26/images/training/h/home_office/ADE_train_00009401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512" calcext:value-type="float">
            <text:p>15512</text:p>
          </table:table-cell>
          <table:table-cell office:value-type="string" calcext:value-type="string">
            <text:p>A poolroom with a pool and tiled floors.</text:p>
          </table:table-cell>
          <table:table-cell office:value-type="string" calcext:value-type="string">
            <text:p>training/p/poolroom/home/ADE_train_00015512.jpg</text:p>
          </table:table-cell>
          <table:table-cell table:formula="of:=HYPERLINK(&quot;https://jarvis.ling.uni-potsdam.de/clp-pmvss21-1/jupyter/user/alatif/view/data/ImageCorpora/ADE20K_2016_07_26/images/training/p/poolroom/home/ADE_train_00015512.jpg&quot;)" office:value-type="string" office:string-value="https://jarvis.ling.uni-potsdam.de/clp-pmvss21-1/jupyter/user/alatif/view/data/ImageCorpora/ADE20K_2016_07_26/images/training/p/poolroom/home/ADE_train_00015512.jpg" calcext:value-type="string">
            <text:p>https://jarvis.ling.uni-potsdam.de/clp-pmvss21-1/jupyter/user/alatif/view/data/ImageCorpora/ADE20K_2016_07_26/images/training/p/poolroom/home/ADE_train_00015512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64" calcext:value-type="float">
            <text:p>10364</text:p>
          </table:table-cell>
          <table:table-cell office:value-type="string" calcext:value-type="string">
            <text:p>A rustic looking kitchen with two logs on top of the wall, a stove, sink, microwave and hand painted gray kitchen cabinets.</text:p>
          </table:table-cell>
          <table:table-cell office:value-type="string" calcext:value-type="string">
            <text:p>training/k/kitchen/ADE_train_00010364.jpg</text:p>
          </table:table-cell>
          <table:table-cell table:formula="of:=HYPERLINK(&quot;https://jarvis.ling.uni-potsdam.de/clp-pmvss21-1/jupyter/user/alatif/view/data/ImageCorpora/ADE20K_2016_07_26/images/training/k/kitchen/ADE_train_00010364.jpg&quot;)" office:value-type="string" office:string-value="https://jarvis.ling.uni-potsdam.de/clp-pmvss21-1/jupyter/user/alatif/view/data/ImageCorpora/ADE20K_2016_07_26/images/training/k/kitchen/ADE_train_00010364.jpg" calcext:value-type="string">
            <text:p>https://jarvis.ling.uni-potsdam.de/clp-pmvss21-1/jupyter/user/alatif/view/data/ImageCorpora/ADE20K_2016_07_26/images/training/k/kitchen/ADE_train_00010364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048" calcext:value-type="float">
            <text:p>100048</text:p>
          </table:table-cell>
          <table:table-cell office:value-type="string" calcext:value-type="string">
            <text:p>An empty attic room with a window.</text:p>
          </table:table-cell>
          <table:table-cell office:value-type="string" calcext:value-type="string">
            <text:p>validation/a/attic/ADE_val_00000048.jpg</text:p>
          </table:table-cell>
          <table:table-cell table:formula="of:=HYPERLINK(&quot;https://jarvis.ling.uni-potsdam.de/clp-pmvss21-1/jupyter/user/alatif/view/data/ImageCorpora/ADE20K_2016_07_26/images/validation/a/attic/ADE_val_00000048.jpg&quot;)" office:value-type="string" office:string-value="https://jarvis.ling.uni-potsdam.de/clp-pmvss21-1/jupyter/user/alatif/view/data/ImageCorpora/ADE20K_2016_07_26/images/validation/a/attic/ADE_val_00000048.jpg" calcext:value-type="string">
            <text:p>https://jarvis.ling.uni-potsdam.de/clp-pmvss21-1/jupyter/user/alatif/view/data/ImageCorpora/ADE20K_2016_07_26/images/validation/a/attic/ADE_val_00000048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1" calcext:value-type="float">
            <text:p>3641</text:p>
          </table:table-cell>
          <table:table-cell office:value-type="string" calcext:value-type="string">
            <text:p>A bedroom with two beds, a tiny television and a window.</text:p>
          </table:table-cell>
          <table:table-cell office:value-type="string" calcext:value-type="string">
            <text:p>training/b/bedroom/ADE_train_00003641.jpg</text:p>
          </table:table-cell>
          <table:table-cell table:formula="of:=HYPERLINK(&quot;https://jarvis.ling.uni-potsdam.de/clp-pmvss21-1/jupyter/user/alatif/view/data/ImageCorpora/ADE20K_2016_07_26/images/training/b/bedroom/ADE_train_00003641.jpg&quot;)" office:value-type="string" office:string-value="https://jarvis.ling.uni-potsdam.de/clp-pmvss21-1/jupyter/user/alatif/view/data/ImageCorpora/ADE20K_2016_07_26/images/training/b/bedroom/ADE_train_00003641.jpg" calcext:value-type="string">
            <text:p>https://jarvis.ling.uni-potsdam.de/clp-pmvss21-1/jupyter/user/alatif/view/data/ImageCorpora/ADE20K_2016_07_26/images/training/b/bedroom/ADE_train_00003641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A public bathroom with three sinks, three mirrors and three soap dispensers.</text:p>
          </table:table-cell>
          <table:table-cell office:value-type="string" calcext:value-type="string">
            <text:p>training/b/bathroom/ADE_train_00002897.jpg</text:p>
          </table:table-cell>
          <table:table-cell table:formula="of:=HYPERLINK(&quot;https://jarvis.ling.uni-potsdam.de/clp-pmvss21-1/jupyter/user/alatif/view/data/ImageCorpora/ADE20K_2016_07_26/images/training/b/bathroom/ADE_train_00002897.jpg&quot;)" office:value-type="string" office:string-value="https://jarvis.ling.uni-potsdam.de/clp-pmvss21-1/jupyter/user/alatif/view/data/ImageCorpora/ADE20K_2016_07_26/images/training/b/bathroom/ADE_train_00002897.jpg" calcext:value-type="string">
            <text:p>https://jarvis.ling.uni-potsdam.de/clp-pmvss21-1/jupyter/user/alatif/view/data/ImageCorpora/ADE20K_2016_07_26/images/training/b/bathroom/ADE_train_00002897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A kitchen with a stove with wooden cabinets and counter tops and the walls covered in marble.</text:p>
          </table:table-cell>
          <table:table-cell office:value-type="string" calcext:value-type="string">
            <text:p>training/k/kitchen/ADE_train_00000645.jpg</text:p>
          </table:table-cell>
          <table:table-cell table:formula="of:=HYPERLINK(&quot;https://jarvis.ling.uni-potsdam.de/clp-pmvss21-1/jupyter/user/alatif/view/data/ImageCorpora/ADE20K_2016_07_26/images/training/k/kitchen/ADE_train_00000645.jpg&quot;)" office:value-type="string" office:string-value="https://jarvis.ling.uni-potsdam.de/clp-pmvss21-1/jupyter/user/alatif/view/data/ImageCorpora/ADE20K_2016_07_26/images/training/k/kitchen/ADE_train_00000645.jpg" calcext:value-type="string">
            <text:p>https://jarvis.ling.uni-potsdam.de/clp-pmvss21-1/jupyter/user/alatif/view/data/ImageCorpora/ADE20K_2016_07_26/images/training/k/kitchen/ADE_train_00000645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A bedroom with a thin metal bed and two wooden bedside tablets.</text:p>
          </table:table-cell>
          <table:table-cell office:value-type="string" calcext:value-type="string">
            <text:p>training/b/bedroom/ADE_train_00003360.jpg</text:p>
          </table:table-cell>
          <table:table-cell table:formula="of:=HYPERLINK(&quot;https://jarvis.ling.uni-potsdam.de/clp-pmvss21-1/jupyter/user/alatif/view/data/ImageCorpora/ADE20K_2016_07_26/images/training/b/bedroom/ADE_train_00003360.jpg&quot;)" office:value-type="string" office:string-value="https://jarvis.ling.uni-potsdam.de/clp-pmvss21-1/jupyter/user/alatif/view/data/ImageCorpora/ADE20K_2016_07_26/images/training/b/bedroom/ADE_train_00003360.jpg" calcext:value-type="string">
            <text:p>https://jarvis.ling.uni-potsdam.de/clp-pmvss21-1/jupyter/user/alatif/view/data/ImageCorpora/ADE20K_2016_07_26/images/training/b/bedroom/ADE_train_00003360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A bathroom with a toilet, a sink and a mirror above the sink.</text:p>
          </table:table-cell>
          <table:table-cell office:value-type="string" calcext:value-type="string">
            <text:p>training/b/bathroom/ADE_train_00003011.jpg</text:p>
          </table:table-cell>
          <table:table-cell table:formula="of:=HYPERLINK(&quot;https://jarvis.ling.uni-potsdam.de/clp-pmvss21-1/jupyter/user/alatif/view/data/ImageCorpora/ADE20K_2016_07_26/images/training/b/bathroom/ADE_train_00003011.jpg&quot;)" office:value-type="string" office:string-value="https://jarvis.ling.uni-potsdam.de/clp-pmvss21-1/jupyter/user/alatif/view/data/ImageCorpora/ADE20K_2016_07_26/images/training/b/bathroom/ADE_train_00003011.jpg" calcext:value-type="string">
            <text:p>https://jarvis.ling.uni-potsdam.de/clp-pmvss21-1/jupyter/user/alatif/view/data/ImageCorpora/ADE20K_2016_07_26/images/training/b/bathroom/ADE_train_00003011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A large expensive looking living room with leather furniture, a fire pit, a flat screen TV and an open area in the background.</text:p>
          </table:table-cell>
          <table:table-cell office:value-type="string" calcext:value-type="string">
            <text:p>training/l/living_room/ADE_train_00000869.jpg</text:p>
          </table:table-cell>
          <table:table-cell table:formula="of:=HYPERLINK(&quot;https://jarvis.ling.uni-potsdam.de/clp-pmvss21-1/jupyter/user/alatif/view/data/ImageCorpora/ADE20K_2016_07_26/images/training/l/living_room/ADE_train_00000869.jpg&quot;)" office:value-type="string" office:string-value="https://jarvis.ling.uni-potsdam.de/clp-pmvss21-1/jupyter/user/alatif/view/data/ImageCorpora/ADE20K_2016_07_26/images/training/l/living_room/ADE_train_00000869.jpg" calcext:value-type="string">
            <text:p>https://jarvis.ling.uni-potsdam.de/clp-pmvss21-1/jupyter/user/alatif/view/data/ImageCorpora/ADE20K_2016_07_26/images/training/l/living_room/ADE_train_00000869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A bathroom with a sink, a mirror and a wall painted in blue hues.</text:p>
          </table:table-cell>
          <table:table-cell office:value-type="string" calcext:value-type="string">
            <text:p>training/b/bathroom/ADE_train_00002593.jpg</text:p>
          </table:table-cell>
          <table:table-cell table:formula="of:=HYPERLINK(&quot;https://jarvis.ling.uni-potsdam.de/clp-pmvss21-1/jupyter/user/alatif/view/data/ImageCorpora/ADE20K_2016_07_26/images/training/b/bathroom/ADE_train_00002593.jpg&quot;)" office:value-type="string" office:string-value="https://jarvis.ling.uni-potsdam.de/clp-pmvss21-1/jupyter/user/alatif/view/data/ImageCorpora/ADE20K_2016_07_26/images/training/b/bathroom/ADE_train_00002593.jpg" calcext:value-type="string">
            <text:p>https://jarvis.ling.uni-potsdam.de/clp-pmvss21-1/jupyter/user/alatif/view/data/ImageCorpora/ADE20K_2016_07_26/images/training/b/bathroom/ADE_train_00002593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46" calcext:value-type="float">
            <text:p>6946</text:p>
          </table:table-cell>
          <table:table-cell office:value-type="string" calcext:value-type="string">
            <text:p>A dining room with a large wooden table with many seats.</text:p>
          </table:table-cell>
          <table:table-cell office:value-type="string" calcext:value-type="string">
            <text:p>training/d/dining_room/ADE_train_00006946.jpg</text:p>
          </table:table-cell>
          <table:table-cell table:formula="of:=HYPERLINK(&quot;https://jarvis.ling.uni-potsdam.de/clp-pmvss21-1/jupyter/user/alatif/view/data/ImageCorpora/ADE20K_2016_07_26/images/training/d/dining_room/ADE_train_00006946.jpg&quot;)" office:value-type="string" office:string-value="https://jarvis.ling.uni-potsdam.de/clp-pmvss21-1/jupyter/user/alatif/view/data/ImageCorpora/ADE20K_2016_07_26/images/training/d/dining_room/ADE_train_00006946.jpg" calcext:value-type="string">
            <text:p>https://jarvis.ling.uni-potsdam.de/clp-pmvss21-1/jupyter/user/alatif/view/data/ImageCorpora/ADE20K_2016_07_26/images/training/d/dining_room/ADE_train_00006946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429" calcext:value-type="float">
            <text:p>101429</text:p>
          </table:table-cell>
          <table:table-cell office:value-type="string" calcext:value-type="string">
            <text:p>A hotel room with a two chairs, a mirror and desk on top of which are a lamp, a notebook, a telephone.</text:p>
          </table:table-cell>
          <table:table-cell office:value-type="string" calcext:value-type="string">
            <text:p>validation/h/hotel_room/ADE_val_00001429.jpg</text:p>
          </table:table-cell>
          <table:table-cell table:formula="of:=HYPERLINK(&quot;https://jarvis.ling.uni-potsdam.de/clp-pmvss21-1/jupyter/user/alatif/view/data/ImageCorpora/ADE20K_2016_07_26/images/validation/h/hotel_room/ADE_val_00001429.jpg&quot;)" office:value-type="string" office:string-value="https://jarvis.ling.uni-potsdam.de/clp-pmvss21-1/jupyter/user/alatif/view/data/ImageCorpora/ADE20K_2016_07_26/images/validation/h/hotel_room/ADE_val_00001429.jpg" calcext:value-type="string">
            <text:p>https://jarvis.ling.uni-potsdam.de/clp-pmvss21-1/jupyter/user/alatif/view/data/ImageCorpora/ADE20K_2016_07_26/images/validation/h/hotel_room/ADE_val_00001429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75" calcext:value-type="float">
            <text:p>6775</text:p>
          </table:table-cell>
          <table:table-cell office:value-type="string" calcext:value-type="string">
            <text:p>A dining room with a table for four with a big windows in the background.</text:p>
          </table:table-cell>
          <table:table-cell office:value-type="string" calcext:value-type="string">
            <text:p>training/d/dinette/home/ADE_train_00006775.jpg</text:p>
          </table:table-cell>
          <table:table-cell table:formula="of:=HYPERLINK(&quot;https://jarvis.ling.uni-potsdam.de/clp-pmvss21-1/jupyter/user/alatif/view/data/ImageCorpora/ADE20K_2016_07_26/images/training/d/dinette/home/ADE_train_00006775.jpg&quot;)" office:value-type="string" office:string-value="https://jarvis.ling.uni-potsdam.de/clp-pmvss21-1/jupyter/user/alatif/view/data/ImageCorpora/ADE20K_2016_07_26/images/training/d/dinette/home/ADE_train_00006775.jpg" calcext:value-type="string">
            <text:p>https://jarvis.ling.uni-potsdam.de/clp-pmvss21-1/jupyter/user/alatif/view/data/ImageCorpora/ADE20K_2016_07_26/images/training/d/dinette/home/ADE_train_00006775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 dated looking room with a pull out couch, wooden furniture and a television.</text:p>
          </table:table-cell>
          <table:table-cell office:value-type="string" calcext:value-type="string">
            <text:p>training/b/bedroom/ADE_train_00000273.jpg</text:p>
          </table:table-cell>
          <table:table-cell table:formula="of:=HYPERLINK(&quot;https://jarvis.ling.uni-potsdam.de/clp-pmvss21-1/jupyter/user/alatif/view/data/ImageCorpora/ADE20K_2016_07_26/images/training/b/bedroom/ADE_train_00000273.jpg&quot;)" office:value-type="string" office:string-value="https://jarvis.ling.uni-potsdam.de/clp-pmvss21-1/jupyter/user/alatif/view/data/ImageCorpora/ADE20K_2016_07_26/images/training/b/bedroom/ADE_train_00000273.jpg" calcext:value-type="string">
            <text:p>https://jarvis.ling.uni-potsdam.de/clp-pmvss21-1/jupyter/user/alatif/view/data/ImageCorpora/ADE20K_2016_07_26/images/training/b/bedroom/ADE_train_00000273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337" calcext:value-type="float">
            <text:p>11337</text:p>
          </table:table-cell>
          <table:table-cell office:value-type="string" calcext:value-type="string">
            <text:p>A living room with red couches, a big wooden table in the middle, a large mirror on top of a fireplace and a flat sceen TV in the corner.</text:p>
          </table:table-cell>
          <table:table-cell office:value-type="string" calcext:value-type="string">
            <text:p>training/l/living_room/ADE_train_00011337.jpg</text:p>
          </table:table-cell>
          <table:table-cell table:formula="of:=HYPERLINK(&quot;https://jarvis.ling.uni-potsdam.de/clp-pmvss21-1/jupyter/user/alatif/view/data/ImageCorpora/ADE20K_2016_07_26/images/training/l/living_room/ADE_train_00011337.jpg&quot;)" office:value-type="string" office:string-value="https://jarvis.ling.uni-potsdam.de/clp-pmvss21-1/jupyter/user/alatif/view/data/ImageCorpora/ADE20K_2016_07_26/images/training/l/living_room/ADE_train_00011337.jpg" calcext:value-type="string">
            <text:p>https://jarvis.ling.uni-potsdam.de/clp-pmvss21-1/jupyter/user/alatif/view/data/ImageCorpora/ADE20K_2016_07_26/images/training/l/living_room/ADE_train_00011337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596" calcext:value-type="float">
            <text:p>10596</text:p>
          </table:table-cell>
          <table:table-cell office:value-type="string" calcext:value-type="string">
            <text:p>A kitchen with a fridge with stickers on it with a microwave on top of the fridge and a white door in the back.</text:p>
          </table:table-cell>
          <table:table-cell office:value-type="string" calcext:value-type="string">
            <text:p>training/k/kitchen/ADE_train_00010596.jpg</text:p>
          </table:table-cell>
          <table:table-cell table:formula="of:=HYPERLINK(&quot;https://jarvis.ling.uni-potsdam.de/clp-pmvss21-1/jupyter/user/alatif/view/data/ImageCorpora/ADE20K_2016_07_26/images/training/k/kitchen/ADE_train_00010596.jpg&quot;)" office:value-type="string" office:string-value="https://jarvis.ling.uni-potsdam.de/clp-pmvss21-1/jupyter/user/alatif/view/data/ImageCorpora/ADE20K_2016_07_26/images/training/k/kitchen/ADE_train_00010596.jpg" calcext:value-type="string">
            <text:p>https://jarvis.ling.uni-potsdam.de/clp-pmvss21-1/jupyter/user/alatif/view/data/ImageCorpora/ADE20K_2016_07_26/images/training/k/kitchen/ADE_train_00010596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A bathroom with a bath tub, a toilet and a sink.</text:p>
          </table:table-cell>
          <table:table-cell office:value-type="string" calcext:value-type="string">
            <text:p>training/b/bathroom/ADE_train_00002650.jpg</text:p>
          </table:table-cell>
          <table:table-cell table:formula="of:=HYPERLINK(&quot;https://jarvis.ling.uni-potsdam.de/clp-pmvss21-1/jupyter/user/alatif/view/data/ImageCorpora/ADE20K_2016_07_26/images/training/b/bathroom/ADE_train_00002650.jpg&quot;)" office:value-type="string" office:string-value="https://jarvis.ling.uni-potsdam.de/clp-pmvss21-1/jupyter/user/alatif/view/data/ImageCorpora/ADE20K_2016_07_26/images/training/b/bathroom/ADE_train_00002650.jpg" calcext:value-type="string">
            <text:p>https://jarvis.ling.uni-potsdam.de/clp-pmvss21-1/jupyter/user/alatif/view/data/ImageCorpora/ADE20K_2016_07_26/images/training/b/bathroom/ADE_train_00002650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An attic room that looks like a living room consisting of big white couches and many large windows.</text:p>
          </table:table-cell>
          <table:table-cell office:value-type="string" calcext:value-type="string">
            <text:p>training/a/attic/ADE_train_00001907.jpg</text:p>
          </table:table-cell>
          <table:table-cell table:formula="of:=HYPERLINK(&quot;https://jarvis.ling.uni-potsdam.de/clp-pmvss21-1/jupyter/user/alatif/view/data/ImageCorpora/ADE20K_2016_07_26/images/training/a/attic/ADE_train_00001907.jpg&quot;)" office:value-type="string" office:string-value="https://jarvis.ling.uni-potsdam.de/clp-pmvss21-1/jupyter/user/alatif/view/data/ImageCorpora/ADE20K_2016_07_26/images/training/a/attic/ADE_train_00001907.jpg" calcext:value-type="string">
            <text:p>https://jarvis.ling.uni-potsdam.de/clp-pmvss21-1/jupyter/user/alatif/view/data/ImageCorpora/ADE20K_2016_07_26/images/training/a/attic/ADE_train_00001907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A small attic room bedroom with blue sheets and a tiny window next to the bed.</text:p>
          </table:table-cell>
          <table:table-cell office:value-type="string" calcext:value-type="string">
            <text:p>training/b/bedroom/ADE_train_00003531.jpg</text:p>
          </table:table-cell>
          <table:table-cell table:formula="of:=HYPERLINK(&quot;https://jarvis.ling.uni-potsdam.de/clp-pmvss21-1/jupyter/user/alatif/view/data/ImageCorpora/ADE20K_2016_07_26/images/training/b/bedroom/ADE_train_00003531.jpg&quot;)" office:value-type="string" office:string-value="https://jarvis.ling.uni-potsdam.de/clp-pmvss21-1/jupyter/user/alatif/view/data/ImageCorpora/ADE20K_2016_07_26/images/training/b/bedroom/ADE_train_00003531.jpg" calcext:value-type="string">
            <text:p>https://jarvis.ling.uni-potsdam.de/clp-pmvss21-1/jupyter/user/alatif/view/data/ImageCorpora/ADE20K_2016_07_26/images/training/b/bedroom/ADE_train_00003531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A bedroom with white patterned sheets and a lamp on each side of the bed.</text:p>
          </table:table-cell>
          <table:table-cell office:value-type="string" calcext:value-type="string">
            <text:p>training/b/bedroom/ADE_train_00003736.jpg</text:p>
          </table:table-cell>
          <table:table-cell table:formula="of:=HYPERLINK(&quot;https://jarvis.ling.uni-potsdam.de/clp-pmvss21-1/jupyter/user/alatif/view/data/ImageCorpora/ADE20K_2016_07_26/images/training/b/bedroom/ADE_train_00003736.jpg&quot;)" office:value-type="string" office:string-value="https://jarvis.ling.uni-potsdam.de/clp-pmvss21-1/jupyter/user/alatif/view/data/ImageCorpora/ADE20K_2016_07_26/images/training/b/bedroom/ADE_train_00003736.jpg" calcext:value-type="string">
            <text:p>https://jarvis.ling.uni-potsdam.de/clp-pmvss21-1/jupyter/user/alatif/view/data/ImageCorpora/ADE20K_2016_07_26/images/training/b/bedroom/ADE_train_00003736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97" calcext:value-type="float">
            <text:p>6897</text:p>
          </table:table-cell>
          <table:table-cell office:value-type="string" calcext:value-type="string">
            <text:p>A spacious dining room with a large dining table with large bright windows in the background with a painting hung next to them.</text:p>
          </table:table-cell>
          <table:table-cell office:value-type="string" calcext:value-type="string">
            <text:p>training/d/dining_room/ADE_train_00006897.jpg</text:p>
          </table:table-cell>
          <table:table-cell table:formula="of:=HYPERLINK(&quot;https://jarvis.ling.uni-potsdam.de/clp-pmvss21-1/jupyter/user/alatif/view/data/ImageCorpora/ADE20K_2016_07_26/images/training/d/dining_room/ADE_train_00006897.jpg&quot;)" office:value-type="string" office:string-value="https://jarvis.ling.uni-potsdam.de/clp-pmvss21-1/jupyter/user/alatif/view/data/ImageCorpora/ADE20K_2016_07_26/images/training/d/dining_room/ADE_train_00006897.jpg" calcext:value-type="string">
            <text:p>https://jarvis.ling.uni-potsdam.de/clp-pmvss21-1/jupyter/user/alatif/view/data/ImageCorpora/ADE20K_2016_07_26/images/training/d/dining_room/ADE_train_00006897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A bedroom with a bed with red bedsheet with many ornaments, and a large window to the right.</text:p>
          </table:table-cell>
          <table:table-cell office:value-type="string" calcext:value-type="string">
            <text:p>training/b/bedroom/ADE_train_00003520.jpg</text:p>
          </table:table-cell>
          <table:table-cell table:formula="of:=HYPERLINK(&quot;https://jarvis.ling.uni-potsdam.de/clp-pmvss21-1/jupyter/user/alatif/view/data/ImageCorpora/ADE20K_2016_07_26/images/training/b/bedroom/ADE_train_00003520.jpg&quot;)" office:value-type="string" office:string-value="https://jarvis.ling.uni-potsdam.de/clp-pmvss21-1/jupyter/user/alatif/view/data/ImageCorpora/ADE20K_2016_07_26/images/training/b/bedroom/ADE_train_00003520.jpg" calcext:value-type="string">
            <text:p>https://jarvis.ling.uni-potsdam.de/clp-pmvss21-1/jupyter/user/alatif/view/data/ImageCorpora/ADE20K_2016_07_26/images/training/b/bedroom/ADE_train_00003520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891" calcext:value-type="float">
            <text:p>10891</text:p>
          </table:table-cell>
          <table:table-cell office:value-type="string" calcext:value-type="string">
            <text:p>A laundry room with many washing machines or dryers and a filled laundry basked on the floor.</text:p>
          </table:table-cell>
          <table:table-cell office:value-type="string" calcext:value-type="string">
            <text:p>training/l/laundromat/ADE_train_00010891.jpg</text:p>
          </table:table-cell>
          <table:table-cell table:formula="of:=HYPERLINK(&quot;https://jarvis.ling.uni-potsdam.de/clp-pmvss21-1/jupyter/user/alatif/view/data/ImageCorpora/ADE20K_2016_07_26/images/training/l/laundromat/ADE_train_00010891.jpg&quot;)" office:value-type="string" office:string-value="https://jarvis.ling.uni-potsdam.de/clp-pmvss21-1/jupyter/user/alatif/view/data/ImageCorpora/ADE20K_2016_07_26/images/training/l/laundromat/ADE_train_00010891.jpg" calcext:value-type="string">
            <text:p>https://jarvis.ling.uni-potsdam.de/clp-pmvss21-1/jupyter/user/alatif/view/data/ImageCorpora/ADE20K_2016_07_26/images/training/l/laundromat/ADE_train_00010891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18" calcext:value-type="float">
            <text:p>10518</text:p>
          </table:table-cell>
          <table:table-cell office:value-type="string" calcext:value-type="string">
            <text:p>A modern kitchen with white elements, three chairs, a fridge and a clock hung on the wall next to the window.</text:p>
          </table:table-cell>
          <table:table-cell office:value-type="string" calcext:value-type="string">
            <text:p>training/k/kitchen/ADE_train_00010518.jpg</text:p>
          </table:table-cell>
          <table:table-cell table:formula="of:=HYPERLINK(&quot;https://jarvis.ling.uni-potsdam.de/clp-pmvss21-1/jupyter/user/alatif/view/data/ImageCorpora/ADE20K_2016_07_26/images/training/k/kitchen/ADE_train_00010518.jpg&quot;)" office:value-type="string" office:string-value="https://jarvis.ling.uni-potsdam.de/clp-pmvss21-1/jupyter/user/alatif/view/data/ImageCorpora/ADE20K_2016_07_26/images/training/k/kitchen/ADE_train_00010518.jpg" calcext:value-type="string">
            <text:p>https://jarvis.ling.uni-potsdam.de/clp-pmvss21-1/jupyter/user/alatif/view/data/ImageCorpora/ADE20K_2016_07_26/images/training/k/kitchen/ADE_train_00010518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175" calcext:value-type="float">
            <text:p>7175</text:p>
          </table:table-cell>
          <table:table-cell office:value-type="string" calcext:value-type="string">
            <text:p>A dining room with wooden furniture, with a mirror and a flower vase in the back.</text:p>
          </table:table-cell>
          <table:table-cell office:value-type="string" calcext:value-type="string">
            <text:p>training/d/dining_room/ADE_train_00007175.jpg</text:p>
          </table:table-cell>
          <table:table-cell table:formula="of:=HYPERLINK(&quot;https://jarvis.ling.uni-potsdam.de/clp-pmvss21-1/jupyter/user/alatif/view/data/ImageCorpora/ADE20K_2016_07_26/images/training/d/dining_room/ADE_train_00007175.jpg&quot;)" office:value-type="string" office:string-value="https://jarvis.ling.uni-potsdam.de/clp-pmvss21-1/jupyter/user/alatif/view/data/ImageCorpora/ADE20K_2016_07_26/images/training/d/dining_room/ADE_train_00007175.jpg" calcext:value-type="string">
            <text:p>https://jarvis.ling.uni-potsdam.de/clp-pmvss21-1/jupyter/user/alatif/view/data/ImageCorpora/ADE20K_2016_07_26/images/training/d/dining_room/ADE_train_00007175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A bathroom with blue tiles, a sink and a mirror with two towels hanging on the wall to the left.</text:p>
          </table:table-cell>
          <table:table-cell office:value-type="string" calcext:value-type="string">
            <text:p>training/b/bathroom/ADE_train_00002722.jpg</text:p>
          </table:table-cell>
          <table:table-cell table:formula="of:=HYPERLINK(&quot;https://jarvis.ling.uni-potsdam.de/clp-pmvss21-1/jupyter/user/alatif/view/data/ImageCorpora/ADE20K_2016_07_26/images/training/b/bathroom/ADE_train_00002722.jpg&quot;)" office:value-type="string" office:string-value="https://jarvis.ling.uni-potsdam.de/clp-pmvss21-1/jupyter/user/alatif/view/data/ImageCorpora/ADE20K_2016_07_26/images/training/b/bathroom/ADE_train_00002722.jpg" calcext:value-type="string">
            <text:p>https://jarvis.ling.uni-potsdam.de/clp-pmvss21-1/jupyter/user/alatif/view/data/ImageCorpora/ADE20K_2016_07_26/images/training/b/bathroom/ADE_train_00002722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 bedroom in an attic room consisting of a bed in the background, a desk with a chair, and two green and gray looking sofas.</text:p>
          </table:table-cell>
          <table:table-cell office:value-type="string" calcext:value-type="string">
            <text:p>training/b/bedroom/ADE_train_00000419.jpg</text:p>
          </table:table-cell>
          <table:table-cell table:formula="of:=HYPERLINK(&quot;https://jarvis.ling.uni-potsdam.de/clp-pmvss21-1/jupyter/user/alatif/view/data/ImageCorpora/ADE20K_2016_07_26/images/training/b/bedroom/ADE_train_00000419.jpg&quot;)" office:value-type="string" office:string-value="https://jarvis.ling.uni-potsdam.de/clp-pmvss21-1/jupyter/user/alatif/view/data/ImageCorpora/ADE20K_2016_07_26/images/training/b/bedroom/ADE_train_00000419.jpg" calcext:value-type="string">
            <text:p>https://jarvis.ling.uni-potsdam.de/clp-pmvss21-1/jupyter/user/alatif/view/data/ImageCorpora/ADE20K_2016_07_26/images/training/b/bedroom/ADE_train_00000419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248" calcext:value-type="float">
            <text:p>7248</text:p>
          </table:table-cell>
          <table:table-cell office:value-type="string" calcext:value-type="string">
            <text:p>A dining room with a chandelier and a set up table with five chairs.</text:p>
          </table:table-cell>
          <table:table-cell office:value-type="string" calcext:value-type="string">
            <text:p>training/d/dining_room/ADE_train_00007248.jpg</text:p>
          </table:table-cell>
          <table:table-cell table:formula="of:=HYPERLINK(&quot;https://jarvis.ling.uni-potsdam.de/clp-pmvss21-1/jupyter/user/alatif/view/data/ImageCorpora/ADE20K_2016_07_26/images/training/d/dining_room/ADE_train_00007248.jpg&quot;)" office:value-type="string" office:string-value="https://jarvis.ling.uni-potsdam.de/clp-pmvss21-1/jupyter/user/alatif/view/data/ImageCorpora/ADE20K_2016_07_26/images/training/d/dining_room/ADE_train_00007248.jpg" calcext:value-type="string">
            <text:p>https://jarvis.ling.uni-potsdam.de/clp-pmvss21-1/jupyter/user/alatif/view/data/ImageCorpora/ADE20K_2016_07_26/images/training/d/dining_room/ADE_train_00007248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288" calcext:value-type="float">
            <text:p>10288</text:p>
          </table:table-cell>
          <table:table-cell office:value-type="string" calcext:value-type="string">
            <text:p>A modern looking kitchen with grey an metal cabinets, a big fridge, a pink clock to the left and a fruit basked on the kitchen counter.</text:p>
          </table:table-cell>
          <table:table-cell office:value-type="string" calcext:value-type="string">
            <text:p>training/k/kitchen/ADE_train_00010288.jpg</text:p>
          </table:table-cell>
          <table:table-cell table:formula="of:=HYPERLINK(&quot;https://jarvis.ling.uni-potsdam.de/clp-pmvss21-1/jupyter/user/alatif/view/data/ImageCorpora/ADE20K_2016_07_26/images/training/k/kitchen/ADE_train_00010288.jpg&quot;)" office:value-type="string" office:string-value="https://jarvis.ling.uni-potsdam.de/clp-pmvss21-1/jupyter/user/alatif/view/data/ImageCorpora/ADE20K_2016_07_26/images/training/k/kitchen/ADE_train_00010288.jpg" calcext:value-type="string">
            <text:p>https://jarvis.ling.uni-potsdam.de/clp-pmvss21-1/jupyter/user/alatif/view/data/ImageCorpora/ADE20K_2016_07_26/images/training/k/kitchen/ADE_train_00010288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133" calcext:value-type="float">
            <text:p>100133</text:p>
          </table:table-cell>
          <table:table-cell office:value-type="string" calcext:value-type="string">
            <text:p>A bed with silky sheets and a baldachin structure with a painting of still life hung above it.</text:p>
          </table:table-cell>
          <table:table-cell office:value-type="string" calcext:value-type="string">
            <text:p>validation/b/bedroom/ADE_val_00000133.jpg</text:p>
          </table:table-cell>
          <table:table-cell table:formula="of:=HYPERLINK(&quot;https://jarvis.ling.uni-potsdam.de/clp-pmvss21-1/jupyter/user/alatif/view/data/ImageCorpora/ADE20K_2016_07_26/images/validation/b/bedroom/ADE_val_00000133.jpg&quot;)" office:value-type="string" office:string-value="https://jarvis.ling.uni-potsdam.de/clp-pmvss21-1/jupyter/user/alatif/view/data/ImageCorpora/ADE20K_2016_07_26/images/validation/b/bedroom/ADE_val_00000133.jpg" calcext:value-type="string">
            <text:p>https://jarvis.ling.uni-potsdam.de/clp-pmvss21-1/jupyter/user/alatif/view/data/ImageCorpora/ADE20K_2016_07_26/images/validation/b/bedroom/ADE_val_00000133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44" calcext:value-type="float">
            <text:p>11244</text:p>
          </table:table-cell>
          <table:table-cell office:value-type="string" calcext:value-type="string">
            <text:p>A cozy rustic looking living room with a lot of floral patterns, textures, plants, lamps and wooden furniture.</text:p>
          </table:table-cell>
          <table:table-cell office:value-type="string" calcext:value-type="string">
            <text:p>training/l/living_room/ADE_train_00011244.jpg</text:p>
          </table:table-cell>
          <table:table-cell table:formula="of:=HYPERLINK(&quot;https://jarvis.ling.uni-potsdam.de/clp-pmvss21-1/jupyter/user/alatif/view/data/ImageCorpora/ADE20K_2016_07_26/images/training/l/living_room/ADE_train_00011244.jpg&quot;)" office:value-type="string" office:string-value="https://jarvis.ling.uni-potsdam.de/clp-pmvss21-1/jupyter/user/alatif/view/data/ImageCorpora/ADE20K_2016_07_26/images/training/l/living_room/ADE_train_00011244.jpg" calcext:value-type="string">
            <text:p>https://jarvis.ling.uni-potsdam.de/clp-pmvss21-1/jupyter/user/alatif/view/data/ImageCorpora/ADE20K_2016_07_26/images/training/l/living_room/ADE_train_00011244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85" calcext:value-type="float">
            <text:p>6985</text:p>
          </table:table-cell>
          <table:table-cell office:value-type="string" calcext:value-type="string">
            <text:p>A dining room with a glass table and five chairs.</text:p>
          </table:table-cell>
          <table:table-cell office:value-type="string" calcext:value-type="string">
            <text:p>training/d/dining_room/ADE_train_00006985.jpg</text:p>
          </table:table-cell>
          <table:table-cell table:formula="of:=HYPERLINK(&quot;https://jarvis.ling.uni-potsdam.de/clp-pmvss21-1/jupyter/user/alatif/view/data/ImageCorpora/ADE20K_2016_07_26/images/training/d/dining_room/ADE_train_00006985.jpg&quot;)" office:value-type="string" office:string-value="https://jarvis.ling.uni-potsdam.de/clp-pmvss21-1/jupyter/user/alatif/view/data/ImageCorpora/ADE20K_2016_07_26/images/training/d/dining_room/ADE_train_00006985.jpg" calcext:value-type="string">
            <text:p>https://jarvis.ling.uni-potsdam.de/clp-pmvss21-1/jupyter/user/alatif/view/data/ImageCorpora/ADE20K_2016_07_26/images/training/d/dining_room/ADE_train_00006985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88" calcext:value-type="float">
            <text:p>7088</text:p>
          </table:table-cell>
          <table:table-cell office:value-type="string" calcext:value-type="string">
            <text:p>A very luxurious room with an overdecorated crystal chandellier, ancient looking marble pillar in the back, an expensive looking wardrobe with many ornaments and red walls in the background,</text:p>
          </table:table-cell>
          <table:table-cell office:value-type="string" calcext:value-type="string">
            <text:p>training/d/dining_room/ADE_train_00007088.jpg</text:p>
          </table:table-cell>
          <table:table-cell table:formula="of:=HYPERLINK(&quot;https://jarvis.ling.uni-potsdam.de/clp-pmvss21-1/jupyter/user/alatif/view/data/ImageCorpora/ADE20K_2016_07_26/images/training/d/dining_room/ADE_train_00007088.jpg&quot;)" office:value-type="string" office:string-value="https://jarvis.ling.uni-potsdam.de/clp-pmvss21-1/jupyter/user/alatif/view/data/ImageCorpora/ADE20K_2016_07_26/images/training/d/dining_room/ADE_train_00007088.jpg" calcext:value-type="string">
            <text:p>https://jarvis.ling.uni-potsdam.de/clp-pmvss21-1/jupyter/user/alatif/view/data/ImageCorpora/ADE20K_2016_07_26/images/training/d/dining_room/ADE_train_00007088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43" calcext:value-type="float">
            <text:p>9643</text:p>
          </table:table-cell>
          <table:table-cell office:value-type="string" calcext:value-type="string">
            <text:p>A hotel room with two beds with red floral sheets and two lamps to the right side of each bed.</text:p>
          </table:table-cell>
          <table:table-cell office:value-type="string" calcext:value-type="string">
            <text:p>training/h/hotel_room/ADE_train_00009643.jpg</text:p>
          </table:table-cell>
          <table:table-cell table:formula="of:=HYPERLINK(&quot;https://jarvis.ling.uni-potsdam.de/clp-pmvss21-1/jupyter/user/alatif/view/data/ImageCorpora/ADE20K_2016_07_26/images/training/h/hotel_room/ADE_train_00009643.jpg&quot;)" office:value-type="string" office:string-value="https://jarvis.ling.uni-potsdam.de/clp-pmvss21-1/jupyter/user/alatif/view/data/ImageCorpora/ADE20K_2016_07_26/images/training/h/hotel_room/ADE_train_00009643.jpg" calcext:value-type="string">
            <text:p>https://jarvis.ling.uni-potsdam.de/clp-pmvss21-1/jupyter/user/alatif/view/data/ImageCorpora/ADE20K_2016_07_26/images/training/h/hotel_room/ADE_train_00009643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A made-up bed with a traditional-looking patterns on the bedsheets and a lamp to the left.</text:p>
          </table:table-cell>
          <table:table-cell office:value-type="string" calcext:value-type="string">
            <text:p>training/b/bedroom/ADE_train_00003559.jpg</text:p>
          </table:table-cell>
          <table:table-cell table:formula="of:=HYPERLINK(&quot;https://jarvis.ling.uni-potsdam.de/clp-pmvss21-1/jupyter/user/alatif/view/data/ImageCorpora/ADE20K_2016_07_26/images/training/b/bedroom/ADE_train_00003559.jpg&quot;)" office:value-type="string" office:string-value="https://jarvis.ling.uni-potsdam.de/clp-pmvss21-1/jupyter/user/alatif/view/data/ImageCorpora/ADE20K_2016_07_26/images/training/b/bedroom/ADE_train_00003559.jpg" calcext:value-type="string">
            <text:p>https://jarvis.ling.uni-potsdam.de/clp-pmvss21-1/jupyter/user/alatif/view/data/ImageCorpora/ADE20K_2016_07_26/images/training/b/bedroom/ADE_train_00003559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48" calcext:value-type="float">
            <text:p>10748</text:p>
          </table:table-cell>
          <table:table-cell office:value-type="string" calcext:value-type="string">
            <text:p>A tiny kitchenette without a stove or a fridge with a mahogany door in the back.</text:p>
          </table:table-cell>
          <table:table-cell office:value-type="string" calcext:value-type="string">
            <text:p>training/k/kitchenette/ADE_train_00010748.jpg</text:p>
          </table:table-cell>
          <table:table-cell table:formula="of:=HYPERLINK(&quot;https://jarvis.ling.uni-potsdam.de/clp-pmvss21-1/jupyter/user/alatif/view/data/ImageCorpora/ADE20K_2016_07_26/images/training/k/kitchenette/ADE_train_00010748.jpg&quot;)" office:value-type="string" office:string-value="https://jarvis.ling.uni-potsdam.de/clp-pmvss21-1/jupyter/user/alatif/view/data/ImageCorpora/ADE20K_2016_07_26/images/training/k/kitchenette/ADE_train_00010748.jpg" calcext:value-type="string">
            <text:p>https://jarvis.ling.uni-potsdam.de/clp-pmvss21-1/jupyter/user/alatif/view/data/ImageCorpora/ADE20K_2016_07_26/images/training/k/kitchenette/ADE_train_00010748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252" calcext:value-type="float">
            <text:p>11252</text:p>
          </table:table-cell>
          <table:table-cell office:value-type="string" calcext:value-type="string">
            <text:p>A tastefully decorated bright living room with a lot of white and wooden furniture.</text:p>
          </table:table-cell>
          <table:table-cell office:value-type="string" calcext:value-type="string">
            <text:p>training/l/living_room/ADE_train_00011252.jpg</text:p>
          </table:table-cell>
          <table:table-cell table:formula="of:=HYPERLINK(&quot;https://jarvis.ling.uni-potsdam.de/clp-pmvss21-1/jupyter/user/alatif/view/data/ImageCorpora/ADE20K_2016_07_26/images/training/l/living_room/ADE_train_00011252.jpg&quot;)" office:value-type="string" office:string-value="https://jarvis.ling.uni-potsdam.de/clp-pmvss21-1/jupyter/user/alatif/view/data/ImageCorpora/ADE20K_2016_07_26/images/training/l/living_room/ADE_train_00011252.jpg" calcext:value-type="string">
            <text:p>https://jarvis.ling.uni-potsdam.de/clp-pmvss21-1/jupyter/user/alatif/view/data/ImageCorpora/ADE20K_2016_07_26/images/training/l/living_room/ADE_train_00011252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541" calcext:value-type="float">
            <text:p>10541</text:p>
          </table:table-cell>
          <table:table-cell office:value-type="string" calcext:value-type="string">
            <text:p>A kitchen with white cabinets, a fridge and a stove.</text:p>
          </table:table-cell>
          <table:table-cell office:value-type="string" calcext:value-type="string">
            <text:p>training/k/kitchen/ADE_train_00010541.jpg</text:p>
          </table:table-cell>
          <table:table-cell table:formula="of:=HYPERLINK(&quot;https://jarvis.ling.uni-potsdam.de/clp-pmvss21-1/jupyter/user/alatif/view/data/ImageCorpora/ADE20K_2016_07_26/images/training/k/kitchen/ADE_train_00010541.jpg&quot;)" office:value-type="string" office:string-value="https://jarvis.ling.uni-potsdam.de/clp-pmvss21-1/jupyter/user/alatif/view/data/ImageCorpora/ADE20K_2016_07_26/images/training/k/kitchen/ADE_train_00010541.jpg" calcext:value-type="string">
            <text:p>https://jarvis.ling.uni-potsdam.de/clp-pmvss21-1/jupyter/user/alatif/view/data/ImageCorpora/ADE20K_2016_07_26/images/training/k/kitchen/ADE_train_00010541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5" calcext:value-type="float">
            <text:p>20145</text:p>
          </table:table-cell>
          <table:table-cell office:value-type="string" calcext:value-type="string">
            <text:p>A poorly lit dorm room with bunk beds and a large window.</text:p>
          </table:table-cell>
          <table:table-cell office:value-type="string" calcext:value-type="string">
            <text:p>training/y/youth_hostel/ADE_train_00020145.jpg</text:p>
          </table:table-cell>
          <table:table-cell table:formula="of:=HYPERLINK(&quot;https://jarvis.ling.uni-potsdam.de/clp-pmvss21-1/jupyter/user/alatif/view/data/ImageCorpora/ADE20K_2016_07_26/images/training/y/youth_hostel/ADE_train_00020145.jpg&quot;)" office:value-type="string" office:string-value="https://jarvis.ling.uni-potsdam.de/clp-pmvss21-1/jupyter/user/alatif/view/data/ImageCorpora/ADE20K_2016_07_26/images/training/y/youth_hostel/ADE_train_00020145.jpg" calcext:value-type="string">
            <text:p>https://jarvis.ling.uni-potsdam.de/clp-pmvss21-1/jupyter/user/alatif/view/data/ImageCorpora/ADE20K_2016_07_26/images/training/y/youth_hostel/ADE_train_00020145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442" calcext:value-type="float">
            <text:p>11442</text:p>
          </table:table-cell>
          <table:table-cell office:value-type="string" calcext:value-type="string">
            <text:p>A living room with a fireplace, many flowers, and a staircase in the background.</text:p>
          </table:table-cell>
          <table:table-cell office:value-type="string" calcext:value-type="string">
            <text:p>training/l/living_room/ADE_train_00011442.jpg</text:p>
          </table:table-cell>
          <table:table-cell table:formula="of:=HYPERLINK(&quot;https://jarvis.ling.uni-potsdam.de/clp-pmvss21-1/jupyter/user/alatif/view/data/ImageCorpora/ADE20K_2016_07_26/images/training/l/living_room/ADE_train_00011442.jpg&quot;)" office:value-type="string" office:string-value="https://jarvis.ling.uni-potsdam.de/clp-pmvss21-1/jupyter/user/alatif/view/data/ImageCorpora/ADE20K_2016_07_26/images/training/l/living_room/ADE_train_00011442.jpg" calcext:value-type="string">
            <text:p>https://jarvis.ling.uni-potsdam.de/clp-pmvss21-1/jupyter/user/alatif/view/data/ImageCorpora/ADE20K_2016_07_26/images/training/l/living_room/ADE_train_00011442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678" calcext:value-type="float">
            <text:p>9678</text:p>
          </table:table-cell>
          <table:table-cell office:value-type="string" calcext:value-type="string">
            <text:p>A hotel room with two beds with a flat screen TV in front of them, wooden furniture, and paintings on the wall. </text:p>
          </table:table-cell>
          <table:table-cell office:value-type="string" calcext:value-type="string">
            <text:p>training/h/hotel_room/ADE_train_00009678.jpg</text:p>
          </table:table-cell>
          <table:table-cell table:formula="of:=HYPERLINK(&quot;https://jarvis.ling.uni-potsdam.de/clp-pmvss21-1/jupyter/user/alatif/view/data/ImageCorpora/ADE20K_2016_07_26/images/training/h/hotel_room/ADE_train_00009678.jpg&quot;)" office:value-type="string" office:string-value="https://jarvis.ling.uni-potsdam.de/clp-pmvss21-1/jupyter/user/alatif/view/data/ImageCorpora/ADE20K_2016_07_26/images/training/h/hotel_room/ADE_train_00009678.jpg" calcext:value-type="string">
            <text:p>https://jarvis.ling.uni-potsdam.de/clp-pmvss21-1/jupyter/user/alatif/view/data/ImageCorpora/ADE20K_2016_07_26/images/training/h/hotel_room/ADE_train_00009678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A bright and organized closet consisting of a lot of clothes in earth tones.</text:p>
          </table:table-cell>
          <table:table-cell office:value-type="string" calcext:value-type="string">
            <text:p>training/c/closet/ADE_train_00005770.jpg</text:p>
          </table:table-cell>
          <table:table-cell table:formula="of:=HYPERLINK(&quot;https://jarvis.ling.uni-potsdam.de/clp-pmvss21-1/jupyter/user/alatif/view/data/ImageCorpora/ADE20K_2016_07_26/images/training/c/closet/ADE_train_00005770.jpg&quot;)" office:value-type="string" office:string-value="https://jarvis.ling.uni-potsdam.de/clp-pmvss21-1/jupyter/user/alatif/view/data/ImageCorpora/ADE20K_2016_07_26/images/training/c/closet/ADE_train_00005770.jpg" calcext:value-type="string">
            <text:p>https://jarvis.ling.uni-potsdam.de/clp-pmvss21-1/jupyter/user/alatif/view/data/ImageCorpora/ADE20K_2016_07_26/images/training/c/closet/ADE_train_00005770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80" calcext:value-type="float">
            <text:p>9380</text:p>
          </table:table-cell>
          <table:table-cell office:value-type="string" calcext:value-type="string">
            <text:p>A desk with a computer monitor, a keyboard, a chair and gaming gear.</text:p>
          </table:table-cell>
          <table:table-cell office:value-type="string" calcext:value-type="string">
            <text:p>training/h/home_office/ADE_train_00009380.jpg</text:p>
          </table:table-cell>
          <table:table-cell table:formula="of:=HYPERLINK(&quot;https://jarvis.ling.uni-potsdam.de/clp-pmvss21-1/jupyter/user/alatif/view/data/ImageCorpora/ADE20K_2016_07_26/images/training/h/home_office/ADE_train_00009380.jpg&quot;)" office:value-type="string" office:string-value="https://jarvis.ling.uni-potsdam.de/clp-pmvss21-1/jupyter/user/alatif/view/data/ImageCorpora/ADE20K_2016_07_26/images/training/h/home_office/ADE_train_00009380.jpg" calcext:value-type="string">
            <text:p>https://jarvis.ling.uni-potsdam.de/clp-pmvss21-1/jupyter/user/alatif/view/data/ImageCorpora/ADE20K_2016_07_26/images/training/h/home_office/ADE_train_00009380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83" calcext:value-type="float">
            <text:p>2983</text:p>
          </table:table-cell>
          <table:table-cell office:value-type="string" calcext:value-type="string">
            <text:p>A bathroom with black and white tiles and a french balcony with wooden doors.</text:p>
          </table:table-cell>
          <table:table-cell office:value-type="string" calcext:value-type="string">
            <text:p>training/b/bathroom/ADE_train_00002983.jpg</text:p>
          </table:table-cell>
          <table:table-cell table:formula="of:=HYPERLINK(&quot;https://jarvis.ling.uni-potsdam.de/clp-pmvss21-1/jupyter/user/alatif/view/data/ImageCorpora/ADE20K_2016_07_26/images/training/b/bathroom/ADE_train_00002983.jpg&quot;)" office:value-type="string" office:string-value="https://jarvis.ling.uni-potsdam.de/clp-pmvss21-1/jupyter/user/alatif/view/data/ImageCorpora/ADE20K_2016_07_26/images/training/b/bathroom/ADE_train_00002983.jpg" calcext:value-type="string">
            <text:p>https://jarvis.ling.uni-potsdam.de/clp-pmvss21-1/jupyter/user/alatif/view/data/ImageCorpora/ADE20K_2016_07_26/images/training/b/bathroom/ADE_train_00002983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09:25:16.660852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8T17:56:34.948209163</dc:date>
    <meta:editing-duration>PT19H4M50S</meta:editing-duration>
    <meta:editing-cycles>145</meta:editing-cycles>
    <meta:generator>LibreOffice/6.0.7.3$Linux_X86_64 LibreOffice_project/00m0$Build-3</meta:generator>
    <meta:document-statistic meta:table-count="1" meta:cell-count="2060" meta:object-count="0"/>
  </office:meta>
</office:document-meta>
</file>